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605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6600" fo:font-weight="bold" style:font-weight-asian="bold" style:font-weight-complex="bold"/>
    </style:style>
    <style:style style:name="ce5" style:family="table-cell" style:parent-style-name="Default" style:data-style-name="N0">
      <style:text-properties fo:color="#006600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ff950e" fo:font-weight="bold" style:font-weight-asian="bold" style:font-weight-complex="bold"/>
    </style:style>
    <style:style style:name="ce7" style:family="table-cell" style:parent-style-name="Default" style:data-style-name="N100">
      <style:text-properties fo:color="#ff950e"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WenQuanYi Micro Hei" style:font-name-complex="FreeSans"/>
    </style:style>
    <style:style style:name="ce9" style:family="table-cell" style:parent-style-name="Default">
      <style:map style:condition="cell-content()=nok" style:apply-style-name="NOK" style:base-cell-address="Tabelle1.G1"/>
    </style:style>
    <style:style style:name="ce10" style:family="table-cell" style:parent-style-name="Default">
      <style:map style:condition="cell-content()=nok" style:apply-style-name="NOK" style:base-cell-address="Tabelle1.G5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5"/>
        <table:table-column table:style-name="co5" table:default-cell-style-name="ce7"/>
        <table:table-column table:style-name="co6" table:default-cell-style-name="ce2"/>
        <table:table-column table:style-name="co7" table:default-cell-style-name="ce9"/>
        <table:table-column table:style-name="co3" table:number-columns-repeated="1009" table:default-cell-style-name="ce2"/>
        <table:table-column table:style-name="co3" table:number-columns-repeated="8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>
            <text:p># In Textdatei kopieren</text:p>
          </table:table-cell>
          <table:table-cell table:style-name="ce6" office:value-type="string" calcext:value-type="string">
            <text:p>$test_results einfügen</text:p>
          </table:table-cell>
          <table:table-cell table:style-name="ce1"/>
          <table:table-cell/>
          <table:table-cell table:style-name="ce1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</text:p>
          </table:table-cell>
          <table:table-cell/>
          <table:table-cell table:formula="of:=IF([.A3]=&quot;&quot;;&quot;&quot;;CONCATENATE(&quot; &quot;;[.A3];&quot; &quot;;[.B3];&quot; &quot;))" office:value-type="string" office:string-value=" BR 01 " calcext:value-type="string">
            <text:p><text:s/>BR 01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1</text:p>
          </table:table-cell>
          <table:table-cell/>
          <table:table-cell table:formula="of:=IF([.A5]=&quot;&quot;;&quot;&quot;;CONCATENATE(&quot; &quot;;[.A5];&quot; &quot;;[.B5];&quot; &quot;))" office:value-type="string" office:string-value=" 01 2001 " calcext:value-type="string">
            <text:p><text:s/>01 2001 </text:p>
          </table:table-cell>
          <table:table-cell office:value-type="string" calcext:value-type="string">
            <text:p>01 2001</text:p>
          </table:table-cell>
          <table:table-cell table:style-name="ce8" table:formula="of:=IF([.A5]=&quot;&quot;;&quot;&quot;;CONCATENATE(&quot; &quot;;[.E5];&quot; &quot;))" office:value-type="string" office:string-value=" 01 2001 " calcext:value-type="string">
            <text:p><text:s/>01 2001 </text:p>
          </table:table-cell>
          <table:table-cell table:style-name="ce10" table:formula="of:=IF([.A5]=&quot;&quot;;&quot;&quot;;IF([.D5]=[.F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2</text:p>
          </table:table-cell>
          <table:table-cell/>
          <table:table-cell table:formula="of:=IF([.A6]=&quot;&quot;;&quot;&quot;;CONCATENATE(&quot; &quot;;[.A6];&quot; &quot;;[.B6];&quot; &quot;))" office:value-type="string" office:string-value=" 01 2002 " calcext:value-type="string">
            <text:p><text:s/>01 2002 </text:p>
          </table:table-cell>
          <table:table-cell office:value-type="string" calcext:value-type="string">
            <text:p>01 2002</text:p>
          </table:table-cell>
          <table:table-cell table:style-name="ce8" table:formula="of:=IF([.A6]=&quot;&quot;;&quot;&quot;;CONCATENATE(&quot; &quot;;[.E6];&quot; &quot;))" office:value-type="string" office:string-value=" 01 2002 " calcext:value-type="string">
            <text:p><text:s/>01 2002 </text:p>
          </table:table-cell>
          <table:table-cell table:style-name="ce10" table:formula="of:=IF([.A6]=&quot;&quot;;&quot;&quot;;IF([.D6]=[.F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3</text:p>
          </table:table-cell>
          <table:table-cell/>
          <table:table-cell table:formula="of:=IF([.A7]=&quot;&quot;;&quot;&quot;;CONCATENATE(&quot; &quot;;[.A7];&quot; &quot;;[.B7];&quot; &quot;))" office:value-type="string" office:string-value=" 01 2003 " calcext:value-type="string">
            <text:p><text:s/>01 2003 </text:p>
          </table:table-cell>
          <table:table-cell office:value-type="string" calcext:value-type="string">
            <text:p>01 2003</text:p>
          </table:table-cell>
          <table:table-cell table:style-name="ce8" table:formula="of:=IF([.A7]=&quot;&quot;;&quot;&quot;;CONCATENATE(&quot; &quot;;[.E7];&quot; &quot;))" office:value-type="string" office:string-value=" 01 2003 " calcext:value-type="string">
            <text:p><text:s/>01 2003 </text:p>
          </table:table-cell>
          <table:table-cell table:style-name="ce10" table:formula="of:=IF([.A7]=&quot;&quot;;&quot;&quot;;IF([.D7]=[.F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4</text:p>
          </table:table-cell>
          <table:table-cell/>
          <table:table-cell table:formula="of:=IF([.A8]=&quot;&quot;;&quot;&quot;;CONCATENATE(&quot; &quot;;[.A8];&quot; &quot;;[.B8];&quot; &quot;))" office:value-type="string" office:string-value=" 01 2004 " calcext:value-type="string">
            <text:p><text:s/>01 2004 </text:p>
          </table:table-cell>
          <table:table-cell office:value-type="string" calcext:value-type="string">
            <text:p>01 2004</text:p>
          </table:table-cell>
          <table:table-cell table:style-name="ce8" table:formula="of:=IF([.A8]=&quot;&quot;;&quot;&quot;;CONCATENATE(&quot; &quot;;[.E8];&quot; &quot;))" office:value-type="string" office:string-value=" 01 2004 " calcext:value-type="string">
            <text:p><text:s/>01 2004 </text:p>
          </table:table-cell>
          <table:table-cell table:style-name="ce10" table:formula="of:=IF([.A8]=&quot;&quot;;&quot;&quot;;IF([.D8]=[.F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5</text:p>
          </table:table-cell>
          <table:table-cell/>
          <table:table-cell table:formula="of:=IF([.A9]=&quot;&quot;;&quot;&quot;;CONCATENATE(&quot; &quot;;[.A9];&quot; &quot;;[.B9];&quot; &quot;))" office:value-type="string" office:string-value=" 01 2005 " calcext:value-type="string">
            <text:p><text:s/>01 2005 </text:p>
          </table:table-cell>
          <table:table-cell office:value-type="string" calcext:value-type="string">
            <text:p>01 2005</text:p>
          </table:table-cell>
          <table:table-cell table:style-name="ce8" table:formula="of:=IF([.A9]=&quot;&quot;;&quot;&quot;;CONCATENATE(&quot; &quot;;[.E9];&quot; &quot;))" office:value-type="string" office:string-value=" 01 2005 " calcext:value-type="string">
            <text:p><text:s/>01 2005 </text:p>
          </table:table-cell>
          <table:table-cell table:style-name="ce10" table:formula="of:=IF([.A9]=&quot;&quot;;&quot;&quot;;IF([.D9]=[.F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6</text:p>
          </table:table-cell>
          <table:table-cell/>
          <table:table-cell table:formula="of:=IF([.A10]=&quot;&quot;;&quot;&quot;;CONCATENATE(&quot; &quot;;[.A10];&quot; &quot;;[.B10];&quot; &quot;))" office:value-type="string" office:string-value=" 01 2006 " calcext:value-type="string">
            <text:p><text:s/>01 2006 </text:p>
          </table:table-cell>
          <table:table-cell office:value-type="string" calcext:value-type="string">
            <text:p>01 2006</text:p>
          </table:table-cell>
          <table:table-cell table:style-name="ce8" table:formula="of:=IF([.A10]=&quot;&quot;;&quot;&quot;;CONCATENATE(&quot; &quot;;[.E10];&quot; &quot;))" office:value-type="string" office:string-value=" 01 2006 " calcext:value-type="string">
            <text:p><text:s/>01 2006 </text:p>
          </table:table-cell>
          <table:table-cell table:style-name="ce10" table:formula="of:=IF([.A10]=&quot;&quot;;&quot;&quot;;IF([.D10]=[.F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7</text:p>
          </table:table-cell>
          <table:table-cell/>
          <table:table-cell table:formula="of:=IF([.A11]=&quot;&quot;;&quot;&quot;;CONCATENATE(&quot; &quot;;[.A11];&quot; &quot;;[.B11];&quot; &quot;))" office:value-type="string" office:string-value=" 01 2007 " calcext:value-type="string">
            <text:p><text:s/>01 2007 </text:p>
          </table:table-cell>
          <table:table-cell office:value-type="string" calcext:value-type="string">
            <text:p>01 2007</text:p>
          </table:table-cell>
          <table:table-cell table:style-name="ce8" table:formula="of:=IF([.A11]=&quot;&quot;;&quot;&quot;;CONCATENATE(&quot; &quot;;[.E11];&quot; &quot;))" office:value-type="string" office:string-value=" 01 2007 " calcext:value-type="string">
            <text:p><text:s/>01 2007 </text:p>
          </table:table-cell>
          <table:table-cell table:style-name="ce10" table:formula="of:=IF([.A11]=&quot;&quot;;&quot;&quot;;IF([.D11]=[.F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8</text:p>
          </table:table-cell>
          <table:table-cell/>
          <table:table-cell table:formula="of:=IF([.A12]=&quot;&quot;;&quot;&quot;;CONCATENATE(&quot; &quot;;[.A12];&quot; &quot;;[.B12];&quot; &quot;))" office:value-type="string" office:string-value=" 01 2008 " calcext:value-type="string">
            <text:p><text:s/>01 2008 </text:p>
          </table:table-cell>
          <table:table-cell office:value-type="string" calcext:value-type="string">
            <text:p>01 2008</text:p>
          </table:table-cell>
          <table:table-cell table:style-name="ce8" table:formula="of:=IF([.A12]=&quot;&quot;;&quot;&quot;;CONCATENATE(&quot; &quot;;[.E12];&quot; &quot;))" office:value-type="string" office:string-value=" 01 2008 " calcext:value-type="string">
            <text:p><text:s/>01 2008 </text:p>
          </table:table-cell>
          <table:table-cell table:style-name="ce10" table:formula="of:=IF([.A12]=&quot;&quot;;&quot;&quot;;IF([.D12]=[.F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9</text:p>
          </table:table-cell>
          <table:table-cell/>
          <table:table-cell table:formula="of:=IF([.A13]=&quot;&quot;;&quot;&quot;;CONCATENATE(&quot; &quot;;[.A13];&quot; &quot;;[.B13];&quot; &quot;))" office:value-type="string" office:string-value=" 01 2009 " calcext:value-type="string">
            <text:p><text:s/>01 2009 </text:p>
          </table:table-cell>
          <table:table-cell office:value-type="string" calcext:value-type="string">
            <text:p>01 2009</text:p>
          </table:table-cell>
          <table:table-cell table:style-name="ce8" table:formula="of:=IF([.A13]=&quot;&quot;;&quot;&quot;;CONCATENATE(&quot; &quot;;[.E13];&quot; &quot;))" office:value-type="string" office:string-value=" 01 2009 " calcext:value-type="string">
            <text:p><text:s/>01 2009 </text:p>
          </table:table-cell>
          <table:table-cell table:style-name="ce10" table:formula="of:=IF([.A13]=&quot;&quot;;&quot;&quot;;IF([.D13]=[.F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0</text:p>
          </table:table-cell>
          <table:table-cell/>
          <table:table-cell table:formula="of:=IF([.A14]=&quot;&quot;;&quot;&quot;;CONCATENATE(&quot; &quot;;[.A14];&quot; &quot;;[.B14];&quot; &quot;))" office:value-type="string" office:string-value=" 01 2010 " calcext:value-type="string">
            <text:p><text:s/>01 2010 </text:p>
          </table:table-cell>
          <table:table-cell office:value-type="string" calcext:value-type="string">
            <text:p>01 2010</text:p>
          </table:table-cell>
          <table:table-cell table:style-name="ce8" table:formula="of:=IF([.A14]=&quot;&quot;;&quot;&quot;;CONCATENATE(&quot; &quot;;[.E14];&quot; &quot;))" office:value-type="string" office:string-value=" 01 2010 " calcext:value-type="string">
            <text:p><text:s/>01 2010 </text:p>
          </table:table-cell>
          <table:table-cell table:style-name="ce10" table:formula="of:=IF([.A14]=&quot;&quot;;&quot;&quot;;IF([.D14]=[.F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1</text:p>
          </table:table-cell>
          <table:table-cell/>
          <table:table-cell table:formula="of:=IF([.A15]=&quot;&quot;;&quot;&quot;;CONCATENATE(&quot; &quot;;[.A15];&quot; &quot;;[.B15];&quot; &quot;))" office:value-type="string" office:string-value=" 01 2011 " calcext:value-type="string">
            <text:p><text:s/>01 2011 </text:p>
          </table:table-cell>
          <table:table-cell office:value-type="string" calcext:value-type="string">
            <text:p>01 2011</text:p>
          </table:table-cell>
          <table:table-cell table:style-name="ce8" table:formula="of:=IF([.A15]=&quot;&quot;;&quot;&quot;;CONCATENATE(&quot; &quot;;[.E15];&quot; &quot;))" office:value-type="string" office:string-value=" 01 2011 " calcext:value-type="string">
            <text:p><text:s/>01 2011 </text:p>
          </table:table-cell>
          <table:table-cell table:style-name="ce10" table:formula="of:=IF([.A15]=&quot;&quot;;&quot;&quot;;IF([.D15]=[.F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2</text:p>
          </table:table-cell>
          <table:table-cell/>
          <table:table-cell table:formula="of:=IF([.A16]=&quot;&quot;;&quot;&quot;;CONCATENATE(&quot; &quot;;[.A16];&quot; &quot;;[.B16];&quot; &quot;))" office:value-type="string" office:string-value=" 01 2012 " calcext:value-type="string">
            <text:p><text:s/>01 2012 </text:p>
          </table:table-cell>
          <table:table-cell office:value-type="string" calcext:value-type="string">
            <text:p>01 2012</text:p>
          </table:table-cell>
          <table:table-cell table:style-name="ce8" table:formula="of:=IF([.A16]=&quot;&quot;;&quot;&quot;;CONCATENATE(&quot; &quot;;[.E16];&quot; &quot;))" office:value-type="string" office:string-value=" 01 2012 " calcext:value-type="string">
            <text:p><text:s/>01 2012 </text:p>
          </table:table-cell>
          <table:table-cell table:style-name="ce10" table:formula="of:=IF([.A16]=&quot;&quot;;&quot;&quot;;IF([.D16]=[.F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3</text:p>
          </table:table-cell>
          <table:table-cell/>
          <table:table-cell table:formula="of:=IF([.A17]=&quot;&quot;;&quot;&quot;;CONCATENATE(&quot; &quot;;[.A17];&quot; &quot;;[.B17];&quot; &quot;))" office:value-type="string" office:string-value=" 01 2013 " calcext:value-type="string">
            <text:p><text:s/>01 2013 </text:p>
          </table:table-cell>
          <table:table-cell office:value-type="string" calcext:value-type="string">
            <text:p>01 2013</text:p>
          </table:table-cell>
          <table:table-cell table:style-name="ce8" table:formula="of:=IF([.A17]=&quot;&quot;;&quot;&quot;;CONCATENATE(&quot; &quot;;[.E17];&quot; &quot;))" office:value-type="string" office:string-value=" 01 2013 " calcext:value-type="string">
            <text:p><text:s/>01 2013 </text:p>
          </table:table-cell>
          <table:table-cell table:style-name="ce10" table:formula="of:=IF([.A17]=&quot;&quot;;&quot;&quot;;IF([.D17]=[.F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/>
          <table:table-cell table:formula="of:=IF([.A18]=&quot;&quot;;&quot;&quot;;CONCATENATE(&quot; &quot;;[.A18];&quot; &quot;;[.B18];&quot; &quot;))" office:value-type="string" office:string-value=" 01 2014 " calcext:value-type="string">
            <text:p><text:s/>01 2014 </text:p>
          </table:table-cell>
          <table:table-cell office:value-type="string" calcext:value-type="string">
            <text:p>01 2014</text:p>
          </table:table-cell>
          <table:table-cell table:style-name="ce8" table:formula="of:=IF([.A18]=&quot;&quot;;&quot;&quot;;CONCATENATE(&quot; &quot;;[.E18];&quot; &quot;))" office:value-type="string" office:string-value=" 01 2014 " calcext:value-type="string">
            <text:p><text:s/>01 2014 </text:p>
          </table:table-cell>
          <table:table-cell table:style-name="ce10" table:formula="of:=IF([.A18]=&quot;&quot;;&quot;&quot;;IF([.D18]=[.F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/>
          <table:table-cell table:formula="of:=IF([.A19]=&quot;&quot;;&quot;&quot;;CONCATENATE(&quot; &quot;;[.A19];&quot; &quot;;[.B19];&quot; &quot;))" office:value-type="string" office:string-value=" 01 2015 " calcext:value-type="string">
            <text:p><text:s/>01 2015 </text:p>
          </table:table-cell>
          <table:table-cell office:value-type="string" calcext:value-type="string">
            <text:p>01 2015</text:p>
          </table:table-cell>
          <table:table-cell table:style-name="ce8" table:formula="of:=IF([.A19]=&quot;&quot;;&quot;&quot;;CONCATENATE(&quot; &quot;;[.E19];&quot; &quot;))" office:value-type="string" office:string-value=" 01 2015 " calcext:value-type="string">
            <text:p><text:s/>01 2015 </text:p>
          </table:table-cell>
          <table:table-cell table:style-name="ce10" table:formula="of:=IF([.A19]=&quot;&quot;;&quot;&quot;;IF([.D19]=[.F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/>
          <table:table-cell table:formula="of:=IF([.A20]=&quot;&quot;;&quot;&quot;;CONCATENATE(&quot; &quot;;[.A20];&quot; &quot;;[.B20];&quot; &quot;))" office:value-type="string" office:string-value=" 01 2016 " calcext:value-type="string">
            <text:p><text:s/>01 2016 </text:p>
          </table:table-cell>
          <table:table-cell office:value-type="string" calcext:value-type="string">
            <text:p>01 2016</text:p>
          </table:table-cell>
          <table:table-cell table:style-name="ce8" table:formula="of:=IF([.A20]=&quot;&quot;;&quot;&quot;;CONCATENATE(&quot; &quot;;[.E20];&quot; &quot;))" office:value-type="string" office:string-value=" 01 2016 " calcext:value-type="string">
            <text:p><text:s/>01 2016 </text:p>
          </table:table-cell>
          <table:table-cell table:style-name="ce10" table:formula="of:=IF([.A20]=&quot;&quot;;&quot;&quot;;IF([.D20]=[.F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/>
          <table:table-cell table:formula="of:=IF([.A21]=&quot;&quot;;&quot;&quot;;CONCATENATE(&quot; &quot;;[.A21];&quot; &quot;;[.B21];&quot; &quot;))" office:value-type="string" office:string-value=" 01 2017 " calcext:value-type="string">
            <text:p><text:s/>01 2017 </text:p>
          </table:table-cell>
          <table:table-cell office:value-type="string" calcext:value-type="string">
            <text:p>01 2017</text:p>
          </table:table-cell>
          <table:table-cell table:style-name="ce8" table:formula="of:=IF([.A21]=&quot;&quot;;&quot;&quot;;CONCATENATE(&quot; &quot;;[.E21];&quot; &quot;))" office:value-type="string" office:string-value=" 01 2017 " calcext:value-type="string">
            <text:p><text:s/>01 2017 </text:p>
          </table:table-cell>
          <table:table-cell table:style-name="ce10" table:formula="of:=IF([.A21]=&quot;&quot;;&quot;&quot;;IF([.D21]=[.F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8</text:p>
          </table:table-cell>
          <table:table-cell/>
          <table:table-cell table:formula="of:=IF([.A22]=&quot;&quot;;&quot;&quot;;CONCATENATE(&quot; &quot;;[.A22];&quot; &quot;;[.B22];&quot; &quot;))" office:value-type="string" office:string-value=" 01 2018 " calcext:value-type="string">
            <text:p><text:s/>01 2018 </text:p>
          </table:table-cell>
          <table:table-cell office:value-type="string" calcext:value-type="string">
            <text:p>01 2018</text:p>
          </table:table-cell>
          <table:table-cell table:style-name="ce8" table:formula="of:=IF([.A22]=&quot;&quot;;&quot;&quot;;CONCATENATE(&quot; &quot;;[.E22];&quot; &quot;))" office:value-type="string" office:string-value=" 01 2018 " calcext:value-type="string">
            <text:p><text:s/>01 2018 </text:p>
          </table:table-cell>
          <table:table-cell table:style-name="ce10" table:formula="of:=IF([.A22]=&quot;&quot;;&quot;&quot;;IF([.D22]=[.F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9</text:p>
          </table:table-cell>
          <table:table-cell/>
          <table:table-cell table:formula="of:=IF([.A23]=&quot;&quot;;&quot;&quot;;CONCATENATE(&quot; &quot;;[.A23];&quot; &quot;;[.B23];&quot; &quot;))" office:value-type="string" office:string-value=" 01 2019 " calcext:value-type="string">
            <text:p><text:s/>01 2019 </text:p>
          </table:table-cell>
          <table:table-cell office:value-type="string" calcext:value-type="string">
            <text:p>01 2019</text:p>
          </table:table-cell>
          <table:table-cell table:style-name="ce8" table:formula="of:=IF([.A23]=&quot;&quot;;&quot;&quot;;CONCATENATE(&quot; &quot;;[.E23];&quot; &quot;))" office:value-type="string" office:string-value=" 01 2019 " calcext:value-type="string">
            <text:p><text:s/>01 2019 </text:p>
          </table:table-cell>
          <table:table-cell table:style-name="ce10" table:formula="of:=IF([.A23]=&quot;&quot;;&quot;&quot;;IF([.D23]=[.F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0</text:p>
          </table:table-cell>
          <table:table-cell/>
          <table:table-cell table:formula="of:=IF([.A24]=&quot;&quot;;&quot;&quot;;CONCATENATE(&quot; &quot;;[.A24];&quot; &quot;;[.B24];&quot; &quot;))" office:value-type="string" office:string-value=" 01 2020 " calcext:value-type="string">
            <text:p><text:s/>01 2020 </text:p>
          </table:table-cell>
          <table:table-cell office:value-type="string" calcext:value-type="string">
            <text:p>01 2020</text:p>
          </table:table-cell>
          <table:table-cell table:style-name="ce8" table:formula="of:=IF([.A24]=&quot;&quot;;&quot;&quot;;CONCATENATE(&quot; &quot;;[.E24];&quot; &quot;))" office:value-type="string" office:string-value=" 01 2020 " calcext:value-type="string">
            <text:p><text:s/>01 2020 </text:p>
          </table:table-cell>
          <table:table-cell table:style-name="ce10" table:formula="of:=IF([.A24]=&quot;&quot;;&quot;&quot;;IF([.D24]=[.F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1</text:p>
          </table:table-cell>
          <table:table-cell/>
          <table:table-cell table:formula="of:=IF([.A25]=&quot;&quot;;&quot;&quot;;CONCATENATE(&quot; &quot;;[.A25];&quot; &quot;;[.B25];&quot; &quot;))" office:value-type="string" office:string-value=" 01 2021 " calcext:value-type="string">
            <text:p><text:s/>01 2021 </text:p>
          </table:table-cell>
          <table:table-cell office:value-type="string" calcext:value-type="string">
            <text:p>01 2021</text:p>
          </table:table-cell>
          <table:table-cell table:style-name="ce8" table:formula="of:=IF([.A25]=&quot;&quot;;&quot;&quot;;CONCATENATE(&quot; &quot;;[.E25];&quot; &quot;))" office:value-type="string" office:string-value=" 01 2021 " calcext:value-type="string">
            <text:p><text:s/>01 2021 </text:p>
          </table:table-cell>
          <table:table-cell table:style-name="ce10" table:formula="of:=IF([.A25]=&quot;&quot;;&quot;&quot;;IF([.D25]=[.F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2</text:p>
          </table:table-cell>
          <table:table-cell/>
          <table:table-cell table:formula="of:=IF([.A26]=&quot;&quot;;&quot;&quot;;CONCATENATE(&quot; &quot;;[.A26];&quot; &quot;;[.B26];&quot; &quot;))" office:value-type="string" office:string-value=" 01 2022 " calcext:value-type="string">
            <text:p><text:s/>01 2022 </text:p>
          </table:table-cell>
          <table:table-cell office:value-type="string" calcext:value-type="string">
            <text:p>01 2022</text:p>
          </table:table-cell>
          <table:table-cell table:style-name="ce8" table:formula="of:=IF([.A26]=&quot;&quot;;&quot;&quot;;CONCATENATE(&quot; &quot;;[.E26];&quot; &quot;))" office:value-type="string" office:string-value=" 01 2022 " calcext:value-type="string">
            <text:p><text:s/>01 2022 </text:p>
          </table:table-cell>
          <table:table-cell table:style-name="ce10" table:formula="of:=IF([.A26]=&quot;&quot;;&quot;&quot;;IF([.D26]=[.F2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3</text:p>
          </table:table-cell>
          <table:table-cell/>
          <table:table-cell table:formula="of:=IF([.A27]=&quot;&quot;;&quot;&quot;;CONCATENATE(&quot; &quot;;[.A27];&quot; &quot;;[.B27];&quot; &quot;))" office:value-type="string" office:string-value=" 01 2023 " calcext:value-type="string">
            <text:p><text:s/>01 2023 </text:p>
          </table:table-cell>
          <table:table-cell office:value-type="string" calcext:value-type="string">
            <text:p>01 2023</text:p>
          </table:table-cell>
          <table:table-cell table:style-name="ce8" table:formula="of:=IF([.A27]=&quot;&quot;;&quot;&quot;;CONCATENATE(&quot; &quot;;[.E27];&quot; &quot;))" office:value-type="string" office:string-value=" 01 2023 " calcext:value-type="string">
            <text:p><text:s/>01 2023 </text:p>
          </table:table-cell>
          <table:table-cell table:style-name="ce10" table:formula="of:=IF([.A27]=&quot;&quot;;&quot;&quot;;IF([.D27]=[.F2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4</text:p>
          </table:table-cell>
          <table:table-cell/>
          <table:table-cell table:formula="of:=IF([.A28]=&quot;&quot;;&quot;&quot;;CONCATENATE(&quot; &quot;;[.A28];&quot; &quot;;[.B28];&quot; &quot;))" office:value-type="string" office:string-value=" 01 2024 " calcext:value-type="string">
            <text:p><text:s/>01 2024 </text:p>
          </table:table-cell>
          <table:table-cell office:value-type="string" calcext:value-type="string">
            <text:p>01 2024</text:p>
          </table:table-cell>
          <table:table-cell table:style-name="ce8" table:formula="of:=IF([.A28]=&quot;&quot;;&quot;&quot;;CONCATENATE(&quot; &quot;;[.E28];&quot; &quot;))" office:value-type="string" office:string-value=" 01 2024 " calcext:value-type="string">
            <text:p><text:s/>01 2024 </text:p>
          </table:table-cell>
          <table:table-cell table:style-name="ce10" table:formula="of:=IF([.A28]=&quot;&quot;;&quot;&quot;;IF([.D28]=[.F2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5</text:p>
          </table:table-cell>
          <table:table-cell/>
          <table:table-cell table:formula="of:=IF([.A29]=&quot;&quot;;&quot;&quot;;CONCATENATE(&quot; &quot;;[.A29];&quot; &quot;;[.B29];&quot; &quot;))" office:value-type="string" office:string-value=" 01 2025 " calcext:value-type="string">
            <text:p><text:s/>01 2025 </text:p>
          </table:table-cell>
          <table:table-cell office:value-type="string" calcext:value-type="string">
            <text:p>01 2025</text:p>
          </table:table-cell>
          <table:table-cell table:style-name="ce8" table:formula="of:=IF([.A29]=&quot;&quot;;&quot;&quot;;CONCATENATE(&quot; &quot;;[.E29];&quot; &quot;))" office:value-type="string" office:string-value=" 01 2025 " calcext:value-type="string">
            <text:p><text:s/>01 2025 </text:p>
          </table:table-cell>
          <table:table-cell table:style-name="ce10" table:formula="of:=IF([.A29]=&quot;&quot;;&quot;&quot;;IF([.D29]=[.F2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6</text:p>
          </table:table-cell>
          <table:table-cell/>
          <table:table-cell table:formula="of:=IF([.A30]=&quot;&quot;;&quot;&quot;;CONCATENATE(&quot; &quot;;[.A30];&quot; &quot;;[.B30];&quot; &quot;))" office:value-type="string" office:string-value=" 01 2026 " calcext:value-type="string">
            <text:p><text:s/>01 2026 </text:p>
          </table:table-cell>
          <table:table-cell office:value-type="string" calcext:value-type="string">
            <text:p>01 2026</text:p>
          </table:table-cell>
          <table:table-cell table:style-name="ce8" table:formula="of:=IF([.A30]=&quot;&quot;;&quot;&quot;;CONCATENATE(&quot; &quot;;[.E30];&quot; &quot;))" office:value-type="string" office:string-value=" 01 2026 " calcext:value-type="string">
            <text:p><text:s/>01 2026 </text:p>
          </table:table-cell>
          <table:table-cell table:style-name="ce10" table:formula="of:=IF([.A30]=&quot;&quot;;&quot;&quot;;IF([.D30]=[.F3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7</text:p>
          </table:table-cell>
          <table:table-cell/>
          <table:table-cell table:formula="of:=IF([.A31]=&quot;&quot;;&quot;&quot;;CONCATENATE(&quot; &quot;;[.A31];&quot; &quot;;[.B31];&quot; &quot;))" office:value-type="string" office:string-value=" 01 2027 " calcext:value-type="string">
            <text:p><text:s/>01 2027 </text:p>
          </table:table-cell>
          <table:table-cell office:value-type="string" calcext:value-type="string">
            <text:p>01 2027</text:p>
          </table:table-cell>
          <table:table-cell table:style-name="ce8" table:formula="of:=IF([.A31]=&quot;&quot;;&quot;&quot;;CONCATENATE(&quot; &quot;;[.E31];&quot; &quot;))" office:value-type="string" office:string-value=" 01 2027 " calcext:value-type="string">
            <text:p><text:s/>01 2027 </text:p>
          </table:table-cell>
          <table:table-cell table:style-name="ce10" table:formula="of:=IF([.A31]=&quot;&quot;;&quot;&quot;;IF([.D31]=[.F3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8</text:p>
          </table:table-cell>
          <table:table-cell/>
          <table:table-cell table:formula="of:=IF([.A32]=&quot;&quot;;&quot;&quot;;CONCATENATE(&quot; &quot;;[.A32];&quot; &quot;;[.B32];&quot; &quot;))" office:value-type="string" office:string-value=" 01 2028 " calcext:value-type="string">
            <text:p><text:s/>01 2028 </text:p>
          </table:table-cell>
          <table:table-cell office:value-type="string" calcext:value-type="string">
            <text:p>01 2028</text:p>
          </table:table-cell>
          <table:table-cell table:style-name="ce8" table:formula="of:=IF([.A32]=&quot;&quot;;&quot;&quot;;CONCATENATE(&quot; &quot;;[.E32];&quot; &quot;))" office:value-type="string" office:string-value=" 01 2028 " calcext:value-type="string">
            <text:p><text:s/>01 2028 </text:p>
          </table:table-cell>
          <table:table-cell table:style-name="ce10" table:formula="of:=IF([.A32]=&quot;&quot;;&quot;&quot;;IF([.D32]=[.F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9</text:p>
          </table:table-cell>
          <table:table-cell/>
          <table:table-cell table:formula="of:=IF([.A33]=&quot;&quot;;&quot;&quot;;CONCATENATE(&quot; &quot;;[.A33];&quot; &quot;;[.B33];&quot; &quot;))" office:value-type="string" office:string-value=" 01 2029 " calcext:value-type="string">
            <text:p><text:s/>01 2029 </text:p>
          </table:table-cell>
          <table:table-cell office:value-type="string" calcext:value-type="string">
            <text:p>01 2029</text:p>
          </table:table-cell>
          <table:table-cell table:style-name="ce8" table:formula="of:=IF([.A33]=&quot;&quot;;&quot;&quot;;CONCATENATE(&quot; &quot;;[.E33];&quot; &quot;))" office:value-type="string" office:string-value=" 01 2029 " calcext:value-type="string">
            <text:p><text:s/>01 2029 </text:p>
          </table:table-cell>
          <table:table-cell table:style-name="ce10" table:formula="of:=IF([.A33]=&quot;&quot;;&quot;&quot;;IF([.D33]=[.F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0</text:p>
          </table:table-cell>
          <table:table-cell/>
          <table:table-cell table:formula="of:=IF([.A34]=&quot;&quot;;&quot;&quot;;CONCATENATE(&quot; &quot;;[.A34];&quot; &quot;;[.B34];&quot; &quot;))" office:value-type="string" office:string-value=" 01 2030 " calcext:value-type="string">
            <text:p><text:s/>01 2030 </text:p>
          </table:table-cell>
          <table:table-cell office:value-type="string" calcext:value-type="string">
            <text:p>01 2030</text:p>
          </table:table-cell>
          <table:table-cell table:style-name="ce8" table:formula="of:=IF([.A34]=&quot;&quot;;&quot;&quot;;CONCATENATE(&quot; &quot;;[.E34];&quot; &quot;))" office:value-type="string" office:string-value=" 01 2030 " calcext:value-type="string">
            <text:p><text:s/>01 2030 </text:p>
          </table:table-cell>
          <table:table-cell table:style-name="ce10" table:formula="of:=IF([.A34]=&quot;&quot;;&quot;&quot;;IF([.D34]=[.F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1</text:p>
          </table:table-cell>
          <table:table-cell/>
          <table:table-cell table:formula="of:=IF([.A35]=&quot;&quot;;&quot;&quot;;CONCATENATE(&quot; &quot;;[.A35];&quot; &quot;;[.B35];&quot; &quot;))" office:value-type="string" office:string-value=" 01 2031 " calcext:value-type="string">
            <text:p><text:s/>01 2031 </text:p>
          </table:table-cell>
          <table:table-cell office:value-type="string" calcext:value-type="string">
            <text:p>01 2031</text:p>
          </table:table-cell>
          <table:table-cell table:style-name="ce8" table:formula="of:=IF([.A35]=&quot;&quot;;&quot;&quot;;CONCATENATE(&quot; &quot;;[.E35];&quot; &quot;))" office:value-type="string" office:string-value=" 01 2031 " calcext:value-type="string">
            <text:p><text:s/>01 2031 </text:p>
          </table:table-cell>
          <table:table-cell table:style-name="ce10" table:formula="of:=IF([.A35]=&quot;&quot;;&quot;&quot;;IF([.D35]=[.F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2</text:p>
          </table:table-cell>
          <table:table-cell/>
          <table:table-cell table:formula="of:=IF([.A36]=&quot;&quot;;&quot;&quot;;CONCATENATE(&quot; &quot;;[.A36];&quot; &quot;;[.B36];&quot; &quot;))" office:value-type="string" office:string-value=" 01 2032 " calcext:value-type="string">
            <text:p><text:s/>01 2032 </text:p>
          </table:table-cell>
          <table:table-cell office:value-type="string" calcext:value-type="string">
            <text:p>01 2032</text:p>
          </table:table-cell>
          <table:table-cell table:style-name="ce8" table:formula="of:=IF([.A36]=&quot;&quot;;&quot;&quot;;CONCATENATE(&quot; &quot;;[.E36];&quot; &quot;))" office:value-type="string" office:string-value=" 01 2032 " calcext:value-type="string">
            <text:p><text:s/>01 2032 </text:p>
          </table:table-cell>
          <table:table-cell table:style-name="ce10" table:formula="of:=IF([.A36]=&quot;&quot;;&quot;&quot;;IF([.D36]=[.F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3</text:p>
          </table:table-cell>
          <table:table-cell/>
          <table:table-cell table:formula="of:=IF([.A37]=&quot;&quot;;&quot;&quot;;CONCATENATE(&quot; &quot;;[.A37];&quot; &quot;;[.B37];&quot; &quot;))" office:value-type="string" office:string-value=" 01 2033 " calcext:value-type="string">
            <text:p><text:s/>01 2033 </text:p>
          </table:table-cell>
          <table:table-cell office:value-type="string" calcext:value-type="string">
            <text:p>01 2033</text:p>
          </table:table-cell>
          <table:table-cell table:style-name="ce8" table:formula="of:=IF([.A37]=&quot;&quot;;&quot;&quot;;CONCATENATE(&quot; &quot;;[.E37];&quot; &quot;))" office:value-type="string" office:string-value=" 01 2033 " calcext:value-type="string">
            <text:p><text:s/>01 2033 </text:p>
          </table:table-cell>
          <table:table-cell table:style-name="ce10" table:formula="of:=IF([.A37]=&quot;&quot;;&quot;&quot;;IF([.D37]=[.F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4</text:p>
          </table:table-cell>
          <table:table-cell/>
          <table:table-cell table:formula="of:=IF([.A38]=&quot;&quot;;&quot;&quot;;CONCATENATE(&quot; &quot;;[.A38];&quot; &quot;;[.B38];&quot; &quot;))" office:value-type="string" office:string-value=" 01 2034 " calcext:value-type="string">
            <text:p><text:s/>01 2034 </text:p>
          </table:table-cell>
          <table:table-cell office:value-type="string" calcext:value-type="string">
            <text:p>01 2034</text:p>
          </table:table-cell>
          <table:table-cell table:style-name="ce8" table:formula="of:=IF([.A38]=&quot;&quot;;&quot;&quot;;CONCATENATE(&quot; &quot;;[.E38];&quot; &quot;))" office:value-type="string" office:string-value=" 01 2034 " calcext:value-type="string">
            <text:p><text:s/>01 2034 </text:p>
          </table:table-cell>
          <table:table-cell table:style-name="ce10" table:formula="of:=IF([.A38]=&quot;&quot;;&quot;&quot;;IF([.D38]=[.F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5</text:p>
          </table:table-cell>
          <table:table-cell/>
          <table:table-cell table:formula="of:=IF([.A39]=&quot;&quot;;&quot;&quot;;CONCATENATE(&quot; &quot;;[.A39];&quot; &quot;;[.B39];&quot; &quot;))" office:value-type="string" office:string-value=" 01 2035 " calcext:value-type="string">
            <text:p><text:s/>01 2035 </text:p>
          </table:table-cell>
          <table:table-cell office:value-type="string" calcext:value-type="string">
            <text:p>01 2035</text:p>
          </table:table-cell>
          <table:table-cell table:style-name="ce8" table:formula="of:=IF([.A39]=&quot;&quot;;&quot;&quot;;CONCATENATE(&quot; &quot;;[.E39];&quot; &quot;))" office:value-type="string" office:string-value=" 01 2035 " calcext:value-type="string">
            <text:p><text:s/>01 2035 </text:p>
          </table:table-cell>
          <table:table-cell table:style-name="ce10" table:formula="of:=IF([.A39]=&quot;&quot;;&quot;&quot;;IF([.D39]=[.F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6</text:p>
          </table:table-cell>
          <table:table-cell/>
          <table:table-cell table:formula="of:=IF([.A40]=&quot;&quot;;&quot;&quot;;CONCATENATE(&quot; &quot;;[.A40];&quot; &quot;;[.B40];&quot; &quot;))" office:value-type="string" office:string-value=" 01 2036 " calcext:value-type="string">
            <text:p><text:s/>01 2036 </text:p>
          </table:table-cell>
          <table:table-cell office:value-type="string" calcext:value-type="string">
            <text:p>01 2036</text:p>
          </table:table-cell>
          <table:table-cell table:style-name="ce8" table:formula="of:=IF([.A40]=&quot;&quot;;&quot;&quot;;CONCATENATE(&quot; &quot;;[.E40];&quot; &quot;))" office:value-type="string" office:string-value=" 01 2036 " calcext:value-type="string">
            <text:p><text:s/>01 2036 </text:p>
          </table:table-cell>
          <table:table-cell table:style-name="ce10" table:formula="of:=IF([.A40]=&quot;&quot;;&quot;&quot;;IF([.D40]=[.F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7</text:p>
          </table:table-cell>
          <table:table-cell/>
          <table:table-cell table:formula="of:=IF([.A41]=&quot;&quot;;&quot;&quot;;CONCATENATE(&quot; &quot;;[.A41];&quot; &quot;;[.B41];&quot; &quot;))" office:value-type="string" office:string-value=" 01 2037 " calcext:value-type="string">
            <text:p><text:s/>01 2037 </text:p>
          </table:table-cell>
          <table:table-cell office:value-type="string" calcext:value-type="string">
            <text:p>01 2037</text:p>
          </table:table-cell>
          <table:table-cell table:style-name="ce8" table:formula="of:=IF([.A41]=&quot;&quot;;&quot;&quot;;CONCATENATE(&quot; &quot;;[.E41];&quot; &quot;))" office:value-type="string" office:string-value=" 01 2037 " calcext:value-type="string">
            <text:p><text:s/>01 2037 </text:p>
          </table:table-cell>
          <table:table-cell table:style-name="ce10" table:formula="of:=IF([.A41]=&quot;&quot;;&quot;&quot;;IF([.D41]=[.F4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8</text:p>
          </table:table-cell>
          <table:table-cell/>
          <table:table-cell table:formula="of:=IF([.A42]=&quot;&quot;;&quot;&quot;;CONCATENATE(&quot; &quot;;[.A42];&quot; &quot;;[.B42];&quot; &quot;))" office:value-type="string" office:string-value=" 01 2038 " calcext:value-type="string">
            <text:p><text:s/>01 2038 </text:p>
          </table:table-cell>
          <table:table-cell office:value-type="string" calcext:value-type="string">
            <text:p>01 2038</text:p>
          </table:table-cell>
          <table:table-cell table:style-name="ce8" table:formula="of:=IF([.A42]=&quot;&quot;;&quot;&quot;;CONCATENATE(&quot; &quot;;[.E42];&quot; &quot;))" office:value-type="string" office:string-value=" 01 2038 " calcext:value-type="string">
            <text:p><text:s/>01 2038 </text:p>
          </table:table-cell>
          <table:table-cell table:style-name="ce10" table:formula="of:=IF([.A42]=&quot;&quot;;&quot;&quot;;IF([.D42]=[.F4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9</text:p>
          </table:table-cell>
          <table:table-cell/>
          <table:table-cell table:formula="of:=IF([.A43]=&quot;&quot;;&quot;&quot;;CONCATENATE(&quot; &quot;;[.A43];&quot; &quot;;[.B43];&quot; &quot;))" office:value-type="string" office:string-value=" 01 2039 " calcext:value-type="string">
            <text:p><text:s/>01 2039 </text:p>
          </table:table-cell>
          <table:table-cell office:value-type="string" calcext:value-type="string">
            <text:p>01 2039</text:p>
          </table:table-cell>
          <table:table-cell table:style-name="ce8" table:formula="of:=IF([.A43]=&quot;&quot;;&quot;&quot;;CONCATENATE(&quot; &quot;;[.E43];&quot; &quot;))" office:value-type="string" office:string-value=" 01 2039 " calcext:value-type="string">
            <text:p><text:s/>01 2039 </text:p>
          </table:table-cell>
          <table:table-cell table:style-name="ce10" table:formula="of:=IF([.A43]=&quot;&quot;;&quot;&quot;;IF([.D43]=[.F4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0</text:p>
          </table:table-cell>
          <table:table-cell/>
          <table:table-cell table:formula="of:=IF([.A44]=&quot;&quot;;&quot;&quot;;CONCATENATE(&quot; &quot;;[.A44];&quot; &quot;;[.B44];&quot; &quot;))" office:value-type="string" office:string-value=" 01 2040 " calcext:value-type="string">
            <text:p><text:s/>01 2040 </text:p>
          </table:table-cell>
          <table:table-cell office:value-type="string" calcext:value-type="string">
            <text:p>01 2040</text:p>
          </table:table-cell>
          <table:table-cell table:style-name="ce8" table:formula="of:=IF([.A44]=&quot;&quot;;&quot;&quot;;CONCATENATE(&quot; &quot;;[.E44];&quot; &quot;))" office:value-type="string" office:string-value=" 01 2040 " calcext:value-type="string">
            <text:p><text:s/>01 2040 </text:p>
          </table:table-cell>
          <table:table-cell table:style-name="ce10" table:formula="of:=IF([.A44]=&quot;&quot;;&quot;&quot;;IF([.D44]=[.F4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1</text:p>
          </table:table-cell>
          <table:table-cell/>
          <table:table-cell table:formula="of:=IF([.A45]=&quot;&quot;;&quot;&quot;;CONCATENATE(&quot; &quot;;[.A45];&quot; &quot;;[.B45];&quot; &quot;))" office:value-type="string" office:string-value=" 01 2041 " calcext:value-type="string">
            <text:p><text:s/>01 2041 </text:p>
          </table:table-cell>
          <table:table-cell office:value-type="string" calcext:value-type="string">
            <text:p>01 2041</text:p>
          </table:table-cell>
          <table:table-cell table:style-name="ce8" table:formula="of:=IF([.A45]=&quot;&quot;;&quot;&quot;;CONCATENATE(&quot; &quot;;[.E45];&quot; &quot;))" office:value-type="string" office:string-value=" 01 2041 " calcext:value-type="string">
            <text:p><text:s/>01 2041 </text:p>
          </table:table-cell>
          <table:table-cell table:style-name="ce10" table:formula="of:=IF([.A45]=&quot;&quot;;&quot;&quot;;IF([.D45]=[.F4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2</text:p>
          </table:table-cell>
          <table:table-cell/>
          <table:table-cell table:formula="of:=IF([.A46]=&quot;&quot;;&quot;&quot;;CONCATENATE(&quot; &quot;;[.A46];&quot; &quot;;[.B46];&quot; &quot;))" office:value-type="string" office:string-value=" 01 2042 " calcext:value-type="string">
            <text:p><text:s/>01 2042 </text:p>
          </table:table-cell>
          <table:table-cell office:value-type="string" calcext:value-type="string">
            <text:p>01 2042</text:p>
          </table:table-cell>
          <table:table-cell table:style-name="ce8" table:formula="of:=IF([.A46]=&quot;&quot;;&quot;&quot;;CONCATENATE(&quot; &quot;;[.E46];&quot; &quot;))" office:value-type="string" office:string-value=" 01 2042 " calcext:value-type="string">
            <text:p><text:s/>01 2042 </text:p>
          </table:table-cell>
          <table:table-cell table:style-name="ce10" table:formula="of:=IF([.A46]=&quot;&quot;;&quot;&quot;;IF([.D46]=[.F4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3</text:p>
          </table:table-cell>
          <table:table-cell/>
          <table:table-cell table:formula="of:=IF([.A47]=&quot;&quot;;&quot;&quot;;CONCATENATE(&quot; &quot;;[.A47];&quot; &quot;;[.B47];&quot; &quot;))" office:value-type="string" office:string-value=" 01 2043 " calcext:value-type="string">
            <text:p><text:s/>01 2043 </text:p>
          </table:table-cell>
          <table:table-cell office:value-type="string" calcext:value-type="string">
            <text:p>01 2043</text:p>
          </table:table-cell>
          <table:table-cell table:style-name="ce8" table:formula="of:=IF([.A47]=&quot;&quot;;&quot;&quot;;CONCATENATE(&quot; &quot;;[.E47];&quot; &quot;))" office:value-type="string" office:string-value=" 01 2043 " calcext:value-type="string">
            <text:p><text:s/>01 2043 </text:p>
          </table:table-cell>
          <table:table-cell table:style-name="ce10" table:formula="of:=IF([.A47]=&quot;&quot;;&quot;&quot;;IF([.D47]=[.F4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4</text:p>
          </table:table-cell>
          <table:table-cell/>
          <table:table-cell table:formula="of:=IF([.A48]=&quot;&quot;;&quot;&quot;;CONCATENATE(&quot; &quot;;[.A48];&quot; &quot;;[.B48];&quot; &quot;))" office:value-type="string" office:string-value=" 01 2044 " calcext:value-type="string">
            <text:p><text:s/>01 2044 </text:p>
          </table:table-cell>
          <table:table-cell office:value-type="string" calcext:value-type="string">
            <text:p>01 2044</text:p>
          </table:table-cell>
          <table:table-cell table:style-name="ce8" table:formula="of:=IF([.A48]=&quot;&quot;;&quot;&quot;;CONCATENATE(&quot; &quot;;[.E48];&quot; &quot;))" office:value-type="string" office:string-value=" 01 2044 " calcext:value-type="string">
            <text:p><text:s/>01 2044 </text:p>
          </table:table-cell>
          <table:table-cell table:style-name="ce10" table:formula="of:=IF([.A48]=&quot;&quot;;&quot;&quot;;IF([.D48]=[.F4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5</text:p>
          </table:table-cell>
          <table:table-cell/>
          <table:table-cell table:formula="of:=IF([.A49]=&quot;&quot;;&quot;&quot;;CONCATENATE(&quot; &quot;;[.A49];&quot; &quot;;[.B49];&quot; &quot;))" office:value-type="string" office:string-value=" 01 2045 " calcext:value-type="string">
            <text:p><text:s/>01 2045 </text:p>
          </table:table-cell>
          <table:table-cell office:value-type="string" calcext:value-type="string">
            <text:p>01 2045</text:p>
          </table:table-cell>
          <table:table-cell table:style-name="ce8" table:formula="of:=IF([.A49]=&quot;&quot;;&quot;&quot;;CONCATENATE(&quot; &quot;;[.E49];&quot; &quot;))" office:value-type="string" office:string-value=" 01 2045 " calcext:value-type="string">
            <text:p><text:s/>01 2045 </text:p>
          </table:table-cell>
          <table:table-cell table:style-name="ce10" table:formula="of:=IF([.A49]=&quot;&quot;;&quot;&quot;;IF([.D49]=[.F4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6</text:p>
          </table:table-cell>
          <table:table-cell/>
          <table:table-cell table:formula="of:=IF([.A50]=&quot;&quot;;&quot;&quot;;CONCATENATE(&quot; &quot;;[.A50];&quot; &quot;;[.B50];&quot; &quot;))" office:value-type="string" office:string-value=" 01 2046 " calcext:value-type="string">
            <text:p><text:s/>01 2046 </text:p>
          </table:table-cell>
          <table:table-cell office:value-type="string" calcext:value-type="string">
            <text:p>01 2046</text:p>
          </table:table-cell>
          <table:table-cell table:style-name="ce8" table:formula="of:=IF([.A50]=&quot;&quot;;&quot;&quot;;CONCATENATE(&quot; &quot;;[.E50];&quot; &quot;))" office:value-type="string" office:string-value=" 01 2046 " calcext:value-type="string">
            <text:p><text:s/>01 2046 </text:p>
          </table:table-cell>
          <table:table-cell table:style-name="ce10" table:formula="of:=IF([.A50]=&quot;&quot;;&quot;&quot;;IF([.D50]=[.F5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7</text:p>
          </table:table-cell>
          <table:table-cell/>
          <table:table-cell table:formula="of:=IF([.A51]=&quot;&quot;;&quot;&quot;;CONCATENATE(&quot; &quot;;[.A51];&quot; &quot;;[.B51];&quot; &quot;))" office:value-type="string" office:string-value=" 01 2047 " calcext:value-type="string">
            <text:p><text:s/>01 2047 </text:p>
          </table:table-cell>
          <table:table-cell office:value-type="string" calcext:value-type="string">
            <text:p>01 2047</text:p>
          </table:table-cell>
          <table:table-cell table:style-name="ce8" table:formula="of:=IF([.A51]=&quot;&quot;;&quot;&quot;;CONCATENATE(&quot; &quot;;[.E51];&quot; &quot;))" office:value-type="string" office:string-value=" 01 2047 " calcext:value-type="string">
            <text:p><text:s/>01 2047 </text:p>
          </table:table-cell>
          <table:table-cell table:style-name="ce10" table:formula="of:=IF([.A51]=&quot;&quot;;&quot;&quot;;IF([.D51]=[.F5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8</text:p>
          </table:table-cell>
          <table:table-cell/>
          <table:table-cell table:formula="of:=IF([.A52]=&quot;&quot;;&quot;&quot;;CONCATENATE(&quot; &quot;;[.A52];&quot; &quot;;[.B52];&quot; &quot;))" office:value-type="string" office:string-value=" 01 2048 " calcext:value-type="string">
            <text:p><text:s/>01 2048 </text:p>
          </table:table-cell>
          <table:table-cell office:value-type="string" calcext:value-type="string">
            <text:p>01 2048</text:p>
          </table:table-cell>
          <table:table-cell table:style-name="ce8" table:formula="of:=IF([.A52]=&quot;&quot;;&quot;&quot;;CONCATENATE(&quot; &quot;;[.E52];&quot; &quot;))" office:value-type="string" office:string-value=" 01 2048 " calcext:value-type="string">
            <text:p><text:s/>01 2048 </text:p>
          </table:table-cell>
          <table:table-cell table:style-name="ce10" table:formula="of:=IF([.A52]=&quot;&quot;;&quot;&quot;;IF([.D52]=[.F5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9</text:p>
          </table:table-cell>
          <table:table-cell/>
          <table:table-cell table:formula="of:=IF([.A53]=&quot;&quot;;&quot;&quot;;CONCATENATE(&quot; &quot;;[.A53];&quot; &quot;;[.B53];&quot; &quot;))" office:value-type="string" office:string-value=" 01 2049 " calcext:value-type="string">
            <text:p><text:s/>01 2049 </text:p>
          </table:table-cell>
          <table:table-cell office:value-type="string" calcext:value-type="string">
            <text:p>01 2049</text:p>
          </table:table-cell>
          <table:table-cell table:style-name="ce8" table:formula="of:=IF([.A53]=&quot;&quot;;&quot;&quot;;CONCATENATE(&quot; &quot;;[.E53];&quot; &quot;))" office:value-type="string" office:string-value=" 01 2049 " calcext:value-type="string">
            <text:p><text:s/>01 2049 </text:p>
          </table:table-cell>
          <table:table-cell table:style-name="ce10" table:formula="of:=IF([.A53]=&quot;&quot;;&quot;&quot;;IF([.D53]=[.F5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0</text:p>
          </table:table-cell>
          <table:table-cell/>
          <table:table-cell table:formula="of:=IF([.A54]=&quot;&quot;;&quot;&quot;;CONCATENATE(&quot; &quot;;[.A54];&quot; &quot;;[.B54];&quot; &quot;))" office:value-type="string" office:string-value=" 01 2050 " calcext:value-type="string">
            <text:p><text:s/>01 2050 </text:p>
          </table:table-cell>
          <table:table-cell office:value-type="string" calcext:value-type="string">
            <text:p>01 2050</text:p>
          </table:table-cell>
          <table:table-cell table:style-name="ce8" table:formula="of:=IF([.A54]=&quot;&quot;;&quot;&quot;;CONCATENATE(&quot; &quot;;[.E54];&quot; &quot;))" office:value-type="string" office:string-value=" 01 2050 " calcext:value-type="string">
            <text:p><text:s/>01 2050 </text:p>
          </table:table-cell>
          <table:table-cell table:style-name="ce10" table:formula="of:=IF([.A54]=&quot;&quot;;&quot;&quot;;IF([.D54]=[.F5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1</text:p>
          </table:table-cell>
          <table:table-cell/>
          <table:table-cell table:formula="of:=IF([.A55]=&quot;&quot;;&quot;&quot;;CONCATENATE(&quot; &quot;;[.A55];&quot; &quot;;[.B55];&quot; &quot;))" office:value-type="string" office:string-value=" 01 2051 " calcext:value-type="string">
            <text:p><text:s/>01 2051 </text:p>
          </table:table-cell>
          <table:table-cell office:value-type="string" calcext:value-type="string">
            <text:p>01 2051</text:p>
          </table:table-cell>
          <table:table-cell table:style-name="ce8" table:formula="of:=IF([.A55]=&quot;&quot;;&quot;&quot;;CONCATENATE(&quot; &quot;;[.E55];&quot; &quot;))" office:value-type="string" office:string-value=" 01 2051 " calcext:value-type="string">
            <text:p><text:s/>01 2051 </text:p>
          </table:table-cell>
          <table:table-cell table:style-name="ce10" table:formula="of:=IF([.A55]=&quot;&quot;;&quot;&quot;;IF([.D55]=[.F5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2</text:p>
          </table:table-cell>
          <table:table-cell/>
          <table:table-cell table:formula="of:=IF([.A56]=&quot;&quot;;&quot;&quot;;CONCATENATE(&quot; &quot;;[.A56];&quot; &quot;;[.B56];&quot; &quot;))" office:value-type="string" office:string-value=" 01 2052 " calcext:value-type="string">
            <text:p><text:s/>01 2052 </text:p>
          </table:table-cell>
          <table:table-cell office:value-type="string" calcext:value-type="string">
            <text:p>01 2052</text:p>
          </table:table-cell>
          <table:table-cell table:style-name="ce8" table:formula="of:=IF([.A56]=&quot;&quot;;&quot;&quot;;CONCATENATE(&quot; &quot;;[.E56];&quot; &quot;))" office:value-type="string" office:string-value=" 01 2052 " calcext:value-type="string">
            <text:p><text:s/>01 2052 </text:p>
          </table:table-cell>
          <table:table-cell table:style-name="ce10" table:formula="of:=IF([.A56]=&quot;&quot;;&quot;&quot;;IF([.D56]=[.F5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3</text:p>
          </table:table-cell>
          <table:table-cell/>
          <table:table-cell table:formula="of:=IF([.A57]=&quot;&quot;;&quot;&quot;;CONCATENATE(&quot; &quot;;[.A57];&quot; &quot;;[.B57];&quot; &quot;))" office:value-type="string" office:string-value=" 01 2053 " calcext:value-type="string">
            <text:p><text:s/>01 2053 </text:p>
          </table:table-cell>
          <table:table-cell office:value-type="string" calcext:value-type="string">
            <text:p>01 2053</text:p>
          </table:table-cell>
          <table:table-cell table:style-name="ce8" table:formula="of:=IF([.A57]=&quot;&quot;;&quot;&quot;;CONCATENATE(&quot; &quot;;[.E57];&quot; &quot;))" office:value-type="string" office:string-value=" 01 2053 " calcext:value-type="string">
            <text:p><text:s/>01 2053 </text:p>
          </table:table-cell>
          <table:table-cell table:style-name="ce10" table:formula="of:=IF([.A57]=&quot;&quot;;&quot;&quot;;IF([.D57]=[.F5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4</text:p>
          </table:table-cell>
          <table:table-cell/>
          <table:table-cell table:formula="of:=IF([.A58]=&quot;&quot;;&quot;&quot;;CONCATENATE(&quot; &quot;;[.A58];&quot; &quot;;[.B58];&quot; &quot;))" office:value-type="string" office:string-value=" 01 2054 " calcext:value-type="string">
            <text:p><text:s/>01 2054 </text:p>
          </table:table-cell>
          <table:table-cell office:value-type="string" calcext:value-type="string">
            <text:p>01 2054</text:p>
          </table:table-cell>
          <table:table-cell table:style-name="ce8" table:formula="of:=IF([.A58]=&quot;&quot;;&quot;&quot;;CONCATENATE(&quot; &quot;;[.E58];&quot; &quot;))" office:value-type="string" office:string-value=" 01 2054 " calcext:value-type="string">
            <text:p><text:s/>01 2054 </text:p>
          </table:table-cell>
          <table:table-cell table:style-name="ce10" table:formula="of:=IF([.A58]=&quot;&quot;;&quot;&quot;;IF([.D58]=[.F5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5</text:p>
          </table:table-cell>
          <table:table-cell/>
          <table:table-cell table:formula="of:=IF([.A59]=&quot;&quot;;&quot;&quot;;CONCATENATE(&quot; &quot;;[.A59];&quot; &quot;;[.B59];&quot; &quot;))" office:value-type="string" office:string-value=" 01 2055 " calcext:value-type="string">
            <text:p><text:s/>01 2055 </text:p>
          </table:table-cell>
          <table:table-cell office:value-type="string" calcext:value-type="string">
            <text:p>01 2055</text:p>
          </table:table-cell>
          <table:table-cell table:style-name="ce8" table:formula="of:=IF([.A59]=&quot;&quot;;&quot;&quot;;CONCATENATE(&quot; &quot;;[.E59];&quot; &quot;))" office:value-type="string" office:string-value=" 01 2055 " calcext:value-type="string">
            <text:p><text:s/>01 2055 </text:p>
          </table:table-cell>
          <table:table-cell table:style-name="ce10" table:formula="of:=IF([.A59]=&quot;&quot;;&quot;&quot;;IF([.D59]=[.F5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6</text:p>
          </table:table-cell>
          <table:table-cell/>
          <table:table-cell table:formula="of:=IF([.A60]=&quot;&quot;;&quot;&quot;;CONCATENATE(&quot; &quot;;[.A60];&quot; &quot;;[.B60];&quot; &quot;))" office:value-type="string" office:string-value=" 01 2056 " calcext:value-type="string">
            <text:p><text:s/>01 2056 </text:p>
          </table:table-cell>
          <table:table-cell office:value-type="string" calcext:value-type="string">
            <text:p>01 2056</text:p>
          </table:table-cell>
          <table:table-cell table:style-name="ce8" table:formula="of:=IF([.A60]=&quot;&quot;;&quot;&quot;;CONCATENATE(&quot; &quot;;[.E60];&quot; &quot;))" office:value-type="string" office:string-value=" 01 2056 " calcext:value-type="string">
            <text:p><text:s/>01 2056 </text:p>
          </table:table-cell>
          <table:table-cell table:style-name="ce10" table:formula="of:=IF([.A60]=&quot;&quot;;&quot;&quot;;IF([.D60]=[.F6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7</text:p>
          </table:table-cell>
          <table:table-cell/>
          <table:table-cell table:formula="of:=IF([.A61]=&quot;&quot;;&quot;&quot;;CONCATENATE(&quot; &quot;;[.A61];&quot; &quot;;[.B61];&quot; &quot;))" office:value-type="string" office:string-value=" 01 2057 " calcext:value-type="string">
            <text:p><text:s/>01 2057 </text:p>
          </table:table-cell>
          <table:table-cell office:value-type="string" calcext:value-type="string">
            <text:p>01 2057</text:p>
          </table:table-cell>
          <table:table-cell table:style-name="ce8" table:formula="of:=IF([.A61]=&quot;&quot;;&quot;&quot;;CONCATENATE(&quot; &quot;;[.E61];&quot; &quot;))" office:value-type="string" office:string-value=" 01 2057 " calcext:value-type="string">
            <text:p><text:s/>01 2057 </text:p>
          </table:table-cell>
          <table:table-cell table:style-name="ce10" table:formula="of:=IF([.A61]=&quot;&quot;;&quot;&quot;;IF([.D61]=[.F6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8</text:p>
          </table:table-cell>
          <table:table-cell/>
          <table:table-cell table:formula="of:=IF([.A62]=&quot;&quot;;&quot;&quot;;CONCATENATE(&quot; &quot;;[.A62];&quot; &quot;;[.B62];&quot; &quot;))" office:value-type="string" office:string-value=" 01 2058 " calcext:value-type="string">
            <text:p><text:s/>01 2058 </text:p>
          </table:table-cell>
          <table:table-cell office:value-type="string" calcext:value-type="string">
            <text:p>01 2058</text:p>
          </table:table-cell>
          <table:table-cell table:style-name="ce8" table:formula="of:=IF([.A62]=&quot;&quot;;&quot;&quot;;CONCATENATE(&quot; &quot;;[.E62];&quot; &quot;))" office:value-type="string" office:string-value=" 01 2058 " calcext:value-type="string">
            <text:p><text:s/>01 2058 </text:p>
          </table:table-cell>
          <table:table-cell table:style-name="ce10" table:formula="of:=IF([.A62]=&quot;&quot;;&quot;&quot;;IF([.D62]=[.F6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9</text:p>
          </table:table-cell>
          <table:table-cell/>
          <table:table-cell table:formula="of:=IF([.A63]=&quot;&quot;;&quot;&quot;;CONCATENATE(&quot; &quot;;[.A63];&quot; &quot;;[.B63];&quot; &quot;))" office:value-type="string" office:string-value=" 01 2059 " calcext:value-type="string">
            <text:p><text:s/>01 2059 </text:p>
          </table:table-cell>
          <table:table-cell office:value-type="string" calcext:value-type="string">
            <text:p>01 2059</text:p>
          </table:table-cell>
          <table:table-cell table:style-name="ce8" table:formula="of:=IF([.A63]=&quot;&quot;;&quot;&quot;;CONCATENATE(&quot; &quot;;[.E63];&quot; &quot;))" office:value-type="string" office:string-value=" 01 2059 " calcext:value-type="string">
            <text:p><text:s/>01 2059 </text:p>
          </table:table-cell>
          <table:table-cell table:style-name="ce10" table:formula="of:=IF([.A63]=&quot;&quot;;&quot;&quot;;IF([.D63]=[.F6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0</text:p>
          </table:table-cell>
          <table:table-cell/>
          <table:table-cell table:formula="of:=IF([.A64]=&quot;&quot;;&quot;&quot;;CONCATENATE(&quot; &quot;;[.A64];&quot; &quot;;[.B64];&quot; &quot;))" office:value-type="string" office:string-value=" 01 2060 " calcext:value-type="string">
            <text:p><text:s/>01 2060 </text:p>
          </table:table-cell>
          <table:table-cell office:value-type="string" calcext:value-type="string">
            <text:p>01 2060</text:p>
          </table:table-cell>
          <table:table-cell table:style-name="ce8" table:formula="of:=IF([.A64]=&quot;&quot;;&quot;&quot;;CONCATENATE(&quot; &quot;;[.E64];&quot; &quot;))" office:value-type="string" office:string-value=" 01 2060 " calcext:value-type="string">
            <text:p><text:s/>01 2060 </text:p>
          </table:table-cell>
          <table:table-cell table:style-name="ce10" table:formula="of:=IF([.A64]=&quot;&quot;;&quot;&quot;;IF([.D64]=[.F6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1</text:p>
          </table:table-cell>
          <table:table-cell/>
          <table:table-cell table:formula="of:=IF([.A65]=&quot;&quot;;&quot;&quot;;CONCATENATE(&quot; &quot;;[.A65];&quot; &quot;;[.B65];&quot; &quot;))" office:value-type="string" office:string-value=" 01 2061 " calcext:value-type="string">
            <text:p><text:s/>01 2061 </text:p>
          </table:table-cell>
          <table:table-cell office:value-type="string" calcext:value-type="string">
            <text:p>01 2061</text:p>
          </table:table-cell>
          <table:table-cell table:style-name="ce8" table:formula="of:=IF([.A65]=&quot;&quot;;&quot;&quot;;CONCATENATE(&quot; &quot;;[.E65];&quot; &quot;))" office:value-type="string" office:string-value=" 01 2061 " calcext:value-type="string">
            <text:p><text:s/>01 2061 </text:p>
          </table:table-cell>
          <table:table-cell table:style-name="ce10" table:formula="of:=IF([.A65]=&quot;&quot;;&quot;&quot;;IF([.D65]=[.F6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2</text:p>
          </table:table-cell>
          <table:table-cell/>
          <table:table-cell table:formula="of:=IF([.A66]=&quot;&quot;;&quot;&quot;;CONCATENATE(&quot; &quot;;[.A66];&quot; &quot;;[.B66];&quot; &quot;))" office:value-type="string" office:string-value=" 01 2062 " calcext:value-type="string">
            <text:p><text:s/>01 2062 </text:p>
          </table:table-cell>
          <table:table-cell office:value-type="string" calcext:value-type="string">
            <text:p>01 2062</text:p>
          </table:table-cell>
          <table:table-cell table:style-name="ce8" table:formula="of:=IF([.A66]=&quot;&quot;;&quot;&quot;;CONCATENATE(&quot; &quot;;[.E66];&quot; &quot;))" office:value-type="string" office:string-value=" 01 2062 " calcext:value-type="string">
            <text:p><text:s/>01 2062 </text:p>
          </table:table-cell>
          <table:table-cell table:style-name="ce10" table:formula="of:=IF([.A66]=&quot;&quot;;&quot;&quot;;IF([.D66]=[.F6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3</text:p>
          </table:table-cell>
          <table:table-cell/>
          <table:table-cell table:formula="of:=IF([.A67]=&quot;&quot;;&quot;&quot;;CONCATENATE(&quot; &quot;;[.A67];&quot; &quot;;[.B67];&quot; &quot;))" office:value-type="string" office:string-value=" 01 2063 " calcext:value-type="string">
            <text:p><text:s/>01 2063 </text:p>
          </table:table-cell>
          <table:table-cell office:value-type="string" calcext:value-type="string">
            <text:p>01 2063</text:p>
          </table:table-cell>
          <table:table-cell table:style-name="ce8" table:formula="of:=IF([.A67]=&quot;&quot;;&quot;&quot;;CONCATENATE(&quot; &quot;;[.E67];&quot; &quot;))" office:value-type="string" office:string-value=" 01 2063 " calcext:value-type="string">
            <text:p><text:s/>01 2063 </text:p>
          </table:table-cell>
          <table:table-cell table:style-name="ce10" table:formula="of:=IF([.A67]=&quot;&quot;;&quot;&quot;;IF([.D67]=[.F6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4</text:p>
          </table:table-cell>
          <table:table-cell/>
          <table:table-cell table:formula="of:=IF([.A68]=&quot;&quot;;&quot;&quot;;CONCATENATE(&quot; &quot;;[.A68];&quot; &quot;;[.B68];&quot; &quot;))" office:value-type="string" office:string-value=" 01 2064 " calcext:value-type="string">
            <text:p><text:s/>01 2064 </text:p>
          </table:table-cell>
          <table:table-cell office:value-type="string" calcext:value-type="string">
            <text:p>01 2064</text:p>
          </table:table-cell>
          <table:table-cell table:style-name="ce8" table:formula="of:=IF([.A68]=&quot;&quot;;&quot;&quot;;CONCATENATE(&quot; &quot;;[.E68];&quot; &quot;))" office:value-type="string" office:string-value=" 01 2064 " calcext:value-type="string">
            <text:p><text:s/>01 2064 </text:p>
          </table:table-cell>
          <table:table-cell table:style-name="ce10" table:formula="of:=IF([.A68]=&quot;&quot;;&quot;&quot;;IF([.D68]=[.F6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5</text:p>
          </table:table-cell>
          <table:table-cell/>
          <table:table-cell table:formula="of:=IF([.A69]=&quot;&quot;;&quot;&quot;;CONCATENATE(&quot; &quot;;[.A69];&quot; &quot;;[.B69];&quot; &quot;))" office:value-type="string" office:string-value=" 01 2065 " calcext:value-type="string">
            <text:p><text:s/>01 2065 </text:p>
          </table:table-cell>
          <table:table-cell office:value-type="string" calcext:value-type="string">
            <text:p>01 2065</text:p>
          </table:table-cell>
          <table:table-cell table:style-name="ce8" table:formula="of:=IF([.A69]=&quot;&quot;;&quot;&quot;;CONCATENATE(&quot; &quot;;[.E69];&quot; &quot;))" office:value-type="string" office:string-value=" 01 2065 " calcext:value-type="string">
            <text:p><text:s/>01 2065 </text:p>
          </table:table-cell>
          <table:table-cell table:style-name="ce10" table:formula="of:=IF([.A69]=&quot;&quot;;&quot;&quot;;IF([.D69]=[.F6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6</text:p>
          </table:table-cell>
          <table:table-cell/>
          <table:table-cell table:formula="of:=IF([.A70]=&quot;&quot;;&quot;&quot;;CONCATENATE(&quot; &quot;;[.A70];&quot; &quot;;[.B70];&quot; &quot;))" office:value-type="string" office:string-value=" 01 2066 " calcext:value-type="string">
            <text:p><text:s/>01 2066 </text:p>
          </table:table-cell>
          <table:table-cell office:value-type="string" calcext:value-type="string">
            <text:p>01 2066</text:p>
          </table:table-cell>
          <table:table-cell table:style-name="ce8" table:formula="of:=IF([.A70]=&quot;&quot;;&quot;&quot;;CONCATENATE(&quot; &quot;;[.E70];&quot; &quot;))" office:value-type="string" office:string-value=" 01 2066 " calcext:value-type="string">
            <text:p><text:s/>01 2066 </text:p>
          </table:table-cell>
          <table:table-cell table:style-name="ce10" table:formula="of:=IF([.A70]=&quot;&quot;;&quot;&quot;;IF([.D70]=[.F7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7</text:p>
          </table:table-cell>
          <table:table-cell/>
          <table:table-cell table:formula="of:=IF([.A71]=&quot;&quot;;&quot;&quot;;CONCATENATE(&quot; &quot;;[.A71];&quot; &quot;;[.B71];&quot; &quot;))" office:value-type="string" office:string-value=" 01 2067 " calcext:value-type="string">
            <text:p><text:s/>01 2067 </text:p>
          </table:table-cell>
          <table:table-cell office:value-type="string" calcext:value-type="string">
            <text:p>01 2067</text:p>
          </table:table-cell>
          <table:table-cell table:style-name="ce8" table:formula="of:=IF([.A71]=&quot;&quot;;&quot;&quot;;CONCATENATE(&quot; &quot;;[.E71];&quot; &quot;))" office:value-type="string" office:string-value=" 01 2067 " calcext:value-type="string">
            <text:p><text:s/>01 2067 </text:p>
          </table:table-cell>
          <table:table-cell table:style-name="ce10" table:formula="of:=IF([.A71]=&quot;&quot;;&quot;&quot;;IF([.D71]=[.F7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8</text:p>
          </table:table-cell>
          <table:table-cell/>
          <table:table-cell table:formula="of:=IF([.A72]=&quot;&quot;;&quot;&quot;;CONCATENATE(&quot; &quot;;[.A72];&quot; &quot;;[.B72];&quot; &quot;))" office:value-type="string" office:string-value=" 01 2068 " calcext:value-type="string">
            <text:p><text:s/>01 2068 </text:p>
          </table:table-cell>
          <table:table-cell office:value-type="string" calcext:value-type="string">
            <text:p>01 2068</text:p>
          </table:table-cell>
          <table:table-cell table:style-name="ce8" table:formula="of:=IF([.A72]=&quot;&quot;;&quot;&quot;;CONCATENATE(&quot; &quot;;[.E72];&quot; &quot;))" office:value-type="string" office:string-value=" 01 2068 " calcext:value-type="string">
            <text:p><text:s/>01 2068 </text:p>
          </table:table-cell>
          <table:table-cell table:style-name="ce10" table:formula="of:=IF([.A72]=&quot;&quot;;&quot;&quot;;IF([.D72]=[.F7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9</text:p>
          </table:table-cell>
          <table:table-cell/>
          <table:table-cell table:formula="of:=IF([.A73]=&quot;&quot;;&quot;&quot;;CONCATENATE(&quot; &quot;;[.A73];&quot; &quot;;[.B73];&quot; &quot;))" office:value-type="string" office:string-value=" 01 2069 " calcext:value-type="string">
            <text:p><text:s/>01 2069 </text:p>
          </table:table-cell>
          <table:table-cell office:value-type="string" calcext:value-type="string">
            <text:p>01 2069</text:p>
          </table:table-cell>
          <table:table-cell table:style-name="ce8" table:formula="of:=IF([.A73]=&quot;&quot;;&quot;&quot;;CONCATENATE(&quot; &quot;;[.E73];&quot; &quot;))" office:value-type="string" office:string-value=" 01 2069 " calcext:value-type="string">
            <text:p><text:s/>01 2069 </text:p>
          </table:table-cell>
          <table:table-cell table:style-name="ce10" table:formula="of:=IF([.A73]=&quot;&quot;;&quot;&quot;;IF([.D73]=[.F7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0</text:p>
          </table:table-cell>
          <table:table-cell/>
          <table:table-cell table:formula="of:=IF([.A74]=&quot;&quot;;&quot;&quot;;CONCATENATE(&quot; &quot;;[.A74];&quot; &quot;;[.B74];&quot; &quot;))" office:value-type="string" office:string-value=" 01 2070 " calcext:value-type="string">
            <text:p><text:s/>01 2070 </text:p>
          </table:table-cell>
          <table:table-cell office:value-type="string" calcext:value-type="string">
            <text:p>01 2070</text:p>
          </table:table-cell>
          <table:table-cell table:style-name="ce8" table:formula="of:=IF([.A74]=&quot;&quot;;&quot;&quot;;CONCATENATE(&quot; &quot;;[.E74];&quot; &quot;))" office:value-type="string" office:string-value=" 01 2070 " calcext:value-type="string">
            <text:p><text:s/>01 2070 </text:p>
          </table:table-cell>
          <table:table-cell table:style-name="ce10" table:formula="of:=IF([.A74]=&quot;&quot;;&quot;&quot;;IF([.D74]=[.F7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1</text:p>
          </table:table-cell>
          <table:table-cell/>
          <table:table-cell table:formula="of:=IF([.A75]=&quot;&quot;;&quot;&quot;;CONCATENATE(&quot; &quot;;[.A75];&quot; &quot;;[.B75];&quot; &quot;))" office:value-type="string" office:string-value=" 01 2071 " calcext:value-type="string">
            <text:p><text:s/>01 2071 </text:p>
          </table:table-cell>
          <table:table-cell office:value-type="string" calcext:value-type="string">
            <text:p>01 2071</text:p>
          </table:table-cell>
          <table:table-cell table:style-name="ce8" table:formula="of:=IF([.A75]=&quot;&quot;;&quot;&quot;;CONCATENATE(&quot; &quot;;[.E75];&quot; &quot;))" office:value-type="string" office:string-value=" 01 2071 " calcext:value-type="string">
            <text:p><text:s/>01 2071 </text:p>
          </table:table-cell>
          <table:table-cell table:style-name="ce10" table:formula="of:=IF([.A75]=&quot;&quot;;&quot;&quot;;IF([.D75]=[.F7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2</text:p>
          </table:table-cell>
          <table:table-cell/>
          <table:table-cell table:formula="of:=IF([.A76]=&quot;&quot;;&quot;&quot;;CONCATENATE(&quot; &quot;;[.A76];&quot; &quot;;[.B76];&quot; &quot;))" office:value-type="string" office:string-value=" 01 2072 " calcext:value-type="string">
            <text:p><text:s/>01 2072 </text:p>
          </table:table-cell>
          <table:table-cell office:value-type="string" calcext:value-type="string">
            <text:p>01 2072</text:p>
          </table:table-cell>
          <table:table-cell table:style-name="ce8" table:formula="of:=IF([.A76]=&quot;&quot;;&quot;&quot;;CONCATENATE(&quot; &quot;;[.E76];&quot; &quot;))" office:value-type="string" office:string-value=" 01 2072 " calcext:value-type="string">
            <text:p><text:s/>01 2072 </text:p>
          </table:table-cell>
          <table:table-cell table:style-name="ce10" table:formula="of:=IF([.A76]=&quot;&quot;;&quot;&quot;;IF([.D76]=[.F7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3</text:p>
          </table:table-cell>
          <table:table-cell/>
          <table:table-cell table:formula="of:=IF([.A77]=&quot;&quot;;&quot;&quot;;CONCATENATE(&quot; &quot;;[.A77];&quot; &quot;;[.B77];&quot; &quot;))" office:value-type="string" office:string-value=" 01 2073 " calcext:value-type="string">
            <text:p><text:s/>01 2073 </text:p>
          </table:table-cell>
          <table:table-cell office:value-type="string" calcext:value-type="string">
            <text:p>01 2073</text:p>
          </table:table-cell>
          <table:table-cell table:style-name="ce8" table:formula="of:=IF([.A77]=&quot;&quot;;&quot;&quot;;CONCATENATE(&quot; &quot;;[.E77];&quot; &quot;))" office:value-type="string" office:string-value=" 01 2073 " calcext:value-type="string">
            <text:p><text:s/>01 2073 </text:p>
          </table:table-cell>
          <table:table-cell table:style-name="ce10" table:formula="of:=IF([.A77]=&quot;&quot;;&quot;&quot;;IF([.D77]=[.F7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4</text:p>
          </table:table-cell>
          <table:table-cell/>
          <table:table-cell table:formula="of:=IF([.A78]=&quot;&quot;;&quot;&quot;;CONCATENATE(&quot; &quot;;[.A78];&quot; &quot;;[.B78];&quot; &quot;))" office:value-type="string" office:string-value=" 01 2074 " calcext:value-type="string">
            <text:p><text:s/>01 2074 </text:p>
          </table:table-cell>
          <table:table-cell office:value-type="string" calcext:value-type="string">
            <text:p>01 2074</text:p>
          </table:table-cell>
          <table:table-cell table:style-name="ce8" table:formula="of:=IF([.A78]=&quot;&quot;;&quot;&quot;;CONCATENATE(&quot; &quot;;[.E78];&quot; &quot;))" office:value-type="string" office:string-value=" 01 2074 " calcext:value-type="string">
            <text:p><text:s/>01 2074 </text:p>
          </table:table-cell>
          <table:table-cell table:style-name="ce10" table:formula="of:=IF([.A78]=&quot;&quot;;&quot;&quot;;IF([.D78]=[.F7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5</text:p>
          </table:table-cell>
          <table:table-cell/>
          <table:table-cell table:formula="of:=IF([.A79]=&quot;&quot;;&quot;&quot;;CONCATENATE(&quot; &quot;;[.A79];&quot; &quot;;[.B79];&quot; &quot;))" office:value-type="string" office:string-value=" 01 2075 " calcext:value-type="string">
            <text:p><text:s/>01 2075 </text:p>
          </table:table-cell>
          <table:table-cell office:value-type="string" calcext:value-type="string">
            <text:p>01 2075</text:p>
          </table:table-cell>
          <table:table-cell table:style-name="ce8" table:formula="of:=IF([.A79]=&quot;&quot;;&quot;&quot;;CONCATENATE(&quot; &quot;;[.E79];&quot; &quot;))" office:value-type="string" office:string-value=" 01 2075 " calcext:value-type="string">
            <text:p><text:s/>01 2075 </text:p>
          </table:table-cell>
          <table:table-cell table:style-name="ce10" table:formula="of:=IF([.A79]=&quot;&quot;;&quot;&quot;;IF([.D79]=[.F7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6</text:p>
          </table:table-cell>
          <table:table-cell/>
          <table:table-cell table:formula="of:=IF([.A80]=&quot;&quot;;&quot;&quot;;CONCATENATE(&quot; &quot;;[.A80];&quot; &quot;;[.B80];&quot; &quot;))" office:value-type="string" office:string-value=" 01 2076 " calcext:value-type="string">
            <text:p><text:s/>01 2076 </text:p>
          </table:table-cell>
          <table:table-cell office:value-type="string" calcext:value-type="string">
            <text:p>01 2076</text:p>
          </table:table-cell>
          <table:table-cell table:style-name="ce8" table:formula="of:=IF([.A80]=&quot;&quot;;&quot;&quot;;CONCATENATE(&quot; &quot;;[.E80];&quot; &quot;))" office:value-type="string" office:string-value=" 01 2076 " calcext:value-type="string">
            <text:p><text:s/>01 2076 </text:p>
          </table:table-cell>
          <table:table-cell table:style-name="ce10" table:formula="of:=IF([.A80]=&quot;&quot;;&quot;&quot;;IF([.D80]=[.F8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7</text:p>
          </table:table-cell>
          <table:table-cell/>
          <table:table-cell table:formula="of:=IF([.A81]=&quot;&quot;;&quot;&quot;;CONCATENATE(&quot; &quot;;[.A81];&quot; &quot;;[.B81];&quot; &quot;))" office:value-type="string" office:string-value=" 01 2077 " calcext:value-type="string">
            <text:p><text:s/>01 2077 </text:p>
          </table:table-cell>
          <table:table-cell office:value-type="string" calcext:value-type="string">
            <text:p>01 2077</text:p>
          </table:table-cell>
          <table:table-cell table:style-name="ce8" table:formula="of:=IF([.A81]=&quot;&quot;;&quot;&quot;;CONCATENATE(&quot; &quot;;[.E81];&quot; &quot;))" office:value-type="string" office:string-value=" 01 2077 " calcext:value-type="string">
            <text:p><text:s/>01 2077 </text:p>
          </table:table-cell>
          <table:table-cell table:style-name="ce10" table:formula="of:=IF([.A81]=&quot;&quot;;&quot;&quot;;IF([.D81]=[.F8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8</text:p>
          </table:table-cell>
          <table:table-cell/>
          <table:table-cell table:formula="of:=IF([.A82]=&quot;&quot;;&quot;&quot;;CONCATENATE(&quot; &quot;;[.A82];&quot; &quot;;[.B82];&quot; &quot;))" office:value-type="string" office:string-value=" 01 2078 " calcext:value-type="string">
            <text:p><text:s/>01 2078 </text:p>
          </table:table-cell>
          <table:table-cell office:value-type="string" calcext:value-type="string">
            <text:p>01 2078</text:p>
          </table:table-cell>
          <table:table-cell table:style-name="ce8" table:formula="of:=IF([.A82]=&quot;&quot;;&quot;&quot;;CONCATENATE(&quot; &quot;;[.E82];&quot; &quot;))" office:value-type="string" office:string-value=" 01 2078 " calcext:value-type="string">
            <text:p><text:s/>01 2078 </text:p>
          </table:table-cell>
          <table:table-cell table:style-name="ce10" table:formula="of:=IF([.A82]=&quot;&quot;;&quot;&quot;;IF([.D82]=[.F8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9</text:p>
          </table:table-cell>
          <table:table-cell/>
          <table:table-cell table:formula="of:=IF([.A83]=&quot;&quot;;&quot;&quot;;CONCATENATE(&quot; &quot;;[.A83];&quot; &quot;;[.B83];&quot; &quot;))" office:value-type="string" office:string-value=" 01 2079 " calcext:value-type="string">
            <text:p><text:s/>01 2079 </text:p>
          </table:table-cell>
          <table:table-cell office:value-type="string" calcext:value-type="string">
            <text:p>01 2079</text:p>
          </table:table-cell>
          <table:table-cell table:style-name="ce8" table:formula="of:=IF([.A83]=&quot;&quot;;&quot;&quot;;CONCATENATE(&quot; &quot;;[.E83];&quot; &quot;))" office:value-type="string" office:string-value=" 01 2079 " calcext:value-type="string">
            <text:p><text:s/>01 2079 </text:p>
          </table:table-cell>
          <table:table-cell table:style-name="ce10" table:formula="of:=IF([.A83]=&quot;&quot;;&quot;&quot;;IF([.D83]=[.F8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0</text:p>
          </table:table-cell>
          <table:table-cell/>
          <table:table-cell table:formula="of:=IF([.A84]=&quot;&quot;;&quot;&quot;;CONCATENATE(&quot; &quot;;[.A84];&quot; &quot;;[.B84];&quot; &quot;))" office:value-type="string" office:string-value=" 01 2080 " calcext:value-type="string">
            <text:p><text:s/>01 2080 </text:p>
          </table:table-cell>
          <table:table-cell office:value-type="string" calcext:value-type="string">
            <text:p>01 2080</text:p>
          </table:table-cell>
          <table:table-cell table:style-name="ce8" table:formula="of:=IF([.A84]=&quot;&quot;;&quot;&quot;;CONCATENATE(&quot; &quot;;[.E84];&quot; &quot;))" office:value-type="string" office:string-value=" 01 2080 " calcext:value-type="string">
            <text:p><text:s/>01 2080 </text:p>
          </table:table-cell>
          <table:table-cell table:style-name="ce10" table:formula="of:=IF([.A84]=&quot;&quot;;&quot;&quot;;IF([.D84]=[.F8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1</text:p>
          </table:table-cell>
          <table:table-cell/>
          <table:table-cell table:formula="of:=IF([.A85]=&quot;&quot;;&quot;&quot;;CONCATENATE(&quot; &quot;;[.A85];&quot; &quot;;[.B85];&quot; &quot;))" office:value-type="string" office:string-value=" 01 2081 " calcext:value-type="string">
            <text:p><text:s/>01 2081 </text:p>
          </table:table-cell>
          <table:table-cell office:value-type="string" calcext:value-type="string">
            <text:p>01 2081</text:p>
          </table:table-cell>
          <table:table-cell table:style-name="ce8" table:formula="of:=IF([.A85]=&quot;&quot;;&quot;&quot;;CONCATENATE(&quot; &quot;;[.E85];&quot; &quot;))" office:value-type="string" office:string-value=" 01 2081 " calcext:value-type="string">
            <text:p><text:s/>01 2081 </text:p>
          </table:table-cell>
          <table:table-cell table:style-name="ce10" table:formula="of:=IF([.A85]=&quot;&quot;;&quot;&quot;;IF([.D85]=[.F8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2</text:p>
          </table:table-cell>
          <table:table-cell/>
          <table:table-cell table:formula="of:=IF([.A86]=&quot;&quot;;&quot;&quot;;CONCATENATE(&quot; &quot;;[.A86];&quot; &quot;;[.B86];&quot; &quot;))" office:value-type="string" office:string-value=" 01 2082 " calcext:value-type="string">
            <text:p><text:s/>01 2082 </text:p>
          </table:table-cell>
          <table:table-cell office:value-type="string" calcext:value-type="string">
            <text:p>01 2082</text:p>
          </table:table-cell>
          <table:table-cell table:style-name="ce8" table:formula="of:=IF([.A86]=&quot;&quot;;&quot;&quot;;CONCATENATE(&quot; &quot;;[.E86];&quot; &quot;))" office:value-type="string" office:string-value=" 01 2082 " calcext:value-type="string">
            <text:p><text:s/>01 2082 </text:p>
          </table:table-cell>
          <table:table-cell table:style-name="ce10" table:formula="of:=IF([.A86]=&quot;&quot;;&quot;&quot;;IF([.D86]=[.F8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3</text:p>
          </table:table-cell>
          <table:table-cell/>
          <table:table-cell table:formula="of:=IF([.A87]=&quot;&quot;;&quot;&quot;;CONCATENATE(&quot; &quot;;[.A87];&quot; &quot;;[.B87];&quot; &quot;))" office:value-type="string" office:string-value=" 01 2083 " calcext:value-type="string">
            <text:p><text:s/>01 2083 </text:p>
          </table:table-cell>
          <table:table-cell office:value-type="string" calcext:value-type="string">
            <text:p>01 2083</text:p>
          </table:table-cell>
          <table:table-cell table:style-name="ce8" table:formula="of:=IF([.A87]=&quot;&quot;;&quot;&quot;;CONCATENATE(&quot; &quot;;[.E87];&quot; &quot;))" office:value-type="string" office:string-value=" 01 2083 " calcext:value-type="string">
            <text:p><text:s/>01 2083 </text:p>
          </table:table-cell>
          <table:table-cell table:style-name="ce10" table:formula="of:=IF([.A87]=&quot;&quot;;&quot;&quot;;IF([.D87]=[.F8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4</text:p>
          </table:table-cell>
          <table:table-cell/>
          <table:table-cell table:formula="of:=IF([.A88]=&quot;&quot;;&quot;&quot;;CONCATENATE(&quot; &quot;;[.A88];&quot; &quot;;[.B88];&quot; &quot;))" office:value-type="string" office:string-value=" 01 2084 " calcext:value-type="string">
            <text:p><text:s/>01 2084 </text:p>
          </table:table-cell>
          <table:table-cell office:value-type="string" calcext:value-type="string">
            <text:p>01 2084</text:p>
          </table:table-cell>
          <table:table-cell table:style-name="ce8" table:formula="of:=IF([.A88]=&quot;&quot;;&quot;&quot;;CONCATENATE(&quot; &quot;;[.E88];&quot; &quot;))" office:value-type="string" office:string-value=" 01 2084 " calcext:value-type="string">
            <text:p><text:s/>01 2084 </text:p>
          </table:table-cell>
          <table:table-cell table:style-name="ce10" table:formula="of:=IF([.A88]=&quot;&quot;;&quot;&quot;;IF([.D88]=[.F8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5</text:p>
          </table:table-cell>
          <table:table-cell/>
          <table:table-cell table:formula="of:=IF([.A89]=&quot;&quot;;&quot;&quot;;CONCATENATE(&quot; &quot;;[.A89];&quot; &quot;;[.B89];&quot; &quot;))" office:value-type="string" office:string-value=" 01 2085 " calcext:value-type="string">
            <text:p><text:s/>01 2085 </text:p>
          </table:table-cell>
          <table:table-cell office:value-type="string" calcext:value-type="string">
            <text:p>01 2085</text:p>
          </table:table-cell>
          <table:table-cell table:style-name="ce8" table:formula="of:=IF([.A89]=&quot;&quot;;&quot;&quot;;CONCATENATE(&quot; &quot;;[.E89];&quot; &quot;))" office:value-type="string" office:string-value=" 01 2085 " calcext:value-type="string">
            <text:p><text:s/>01 2085 </text:p>
          </table:table-cell>
          <table:table-cell table:style-name="ce10" table:formula="of:=IF([.A89]=&quot;&quot;;&quot;&quot;;IF([.D89]=[.F8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6</text:p>
          </table:table-cell>
          <table:table-cell/>
          <table:table-cell table:formula="of:=IF([.A90]=&quot;&quot;;&quot;&quot;;CONCATENATE(&quot; &quot;;[.A90];&quot; &quot;;[.B90];&quot; &quot;))" office:value-type="string" office:string-value=" 01 2086 " calcext:value-type="string">
            <text:p><text:s/>01 2086 </text:p>
          </table:table-cell>
          <table:table-cell office:value-type="string" calcext:value-type="string">
            <text:p>01 2086</text:p>
          </table:table-cell>
          <table:table-cell table:style-name="ce8" table:formula="of:=IF([.A90]=&quot;&quot;;&quot;&quot;;CONCATENATE(&quot; &quot;;[.E90];&quot; &quot;))" office:value-type="string" office:string-value=" 01 2086 " calcext:value-type="string">
            <text:p><text:s/>01 2086 </text:p>
          </table:table-cell>
          <table:table-cell table:style-name="ce10" table:formula="of:=IF([.A90]=&quot;&quot;;&quot;&quot;;IF([.D90]=[.F9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7</text:p>
          </table:table-cell>
          <table:table-cell/>
          <table:table-cell table:formula="of:=IF([.A91]=&quot;&quot;;&quot;&quot;;CONCATENATE(&quot; &quot;;[.A91];&quot; &quot;;[.B91];&quot; &quot;))" office:value-type="string" office:string-value=" 01 2087 " calcext:value-type="string">
            <text:p><text:s/>01 2087 </text:p>
          </table:table-cell>
          <table:table-cell office:value-type="string" calcext:value-type="string">
            <text:p>01 2087</text:p>
          </table:table-cell>
          <table:table-cell table:style-name="ce8" table:formula="of:=IF([.A91]=&quot;&quot;;&quot;&quot;;CONCATENATE(&quot; &quot;;[.E91];&quot; &quot;))" office:value-type="string" office:string-value=" 01 2087 " calcext:value-type="string">
            <text:p><text:s/>01 2087 </text:p>
          </table:table-cell>
          <table:table-cell table:style-name="ce10" table:formula="of:=IF([.A91]=&quot;&quot;;&quot;&quot;;IF([.D91]=[.F9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8</text:p>
          </table:table-cell>
          <table:table-cell/>
          <table:table-cell table:formula="of:=IF([.A92]=&quot;&quot;;&quot;&quot;;CONCATENATE(&quot; &quot;;[.A92];&quot; &quot;;[.B92];&quot; &quot;))" office:value-type="string" office:string-value=" 01 2088 " calcext:value-type="string">
            <text:p><text:s/>01 2088 </text:p>
          </table:table-cell>
          <table:table-cell office:value-type="string" calcext:value-type="string">
            <text:p>01 2088</text:p>
          </table:table-cell>
          <table:table-cell table:style-name="ce8" table:formula="of:=IF([.A92]=&quot;&quot;;&quot;&quot;;CONCATENATE(&quot; &quot;;[.E92];&quot; &quot;))" office:value-type="string" office:string-value=" 01 2088 " calcext:value-type="string">
            <text:p><text:s/>01 2088 </text:p>
          </table:table-cell>
          <table:table-cell table:style-name="ce10" table:formula="of:=IF([.A92]=&quot;&quot;;&quot;&quot;;IF([.D92]=[.F9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9</text:p>
          </table:table-cell>
          <table:table-cell/>
          <table:table-cell table:formula="of:=IF([.A93]=&quot;&quot;;&quot;&quot;;CONCATENATE(&quot; &quot;;[.A93];&quot; &quot;;[.B93];&quot; &quot;))" office:value-type="string" office:string-value=" 01 2089 " calcext:value-type="string">
            <text:p><text:s/>01 2089 </text:p>
          </table:table-cell>
          <table:table-cell office:value-type="string" calcext:value-type="string">
            <text:p>01 2089</text:p>
          </table:table-cell>
          <table:table-cell table:style-name="ce8" table:formula="of:=IF([.A93]=&quot;&quot;;&quot;&quot;;CONCATENATE(&quot; &quot;;[.E93];&quot; &quot;))" office:value-type="string" office:string-value=" 01 2089 " calcext:value-type="string">
            <text:p><text:s/>01 2089 </text:p>
          </table:table-cell>
          <table:table-cell table:style-name="ce10" table:formula="of:=IF([.A93]=&quot;&quot;;&quot;&quot;;IF([.D93]=[.F9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0</text:p>
          </table:table-cell>
          <table:table-cell/>
          <table:table-cell table:formula="of:=IF([.A94]=&quot;&quot;;&quot;&quot;;CONCATENATE(&quot; &quot;;[.A94];&quot; &quot;;[.B94];&quot; &quot;))" office:value-type="string" office:string-value=" 01 2090 " calcext:value-type="string">
            <text:p><text:s/>01 2090 </text:p>
          </table:table-cell>
          <table:table-cell office:value-type="string" calcext:value-type="string">
            <text:p>01 2090</text:p>
          </table:table-cell>
          <table:table-cell table:style-name="ce8" table:formula="of:=IF([.A94]=&quot;&quot;;&quot;&quot;;CONCATENATE(&quot; &quot;;[.E94];&quot; &quot;))" office:value-type="string" office:string-value=" 01 2090 " calcext:value-type="string">
            <text:p><text:s/>01 2090 </text:p>
          </table:table-cell>
          <table:table-cell table:style-name="ce10" table:formula="of:=IF([.A94]=&quot;&quot;;&quot;&quot;;IF([.D94]=[.F9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1</text:p>
          </table:table-cell>
          <table:table-cell/>
          <table:table-cell table:formula="of:=IF([.A95]=&quot;&quot;;&quot;&quot;;CONCATENATE(&quot; &quot;;[.A95];&quot; &quot;;[.B95];&quot; &quot;))" office:value-type="string" office:string-value=" 01 2091 " calcext:value-type="string">
            <text:p><text:s/>01 2091 </text:p>
          </table:table-cell>
          <table:table-cell office:value-type="string" calcext:value-type="string">
            <text:p>01 2091</text:p>
          </table:table-cell>
          <table:table-cell table:style-name="ce8" table:formula="of:=IF([.A95]=&quot;&quot;;&quot;&quot;;CONCATENATE(&quot; &quot;;[.E95];&quot; &quot;))" office:value-type="string" office:string-value=" 01 2091 " calcext:value-type="string">
            <text:p><text:s/>01 2091 </text:p>
          </table:table-cell>
          <table:table-cell table:style-name="ce10" table:formula="of:=IF([.A95]=&quot;&quot;;&quot;&quot;;IF([.D95]=[.F9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2</text:p>
          </table:table-cell>
          <table:table-cell/>
          <table:table-cell table:formula="of:=IF([.A96]=&quot;&quot;;&quot;&quot;;CONCATENATE(&quot; &quot;;[.A96];&quot; &quot;;[.B96];&quot; &quot;))" office:value-type="string" office:string-value=" 01 2092 " calcext:value-type="string">
            <text:p><text:s/>01 2092 </text:p>
          </table:table-cell>
          <table:table-cell office:value-type="string" calcext:value-type="string">
            <text:p>01 2092</text:p>
          </table:table-cell>
          <table:table-cell table:style-name="ce8" table:formula="of:=IF([.A96]=&quot;&quot;;&quot;&quot;;CONCATENATE(&quot; &quot;;[.E96];&quot; &quot;))" office:value-type="string" office:string-value=" 01 2092 " calcext:value-type="string">
            <text:p><text:s/>01 2092 </text:p>
          </table:table-cell>
          <table:table-cell table:style-name="ce10" table:formula="of:=IF([.A96]=&quot;&quot;;&quot;&quot;;IF([.D96]=[.F9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3</text:p>
          </table:table-cell>
          <table:table-cell/>
          <table:table-cell table:formula="of:=IF([.A97]=&quot;&quot;;&quot;&quot;;CONCATENATE(&quot; &quot;;[.A97];&quot; &quot;;[.B97];&quot; &quot;))" office:value-type="string" office:string-value=" 01 2093 " calcext:value-type="string">
            <text:p><text:s/>01 2093 </text:p>
          </table:table-cell>
          <table:table-cell office:value-type="string" calcext:value-type="string">
            <text:p>01 2093</text:p>
          </table:table-cell>
          <table:table-cell table:style-name="ce8" table:formula="of:=IF([.A97]=&quot;&quot;;&quot;&quot;;CONCATENATE(&quot; &quot;;[.E97];&quot; &quot;))" office:value-type="string" office:string-value=" 01 2093 " calcext:value-type="string">
            <text:p><text:s/>01 2093 </text:p>
          </table:table-cell>
          <table:table-cell table:style-name="ce10" table:formula="of:=IF([.A97]=&quot;&quot;;&quot;&quot;;IF([.D97]=[.F9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4</text:p>
          </table:table-cell>
          <table:table-cell/>
          <table:table-cell table:formula="of:=IF([.A98]=&quot;&quot;;&quot;&quot;;CONCATENATE(&quot; &quot;;[.A98];&quot; &quot;;[.B98];&quot; &quot;))" office:value-type="string" office:string-value=" 01 2094 " calcext:value-type="string">
            <text:p><text:s/>01 2094 </text:p>
          </table:table-cell>
          <table:table-cell office:value-type="string" calcext:value-type="string">
            <text:p>01 2094</text:p>
          </table:table-cell>
          <table:table-cell table:style-name="ce8" table:formula="of:=IF([.A98]=&quot;&quot;;&quot;&quot;;CONCATENATE(&quot; &quot;;[.E98];&quot; &quot;))" office:value-type="string" office:string-value=" 01 2094 " calcext:value-type="string">
            <text:p><text:s/>01 2094 </text:p>
          </table:table-cell>
          <table:table-cell table:style-name="ce10" table:formula="of:=IF([.A98]=&quot;&quot;;&quot;&quot;;IF([.D98]=[.F9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5</text:p>
          </table:table-cell>
          <table:table-cell/>
          <table:table-cell table:formula="of:=IF([.A99]=&quot;&quot;;&quot;&quot;;CONCATENATE(&quot; &quot;;[.A99];&quot; &quot;;[.B99];&quot; &quot;))" office:value-type="string" office:string-value=" 01 2095 " calcext:value-type="string">
            <text:p><text:s/>01 2095 </text:p>
          </table:table-cell>
          <table:table-cell office:value-type="string" calcext:value-type="string">
            <text:p>01 2095</text:p>
          </table:table-cell>
          <table:table-cell table:style-name="ce8" table:formula="of:=IF([.A99]=&quot;&quot;;&quot;&quot;;CONCATENATE(&quot; &quot;;[.E99];&quot; &quot;))" office:value-type="string" office:string-value=" 01 2095 " calcext:value-type="string">
            <text:p><text:s/>01 2095 </text:p>
          </table:table-cell>
          <table:table-cell table:style-name="ce10" table:formula="of:=IF([.A99]=&quot;&quot;;&quot;&quot;;IF([.D99]=[.F9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6</text:p>
          </table:table-cell>
          <table:table-cell/>
          <table:table-cell table:formula="of:=IF([.A100]=&quot;&quot;;&quot;&quot;;CONCATENATE(&quot; &quot;;[.A100];&quot; &quot;;[.B100];&quot; &quot;))" office:value-type="string" office:string-value=" 01 2096 " calcext:value-type="string">
            <text:p><text:s/>01 2096 </text:p>
          </table:table-cell>
          <table:table-cell office:value-type="string" calcext:value-type="string">
            <text:p>01 2096</text:p>
          </table:table-cell>
          <table:table-cell table:style-name="ce8" table:formula="of:=IF([.A100]=&quot;&quot;;&quot;&quot;;CONCATENATE(&quot; &quot;;[.E100];&quot; &quot;))" office:value-type="string" office:string-value=" 01 2096 " calcext:value-type="string">
            <text:p><text:s/>01 2096 </text:p>
          </table:table-cell>
          <table:table-cell table:style-name="ce10" table:formula="of:=IF([.A100]=&quot;&quot;;&quot;&quot;;IF([.D100]=[.F10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7</text:p>
          </table:table-cell>
          <table:table-cell/>
          <table:table-cell table:formula="of:=IF([.A101]=&quot;&quot;;&quot;&quot;;CONCATENATE(&quot; &quot;;[.A101];&quot; &quot;;[.B101];&quot; &quot;))" office:value-type="string" office:string-value=" 01 2097 " calcext:value-type="string">
            <text:p><text:s/>01 2097 </text:p>
          </table:table-cell>
          <table:table-cell office:value-type="string" calcext:value-type="string">
            <text:p>01 2097</text:p>
          </table:table-cell>
          <table:table-cell table:style-name="ce8" table:formula="of:=IF([.A101]=&quot;&quot;;&quot;&quot;;CONCATENATE(&quot; &quot;;[.E101];&quot; &quot;))" office:value-type="string" office:string-value=" 01 2097 " calcext:value-type="string">
            <text:p><text:s/>01 2097 </text:p>
          </table:table-cell>
          <table:table-cell table:style-name="ce10" table:formula="of:=IF([.A101]=&quot;&quot;;&quot;&quot;;IF([.D101]=[.F10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8</text:p>
          </table:table-cell>
          <table:table-cell/>
          <table:table-cell table:formula="of:=IF([.A102]=&quot;&quot;;&quot;&quot;;CONCATENATE(&quot; &quot;;[.A102];&quot; &quot;;[.B102];&quot; &quot;))" office:value-type="string" office:string-value=" 01 2098 " calcext:value-type="string">
            <text:p><text:s/>01 2098 </text:p>
          </table:table-cell>
          <table:table-cell office:value-type="string" calcext:value-type="string">
            <text:p>01 2098</text:p>
          </table:table-cell>
          <table:table-cell table:style-name="ce8" table:formula="of:=IF([.A102]=&quot;&quot;;&quot;&quot;;CONCATENATE(&quot; &quot;;[.E102];&quot; &quot;))" office:value-type="string" office:string-value=" 01 2098 " calcext:value-type="string">
            <text:p><text:s/>01 2098 </text:p>
          </table:table-cell>
          <table:table-cell table:style-name="ce10" table:formula="of:=IF([.A102]=&quot;&quot;;&quot;&quot;;IF([.D102]=[.F10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9</text:p>
          </table:table-cell>
          <table:table-cell/>
          <table:table-cell table:formula="of:=IF([.A103]=&quot;&quot;;&quot;&quot;;CONCATENATE(&quot; &quot;;[.A103];&quot; &quot;;[.B103];&quot; &quot;))" office:value-type="string" office:string-value=" 01 2099 " calcext:value-type="string">
            <text:p><text:s/>01 2099 </text:p>
          </table:table-cell>
          <table:table-cell office:value-type="string" calcext:value-type="string">
            <text:p>01 2099</text:p>
          </table:table-cell>
          <table:table-cell table:style-name="ce8" table:formula="of:=IF([.A103]=&quot;&quot;;&quot;&quot;;CONCATENATE(&quot; &quot;;[.E103];&quot; &quot;))" office:value-type="string" office:string-value=" 01 2099 " calcext:value-type="string">
            <text:p><text:s/>01 2099 </text:p>
          </table:table-cell>
          <table:table-cell table:style-name="ce10" table:formula="of:=IF([.A103]=&quot;&quot;;&quot;&quot;;IF([.D103]=[.F10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0</text:p>
          </table:table-cell>
          <table:table-cell/>
          <table:table-cell table:formula="of:=IF([.A104]=&quot;&quot;;&quot;&quot;;CONCATENATE(&quot; &quot;;[.A104];&quot; &quot;;[.B104];&quot; &quot;))" office:value-type="string" office:string-value=" 01 2100 " calcext:value-type="string">
            <text:p><text:s/>01 2100 </text:p>
          </table:table-cell>
          <table:table-cell office:value-type="string" calcext:value-type="string">
            <text:p>01 2100</text:p>
          </table:table-cell>
          <table:table-cell table:style-name="ce8" table:formula="of:=IF([.A104]=&quot;&quot;;&quot;&quot;;CONCATENATE(&quot; &quot;;[.E104];&quot; &quot;))" office:value-type="string" office:string-value=" 01 2100 " calcext:value-type="string">
            <text:p><text:s/>01 2100 </text:p>
          </table:table-cell>
          <table:table-cell table:style-name="ce10" table:formula="of:=IF([.A104]=&quot;&quot;;&quot;&quot;;IF([.D104]=[.F10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1</text:p>
          </table:table-cell>
          <table:table-cell/>
          <table:table-cell table:formula="of:=IF([.A105]=&quot;&quot;;&quot;&quot;;CONCATENATE(&quot; &quot;;[.A105];&quot; &quot;;[.B105];&quot; &quot;))" office:value-type="string" office:string-value=" 01 2101 " calcext:value-type="string">
            <text:p><text:s/>01 2101 </text:p>
          </table:table-cell>
          <table:table-cell office:value-type="string" calcext:value-type="string">
            <text:p>01 2101</text:p>
          </table:table-cell>
          <table:table-cell table:style-name="ce8" table:formula="of:=IF([.A105]=&quot;&quot;;&quot;&quot;;CONCATENATE(&quot; &quot;;[.E105];&quot; &quot;))" office:value-type="string" office:string-value=" 01 2101 " calcext:value-type="string">
            <text:p><text:s/>01 2101 </text:p>
          </table:table-cell>
          <table:table-cell table:style-name="ce10" table:formula="of:=IF([.A105]=&quot;&quot;;&quot;&quot;;IF([.D105]=[.F10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2</text:p>
          </table:table-cell>
          <table:table-cell/>
          <table:table-cell table:formula="of:=IF([.A106]=&quot;&quot;;&quot;&quot;;CONCATENATE(&quot; &quot;;[.A106];&quot; &quot;;[.B106];&quot; &quot;))" office:value-type="string" office:string-value=" 01 2102 " calcext:value-type="string">
            <text:p><text:s/>01 2102 </text:p>
          </table:table-cell>
          <table:table-cell office:value-type="string" calcext:value-type="string">
            <text:p>01 2102</text:p>
          </table:table-cell>
          <table:table-cell table:style-name="ce8" table:formula="of:=IF([.A106]=&quot;&quot;;&quot;&quot;;CONCATENATE(&quot; &quot;;[.E106];&quot; &quot;))" office:value-type="string" office:string-value=" 01 2102 " calcext:value-type="string">
            <text:p><text:s/>01 2102 </text:p>
          </table:table-cell>
          <table:table-cell table:style-name="ce10" table:formula="of:=IF([.A106]=&quot;&quot;;&quot;&quot;;IF([.D106]=[.F10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3</text:p>
          </table:table-cell>
          <table:table-cell/>
          <table:table-cell table:formula="of:=IF([.A107]=&quot;&quot;;&quot;&quot;;CONCATENATE(&quot; &quot;;[.A107];&quot; &quot;;[.B107];&quot; &quot;))" office:value-type="string" office:string-value=" 01 2103 " calcext:value-type="string">
            <text:p><text:s/>01 2103 </text:p>
          </table:table-cell>
          <table:table-cell office:value-type="string" calcext:value-type="string">
            <text:p>01 2103</text:p>
          </table:table-cell>
          <table:table-cell table:style-name="ce8" table:formula="of:=IF([.A107]=&quot;&quot;;&quot;&quot;;CONCATENATE(&quot; &quot;;[.E107];&quot; &quot;))" office:value-type="string" office:string-value=" 01 2103 " calcext:value-type="string">
            <text:p><text:s/>01 2103 </text:p>
          </table:table-cell>
          <table:table-cell table:style-name="ce10" table:formula="of:=IF([.A107]=&quot;&quot;;&quot;&quot;;IF([.D107]=[.F10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4</text:p>
          </table:table-cell>
          <table:table-cell/>
          <table:table-cell table:formula="of:=IF([.A108]=&quot;&quot;;&quot;&quot;;CONCATENATE(&quot; &quot;;[.A108];&quot; &quot;;[.B108];&quot; &quot;))" office:value-type="string" office:string-value=" 01 2104 " calcext:value-type="string">
            <text:p><text:s/>01 2104 </text:p>
          </table:table-cell>
          <table:table-cell office:value-type="string" calcext:value-type="string">
            <text:p>01 2104</text:p>
          </table:table-cell>
          <table:table-cell table:style-name="ce8" table:formula="of:=IF([.A108]=&quot;&quot;;&quot;&quot;;CONCATENATE(&quot; &quot;;[.E108];&quot; &quot;))" office:value-type="string" office:string-value=" 01 2104 " calcext:value-type="string">
            <text:p><text:s/>01 2104 </text:p>
          </table:table-cell>
          <table:table-cell table:style-name="ce10" table:formula="of:=IF([.A108]=&quot;&quot;;&quot;&quot;;IF([.D108]=[.F10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5</text:p>
          </table:table-cell>
          <table:table-cell/>
          <table:table-cell table:formula="of:=IF([.A109]=&quot;&quot;;&quot;&quot;;CONCATENATE(&quot; &quot;;[.A109];&quot; &quot;;[.B109];&quot; &quot;))" office:value-type="string" office:string-value=" 01 2105 " calcext:value-type="string">
            <text:p><text:s/>01 2105 </text:p>
          </table:table-cell>
          <table:table-cell office:value-type="string" calcext:value-type="string">
            <text:p>01 2105</text:p>
          </table:table-cell>
          <table:table-cell table:style-name="ce8" table:formula="of:=IF([.A109]=&quot;&quot;;&quot;&quot;;CONCATENATE(&quot; &quot;;[.E109];&quot; &quot;))" office:value-type="string" office:string-value=" 01 2105 " calcext:value-type="string">
            <text:p><text:s/>01 2105 </text:p>
          </table:table-cell>
          <table:table-cell table:style-name="ce10" table:formula="of:=IF([.A109]=&quot;&quot;;&quot;&quot;;IF([.D109]=[.F10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6</text:p>
          </table:table-cell>
          <table:table-cell/>
          <table:table-cell table:formula="of:=IF([.A110]=&quot;&quot;;&quot;&quot;;CONCATENATE(&quot; &quot;;[.A110];&quot; &quot;;[.B110];&quot; &quot;))" office:value-type="string" office:string-value=" 01 2106 " calcext:value-type="string">
            <text:p><text:s/>01 2106 </text:p>
          </table:table-cell>
          <table:table-cell office:value-type="string" calcext:value-type="string">
            <text:p>01 2106</text:p>
          </table:table-cell>
          <table:table-cell table:style-name="ce8" table:formula="of:=IF([.A110]=&quot;&quot;;&quot;&quot;;CONCATENATE(&quot; &quot;;[.E110];&quot; &quot;))" office:value-type="string" office:string-value=" 01 2106 " calcext:value-type="string">
            <text:p><text:s/>01 2106 </text:p>
          </table:table-cell>
          <table:table-cell table:style-name="ce10" table:formula="of:=IF([.A110]=&quot;&quot;;&quot;&quot;;IF([.D110]=[.F1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7</text:p>
          </table:table-cell>
          <table:table-cell/>
          <table:table-cell table:formula="of:=IF([.A111]=&quot;&quot;;&quot;&quot;;CONCATENATE(&quot; &quot;;[.A111];&quot; &quot;;[.B111];&quot; &quot;))" office:value-type="string" office:string-value=" 01 2107 " calcext:value-type="string">
            <text:p><text:s/>01 2107 </text:p>
          </table:table-cell>
          <table:table-cell office:value-type="string" calcext:value-type="string">
            <text:p>01 2107</text:p>
          </table:table-cell>
          <table:table-cell table:style-name="ce8" table:formula="of:=IF([.A111]=&quot;&quot;;&quot;&quot;;CONCATENATE(&quot; &quot;;[.E111];&quot; &quot;))" office:value-type="string" office:string-value=" 01 2107 " calcext:value-type="string">
            <text:p><text:s/>01 2107 </text:p>
          </table:table-cell>
          <table:table-cell table:style-name="ce10" table:formula="of:=IF([.A111]=&quot;&quot;;&quot;&quot;;IF([.D111]=[.F1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8</text:p>
          </table:table-cell>
          <table:table-cell/>
          <table:table-cell table:formula="of:=IF([.A112]=&quot;&quot;;&quot;&quot;;CONCATENATE(&quot; &quot;;[.A112];&quot; &quot;;[.B112];&quot; &quot;))" office:value-type="string" office:string-value=" 01 2108 " calcext:value-type="string">
            <text:p><text:s/>01 2108 </text:p>
          </table:table-cell>
          <table:table-cell office:value-type="string" calcext:value-type="string">
            <text:p>01 2108</text:p>
          </table:table-cell>
          <table:table-cell table:style-name="ce8" table:formula="of:=IF([.A112]=&quot;&quot;;&quot;&quot;;CONCATENATE(&quot; &quot;;[.E112];&quot; &quot;))" office:value-type="string" office:string-value=" 01 2108 " calcext:value-type="string">
            <text:p><text:s/>01 2108 </text:p>
          </table:table-cell>
          <table:table-cell table:style-name="ce10" table:formula="of:=IF([.A112]=&quot;&quot;;&quot;&quot;;IF([.D112]=[.F1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9</text:p>
          </table:table-cell>
          <table:table-cell/>
          <table:table-cell table:formula="of:=IF([.A113]=&quot;&quot;;&quot;&quot;;CONCATENATE(&quot; &quot;;[.A113];&quot; &quot;;[.B113];&quot; &quot;))" office:value-type="string" office:string-value=" 01 2109 " calcext:value-type="string">
            <text:p><text:s/>01 2109 </text:p>
          </table:table-cell>
          <table:table-cell office:value-type="string" calcext:value-type="string">
            <text:p>01 2109</text:p>
          </table:table-cell>
          <table:table-cell table:style-name="ce8" table:formula="of:=IF([.A113]=&quot;&quot;;&quot;&quot;;CONCATENATE(&quot; &quot;;[.E113];&quot; &quot;))" office:value-type="string" office:string-value=" 01 2109 " calcext:value-type="string">
            <text:p><text:s/>01 2109 </text:p>
          </table:table-cell>
          <table:table-cell table:style-name="ce10" table:formula="of:=IF([.A113]=&quot;&quot;;&quot;&quot;;IF([.D113]=[.F1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0</text:p>
          </table:table-cell>
          <table:table-cell/>
          <table:table-cell table:formula="of:=IF([.A114]=&quot;&quot;;&quot;&quot;;CONCATENATE(&quot; &quot;;[.A114];&quot; &quot;;[.B114];&quot; &quot;))" office:value-type="string" office:string-value=" 01 2110 " calcext:value-type="string">
            <text:p><text:s/>01 2110 </text:p>
          </table:table-cell>
          <table:table-cell office:value-type="string" calcext:value-type="string">
            <text:p>01 2110</text:p>
          </table:table-cell>
          <table:table-cell table:style-name="ce8" table:formula="of:=IF([.A114]=&quot;&quot;;&quot;&quot;;CONCATENATE(&quot; &quot;;[.E114];&quot; &quot;))" office:value-type="string" office:string-value=" 01 2110 " calcext:value-type="string">
            <text:p><text:s/>01 2110 </text:p>
          </table:table-cell>
          <table:table-cell table:style-name="ce10" table:formula="of:=IF([.A114]=&quot;&quot;;&quot;&quot;;IF([.D114]=[.F1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1</text:p>
          </table:table-cell>
          <table:table-cell/>
          <table:table-cell table:formula="of:=IF([.A115]=&quot;&quot;;&quot;&quot;;CONCATENATE(&quot; &quot;;[.A115];&quot; &quot;;[.B115];&quot; &quot;))" office:value-type="string" office:string-value=" 01 2111 " calcext:value-type="string">
            <text:p><text:s/>01 2111 </text:p>
          </table:table-cell>
          <table:table-cell office:value-type="string" calcext:value-type="string">
            <text:p>01 2111</text:p>
          </table:table-cell>
          <table:table-cell table:style-name="ce8" table:formula="of:=IF([.A115]=&quot;&quot;;&quot;&quot;;CONCATENATE(&quot; &quot;;[.E115];&quot; &quot;))" office:value-type="string" office:string-value=" 01 2111 " calcext:value-type="string">
            <text:p><text:s/>01 2111 </text:p>
          </table:table-cell>
          <table:table-cell table:style-name="ce10" table:formula="of:=IF([.A115]=&quot;&quot;;&quot;&quot;;IF([.D115]=[.F1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2</text:p>
          </table:table-cell>
          <table:table-cell/>
          <table:table-cell table:formula="of:=IF([.A116]=&quot;&quot;;&quot;&quot;;CONCATENATE(&quot; &quot;;[.A116];&quot; &quot;;[.B116];&quot; &quot;))" office:value-type="string" office:string-value=" 01 2112 " calcext:value-type="string">
            <text:p><text:s/>01 2112 </text:p>
          </table:table-cell>
          <table:table-cell office:value-type="string" calcext:value-type="string">
            <text:p>01 2112</text:p>
          </table:table-cell>
          <table:table-cell table:style-name="ce8" table:formula="of:=IF([.A116]=&quot;&quot;;&quot;&quot;;CONCATENATE(&quot; &quot;;[.E116];&quot; &quot;))" office:value-type="string" office:string-value=" 01 2112 " calcext:value-type="string">
            <text:p><text:s/>01 2112 </text:p>
          </table:table-cell>
          <table:table-cell table:style-name="ce10" table:formula="of:=IF([.A116]=&quot;&quot;;&quot;&quot;;IF([.D116]=[.F1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3</text:p>
          </table:table-cell>
          <table:table-cell/>
          <table:table-cell table:formula="of:=IF([.A117]=&quot;&quot;;&quot;&quot;;CONCATENATE(&quot; &quot;;[.A117];&quot; &quot;;[.B117];&quot; &quot;))" office:value-type="string" office:string-value=" 01 2113 " calcext:value-type="string">
            <text:p><text:s/>01 2113 </text:p>
          </table:table-cell>
          <table:table-cell office:value-type="string" calcext:value-type="string">
            <text:p>01 2113</text:p>
          </table:table-cell>
          <table:table-cell table:style-name="ce8" table:formula="of:=IF([.A117]=&quot;&quot;;&quot;&quot;;CONCATENATE(&quot; &quot;;[.E117];&quot; &quot;))" office:value-type="string" office:string-value=" 01 2113 " calcext:value-type="string">
            <text:p><text:s/>01 2113 </text:p>
          </table:table-cell>
          <table:table-cell table:style-name="ce10" table:formula="of:=IF([.A117]=&quot;&quot;;&quot;&quot;;IF([.D117]=[.F1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4</text:p>
          </table:table-cell>
          <table:table-cell/>
          <table:table-cell table:formula="of:=IF([.A118]=&quot;&quot;;&quot;&quot;;CONCATENATE(&quot; &quot;;[.A118];&quot; &quot;;[.B118];&quot; &quot;))" office:value-type="string" office:string-value=" 01 2114 " calcext:value-type="string">
            <text:p><text:s/>01 2114 </text:p>
          </table:table-cell>
          <table:table-cell office:value-type="string" calcext:value-type="string">
            <text:p>01 2114</text:p>
          </table:table-cell>
          <table:table-cell table:style-name="ce8" table:formula="of:=IF([.A118]=&quot;&quot;;&quot;&quot;;CONCATENATE(&quot; &quot;;[.E118];&quot; &quot;))" office:value-type="string" office:string-value=" 01 2114 " calcext:value-type="string">
            <text:p><text:s/>01 2114 </text:p>
          </table:table-cell>
          <table:table-cell table:style-name="ce10" table:formula="of:=IF([.A118]=&quot;&quot;;&quot;&quot;;IF([.D118]=[.F1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5</text:p>
          </table:table-cell>
          <table:table-cell/>
          <table:table-cell table:formula="of:=IF([.A119]=&quot;&quot;;&quot;&quot;;CONCATENATE(&quot; &quot;;[.A119];&quot; &quot;;[.B119];&quot; &quot;))" office:value-type="string" office:string-value=" 01 2115 " calcext:value-type="string">
            <text:p><text:s/>01 2115 </text:p>
          </table:table-cell>
          <table:table-cell office:value-type="string" calcext:value-type="string">
            <text:p>01 2115</text:p>
          </table:table-cell>
          <table:table-cell table:style-name="ce8" table:formula="of:=IF([.A119]=&quot;&quot;;&quot;&quot;;CONCATENATE(&quot; &quot;;[.E119];&quot; &quot;))" office:value-type="string" office:string-value=" 01 2115 " calcext:value-type="string">
            <text:p><text:s/>01 2115 </text:p>
          </table:table-cell>
          <table:table-cell table:style-name="ce10" table:formula="of:=IF([.A119]=&quot;&quot;;&quot;&quot;;IF([.D119]=[.F1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6</text:p>
          </table:table-cell>
          <table:table-cell/>
          <table:table-cell table:formula="of:=IF([.A120]=&quot;&quot;;&quot;&quot;;CONCATENATE(&quot; &quot;;[.A120];&quot; &quot;;[.B120];&quot; &quot;))" office:value-type="string" office:string-value=" 01 2116 " calcext:value-type="string">
            <text:p><text:s/>01 2116 </text:p>
          </table:table-cell>
          <table:table-cell office:value-type="string" calcext:value-type="string">
            <text:p>01 2116</text:p>
          </table:table-cell>
          <table:table-cell table:style-name="ce8" table:formula="of:=IF([.A120]=&quot;&quot;;&quot;&quot;;CONCATENATE(&quot; &quot;;[.E120];&quot; &quot;))" office:value-type="string" office:string-value=" 01 2116 " calcext:value-type="string">
            <text:p><text:s/>01 2116 </text:p>
          </table:table-cell>
          <table:table-cell table:style-name="ce10" table:formula="of:=IF([.A120]=&quot;&quot;;&quot;&quot;;IF([.D120]=[.F1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7</text:p>
          </table:table-cell>
          <table:table-cell/>
          <table:table-cell table:formula="of:=IF([.A121]=&quot;&quot;;&quot;&quot;;CONCATENATE(&quot; &quot;;[.A121];&quot; &quot;;[.B121];&quot; &quot;))" office:value-type="string" office:string-value=" 01 2117 " calcext:value-type="string">
            <text:p><text:s/>01 2117 </text:p>
          </table:table-cell>
          <table:table-cell office:value-type="string" calcext:value-type="string">
            <text:p>01 2117</text:p>
          </table:table-cell>
          <table:table-cell table:style-name="ce8" table:formula="of:=IF([.A121]=&quot;&quot;;&quot;&quot;;CONCATENATE(&quot; &quot;;[.E121];&quot; &quot;))" office:value-type="string" office:string-value=" 01 2117 " calcext:value-type="string">
            <text:p><text:s/>01 2117 </text:p>
          </table:table-cell>
          <table:table-cell table:style-name="ce10" table:formula="of:=IF([.A121]=&quot;&quot;;&quot;&quot;;IF([.D121]=[.F1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8</text:p>
          </table:table-cell>
          <table:table-cell/>
          <table:table-cell table:formula="of:=IF([.A122]=&quot;&quot;;&quot;&quot;;CONCATENATE(&quot; &quot;;[.A122];&quot; &quot;;[.B122];&quot; &quot;))" office:value-type="string" office:string-value=" 01 2118 " calcext:value-type="string">
            <text:p><text:s/>01 2118 </text:p>
          </table:table-cell>
          <table:table-cell office:value-type="string" calcext:value-type="string">
            <text:p>01 2118</text:p>
          </table:table-cell>
          <table:table-cell table:style-name="ce8" table:formula="of:=IF([.A122]=&quot;&quot;;&quot;&quot;;CONCATENATE(&quot; &quot;;[.E122];&quot; &quot;))" office:value-type="string" office:string-value=" 01 2118 " calcext:value-type="string">
            <text:p><text:s/>01 2118 </text:p>
          </table:table-cell>
          <table:table-cell table:style-name="ce10" table:formula="of:=IF([.A122]=&quot;&quot;;&quot;&quot;;IF([.D122]=[.F1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9</text:p>
          </table:table-cell>
          <table:table-cell/>
          <table:table-cell table:formula="of:=IF([.A123]=&quot;&quot;;&quot;&quot;;CONCATENATE(&quot; &quot;;[.A123];&quot; &quot;;[.B123];&quot; &quot;))" office:value-type="string" office:string-value=" 01 2119 " calcext:value-type="string">
            <text:p><text:s/>01 2119 </text:p>
          </table:table-cell>
          <table:table-cell office:value-type="string" calcext:value-type="string">
            <text:p>01 2119</text:p>
          </table:table-cell>
          <table:table-cell table:style-name="ce8" table:formula="of:=IF([.A123]=&quot;&quot;;&quot;&quot;;CONCATENATE(&quot; &quot;;[.E123];&quot; &quot;))" office:value-type="string" office:string-value=" 01 2119 " calcext:value-type="string">
            <text:p><text:s/>01 2119 </text:p>
          </table:table-cell>
          <table:table-cell table:style-name="ce10" table:formula="of:=IF([.A123]=&quot;&quot;;&quot;&quot;;IF([.D123]=[.F1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0</text:p>
          </table:table-cell>
          <table:table-cell/>
          <table:table-cell table:formula="of:=IF([.A124]=&quot;&quot;;&quot;&quot;;CONCATENATE(&quot; &quot;;[.A124];&quot; &quot;;[.B124];&quot; &quot;))" office:value-type="string" office:string-value=" 01 2120 " calcext:value-type="string">
            <text:p><text:s/>01 2120 </text:p>
          </table:table-cell>
          <table:table-cell office:value-type="string" calcext:value-type="string">
            <text:p>01 2120</text:p>
          </table:table-cell>
          <table:table-cell table:style-name="ce8" table:formula="of:=IF([.A124]=&quot;&quot;;&quot;&quot;;CONCATENATE(&quot; &quot;;[.E124];&quot; &quot;))" office:value-type="string" office:string-value=" 01 2120 " calcext:value-type="string">
            <text:p><text:s/>01 2120 </text:p>
          </table:table-cell>
          <table:table-cell table:style-name="ce10" table:formula="of:=IF([.A124]=&quot;&quot;;&quot;&quot;;IF([.D124]=[.F1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1</text:p>
          </table:table-cell>
          <table:table-cell/>
          <table:table-cell table:formula="of:=IF([.A125]=&quot;&quot;;&quot;&quot;;CONCATENATE(&quot; &quot;;[.A125];&quot; &quot;;[.B125];&quot; &quot;))" office:value-type="string" office:string-value=" 01 2121 " calcext:value-type="string">
            <text:p><text:s/>01 2121 </text:p>
          </table:table-cell>
          <table:table-cell office:value-type="string" calcext:value-type="string">
            <text:p>01 2121</text:p>
          </table:table-cell>
          <table:table-cell table:style-name="ce8" table:formula="of:=IF([.A125]=&quot;&quot;;&quot;&quot;;CONCATENATE(&quot; &quot;;[.E125];&quot; &quot;))" office:value-type="string" office:string-value=" 01 2121 " calcext:value-type="string">
            <text:p><text:s/>01 2121 </text:p>
          </table:table-cell>
          <table:table-cell table:style-name="ce10" table:formula="of:=IF([.A125]=&quot;&quot;;&quot;&quot;;IF([.D125]=[.F1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2</text:p>
          </table:table-cell>
          <table:table-cell/>
          <table:table-cell table:formula="of:=IF([.A126]=&quot;&quot;;&quot;&quot;;CONCATENATE(&quot; &quot;;[.A126];&quot; &quot;;[.B126];&quot; &quot;))" office:value-type="string" office:string-value=" 01 2122 " calcext:value-type="string">
            <text:p><text:s/>01 2122 </text:p>
          </table:table-cell>
          <table:table-cell office:value-type="string" calcext:value-type="string">
            <text:p>01 2122</text:p>
          </table:table-cell>
          <table:table-cell table:style-name="ce8" table:formula="of:=IF([.A126]=&quot;&quot;;&quot;&quot;;CONCATENATE(&quot; &quot;;[.E126];&quot; &quot;))" office:value-type="string" office:string-value=" 01 2122 " calcext:value-type="string">
            <text:p><text:s/>01 2122 </text:p>
          </table:table-cell>
          <table:table-cell table:style-name="ce10" table:formula="of:=IF([.A126]=&quot;&quot;;&quot;&quot;;IF([.D126]=[.F12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3</text:p>
          </table:table-cell>
          <table:table-cell/>
          <table:table-cell table:formula="of:=IF([.A127]=&quot;&quot;;&quot;&quot;;CONCATENATE(&quot; &quot;;[.A127];&quot; &quot;;[.B127];&quot; &quot;))" office:value-type="string" office:string-value=" 01 2123 " calcext:value-type="string">
            <text:p><text:s/>01 2123 </text:p>
          </table:table-cell>
          <table:table-cell office:value-type="string" calcext:value-type="string">
            <text:p>01 2123</text:p>
          </table:table-cell>
          <table:table-cell table:style-name="ce8" table:formula="of:=IF([.A127]=&quot;&quot;;&quot;&quot;;CONCATENATE(&quot; &quot;;[.E127];&quot; &quot;))" office:value-type="string" office:string-value=" 01 2123 " calcext:value-type="string">
            <text:p><text:s/>01 2123 </text:p>
          </table:table-cell>
          <table:table-cell table:style-name="ce10" table:formula="of:=IF([.A127]=&quot;&quot;;&quot;&quot;;IF([.D127]=[.F12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4</text:p>
          </table:table-cell>
          <table:table-cell/>
          <table:table-cell table:formula="of:=IF([.A128]=&quot;&quot;;&quot;&quot;;CONCATENATE(&quot; &quot;;[.A128];&quot; &quot;;[.B128];&quot; &quot;))" office:value-type="string" office:string-value=" 01 2124 " calcext:value-type="string">
            <text:p><text:s/>01 2124 </text:p>
          </table:table-cell>
          <table:table-cell office:value-type="string" calcext:value-type="string">
            <text:p>01 2124</text:p>
          </table:table-cell>
          <table:table-cell table:style-name="ce8" table:formula="of:=IF([.A128]=&quot;&quot;;&quot;&quot;;CONCATENATE(&quot; &quot;;[.E128];&quot; &quot;))" office:value-type="string" office:string-value=" 01 2124 " calcext:value-type="string">
            <text:p><text:s/>01 2124 </text:p>
          </table:table-cell>
          <table:table-cell table:style-name="ce10" table:formula="of:=IF([.A128]=&quot;&quot;;&quot;&quot;;IF([.D128]=[.F12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5</text:p>
          </table:table-cell>
          <table:table-cell/>
          <table:table-cell table:formula="of:=IF([.A129]=&quot;&quot;;&quot;&quot;;CONCATENATE(&quot; &quot;;[.A129];&quot; &quot;;[.B129];&quot; &quot;))" office:value-type="string" office:string-value=" 01 2125 " calcext:value-type="string">
            <text:p><text:s/>01 2125 </text:p>
          </table:table-cell>
          <table:table-cell office:value-type="string" calcext:value-type="string">
            <text:p>01 2125</text:p>
          </table:table-cell>
          <table:table-cell table:style-name="ce8" table:formula="of:=IF([.A129]=&quot;&quot;;&quot;&quot;;CONCATENATE(&quot; &quot;;[.E129];&quot; &quot;))" office:value-type="string" office:string-value=" 01 2125 " calcext:value-type="string">
            <text:p><text:s/>01 2125 </text:p>
          </table:table-cell>
          <table:table-cell table:style-name="ce10" table:formula="of:=IF([.A129]=&quot;&quot;;&quot;&quot;;IF([.D129]=[.F12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6</text:p>
          </table:table-cell>
          <table:table-cell/>
          <table:table-cell table:formula="of:=IF([.A130]=&quot;&quot;;&quot;&quot;;CONCATENATE(&quot; &quot;;[.A130];&quot; &quot;;[.B130];&quot; &quot;))" office:value-type="string" office:string-value=" 01 2126 " calcext:value-type="string">
            <text:p><text:s/>01 2126 </text:p>
          </table:table-cell>
          <table:table-cell office:value-type="string" calcext:value-type="string">
            <text:p>01 2126</text:p>
          </table:table-cell>
          <table:table-cell table:style-name="ce8" table:formula="of:=IF([.A130]=&quot;&quot;;&quot;&quot;;CONCATENATE(&quot; &quot;;[.E130];&quot; &quot;))" office:value-type="string" office:string-value=" 01 2126 " calcext:value-type="string">
            <text:p><text:s/>01 2126 </text:p>
          </table:table-cell>
          <table:table-cell table:style-name="ce10" table:formula="of:=IF([.A130]=&quot;&quot;;&quot;&quot;;IF([.D130]=[.F13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7</text:p>
          </table:table-cell>
          <table:table-cell/>
          <table:table-cell table:formula="of:=IF([.A131]=&quot;&quot;;&quot;&quot;;CONCATENATE(&quot; &quot;;[.A131];&quot; &quot;;[.B131];&quot; &quot;))" office:value-type="string" office:string-value=" 01 2127 " calcext:value-type="string">
            <text:p><text:s/>01 2127 </text:p>
          </table:table-cell>
          <table:table-cell office:value-type="string" calcext:value-type="string">
            <text:p>01 2127</text:p>
          </table:table-cell>
          <table:table-cell table:style-name="ce8" table:formula="of:=IF([.A131]=&quot;&quot;;&quot;&quot;;CONCATENATE(&quot; &quot;;[.E131];&quot; &quot;))" office:value-type="string" office:string-value=" 01 2127 " calcext:value-type="string">
            <text:p><text:s/>01 2127 </text:p>
          </table:table-cell>
          <table:table-cell table:style-name="ce10" table:formula="of:=IF([.A131]=&quot;&quot;;&quot;&quot;;IF([.D131]=[.F13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8</text:p>
          </table:table-cell>
          <table:table-cell/>
          <table:table-cell table:formula="of:=IF([.A132]=&quot;&quot;;&quot;&quot;;CONCATENATE(&quot; &quot;;[.A132];&quot; &quot;;[.B132];&quot; &quot;))" office:value-type="string" office:string-value=" 01 2128 " calcext:value-type="string">
            <text:p><text:s/>01 2128 </text:p>
          </table:table-cell>
          <table:table-cell office:value-type="string" calcext:value-type="string">
            <text:p>01 2128</text:p>
          </table:table-cell>
          <table:table-cell table:style-name="ce8" table:formula="of:=IF([.A132]=&quot;&quot;;&quot;&quot;;CONCATENATE(&quot; &quot;;[.E132];&quot; &quot;))" office:value-type="string" office:string-value=" 01 2128 " calcext:value-type="string">
            <text:p><text:s/>01 2128 </text:p>
          </table:table-cell>
          <table:table-cell table:style-name="ce10" table:formula="of:=IF([.A132]=&quot;&quot;;&quot;&quot;;IF([.D132]=[.F1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9</text:p>
          </table:table-cell>
          <table:table-cell/>
          <table:table-cell table:formula="of:=IF([.A133]=&quot;&quot;;&quot;&quot;;CONCATENATE(&quot; &quot;;[.A133];&quot; &quot;;[.B133];&quot; &quot;))" office:value-type="string" office:string-value=" 01 2129 " calcext:value-type="string">
            <text:p><text:s/>01 2129 </text:p>
          </table:table-cell>
          <table:table-cell office:value-type="string" calcext:value-type="string">
            <text:p>01 2129</text:p>
          </table:table-cell>
          <table:table-cell table:style-name="ce8" table:formula="of:=IF([.A133]=&quot;&quot;;&quot;&quot;;CONCATENATE(&quot; &quot;;[.E133];&quot; &quot;))" office:value-type="string" office:string-value=" 01 2129 " calcext:value-type="string">
            <text:p><text:s/>01 2129 </text:p>
          </table:table-cell>
          <table:table-cell table:style-name="ce10" table:formula="of:=IF([.A133]=&quot;&quot;;&quot;&quot;;IF([.D133]=[.F1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0</text:p>
          </table:table-cell>
          <table:table-cell/>
          <table:table-cell table:formula="of:=IF([.A134]=&quot;&quot;;&quot;&quot;;CONCATENATE(&quot; &quot;;[.A134];&quot; &quot;;[.B134];&quot; &quot;))" office:value-type="string" office:string-value=" 01 2130 " calcext:value-type="string">
            <text:p><text:s/>01 2130 </text:p>
          </table:table-cell>
          <table:table-cell office:value-type="string" calcext:value-type="string">
            <text:p>01 2130</text:p>
          </table:table-cell>
          <table:table-cell table:style-name="ce8" table:formula="of:=IF([.A134]=&quot;&quot;;&quot;&quot;;CONCATENATE(&quot; &quot;;[.E134];&quot; &quot;))" office:value-type="string" office:string-value=" 01 2130 " calcext:value-type="string">
            <text:p><text:s/>01 2130 </text:p>
          </table:table-cell>
          <table:table-cell table:style-name="ce10" table:formula="of:=IF([.A134]=&quot;&quot;;&quot;&quot;;IF([.D134]=[.F1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1</text:p>
          </table:table-cell>
          <table:table-cell/>
          <table:table-cell table:formula="of:=IF([.A135]=&quot;&quot;;&quot;&quot;;CONCATENATE(&quot; &quot;;[.A135];&quot; &quot;;[.B135];&quot; &quot;))" office:value-type="string" office:string-value=" 01 2131 " calcext:value-type="string">
            <text:p><text:s/>01 2131 </text:p>
          </table:table-cell>
          <table:table-cell office:value-type="string" calcext:value-type="string">
            <text:p>01 2131</text:p>
          </table:table-cell>
          <table:table-cell table:style-name="ce8" table:formula="of:=IF([.A135]=&quot;&quot;;&quot;&quot;;CONCATENATE(&quot; &quot;;[.E135];&quot; &quot;))" office:value-type="string" office:string-value=" 01 2131 " calcext:value-type="string">
            <text:p><text:s/>01 2131 </text:p>
          </table:table-cell>
          <table:table-cell table:style-name="ce10" table:formula="of:=IF([.A135]=&quot;&quot;;&quot;&quot;;IF([.D135]=[.F1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2</text:p>
          </table:table-cell>
          <table:table-cell/>
          <table:table-cell table:formula="of:=IF([.A136]=&quot;&quot;;&quot;&quot;;CONCATENATE(&quot; &quot;;[.A136];&quot; &quot;;[.B136];&quot; &quot;))" office:value-type="string" office:string-value=" 01 2132 " calcext:value-type="string">
            <text:p><text:s/>01 2132 </text:p>
          </table:table-cell>
          <table:table-cell office:value-type="string" calcext:value-type="string">
            <text:p>01 2132</text:p>
          </table:table-cell>
          <table:table-cell table:style-name="ce8" table:formula="of:=IF([.A136]=&quot;&quot;;&quot;&quot;;CONCATENATE(&quot; &quot;;[.E136];&quot; &quot;))" office:value-type="string" office:string-value=" 01 2132 " calcext:value-type="string">
            <text:p><text:s/>01 2132 </text:p>
          </table:table-cell>
          <table:table-cell table:style-name="ce10" table:formula="of:=IF([.A136]=&quot;&quot;;&quot;&quot;;IF([.D136]=[.F1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3</text:p>
          </table:table-cell>
          <table:table-cell/>
          <table:table-cell table:formula="of:=IF([.A137]=&quot;&quot;;&quot;&quot;;CONCATENATE(&quot; &quot;;[.A137];&quot; &quot;;[.B137];&quot; &quot;))" office:value-type="string" office:string-value=" 01 2133 " calcext:value-type="string">
            <text:p><text:s/>01 2133 </text:p>
          </table:table-cell>
          <table:table-cell office:value-type="string" calcext:value-type="string">
            <text:p>01 2133</text:p>
          </table:table-cell>
          <table:table-cell table:style-name="ce8" table:formula="of:=IF([.A137]=&quot;&quot;;&quot;&quot;;CONCATENATE(&quot; &quot;;[.E137];&quot; &quot;))" office:value-type="string" office:string-value=" 01 2133 " calcext:value-type="string">
            <text:p><text:s/>01 2133 </text:p>
          </table:table-cell>
          <table:table-cell table:style-name="ce10" table:formula="of:=IF([.A137]=&quot;&quot;;&quot;&quot;;IF([.D137]=[.F1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4</text:p>
          </table:table-cell>
          <table:table-cell/>
          <table:table-cell table:formula="of:=IF([.A138]=&quot;&quot;;&quot;&quot;;CONCATENATE(&quot; &quot;;[.A138];&quot; &quot;;[.B138];&quot; &quot;))" office:value-type="string" office:string-value=" 01 2134 " calcext:value-type="string">
            <text:p><text:s/>01 2134 </text:p>
          </table:table-cell>
          <table:table-cell office:value-type="string" calcext:value-type="string">
            <text:p>01 2134</text:p>
          </table:table-cell>
          <table:table-cell table:style-name="ce8" table:formula="of:=IF([.A138]=&quot;&quot;;&quot;&quot;;CONCATENATE(&quot; &quot;;[.E138];&quot; &quot;))" office:value-type="string" office:string-value=" 01 2134 " calcext:value-type="string">
            <text:p><text:s/>01 2134 </text:p>
          </table:table-cell>
          <table:table-cell table:style-name="ce10" table:formula="of:=IF([.A138]=&quot;&quot;;&quot;&quot;;IF([.D138]=[.F1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5</text:p>
          </table:table-cell>
          <table:table-cell/>
          <table:table-cell table:formula="of:=IF([.A139]=&quot;&quot;;&quot;&quot;;CONCATENATE(&quot; &quot;;[.A139];&quot; &quot;;[.B139];&quot; &quot;))" office:value-type="string" office:string-value=" 01 2135 " calcext:value-type="string">
            <text:p><text:s/>01 2135 </text:p>
          </table:table-cell>
          <table:table-cell office:value-type="string" calcext:value-type="string">
            <text:p>01 2135</text:p>
          </table:table-cell>
          <table:table-cell table:style-name="ce8" table:formula="of:=IF([.A139]=&quot;&quot;;&quot;&quot;;CONCATENATE(&quot; &quot;;[.E139];&quot; &quot;))" office:value-type="string" office:string-value=" 01 2135 " calcext:value-type="string">
            <text:p><text:s/>01 2135 </text:p>
          </table:table-cell>
          <table:table-cell table:style-name="ce10" table:formula="of:=IF([.A139]=&quot;&quot;;&quot;&quot;;IF([.D139]=[.F1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6</text:p>
          </table:table-cell>
          <table:table-cell/>
          <table:table-cell table:formula="of:=IF([.A140]=&quot;&quot;;&quot;&quot;;CONCATENATE(&quot; &quot;;[.A140];&quot; &quot;;[.B140];&quot; &quot;))" office:value-type="string" office:string-value=" 01 2136 " calcext:value-type="string">
            <text:p><text:s/>01 2136 </text:p>
          </table:table-cell>
          <table:table-cell office:value-type="string" calcext:value-type="string">
            <text:p>01 2136</text:p>
          </table:table-cell>
          <table:table-cell table:style-name="ce8" table:formula="of:=IF([.A140]=&quot;&quot;;&quot;&quot;;CONCATENATE(&quot; &quot;;[.E140];&quot; &quot;))" office:value-type="string" office:string-value=" 01 2136 " calcext:value-type="string">
            <text:p><text:s/>01 2136 </text:p>
          </table:table-cell>
          <table:table-cell table:style-name="ce10" table:formula="of:=IF([.A140]=&quot;&quot;;&quot;&quot;;IF([.D140]=[.F1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7</text:p>
          </table:table-cell>
          <table:table-cell/>
          <table:table-cell table:formula="of:=IF([.A141]=&quot;&quot;;&quot;&quot;;CONCATENATE(&quot; &quot;;[.A141];&quot; &quot;;[.B141];&quot; &quot;))" office:value-type="string" office:string-value=" 01 2137 " calcext:value-type="string">
            <text:p><text:s/>01 2137 </text:p>
          </table:table-cell>
          <table:table-cell office:value-type="string" calcext:value-type="string">
            <text:p>01 2137</text:p>
          </table:table-cell>
          <table:table-cell table:style-name="ce8" table:formula="of:=IF([.A141]=&quot;&quot;;&quot;&quot;;CONCATENATE(&quot; &quot;;[.E141];&quot; &quot;))" office:value-type="string" office:string-value=" 01 2137 " calcext:value-type="string">
            <text:p><text:s/>01 2137 </text:p>
          </table:table-cell>
          <table:table-cell table:style-name="ce10" table:formula="of:=IF([.A141]=&quot;&quot;;&quot;&quot;;IF([.D141]=[.F14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8</text:p>
          </table:table-cell>
          <table:table-cell/>
          <table:table-cell table:formula="of:=IF([.A142]=&quot;&quot;;&quot;&quot;;CONCATENATE(&quot; &quot;;[.A142];&quot; &quot;;[.B142];&quot; &quot;))" office:value-type="string" office:string-value=" 01 2138 " calcext:value-type="string">
            <text:p><text:s/>01 2138 </text:p>
          </table:table-cell>
          <table:table-cell office:value-type="string" calcext:value-type="string">
            <text:p>01 2138</text:p>
          </table:table-cell>
          <table:table-cell table:style-name="ce8" table:formula="of:=IF([.A142]=&quot;&quot;;&quot;&quot;;CONCATENATE(&quot; &quot;;[.E142];&quot; &quot;))" office:value-type="string" office:string-value=" 01 2138 " calcext:value-type="string">
            <text:p><text:s/>01 2138 </text:p>
          </table:table-cell>
          <table:table-cell table:style-name="ce10" table:formula="of:=IF([.A142]=&quot;&quot;;&quot;&quot;;IF([.D142]=[.F14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9</text:p>
          </table:table-cell>
          <table:table-cell/>
          <table:table-cell table:formula="of:=IF([.A143]=&quot;&quot;;&quot;&quot;;CONCATENATE(&quot; &quot;;[.A143];&quot; &quot;;[.B143];&quot; &quot;))" office:value-type="string" office:string-value=" 01 2139 " calcext:value-type="string">
            <text:p><text:s/>01 2139 </text:p>
          </table:table-cell>
          <table:table-cell office:value-type="string" calcext:value-type="string">
            <text:p>01 2139</text:p>
          </table:table-cell>
          <table:table-cell table:style-name="ce8" table:formula="of:=IF([.A143]=&quot;&quot;;&quot;&quot;;CONCATENATE(&quot; &quot;;[.E143];&quot; &quot;))" office:value-type="string" office:string-value=" 01 2139 " calcext:value-type="string">
            <text:p><text:s/>01 2139 </text:p>
          </table:table-cell>
          <table:table-cell table:style-name="ce10" table:formula="of:=IF([.A143]=&quot;&quot;;&quot;&quot;;IF([.D143]=[.F14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0</text:p>
          </table:table-cell>
          <table:table-cell/>
          <table:table-cell table:formula="of:=IF([.A144]=&quot;&quot;;&quot;&quot;;CONCATENATE(&quot; &quot;;[.A144];&quot; &quot;;[.B144];&quot; &quot;))" office:value-type="string" office:string-value=" 01 2140 " calcext:value-type="string">
            <text:p><text:s/>01 2140 </text:p>
          </table:table-cell>
          <table:table-cell office:value-type="string" calcext:value-type="string">
            <text:p>01 2140</text:p>
          </table:table-cell>
          <table:table-cell table:style-name="ce8" table:formula="of:=IF([.A144]=&quot;&quot;;&quot;&quot;;CONCATENATE(&quot; &quot;;[.E144];&quot; &quot;))" office:value-type="string" office:string-value=" 01 2140 " calcext:value-type="string">
            <text:p><text:s/>01 2140 </text:p>
          </table:table-cell>
          <table:table-cell table:style-name="ce10" table:formula="of:=IF([.A144]=&quot;&quot;;&quot;&quot;;IF([.D144]=[.F14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1</text:p>
          </table:table-cell>
          <table:table-cell/>
          <table:table-cell table:formula="of:=IF([.A145]=&quot;&quot;;&quot;&quot;;CONCATENATE(&quot; &quot;;[.A145];&quot; &quot;;[.B145];&quot; &quot;))" office:value-type="string" office:string-value=" 01 2141 " calcext:value-type="string">
            <text:p><text:s/>01 2141 </text:p>
          </table:table-cell>
          <table:table-cell office:value-type="string" calcext:value-type="string">
            <text:p>01 2141</text:p>
          </table:table-cell>
          <table:table-cell table:style-name="ce8" table:formula="of:=IF([.A145]=&quot;&quot;;&quot;&quot;;CONCATENATE(&quot; &quot;;[.E145];&quot; &quot;))" office:value-type="string" office:string-value=" 01 2141 " calcext:value-type="string">
            <text:p><text:s/>01 2141 </text:p>
          </table:table-cell>
          <table:table-cell table:style-name="ce10" table:formula="of:=IF([.A145]=&quot;&quot;;&quot;&quot;;IF([.D145]=[.F14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2</text:p>
          </table:table-cell>
          <table:table-cell/>
          <table:table-cell table:formula="of:=IF([.A146]=&quot;&quot;;&quot;&quot;;CONCATENATE(&quot; &quot;;[.A146];&quot; &quot;;[.B146];&quot; &quot;))" office:value-type="string" office:string-value=" 01 2142 " calcext:value-type="string">
            <text:p><text:s/>01 2142 </text:p>
          </table:table-cell>
          <table:table-cell office:value-type="string" calcext:value-type="string">
            <text:p>01 2142</text:p>
          </table:table-cell>
          <table:table-cell table:style-name="ce8" table:formula="of:=IF([.A146]=&quot;&quot;;&quot;&quot;;CONCATENATE(&quot; &quot;;[.E146];&quot; &quot;))" office:value-type="string" office:string-value=" 01 2142 " calcext:value-type="string">
            <text:p><text:s/>01 2142 </text:p>
          </table:table-cell>
          <table:table-cell table:style-name="ce10" table:formula="of:=IF([.A146]=&quot;&quot;;&quot;&quot;;IF([.D146]=[.F14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3</text:p>
          </table:table-cell>
          <table:table-cell/>
          <table:table-cell table:formula="of:=IF([.A147]=&quot;&quot;;&quot;&quot;;CONCATENATE(&quot; &quot;;[.A147];&quot; &quot;;[.B147];&quot; &quot;))" office:value-type="string" office:string-value=" 01 2143 " calcext:value-type="string">
            <text:p><text:s/>01 2143 </text:p>
          </table:table-cell>
          <table:table-cell office:value-type="string" calcext:value-type="string">
            <text:p>01 2143</text:p>
          </table:table-cell>
          <table:table-cell table:style-name="ce8" table:formula="of:=IF([.A147]=&quot;&quot;;&quot;&quot;;CONCATENATE(&quot; &quot;;[.E147];&quot; &quot;))" office:value-type="string" office:string-value=" 01 2143 " calcext:value-type="string">
            <text:p><text:s/>01 2143 </text:p>
          </table:table-cell>
          <table:table-cell table:style-name="ce10" table:formula="of:=IF([.A147]=&quot;&quot;;&quot;&quot;;IF([.D147]=[.F14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4</text:p>
          </table:table-cell>
          <table:table-cell/>
          <table:table-cell table:formula="of:=IF([.A148]=&quot;&quot;;&quot;&quot;;CONCATENATE(&quot; &quot;;[.A148];&quot; &quot;;[.B148];&quot; &quot;))" office:value-type="string" office:string-value=" 01 2144 " calcext:value-type="string">
            <text:p><text:s/>01 2144 </text:p>
          </table:table-cell>
          <table:table-cell office:value-type="string" calcext:value-type="string">
            <text:p>01 2144</text:p>
          </table:table-cell>
          <table:table-cell table:style-name="ce8" table:formula="of:=IF([.A148]=&quot;&quot;;&quot;&quot;;CONCATENATE(&quot; &quot;;[.E148];&quot; &quot;))" office:value-type="string" office:string-value=" 01 2144 " calcext:value-type="string">
            <text:p><text:s/>01 2144 </text:p>
          </table:table-cell>
          <table:table-cell table:style-name="ce10" table:formula="of:=IF([.A148]=&quot;&quot;;&quot;&quot;;IF([.D148]=[.F14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5</text:p>
          </table:table-cell>
          <table:table-cell/>
          <table:table-cell table:formula="of:=IF([.A149]=&quot;&quot;;&quot;&quot;;CONCATENATE(&quot; &quot;;[.A149];&quot; &quot;;[.B149];&quot; &quot;))" office:value-type="string" office:string-value=" 01 2145 " calcext:value-type="string">
            <text:p><text:s/>01 2145 </text:p>
          </table:table-cell>
          <table:table-cell office:value-type="string" calcext:value-type="string">
            <text:p>01 2145</text:p>
          </table:table-cell>
          <table:table-cell table:style-name="ce8" table:formula="of:=IF([.A149]=&quot;&quot;;&quot;&quot;;CONCATENATE(&quot; &quot;;[.E149];&quot; &quot;))" office:value-type="string" office:string-value=" 01 2145 " calcext:value-type="string">
            <text:p><text:s/>01 2145 </text:p>
          </table:table-cell>
          <table:table-cell table:style-name="ce10" table:formula="of:=IF([.A149]=&quot;&quot;;&quot;&quot;;IF([.D149]=[.F14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6</text:p>
          </table:table-cell>
          <table:table-cell/>
          <table:table-cell table:formula="of:=IF([.A150]=&quot;&quot;;&quot;&quot;;CONCATENATE(&quot; &quot;;[.A150];&quot; &quot;;[.B150];&quot; &quot;))" office:value-type="string" office:string-value=" 01 2146 " calcext:value-type="string">
            <text:p><text:s/>01 2146 </text:p>
          </table:table-cell>
          <table:table-cell office:value-type="string" calcext:value-type="string">
            <text:p>01 2146</text:p>
          </table:table-cell>
          <table:table-cell table:style-name="ce8" table:formula="of:=IF([.A150]=&quot;&quot;;&quot;&quot;;CONCATENATE(&quot; &quot;;[.E150];&quot; &quot;))" office:value-type="string" office:string-value=" 01 2146 " calcext:value-type="string">
            <text:p><text:s/>01 2146 </text:p>
          </table:table-cell>
          <table:table-cell table:style-name="ce10" table:formula="of:=IF([.A150]=&quot;&quot;;&quot;&quot;;IF([.D150]=[.F15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7</text:p>
          </table:table-cell>
          <table:table-cell/>
          <table:table-cell table:formula="of:=IF([.A151]=&quot;&quot;;&quot;&quot;;CONCATENATE(&quot; &quot;;[.A151];&quot; &quot;;[.B151];&quot; &quot;))" office:value-type="string" office:string-value=" 01 2147 " calcext:value-type="string">
            <text:p><text:s/>01 2147 </text:p>
          </table:table-cell>
          <table:table-cell office:value-type="string" calcext:value-type="string">
            <text:p>01 2147</text:p>
          </table:table-cell>
          <table:table-cell table:style-name="ce8" table:formula="of:=IF([.A151]=&quot;&quot;;&quot;&quot;;CONCATENATE(&quot; &quot;;[.E151];&quot; &quot;))" office:value-type="string" office:string-value=" 01 2147 " calcext:value-type="string">
            <text:p><text:s/>01 2147 </text:p>
          </table:table-cell>
          <table:table-cell table:style-name="ce10" table:formula="of:=IF([.A151]=&quot;&quot;;&quot;&quot;;IF([.D151]=[.F15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8</text:p>
          </table:table-cell>
          <table:table-cell/>
          <table:table-cell table:formula="of:=IF([.A152]=&quot;&quot;;&quot;&quot;;CONCATENATE(&quot; &quot;;[.A152];&quot; &quot;;[.B152];&quot; &quot;))" office:value-type="string" office:string-value=" 01 2148 " calcext:value-type="string">
            <text:p><text:s/>01 2148 </text:p>
          </table:table-cell>
          <table:table-cell office:value-type="string" calcext:value-type="string">
            <text:p>01 2148</text:p>
          </table:table-cell>
          <table:table-cell table:style-name="ce8" table:formula="of:=IF([.A152]=&quot;&quot;;&quot;&quot;;CONCATENATE(&quot; &quot;;[.E152];&quot; &quot;))" office:value-type="string" office:string-value=" 01 2148 " calcext:value-type="string">
            <text:p><text:s/>01 2148 </text:p>
          </table:table-cell>
          <table:table-cell table:style-name="ce10" table:formula="of:=IF([.A152]=&quot;&quot;;&quot;&quot;;IF([.D152]=[.F15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9</text:p>
          </table:table-cell>
          <table:table-cell/>
          <table:table-cell table:formula="of:=IF([.A153]=&quot;&quot;;&quot;&quot;;CONCATENATE(&quot; &quot;;[.A153];&quot; &quot;;[.B153];&quot; &quot;))" office:value-type="string" office:string-value=" 01 2149 " calcext:value-type="string">
            <text:p><text:s/>01 2149 </text:p>
          </table:table-cell>
          <table:table-cell office:value-type="string" calcext:value-type="string">
            <text:p>01 2149</text:p>
          </table:table-cell>
          <table:table-cell table:style-name="ce8" table:formula="of:=IF([.A153]=&quot;&quot;;&quot;&quot;;CONCATENATE(&quot; &quot;;[.E153];&quot; &quot;))" office:value-type="string" office:string-value=" 01 2149 " calcext:value-type="string">
            <text:p><text:s/>01 2149 </text:p>
          </table:table-cell>
          <table:table-cell table:style-name="ce10" table:formula="of:=IF([.A153]=&quot;&quot;;&quot;&quot;;IF([.D153]=[.F15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0</text:p>
          </table:table-cell>
          <table:table-cell/>
          <table:table-cell table:formula="of:=IF([.A154]=&quot;&quot;;&quot;&quot;;CONCATENATE(&quot; &quot;;[.A154];&quot; &quot;;[.B154];&quot; &quot;))" office:value-type="string" office:string-value=" 01 2150 " calcext:value-type="string">
            <text:p><text:s/>01 2150 </text:p>
          </table:table-cell>
          <table:table-cell office:value-type="string" calcext:value-type="string">
            <text:p>01 2150</text:p>
          </table:table-cell>
          <table:table-cell table:style-name="ce8" table:formula="of:=IF([.A154]=&quot;&quot;;&quot;&quot;;CONCATENATE(&quot; &quot;;[.E154];&quot; &quot;))" office:value-type="string" office:string-value=" 01 2150 " calcext:value-type="string">
            <text:p><text:s/>01 2150 </text:p>
          </table:table-cell>
          <table:table-cell table:style-name="ce10" table:formula="of:=IF([.A154]=&quot;&quot;;&quot;&quot;;IF([.D154]=[.F15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1</text:p>
          </table:table-cell>
          <table:table-cell/>
          <table:table-cell table:formula="of:=IF([.A155]=&quot;&quot;;&quot;&quot;;CONCATENATE(&quot; &quot;;[.A155];&quot; &quot;;[.B155];&quot; &quot;))" office:value-type="string" office:string-value=" 01 2151 " calcext:value-type="string">
            <text:p><text:s/>01 2151 </text:p>
          </table:table-cell>
          <table:table-cell office:value-type="string" calcext:value-type="string">
            <text:p>01 2151</text:p>
          </table:table-cell>
          <table:table-cell table:style-name="ce8" table:formula="of:=IF([.A155]=&quot;&quot;;&quot;&quot;;CONCATENATE(&quot; &quot;;[.E155];&quot; &quot;))" office:value-type="string" office:string-value=" 01 2151 " calcext:value-type="string">
            <text:p><text:s/>01 2151 </text:p>
          </table:table-cell>
          <table:table-cell table:style-name="ce10" table:formula="of:=IF([.A155]=&quot;&quot;;&quot;&quot;;IF([.D155]=[.F15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2</text:p>
          </table:table-cell>
          <table:table-cell/>
          <table:table-cell table:formula="of:=IF([.A156]=&quot;&quot;;&quot;&quot;;CONCATENATE(&quot; &quot;;[.A156];&quot; &quot;;[.B156];&quot; &quot;))" office:value-type="string" office:string-value=" 01 2152 " calcext:value-type="string">
            <text:p><text:s/>01 2152 </text:p>
          </table:table-cell>
          <table:table-cell office:value-type="string" calcext:value-type="string">
            <text:p>01 2152</text:p>
          </table:table-cell>
          <table:table-cell table:style-name="ce8" table:formula="of:=IF([.A156]=&quot;&quot;;&quot;&quot;;CONCATENATE(&quot; &quot;;[.E156];&quot; &quot;))" office:value-type="string" office:string-value=" 01 2152 " calcext:value-type="string">
            <text:p><text:s/>01 2152 </text:p>
          </table:table-cell>
          <table:table-cell table:style-name="ce10" table:formula="of:=IF([.A156]=&quot;&quot;;&quot;&quot;;IF([.D156]=[.F15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3</text:p>
          </table:table-cell>
          <table:table-cell/>
          <table:table-cell table:formula="of:=IF([.A157]=&quot;&quot;;&quot;&quot;;CONCATENATE(&quot; &quot;;[.A157];&quot; &quot;;[.B157];&quot; &quot;))" office:value-type="string" office:string-value=" 01 2153 " calcext:value-type="string">
            <text:p><text:s/>01 2153 </text:p>
          </table:table-cell>
          <table:table-cell office:value-type="string" calcext:value-type="string">
            <text:p>01 2153</text:p>
          </table:table-cell>
          <table:table-cell table:style-name="ce8" table:formula="of:=IF([.A157]=&quot;&quot;;&quot;&quot;;CONCATENATE(&quot; &quot;;[.E157];&quot; &quot;))" office:value-type="string" office:string-value=" 01 2153 " calcext:value-type="string">
            <text:p><text:s/>01 2153 </text:p>
          </table:table-cell>
          <table:table-cell table:style-name="ce10" table:formula="of:=IF([.A157]=&quot;&quot;;&quot;&quot;;IF([.D157]=[.F15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4</text:p>
          </table:table-cell>
          <table:table-cell/>
          <table:table-cell table:formula="of:=IF([.A158]=&quot;&quot;;&quot;&quot;;CONCATENATE(&quot; &quot;;[.A158];&quot; &quot;;[.B158];&quot; &quot;))" office:value-type="string" office:string-value=" 01 2154 " calcext:value-type="string">
            <text:p><text:s/>01 2154 </text:p>
          </table:table-cell>
          <table:table-cell office:value-type="string" calcext:value-type="string">
            <text:p>01 2154</text:p>
          </table:table-cell>
          <table:table-cell table:style-name="ce8" table:formula="of:=IF([.A158]=&quot;&quot;;&quot;&quot;;CONCATENATE(&quot; &quot;;[.E158];&quot; &quot;))" office:value-type="string" office:string-value=" 01 2154 " calcext:value-type="string">
            <text:p><text:s/>01 2154 </text:p>
          </table:table-cell>
          <table:table-cell table:style-name="ce10" table:formula="of:=IF([.A158]=&quot;&quot;;&quot;&quot;;IF([.D158]=[.F15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5</text:p>
          </table:table-cell>
          <table:table-cell/>
          <table:table-cell table:formula="of:=IF([.A159]=&quot;&quot;;&quot;&quot;;CONCATENATE(&quot; &quot;;[.A159];&quot; &quot;;[.B159];&quot; &quot;))" office:value-type="string" office:string-value=" 01 2155 " calcext:value-type="string">
            <text:p><text:s/>01 2155 </text:p>
          </table:table-cell>
          <table:table-cell office:value-type="string" calcext:value-type="string">
            <text:p>01 2155</text:p>
          </table:table-cell>
          <table:table-cell table:style-name="ce8" table:formula="of:=IF([.A159]=&quot;&quot;;&quot;&quot;;CONCATENATE(&quot; &quot;;[.E159];&quot; &quot;))" office:value-type="string" office:string-value=" 01 2155 " calcext:value-type="string">
            <text:p><text:s/>01 2155 </text:p>
          </table:table-cell>
          <table:table-cell table:style-name="ce10" table:formula="of:=IF([.A159]=&quot;&quot;;&quot;&quot;;IF([.D159]=[.F15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6</text:p>
          </table:table-cell>
          <table:table-cell/>
          <table:table-cell table:formula="of:=IF([.A160]=&quot;&quot;;&quot;&quot;;CONCATENATE(&quot; &quot;;[.A160];&quot; &quot;;[.B160];&quot; &quot;))" office:value-type="string" office:string-value=" 01 2156 " calcext:value-type="string">
            <text:p><text:s/>01 2156 </text:p>
          </table:table-cell>
          <table:table-cell office:value-type="string" calcext:value-type="string">
            <text:p>01 2156</text:p>
          </table:table-cell>
          <table:table-cell table:style-name="ce8" table:formula="of:=IF([.A160]=&quot;&quot;;&quot;&quot;;CONCATENATE(&quot; &quot;;[.E160];&quot; &quot;))" office:value-type="string" office:string-value=" 01 2156 " calcext:value-type="string">
            <text:p><text:s/>01 2156 </text:p>
          </table:table-cell>
          <table:table-cell table:style-name="ce10" table:formula="of:=IF([.A160]=&quot;&quot;;&quot;&quot;;IF([.D160]=[.F16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7</text:p>
          </table:table-cell>
          <table:table-cell/>
          <table:table-cell table:formula="of:=IF([.A161]=&quot;&quot;;&quot;&quot;;CONCATENATE(&quot; &quot;;[.A161];&quot; &quot;;[.B161];&quot; &quot;))" office:value-type="string" office:string-value=" 01 2157 " calcext:value-type="string">
            <text:p><text:s/>01 2157 </text:p>
          </table:table-cell>
          <table:table-cell office:value-type="string" calcext:value-type="string">
            <text:p>01 2157</text:p>
          </table:table-cell>
          <table:table-cell table:style-name="ce8" table:formula="of:=IF([.A161]=&quot;&quot;;&quot;&quot;;CONCATENATE(&quot; &quot;;[.E161];&quot; &quot;))" office:value-type="string" office:string-value=" 01 2157 " calcext:value-type="string">
            <text:p><text:s/>01 2157 </text:p>
          </table:table-cell>
          <table:table-cell table:style-name="ce10" table:formula="of:=IF([.A161]=&quot;&quot;;&quot;&quot;;IF([.D161]=[.F16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8</text:p>
          </table:table-cell>
          <table:table-cell/>
          <table:table-cell table:formula="of:=IF([.A162]=&quot;&quot;;&quot;&quot;;CONCATENATE(&quot; &quot;;[.A162];&quot; &quot;;[.B162];&quot; &quot;))" office:value-type="string" office:string-value=" 01 2158 " calcext:value-type="string">
            <text:p><text:s/>01 2158 </text:p>
          </table:table-cell>
          <table:table-cell office:value-type="string" calcext:value-type="string">
            <text:p>01 2158</text:p>
          </table:table-cell>
          <table:table-cell table:style-name="ce8" table:formula="of:=IF([.A162]=&quot;&quot;;&quot;&quot;;CONCATENATE(&quot; &quot;;[.E162];&quot; &quot;))" office:value-type="string" office:string-value=" 01 2158 " calcext:value-type="string">
            <text:p><text:s/>01 2158 </text:p>
          </table:table-cell>
          <table:table-cell table:style-name="ce10" table:formula="of:=IF([.A162]=&quot;&quot;;&quot;&quot;;IF([.D162]=[.F16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9</text:p>
          </table:table-cell>
          <table:table-cell/>
          <table:table-cell table:formula="of:=IF([.A163]=&quot;&quot;;&quot;&quot;;CONCATENATE(&quot; &quot;;[.A163];&quot; &quot;;[.B163];&quot; &quot;))" office:value-type="string" office:string-value=" 01 2159 " calcext:value-type="string">
            <text:p><text:s/>01 2159 </text:p>
          </table:table-cell>
          <table:table-cell office:value-type="string" calcext:value-type="string">
            <text:p>01 2159</text:p>
          </table:table-cell>
          <table:table-cell table:style-name="ce8" table:formula="of:=IF([.A163]=&quot;&quot;;&quot;&quot;;CONCATENATE(&quot; &quot;;[.E163];&quot; &quot;))" office:value-type="string" office:string-value=" 01 2159 " calcext:value-type="string">
            <text:p><text:s/>01 2159 </text:p>
          </table:table-cell>
          <table:table-cell table:style-name="ce10" table:formula="of:=IF([.A163]=&quot;&quot;;&quot;&quot;;IF([.D163]=[.F16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0</text:p>
          </table:table-cell>
          <table:table-cell/>
          <table:table-cell table:formula="of:=IF([.A164]=&quot;&quot;;&quot;&quot;;CONCATENATE(&quot; &quot;;[.A164];&quot; &quot;;[.B164];&quot; &quot;))" office:value-type="string" office:string-value=" 01 2160 " calcext:value-type="string">
            <text:p><text:s/>01 2160 </text:p>
          </table:table-cell>
          <table:table-cell office:value-type="string" calcext:value-type="string">
            <text:p>01 2160</text:p>
          </table:table-cell>
          <table:table-cell table:style-name="ce8" table:formula="of:=IF([.A164]=&quot;&quot;;&quot;&quot;;CONCATENATE(&quot; &quot;;[.E164];&quot; &quot;))" office:value-type="string" office:string-value=" 01 2160 " calcext:value-type="string">
            <text:p><text:s/>01 2160 </text:p>
          </table:table-cell>
          <table:table-cell table:style-name="ce10" table:formula="of:=IF([.A164]=&quot;&quot;;&quot;&quot;;IF([.D164]=[.F16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1</text:p>
          </table:table-cell>
          <table:table-cell/>
          <table:table-cell table:formula="of:=IF([.A165]=&quot;&quot;;&quot;&quot;;CONCATENATE(&quot; &quot;;[.A165];&quot; &quot;;[.B165];&quot; &quot;))" office:value-type="string" office:string-value=" 01 2161 " calcext:value-type="string">
            <text:p><text:s/>01 2161 </text:p>
          </table:table-cell>
          <table:table-cell office:value-type="string" calcext:value-type="string">
            <text:p>01 2161</text:p>
          </table:table-cell>
          <table:table-cell table:style-name="ce8" table:formula="of:=IF([.A165]=&quot;&quot;;&quot;&quot;;CONCATENATE(&quot; &quot;;[.E165];&quot; &quot;))" office:value-type="string" office:string-value=" 01 2161 " calcext:value-type="string">
            <text:p><text:s/>01 2161 </text:p>
          </table:table-cell>
          <table:table-cell table:style-name="ce10" table:formula="of:=IF([.A165]=&quot;&quot;;&quot;&quot;;IF([.D165]=[.F16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2</text:p>
          </table:table-cell>
          <table:table-cell/>
          <table:table-cell table:formula="of:=IF([.A166]=&quot;&quot;;&quot;&quot;;CONCATENATE(&quot; &quot;;[.A166];&quot; &quot;;[.B166];&quot; &quot;))" office:value-type="string" office:string-value=" 01 2162 " calcext:value-type="string">
            <text:p><text:s/>01 2162 </text:p>
          </table:table-cell>
          <table:table-cell office:value-type="string" calcext:value-type="string">
            <text:p>01 2162</text:p>
          </table:table-cell>
          <table:table-cell table:style-name="ce8" table:formula="of:=IF([.A166]=&quot;&quot;;&quot;&quot;;CONCATENATE(&quot; &quot;;[.E166];&quot; &quot;))" office:value-type="string" office:string-value=" 01 2162 " calcext:value-type="string">
            <text:p><text:s/>01 2162 </text:p>
          </table:table-cell>
          <table:table-cell table:style-name="ce10" table:formula="of:=IF([.A166]=&quot;&quot;;&quot;&quot;;IF([.D166]=[.F16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3</text:p>
          </table:table-cell>
          <table:table-cell/>
          <table:table-cell table:formula="of:=IF([.A167]=&quot;&quot;;&quot;&quot;;CONCATENATE(&quot; &quot;;[.A167];&quot; &quot;;[.B167];&quot; &quot;))" office:value-type="string" office:string-value=" 01 2163 " calcext:value-type="string">
            <text:p><text:s/>01 2163 </text:p>
          </table:table-cell>
          <table:table-cell office:value-type="string" calcext:value-type="string">
            <text:p>01 2163</text:p>
          </table:table-cell>
          <table:table-cell table:style-name="ce8" table:formula="of:=IF([.A167]=&quot;&quot;;&quot;&quot;;CONCATENATE(&quot; &quot;;[.E167];&quot; &quot;))" office:value-type="string" office:string-value=" 01 2163 " calcext:value-type="string">
            <text:p><text:s/>01 2163 </text:p>
          </table:table-cell>
          <table:table-cell table:style-name="ce10" table:formula="of:=IF([.A167]=&quot;&quot;;&quot;&quot;;IF([.D167]=[.F16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4</text:p>
          </table:table-cell>
          <table:table-cell/>
          <table:table-cell table:formula="of:=IF([.A168]=&quot;&quot;;&quot;&quot;;CONCATENATE(&quot; &quot;;[.A168];&quot; &quot;;[.B168];&quot; &quot;))" office:value-type="string" office:string-value=" 01 2164 " calcext:value-type="string">
            <text:p><text:s/>01 2164 </text:p>
          </table:table-cell>
          <table:table-cell office:value-type="string" calcext:value-type="string">
            <text:p>01 2164</text:p>
          </table:table-cell>
          <table:table-cell table:style-name="ce8" table:formula="of:=IF([.A168]=&quot;&quot;;&quot;&quot;;CONCATENATE(&quot; &quot;;[.E168];&quot; &quot;))" office:value-type="string" office:string-value=" 01 2164 " calcext:value-type="string">
            <text:p><text:s/>01 2164 </text:p>
          </table:table-cell>
          <table:table-cell table:style-name="ce10" table:formula="of:=IF([.A168]=&quot;&quot;;&quot;&quot;;IF([.D168]=[.F16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5</text:p>
          </table:table-cell>
          <table:table-cell/>
          <table:table-cell table:formula="of:=IF([.A169]=&quot;&quot;;&quot;&quot;;CONCATENATE(&quot; &quot;;[.A169];&quot; &quot;;[.B169];&quot; &quot;))" office:value-type="string" office:string-value=" 01 2165 " calcext:value-type="string">
            <text:p><text:s/>01 2165 </text:p>
          </table:table-cell>
          <table:table-cell office:value-type="string" calcext:value-type="string">
            <text:p>01 2165</text:p>
          </table:table-cell>
          <table:table-cell table:style-name="ce8" table:formula="of:=IF([.A169]=&quot;&quot;;&quot;&quot;;CONCATENATE(&quot; &quot;;[.E169];&quot; &quot;))" office:value-type="string" office:string-value=" 01 2165 " calcext:value-type="string">
            <text:p><text:s/>01 2165 </text:p>
          </table:table-cell>
          <table:table-cell table:style-name="ce10" table:formula="of:=IF([.A169]=&quot;&quot;;&quot;&quot;;IF([.D169]=[.F16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6</text:p>
          </table:table-cell>
          <table:table-cell/>
          <table:table-cell table:formula="of:=IF([.A170]=&quot;&quot;;&quot;&quot;;CONCATENATE(&quot; &quot;;[.A170];&quot; &quot;;[.B170];&quot; &quot;))" office:value-type="string" office:string-value=" 01 2166 " calcext:value-type="string">
            <text:p><text:s/>01 2166 </text:p>
          </table:table-cell>
          <table:table-cell office:value-type="string" calcext:value-type="string">
            <text:p>01 2166</text:p>
          </table:table-cell>
          <table:table-cell table:style-name="ce8" table:formula="of:=IF([.A170]=&quot;&quot;;&quot;&quot;;CONCATENATE(&quot; &quot;;[.E170];&quot; &quot;))" office:value-type="string" office:string-value=" 01 2166 " calcext:value-type="string">
            <text:p><text:s/>01 2166 </text:p>
          </table:table-cell>
          <table:table-cell table:style-name="ce10" table:formula="of:=IF([.A170]=&quot;&quot;;&quot;&quot;;IF([.D170]=[.F17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7</text:p>
          </table:table-cell>
          <table:table-cell/>
          <table:table-cell table:formula="of:=IF([.A171]=&quot;&quot;;&quot;&quot;;CONCATENATE(&quot; &quot;;[.A171];&quot; &quot;;[.B171];&quot; &quot;))" office:value-type="string" office:string-value=" 01 2167 " calcext:value-type="string">
            <text:p><text:s/>01 2167 </text:p>
          </table:table-cell>
          <table:table-cell office:value-type="string" calcext:value-type="string">
            <text:p>01 2167</text:p>
          </table:table-cell>
          <table:table-cell table:style-name="ce8" table:formula="of:=IF([.A171]=&quot;&quot;;&quot;&quot;;CONCATENATE(&quot; &quot;;[.E171];&quot; &quot;))" office:value-type="string" office:string-value=" 01 2167 " calcext:value-type="string">
            <text:p><text:s/>01 2167 </text:p>
          </table:table-cell>
          <table:table-cell table:style-name="ce10" table:formula="of:=IF([.A171]=&quot;&quot;;&quot;&quot;;IF([.D171]=[.F17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8</text:p>
          </table:table-cell>
          <table:table-cell/>
          <table:table-cell table:formula="of:=IF([.A172]=&quot;&quot;;&quot;&quot;;CONCATENATE(&quot; &quot;;[.A172];&quot; &quot;;[.B172];&quot; &quot;))" office:value-type="string" office:string-value=" 01 2168 " calcext:value-type="string">
            <text:p><text:s/>01 2168 </text:p>
          </table:table-cell>
          <table:table-cell office:value-type="string" calcext:value-type="string">
            <text:p>01 2168</text:p>
          </table:table-cell>
          <table:table-cell table:style-name="ce8" table:formula="of:=IF([.A172]=&quot;&quot;;&quot;&quot;;CONCATENATE(&quot; &quot;;[.E172];&quot; &quot;))" office:value-type="string" office:string-value=" 01 2168 " calcext:value-type="string">
            <text:p><text:s/>01 2168 </text:p>
          </table:table-cell>
          <table:table-cell table:style-name="ce10" table:formula="of:=IF([.A172]=&quot;&quot;;&quot;&quot;;IF([.D172]=[.F17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9</text:p>
          </table:table-cell>
          <table:table-cell/>
          <table:table-cell table:formula="of:=IF([.A173]=&quot;&quot;;&quot;&quot;;CONCATENATE(&quot; &quot;;[.A173];&quot; &quot;;[.B173];&quot; &quot;))" office:value-type="string" office:string-value=" 01 2169 " calcext:value-type="string">
            <text:p><text:s/>01 2169 </text:p>
          </table:table-cell>
          <table:table-cell office:value-type="string" calcext:value-type="string">
            <text:p>01 2169</text:p>
          </table:table-cell>
          <table:table-cell table:style-name="ce8" table:formula="of:=IF([.A173]=&quot;&quot;;&quot;&quot;;CONCATENATE(&quot; &quot;;[.E173];&quot; &quot;))" office:value-type="string" office:string-value=" 01 2169 " calcext:value-type="string">
            <text:p><text:s/>01 2169 </text:p>
          </table:table-cell>
          <table:table-cell table:style-name="ce10" table:formula="of:=IF([.A173]=&quot;&quot;;&quot;&quot;;IF([.D173]=[.F17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0</text:p>
          </table:table-cell>
          <table:table-cell/>
          <table:table-cell table:formula="of:=IF([.A174]=&quot;&quot;;&quot;&quot;;CONCATENATE(&quot; &quot;;[.A174];&quot; &quot;;[.B174];&quot; &quot;))" office:value-type="string" office:string-value=" 01 2170 " calcext:value-type="string">
            <text:p><text:s/>01 2170 </text:p>
          </table:table-cell>
          <table:table-cell office:value-type="string" calcext:value-type="string">
            <text:p>01 2170</text:p>
          </table:table-cell>
          <table:table-cell table:style-name="ce8" table:formula="of:=IF([.A174]=&quot;&quot;;&quot;&quot;;CONCATENATE(&quot; &quot;;[.E174];&quot; &quot;))" office:value-type="string" office:string-value=" 01 2170 " calcext:value-type="string">
            <text:p><text:s/>01 2170 </text:p>
          </table:table-cell>
          <table:table-cell table:style-name="ce10" table:formula="of:=IF([.A174]=&quot;&quot;;&quot;&quot;;IF([.D174]=[.F17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1</text:p>
          </table:table-cell>
          <table:table-cell/>
          <table:table-cell table:formula="of:=IF([.A175]=&quot;&quot;;&quot;&quot;;CONCATENATE(&quot; &quot;;[.A175];&quot; &quot;;[.B175];&quot; &quot;))" office:value-type="string" office:string-value=" 01 2171 " calcext:value-type="string">
            <text:p><text:s/>01 2171 </text:p>
          </table:table-cell>
          <table:table-cell office:value-type="string" calcext:value-type="string">
            <text:p>01 2171</text:p>
          </table:table-cell>
          <table:table-cell table:style-name="ce8" table:formula="of:=IF([.A175]=&quot;&quot;;&quot;&quot;;CONCATENATE(&quot; &quot;;[.E175];&quot; &quot;))" office:value-type="string" office:string-value=" 01 2171 " calcext:value-type="string">
            <text:p><text:s/>01 2171 </text:p>
          </table:table-cell>
          <table:table-cell table:style-name="ce10" table:formula="of:=IF([.A175]=&quot;&quot;;&quot;&quot;;IF([.D175]=[.F17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2</text:p>
          </table:table-cell>
          <table:table-cell/>
          <table:table-cell table:formula="of:=IF([.A176]=&quot;&quot;;&quot;&quot;;CONCATENATE(&quot; &quot;;[.A176];&quot; &quot;;[.B176];&quot; &quot;))" office:value-type="string" office:string-value=" 01 2172 " calcext:value-type="string">
            <text:p><text:s/>01 2172 </text:p>
          </table:table-cell>
          <table:table-cell office:value-type="string" calcext:value-type="string">
            <text:p>01 2172</text:p>
          </table:table-cell>
          <table:table-cell table:style-name="ce8" table:formula="of:=IF([.A176]=&quot;&quot;;&quot;&quot;;CONCATENATE(&quot; &quot;;[.E176];&quot; &quot;))" office:value-type="string" office:string-value=" 01 2172 " calcext:value-type="string">
            <text:p><text:s/>01 2172 </text:p>
          </table:table-cell>
          <table:table-cell table:style-name="ce10" table:formula="of:=IF([.A176]=&quot;&quot;;&quot;&quot;;IF([.D176]=[.F17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3</text:p>
          </table:table-cell>
          <table:table-cell/>
          <table:table-cell table:formula="of:=IF([.A177]=&quot;&quot;;&quot;&quot;;CONCATENATE(&quot; &quot;;[.A177];&quot; &quot;;[.B177];&quot; &quot;))" office:value-type="string" office:string-value=" 01 2173 " calcext:value-type="string">
            <text:p><text:s/>01 2173 </text:p>
          </table:table-cell>
          <table:table-cell office:value-type="string" calcext:value-type="string">
            <text:p>01 2173</text:p>
          </table:table-cell>
          <table:table-cell table:style-name="ce8" table:formula="of:=IF([.A177]=&quot;&quot;;&quot;&quot;;CONCATENATE(&quot; &quot;;[.E177];&quot; &quot;))" office:value-type="string" office:string-value=" 01 2173 " calcext:value-type="string">
            <text:p><text:s/>01 2173 </text:p>
          </table:table-cell>
          <table:table-cell table:style-name="ce10" table:formula="of:=IF([.A177]=&quot;&quot;;&quot;&quot;;IF([.D177]=[.F17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4</text:p>
          </table:table-cell>
          <table:table-cell/>
          <table:table-cell table:formula="of:=IF([.A178]=&quot;&quot;;&quot;&quot;;CONCATENATE(&quot; &quot;;[.A178];&quot; &quot;;[.B178];&quot; &quot;))" office:value-type="string" office:string-value=" 01 2174 " calcext:value-type="string">
            <text:p><text:s/>01 2174 </text:p>
          </table:table-cell>
          <table:table-cell office:value-type="string" calcext:value-type="string">
            <text:p>01 2174</text:p>
          </table:table-cell>
          <table:table-cell table:style-name="ce8" table:formula="of:=IF([.A178]=&quot;&quot;;&quot;&quot;;CONCATENATE(&quot; &quot;;[.E178];&quot; &quot;))" office:value-type="string" office:string-value=" 01 2174 " calcext:value-type="string">
            <text:p><text:s/>01 2174 </text:p>
          </table:table-cell>
          <table:table-cell table:style-name="ce10" table:formula="of:=IF([.A178]=&quot;&quot;;&quot;&quot;;IF([.D178]=[.F17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5</text:p>
          </table:table-cell>
          <table:table-cell/>
          <table:table-cell table:formula="of:=IF([.A179]=&quot;&quot;;&quot;&quot;;CONCATENATE(&quot; &quot;;[.A179];&quot; &quot;;[.B179];&quot; &quot;))" office:value-type="string" office:string-value=" 01 2175 " calcext:value-type="string">
            <text:p><text:s/>01 2175 </text:p>
          </table:table-cell>
          <table:table-cell office:value-type="string" calcext:value-type="string">
            <text:p>01 2175</text:p>
          </table:table-cell>
          <table:table-cell table:style-name="ce8" table:formula="of:=IF([.A179]=&quot;&quot;;&quot;&quot;;CONCATENATE(&quot; &quot;;[.E179];&quot; &quot;))" office:value-type="string" office:string-value=" 01 2175 " calcext:value-type="string">
            <text:p><text:s/>01 2175 </text:p>
          </table:table-cell>
          <table:table-cell table:style-name="ce10" table:formula="of:=IF([.A179]=&quot;&quot;;&quot;&quot;;IF([.D179]=[.F17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6</text:p>
          </table:table-cell>
          <table:table-cell/>
          <table:table-cell table:formula="of:=IF([.A180]=&quot;&quot;;&quot;&quot;;CONCATENATE(&quot; &quot;;[.A180];&quot; &quot;;[.B180];&quot; &quot;))" office:value-type="string" office:string-value=" 01 2176 " calcext:value-type="string">
            <text:p><text:s/>01 2176 </text:p>
          </table:table-cell>
          <table:table-cell office:value-type="string" calcext:value-type="string">
            <text:p>01 2176</text:p>
          </table:table-cell>
          <table:table-cell table:style-name="ce8" table:formula="of:=IF([.A180]=&quot;&quot;;&quot;&quot;;CONCATENATE(&quot; &quot;;[.E180];&quot; &quot;))" office:value-type="string" office:string-value=" 01 2176 " calcext:value-type="string">
            <text:p><text:s/>01 2176 </text:p>
          </table:table-cell>
          <table:table-cell table:style-name="ce10" table:formula="of:=IF([.A180]=&quot;&quot;;&quot;&quot;;IF([.D180]=[.F18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7</text:p>
          </table:table-cell>
          <table:table-cell/>
          <table:table-cell table:formula="of:=IF([.A181]=&quot;&quot;;&quot;&quot;;CONCATENATE(&quot; &quot;;[.A181];&quot; &quot;;[.B181];&quot; &quot;))" office:value-type="string" office:string-value=" 01 2177 " calcext:value-type="string">
            <text:p><text:s/>01 2177 </text:p>
          </table:table-cell>
          <table:table-cell office:value-type="string" calcext:value-type="string">
            <text:p>01 2177</text:p>
          </table:table-cell>
          <table:table-cell table:style-name="ce8" table:formula="of:=IF([.A181]=&quot;&quot;;&quot;&quot;;CONCATENATE(&quot; &quot;;[.E181];&quot; &quot;))" office:value-type="string" office:string-value=" 01 2177 " calcext:value-type="string">
            <text:p><text:s/>01 2177 </text:p>
          </table:table-cell>
          <table:table-cell table:style-name="ce10" table:formula="of:=IF([.A181]=&quot;&quot;;&quot;&quot;;IF([.D181]=[.F18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8</text:p>
          </table:table-cell>
          <table:table-cell/>
          <table:table-cell table:formula="of:=IF([.A182]=&quot;&quot;;&quot;&quot;;CONCATENATE(&quot; &quot;;[.A182];&quot; &quot;;[.B182];&quot; &quot;))" office:value-type="string" office:string-value=" 01 2178 " calcext:value-type="string">
            <text:p><text:s/>01 2178 </text:p>
          </table:table-cell>
          <table:table-cell office:value-type="string" calcext:value-type="string">
            <text:p>01 2178</text:p>
          </table:table-cell>
          <table:table-cell table:style-name="ce8" table:formula="of:=IF([.A182]=&quot;&quot;;&quot;&quot;;CONCATENATE(&quot; &quot;;[.E182];&quot; &quot;))" office:value-type="string" office:string-value=" 01 2178 " calcext:value-type="string">
            <text:p><text:s/>01 2178 </text:p>
          </table:table-cell>
          <table:table-cell table:style-name="ce10" table:formula="of:=IF([.A182]=&quot;&quot;;&quot;&quot;;IF([.D182]=[.F18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9</text:p>
          </table:table-cell>
          <table:table-cell/>
          <table:table-cell table:formula="of:=IF([.A183]=&quot;&quot;;&quot;&quot;;CONCATENATE(&quot; &quot;;[.A183];&quot; &quot;;[.B183];&quot; &quot;))" office:value-type="string" office:string-value=" 01 2179 " calcext:value-type="string">
            <text:p><text:s/>01 2179 </text:p>
          </table:table-cell>
          <table:table-cell office:value-type="string" calcext:value-type="string">
            <text:p>01 2179</text:p>
          </table:table-cell>
          <table:table-cell table:style-name="ce8" table:formula="of:=IF([.A183]=&quot;&quot;;&quot;&quot;;CONCATENATE(&quot; &quot;;[.E183];&quot; &quot;))" office:value-type="string" office:string-value=" 01 2179 " calcext:value-type="string">
            <text:p><text:s/>01 2179 </text:p>
          </table:table-cell>
          <table:table-cell table:style-name="ce10" table:formula="of:=IF([.A183]=&quot;&quot;;&quot;&quot;;IF([.D183]=[.F18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0</text:p>
          </table:table-cell>
          <table:table-cell/>
          <table:table-cell table:formula="of:=IF([.A184]=&quot;&quot;;&quot;&quot;;CONCATENATE(&quot; &quot;;[.A184];&quot; &quot;;[.B184];&quot; &quot;))" office:value-type="string" office:string-value=" 01 2180 " calcext:value-type="string">
            <text:p><text:s/>01 2180 </text:p>
          </table:table-cell>
          <table:table-cell office:value-type="string" calcext:value-type="string">
            <text:p>01 2180</text:p>
          </table:table-cell>
          <table:table-cell table:style-name="ce8" table:formula="of:=IF([.A184]=&quot;&quot;;&quot;&quot;;CONCATENATE(&quot; &quot;;[.E184];&quot; &quot;))" office:value-type="string" office:string-value=" 01 2180 " calcext:value-type="string">
            <text:p><text:s/>01 2180 </text:p>
          </table:table-cell>
          <table:table-cell table:style-name="ce10" table:formula="of:=IF([.A184]=&quot;&quot;;&quot;&quot;;IF([.D184]=[.F18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1</text:p>
          </table:table-cell>
          <table:table-cell/>
          <table:table-cell table:formula="of:=IF([.A185]=&quot;&quot;;&quot;&quot;;CONCATENATE(&quot; &quot;;[.A185];&quot; &quot;;[.B185];&quot; &quot;))" office:value-type="string" office:string-value=" 01 2181 " calcext:value-type="string">
            <text:p><text:s/>01 2181 </text:p>
          </table:table-cell>
          <table:table-cell office:value-type="string" calcext:value-type="string">
            <text:p>01 2181</text:p>
          </table:table-cell>
          <table:table-cell table:style-name="ce8" table:formula="of:=IF([.A185]=&quot;&quot;;&quot;&quot;;CONCATENATE(&quot; &quot;;[.E185];&quot; &quot;))" office:value-type="string" office:string-value=" 01 2181 " calcext:value-type="string">
            <text:p><text:s/>01 2181 </text:p>
          </table:table-cell>
          <table:table-cell table:style-name="ce10" table:formula="of:=IF([.A185]=&quot;&quot;;&quot;&quot;;IF([.D185]=[.F18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2</text:p>
          </table:table-cell>
          <table:table-cell/>
          <table:table-cell table:formula="of:=IF([.A186]=&quot;&quot;;&quot;&quot;;CONCATENATE(&quot; &quot;;[.A186];&quot; &quot;;[.B186];&quot; &quot;))" office:value-type="string" office:string-value=" 01 2182 " calcext:value-type="string">
            <text:p><text:s/>01 2182 </text:p>
          </table:table-cell>
          <table:table-cell office:value-type="string" calcext:value-type="string">
            <text:p>01 2182</text:p>
          </table:table-cell>
          <table:table-cell table:style-name="ce8" table:formula="of:=IF([.A186]=&quot;&quot;;&quot;&quot;;CONCATENATE(&quot; &quot;;[.E186];&quot; &quot;))" office:value-type="string" office:string-value=" 01 2182 " calcext:value-type="string">
            <text:p><text:s/>01 2182 </text:p>
          </table:table-cell>
          <table:table-cell table:style-name="ce10" table:formula="of:=IF([.A186]=&quot;&quot;;&quot;&quot;;IF([.D186]=[.F18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3</text:p>
          </table:table-cell>
          <table:table-cell/>
          <table:table-cell table:formula="of:=IF([.A187]=&quot;&quot;;&quot;&quot;;CONCATENATE(&quot; &quot;;[.A187];&quot; &quot;;[.B187];&quot; &quot;))" office:value-type="string" office:string-value=" 01 2183 " calcext:value-type="string">
            <text:p><text:s/>01 2183 </text:p>
          </table:table-cell>
          <table:table-cell office:value-type="string" calcext:value-type="string">
            <text:p>01 2183</text:p>
          </table:table-cell>
          <table:table-cell table:style-name="ce8" table:formula="of:=IF([.A187]=&quot;&quot;;&quot;&quot;;CONCATENATE(&quot; &quot;;[.E187];&quot; &quot;))" office:value-type="string" office:string-value=" 01 2183 " calcext:value-type="string">
            <text:p><text:s/>01 2183 </text:p>
          </table:table-cell>
          <table:table-cell table:style-name="ce10" table:formula="of:=IF([.A187]=&quot;&quot;;&quot;&quot;;IF([.D187]=[.F18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4</text:p>
          </table:table-cell>
          <table:table-cell/>
          <table:table-cell table:formula="of:=IF([.A188]=&quot;&quot;;&quot;&quot;;CONCATENATE(&quot; &quot;;[.A188];&quot; &quot;;[.B188];&quot; &quot;))" office:value-type="string" office:string-value=" 01 2184 " calcext:value-type="string">
            <text:p><text:s/>01 2184 </text:p>
          </table:table-cell>
          <table:table-cell office:value-type="string" calcext:value-type="string">
            <text:p>01 2184</text:p>
          </table:table-cell>
          <table:table-cell table:style-name="ce8" table:formula="of:=IF([.A188]=&quot;&quot;;&quot;&quot;;CONCATENATE(&quot; &quot;;[.E188];&quot; &quot;))" office:value-type="string" office:string-value=" 01 2184 " calcext:value-type="string">
            <text:p><text:s/>01 2184 </text:p>
          </table:table-cell>
          <table:table-cell table:style-name="ce10" table:formula="of:=IF([.A188]=&quot;&quot;;&quot;&quot;;IF([.D188]=[.F18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5</text:p>
          </table:table-cell>
          <table:table-cell/>
          <table:table-cell table:formula="of:=IF([.A189]=&quot;&quot;;&quot;&quot;;CONCATENATE(&quot; &quot;;[.A189];&quot; &quot;;[.B189];&quot; &quot;))" office:value-type="string" office:string-value=" 01 2185 " calcext:value-type="string">
            <text:p><text:s/>01 2185 </text:p>
          </table:table-cell>
          <table:table-cell office:value-type="string" calcext:value-type="string">
            <text:p>01 2185</text:p>
          </table:table-cell>
          <table:table-cell table:style-name="ce8" table:formula="of:=IF([.A189]=&quot;&quot;;&quot;&quot;;CONCATENATE(&quot; &quot;;[.E189];&quot; &quot;))" office:value-type="string" office:string-value=" 01 2185 " calcext:value-type="string">
            <text:p><text:s/>01 2185 </text:p>
          </table:table-cell>
          <table:table-cell table:style-name="ce10" table:formula="of:=IF([.A189]=&quot;&quot;;&quot;&quot;;IF([.D189]=[.F18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6</text:p>
          </table:table-cell>
          <table:table-cell/>
          <table:table-cell table:formula="of:=IF([.A190]=&quot;&quot;;&quot;&quot;;CONCATENATE(&quot; &quot;;[.A190];&quot; &quot;;[.B190];&quot; &quot;))" office:value-type="string" office:string-value=" 01 2186 " calcext:value-type="string">
            <text:p><text:s/>01 2186 </text:p>
          </table:table-cell>
          <table:table-cell office:value-type="string" calcext:value-type="string">
            <text:p>01 2186</text:p>
          </table:table-cell>
          <table:table-cell table:style-name="ce8" table:formula="of:=IF([.A190]=&quot;&quot;;&quot;&quot;;CONCATENATE(&quot; &quot;;[.E190];&quot; &quot;))" office:value-type="string" office:string-value=" 01 2186 " calcext:value-type="string">
            <text:p><text:s/>01 2186 </text:p>
          </table:table-cell>
          <table:table-cell table:style-name="ce10" table:formula="of:=IF([.A190]=&quot;&quot;;&quot;&quot;;IF([.D190]=[.F19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7</text:p>
          </table:table-cell>
          <table:table-cell/>
          <table:table-cell table:formula="of:=IF([.A191]=&quot;&quot;;&quot;&quot;;CONCATENATE(&quot; &quot;;[.A191];&quot; &quot;;[.B191];&quot; &quot;))" office:value-type="string" office:string-value=" 01 2187 " calcext:value-type="string">
            <text:p><text:s/>01 2187 </text:p>
          </table:table-cell>
          <table:table-cell office:value-type="string" calcext:value-type="string">
            <text:p>01 2187</text:p>
          </table:table-cell>
          <table:table-cell table:style-name="ce8" table:formula="of:=IF([.A191]=&quot;&quot;;&quot;&quot;;CONCATENATE(&quot; &quot;;[.E191];&quot; &quot;))" office:value-type="string" office:string-value=" 01 2187 " calcext:value-type="string">
            <text:p><text:s/>01 2187 </text:p>
          </table:table-cell>
          <table:table-cell table:style-name="ce10" table:formula="of:=IF([.A191]=&quot;&quot;;&quot;&quot;;IF([.D191]=[.F19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8</text:p>
          </table:table-cell>
          <table:table-cell/>
          <table:table-cell table:formula="of:=IF([.A192]=&quot;&quot;;&quot;&quot;;CONCATENATE(&quot; &quot;;[.A192];&quot; &quot;;[.B192];&quot; &quot;))" office:value-type="string" office:string-value=" 01 2188 " calcext:value-type="string">
            <text:p><text:s/>01 2188 </text:p>
          </table:table-cell>
          <table:table-cell office:value-type="string" calcext:value-type="string">
            <text:p>01 2188</text:p>
          </table:table-cell>
          <table:table-cell table:style-name="ce8" table:formula="of:=IF([.A192]=&quot;&quot;;&quot;&quot;;CONCATENATE(&quot; &quot;;[.E192];&quot; &quot;))" office:value-type="string" office:string-value=" 01 2188 " calcext:value-type="string">
            <text:p><text:s/>01 2188 </text:p>
          </table:table-cell>
          <table:table-cell table:style-name="ce10" table:formula="of:=IF([.A192]=&quot;&quot;;&quot;&quot;;IF([.D192]=[.F19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9</text:p>
          </table:table-cell>
          <table:table-cell/>
          <table:table-cell table:formula="of:=IF([.A193]=&quot;&quot;;&quot;&quot;;CONCATENATE(&quot; &quot;;[.A193];&quot; &quot;;[.B193];&quot; &quot;))" office:value-type="string" office:string-value=" 01 2189 " calcext:value-type="string">
            <text:p><text:s/>01 2189 </text:p>
          </table:table-cell>
          <table:table-cell office:value-type="string" calcext:value-type="string">
            <text:p>01 2189</text:p>
          </table:table-cell>
          <table:table-cell table:style-name="ce8" table:formula="of:=IF([.A193]=&quot;&quot;;&quot;&quot;;CONCATENATE(&quot; &quot;;[.E193];&quot; &quot;))" office:value-type="string" office:string-value=" 01 2189 " calcext:value-type="string">
            <text:p><text:s/>01 2189 </text:p>
          </table:table-cell>
          <table:table-cell table:style-name="ce10" table:formula="of:=IF([.A193]=&quot;&quot;;&quot;&quot;;IF([.D193]=[.F19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0</text:p>
          </table:table-cell>
          <table:table-cell/>
          <table:table-cell table:formula="of:=IF([.A194]=&quot;&quot;;&quot;&quot;;CONCATENATE(&quot; &quot;;[.A194];&quot; &quot;;[.B194];&quot; &quot;))" office:value-type="string" office:string-value=" 01 2190 " calcext:value-type="string">
            <text:p><text:s/>01 2190 </text:p>
          </table:table-cell>
          <table:table-cell office:value-type="string" calcext:value-type="string">
            <text:p>01 2190</text:p>
          </table:table-cell>
          <table:table-cell table:style-name="ce8" table:formula="of:=IF([.A194]=&quot;&quot;;&quot;&quot;;CONCATENATE(&quot; &quot;;[.E194];&quot; &quot;))" office:value-type="string" office:string-value=" 01 2190 " calcext:value-type="string">
            <text:p><text:s/>01 2190 </text:p>
          </table:table-cell>
          <table:table-cell table:style-name="ce10" table:formula="of:=IF([.A194]=&quot;&quot;;&quot;&quot;;IF([.D194]=[.F19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1</text:p>
          </table:table-cell>
          <table:table-cell/>
          <table:table-cell table:formula="of:=IF([.A195]=&quot;&quot;;&quot;&quot;;CONCATENATE(&quot; &quot;;[.A195];&quot; &quot;;[.B195];&quot; &quot;))" office:value-type="string" office:string-value=" 01 2191 " calcext:value-type="string">
            <text:p><text:s/>01 2191 </text:p>
          </table:table-cell>
          <table:table-cell office:value-type="string" calcext:value-type="string">
            <text:p>01 2191</text:p>
          </table:table-cell>
          <table:table-cell table:style-name="ce8" table:formula="of:=IF([.A195]=&quot;&quot;;&quot;&quot;;CONCATENATE(&quot; &quot;;[.E195];&quot; &quot;))" office:value-type="string" office:string-value=" 01 2191 " calcext:value-type="string">
            <text:p><text:s/>01 2191 </text:p>
          </table:table-cell>
          <table:table-cell table:style-name="ce10" table:formula="of:=IF([.A195]=&quot;&quot;;&quot;&quot;;IF([.D195]=[.F19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2</text:p>
          </table:table-cell>
          <table:table-cell/>
          <table:table-cell table:formula="of:=IF([.A196]=&quot;&quot;;&quot;&quot;;CONCATENATE(&quot; &quot;;[.A196];&quot; &quot;;[.B196];&quot; &quot;))" office:value-type="string" office:string-value=" 01 2192 " calcext:value-type="string">
            <text:p><text:s/>01 2192 </text:p>
          </table:table-cell>
          <table:table-cell office:value-type="string" calcext:value-type="string">
            <text:p>01 2192</text:p>
          </table:table-cell>
          <table:table-cell table:style-name="ce8" table:formula="of:=IF([.A196]=&quot;&quot;;&quot;&quot;;CONCATENATE(&quot; &quot;;[.E196];&quot; &quot;))" office:value-type="string" office:string-value=" 01 2192 " calcext:value-type="string">
            <text:p><text:s/>01 2192 </text:p>
          </table:table-cell>
          <table:table-cell table:style-name="ce10" table:formula="of:=IF([.A196]=&quot;&quot;;&quot;&quot;;IF([.D196]=[.F19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3</text:p>
          </table:table-cell>
          <table:table-cell/>
          <table:table-cell table:formula="of:=IF([.A197]=&quot;&quot;;&quot;&quot;;CONCATENATE(&quot; &quot;;[.A197];&quot; &quot;;[.B197];&quot; &quot;))" office:value-type="string" office:string-value=" 01 2193 " calcext:value-type="string">
            <text:p><text:s/>01 2193 </text:p>
          </table:table-cell>
          <table:table-cell office:value-type="string" calcext:value-type="string">
            <text:p>01 2193</text:p>
          </table:table-cell>
          <table:table-cell table:style-name="ce8" table:formula="of:=IF([.A197]=&quot;&quot;;&quot;&quot;;CONCATENATE(&quot; &quot;;[.E197];&quot; &quot;))" office:value-type="string" office:string-value=" 01 2193 " calcext:value-type="string">
            <text:p><text:s/>01 2193 </text:p>
          </table:table-cell>
          <table:table-cell table:style-name="ce10" table:formula="of:=IF([.A197]=&quot;&quot;;&quot;&quot;;IF([.D197]=[.F19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4</text:p>
          </table:table-cell>
          <table:table-cell/>
          <table:table-cell table:formula="of:=IF([.A198]=&quot;&quot;;&quot;&quot;;CONCATENATE(&quot; &quot;;[.A198];&quot; &quot;;[.B198];&quot; &quot;))" office:value-type="string" office:string-value=" 01 2194 " calcext:value-type="string">
            <text:p><text:s/>01 2194 </text:p>
          </table:table-cell>
          <table:table-cell office:value-type="string" calcext:value-type="string">
            <text:p>01 2194</text:p>
          </table:table-cell>
          <table:table-cell table:style-name="ce8" table:formula="of:=IF([.A198]=&quot;&quot;;&quot;&quot;;CONCATENATE(&quot; &quot;;[.E198];&quot; &quot;))" office:value-type="string" office:string-value=" 01 2194 " calcext:value-type="string">
            <text:p><text:s/>01 2194 </text:p>
          </table:table-cell>
          <table:table-cell table:style-name="ce10" table:formula="of:=IF([.A198]=&quot;&quot;;&quot;&quot;;IF([.D198]=[.F19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5</text:p>
          </table:table-cell>
          <table:table-cell/>
          <table:table-cell table:formula="of:=IF([.A199]=&quot;&quot;;&quot;&quot;;CONCATENATE(&quot; &quot;;[.A199];&quot; &quot;;[.B199];&quot; &quot;))" office:value-type="string" office:string-value=" 01 2195 " calcext:value-type="string">
            <text:p><text:s/>01 2195 </text:p>
          </table:table-cell>
          <table:table-cell office:value-type="string" calcext:value-type="string">
            <text:p>01 2195</text:p>
          </table:table-cell>
          <table:table-cell table:style-name="ce8" table:formula="of:=IF([.A199]=&quot;&quot;;&quot;&quot;;CONCATENATE(&quot; &quot;;[.E199];&quot; &quot;))" office:value-type="string" office:string-value=" 01 2195 " calcext:value-type="string">
            <text:p><text:s/>01 2195 </text:p>
          </table:table-cell>
          <table:table-cell table:style-name="ce10" table:formula="of:=IF([.A199]=&quot;&quot;;&quot;&quot;;IF([.D199]=[.F19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6</text:p>
          </table:table-cell>
          <table:table-cell/>
          <table:table-cell table:formula="of:=IF([.A200]=&quot;&quot;;&quot;&quot;;CONCATENATE(&quot; &quot;;[.A200];&quot; &quot;;[.B200];&quot; &quot;))" office:value-type="string" office:string-value=" 01 2196 " calcext:value-type="string">
            <text:p><text:s/>01 2196 </text:p>
          </table:table-cell>
          <table:table-cell office:value-type="string" calcext:value-type="string">
            <text:p>01 2196</text:p>
          </table:table-cell>
          <table:table-cell table:style-name="ce8" table:formula="of:=IF([.A200]=&quot;&quot;;&quot;&quot;;CONCATENATE(&quot; &quot;;[.E200];&quot; &quot;))" office:value-type="string" office:string-value=" 01 2196 " calcext:value-type="string">
            <text:p><text:s/>01 2196 </text:p>
          </table:table-cell>
          <table:table-cell table:style-name="ce10" table:formula="of:=IF([.A200]=&quot;&quot;;&quot;&quot;;IF([.D200]=[.F20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7</text:p>
          </table:table-cell>
          <table:table-cell/>
          <table:table-cell table:formula="of:=IF([.A201]=&quot;&quot;;&quot;&quot;;CONCATENATE(&quot; &quot;;[.A201];&quot; &quot;;[.B201];&quot; &quot;))" office:value-type="string" office:string-value=" 01 2197 " calcext:value-type="string">
            <text:p><text:s/>01 2197 </text:p>
          </table:table-cell>
          <table:table-cell office:value-type="string" calcext:value-type="string">
            <text:p>01 2197</text:p>
          </table:table-cell>
          <table:table-cell table:style-name="ce8" table:formula="of:=IF([.A201]=&quot;&quot;;&quot;&quot;;CONCATENATE(&quot; &quot;;[.E201];&quot; &quot;))" office:value-type="string" office:string-value=" 01 2197 " calcext:value-type="string">
            <text:p><text:s/>01 2197 </text:p>
          </table:table-cell>
          <table:table-cell table:style-name="ce10" table:formula="of:=IF([.A201]=&quot;&quot;;&quot;&quot;;IF([.D201]=[.F20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8</text:p>
          </table:table-cell>
          <table:table-cell/>
          <table:table-cell table:formula="of:=IF([.A202]=&quot;&quot;;&quot;&quot;;CONCATENATE(&quot; &quot;;[.A202];&quot; &quot;;[.B202];&quot; &quot;))" office:value-type="string" office:string-value=" 01 2198 " calcext:value-type="string">
            <text:p><text:s/>01 2198 </text:p>
          </table:table-cell>
          <table:table-cell office:value-type="string" calcext:value-type="string">
            <text:p>01 2198</text:p>
          </table:table-cell>
          <table:table-cell table:style-name="ce8" table:formula="of:=IF([.A202]=&quot;&quot;;&quot;&quot;;CONCATENATE(&quot; &quot;;[.E202];&quot; &quot;))" office:value-type="string" office:string-value=" 01 2198 " calcext:value-type="string">
            <text:p><text:s/>01 2198 </text:p>
          </table:table-cell>
          <table:table-cell table:style-name="ce10" table:formula="of:=IF([.A202]=&quot;&quot;;&quot;&quot;;IF([.D202]=[.F20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9</text:p>
          </table:table-cell>
          <table:table-cell/>
          <table:table-cell table:formula="of:=IF([.A203]=&quot;&quot;;&quot;&quot;;CONCATENATE(&quot; &quot;;[.A203];&quot; &quot;;[.B203];&quot; &quot;))" office:value-type="string" office:string-value=" 01 2199 " calcext:value-type="string">
            <text:p><text:s/>01 2199 </text:p>
          </table:table-cell>
          <table:table-cell office:value-type="string" calcext:value-type="string">
            <text:p>01 2199</text:p>
          </table:table-cell>
          <table:table-cell table:style-name="ce8" table:formula="of:=IF([.A203]=&quot;&quot;;&quot;&quot;;CONCATENATE(&quot; &quot;;[.E203];&quot; &quot;))" office:value-type="string" office:string-value=" 01 2199 " calcext:value-type="string">
            <text:p><text:s/>01 2199 </text:p>
          </table:table-cell>
          <table:table-cell table:style-name="ce10" table:formula="of:=IF([.A203]=&quot;&quot;;&quot;&quot;;IF([.D203]=[.F20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0</text:p>
          </table:table-cell>
          <table:table-cell/>
          <table:table-cell table:formula="of:=IF([.A204]=&quot;&quot;;&quot;&quot;;CONCATENATE(&quot; &quot;;[.A204];&quot; &quot;;[.B204];&quot; &quot;))" office:value-type="string" office:string-value=" 01 2200 " calcext:value-type="string">
            <text:p><text:s/>01 2200 </text:p>
          </table:table-cell>
          <table:table-cell office:value-type="string" calcext:value-type="string">
            <text:p>01 2200</text:p>
          </table:table-cell>
          <table:table-cell table:style-name="ce8" table:formula="of:=IF([.A204]=&quot;&quot;;&quot;&quot;;CONCATENATE(&quot; &quot;;[.E204];&quot; &quot;))" office:value-type="string" office:string-value=" 01 2200 " calcext:value-type="string">
            <text:p><text:s/>01 2200 </text:p>
          </table:table-cell>
          <table:table-cell table:style-name="ce10" table:formula="of:=IF([.A204]=&quot;&quot;;&quot;&quot;;IF([.D204]=[.F20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1</text:p>
          </table:table-cell>
          <table:table-cell/>
          <table:table-cell table:formula="of:=IF([.A205]=&quot;&quot;;&quot;&quot;;CONCATENATE(&quot; &quot;;[.A205];&quot; &quot;;[.B205];&quot; &quot;))" office:value-type="string" office:string-value=" 01 2201 " calcext:value-type="string">
            <text:p><text:s/>01 2201 </text:p>
          </table:table-cell>
          <table:table-cell office:value-type="string" calcext:value-type="string">
            <text:p>01 2201</text:p>
          </table:table-cell>
          <table:table-cell table:style-name="ce8" table:formula="of:=IF([.A205]=&quot;&quot;;&quot;&quot;;CONCATENATE(&quot; &quot;;[.E205];&quot; &quot;))" office:value-type="string" office:string-value=" 01 2201 " calcext:value-type="string">
            <text:p><text:s/>01 2201 </text:p>
          </table:table-cell>
          <table:table-cell table:style-name="ce10" table:formula="of:=IF([.A205]=&quot;&quot;;&quot;&quot;;IF([.D205]=[.F20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2</text:p>
          </table:table-cell>
          <table:table-cell/>
          <table:table-cell table:formula="of:=IF([.A206]=&quot;&quot;;&quot;&quot;;CONCATENATE(&quot; &quot;;[.A206];&quot; &quot;;[.B206];&quot; &quot;))" office:value-type="string" office:string-value=" 01 2202 " calcext:value-type="string">
            <text:p><text:s/>01 2202 </text:p>
          </table:table-cell>
          <table:table-cell office:value-type="string" calcext:value-type="string">
            <text:p>01 2202</text:p>
          </table:table-cell>
          <table:table-cell table:style-name="ce8" table:formula="of:=IF([.A206]=&quot;&quot;;&quot;&quot;;CONCATENATE(&quot; &quot;;[.E206];&quot; &quot;))" office:value-type="string" office:string-value=" 01 2202 " calcext:value-type="string">
            <text:p><text:s/>01 2202 </text:p>
          </table:table-cell>
          <table:table-cell table:style-name="ce10" table:formula="of:=IF([.A206]=&quot;&quot;;&quot;&quot;;IF([.D206]=[.F20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3</text:p>
          </table:table-cell>
          <table:table-cell/>
          <table:table-cell table:formula="of:=IF([.A207]=&quot;&quot;;&quot;&quot;;CONCATENATE(&quot; &quot;;[.A207];&quot; &quot;;[.B207];&quot; &quot;))" office:value-type="string" office:string-value=" 01 2203 " calcext:value-type="string">
            <text:p><text:s/>01 2203 </text:p>
          </table:table-cell>
          <table:table-cell office:value-type="string" calcext:value-type="string">
            <text:p>01 2203</text:p>
          </table:table-cell>
          <table:table-cell table:style-name="ce8" table:formula="of:=IF([.A207]=&quot;&quot;;&quot;&quot;;CONCATENATE(&quot; &quot;;[.E207];&quot; &quot;))" office:value-type="string" office:string-value=" 01 2203 " calcext:value-type="string">
            <text:p><text:s/>01 2203 </text:p>
          </table:table-cell>
          <table:table-cell table:style-name="ce10" table:formula="of:=IF([.A207]=&quot;&quot;;&quot;&quot;;IF([.D207]=[.F20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4</text:p>
          </table:table-cell>
          <table:table-cell/>
          <table:table-cell table:formula="of:=IF([.A208]=&quot;&quot;;&quot;&quot;;CONCATENATE(&quot; &quot;;[.A208];&quot; &quot;;[.B208];&quot; &quot;))" office:value-type="string" office:string-value=" 01 2204 " calcext:value-type="string">
            <text:p><text:s/>01 2204 </text:p>
          </table:table-cell>
          <table:table-cell office:value-type="string" calcext:value-type="string">
            <text:p>01 2204</text:p>
          </table:table-cell>
          <table:table-cell table:style-name="ce8" table:formula="of:=IF([.A208]=&quot;&quot;;&quot;&quot;;CONCATENATE(&quot; &quot;;[.E208];&quot; &quot;))" office:value-type="string" office:string-value=" 01 2204 " calcext:value-type="string">
            <text:p><text:s/>01 2204 </text:p>
          </table:table-cell>
          <table:table-cell table:style-name="ce10" table:formula="of:=IF([.A208]=&quot;&quot;;&quot;&quot;;IF([.D208]=[.F20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5</text:p>
          </table:table-cell>
          <table:table-cell/>
          <table:table-cell table:formula="of:=IF([.A209]=&quot;&quot;;&quot;&quot;;CONCATENATE(&quot; &quot;;[.A209];&quot; &quot;;[.B209];&quot; &quot;))" office:value-type="string" office:string-value=" 01 2205 " calcext:value-type="string">
            <text:p><text:s/>01 2205 </text:p>
          </table:table-cell>
          <table:table-cell office:value-type="string" calcext:value-type="string">
            <text:p>01 2205</text:p>
          </table:table-cell>
          <table:table-cell table:style-name="ce8" table:formula="of:=IF([.A209]=&quot;&quot;;&quot;&quot;;CONCATENATE(&quot; &quot;;[.E209];&quot; &quot;))" office:value-type="string" office:string-value=" 01 2205 " calcext:value-type="string">
            <text:p><text:s/>01 2205 </text:p>
          </table:table-cell>
          <table:table-cell table:style-name="ce10" table:formula="of:=IF([.A209]=&quot;&quot;;&quot;&quot;;IF([.D209]=[.F20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6</text:p>
          </table:table-cell>
          <table:table-cell/>
          <table:table-cell table:formula="of:=IF([.A210]=&quot;&quot;;&quot;&quot;;CONCATENATE(&quot; &quot;;[.A210];&quot; &quot;;[.B210];&quot; &quot;))" office:value-type="string" office:string-value=" 01 2206 " calcext:value-type="string">
            <text:p><text:s/>01 2206 </text:p>
          </table:table-cell>
          <table:table-cell office:value-type="string" calcext:value-type="string">
            <text:p>01 2206</text:p>
          </table:table-cell>
          <table:table-cell table:style-name="ce8" table:formula="of:=IF([.A210]=&quot;&quot;;&quot;&quot;;CONCATENATE(&quot; &quot;;[.E210];&quot; &quot;))" office:value-type="string" office:string-value=" 01 2206 " calcext:value-type="string">
            <text:p><text:s/>01 2206 </text:p>
          </table:table-cell>
          <table:table-cell table:style-name="ce10" table:formula="of:=IF([.A210]=&quot;&quot;;&quot;&quot;;IF([.D210]=[.F2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7</text:p>
          </table:table-cell>
          <table:table-cell/>
          <table:table-cell table:formula="of:=IF([.A211]=&quot;&quot;;&quot;&quot;;CONCATENATE(&quot; &quot;;[.A211];&quot; &quot;;[.B211];&quot; &quot;))" office:value-type="string" office:string-value=" 01 2207 " calcext:value-type="string">
            <text:p><text:s/>01 2207 </text:p>
          </table:table-cell>
          <table:table-cell office:value-type="string" calcext:value-type="string">
            <text:p>01 2207</text:p>
          </table:table-cell>
          <table:table-cell table:style-name="ce8" table:formula="of:=IF([.A211]=&quot;&quot;;&quot;&quot;;CONCATENATE(&quot; &quot;;[.E211];&quot; &quot;))" office:value-type="string" office:string-value=" 01 2207 " calcext:value-type="string">
            <text:p><text:s/>01 2207 </text:p>
          </table:table-cell>
          <table:table-cell table:style-name="ce10" table:formula="of:=IF([.A211]=&quot;&quot;;&quot;&quot;;IF([.D211]=[.F2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8</text:p>
          </table:table-cell>
          <table:table-cell/>
          <table:table-cell table:formula="of:=IF([.A212]=&quot;&quot;;&quot;&quot;;CONCATENATE(&quot; &quot;;[.A212];&quot; &quot;;[.B212];&quot; &quot;))" office:value-type="string" office:string-value=" 01 2208 " calcext:value-type="string">
            <text:p><text:s/>01 2208 </text:p>
          </table:table-cell>
          <table:table-cell office:value-type="string" calcext:value-type="string">
            <text:p>01 2208</text:p>
          </table:table-cell>
          <table:table-cell table:style-name="ce8" table:formula="of:=IF([.A212]=&quot;&quot;;&quot;&quot;;CONCATENATE(&quot; &quot;;[.E212];&quot; &quot;))" office:value-type="string" office:string-value=" 01 2208 " calcext:value-type="string">
            <text:p><text:s/>01 2208 </text:p>
          </table:table-cell>
          <table:table-cell table:style-name="ce10" table:formula="of:=IF([.A212]=&quot;&quot;;&quot;&quot;;IF([.D212]=[.F2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9</text:p>
          </table:table-cell>
          <table:table-cell/>
          <table:table-cell table:formula="of:=IF([.A213]=&quot;&quot;;&quot;&quot;;CONCATENATE(&quot; &quot;;[.A213];&quot; &quot;;[.B213];&quot; &quot;))" office:value-type="string" office:string-value=" 01 2209 " calcext:value-type="string">
            <text:p><text:s/>01 2209 </text:p>
          </table:table-cell>
          <table:table-cell office:value-type="string" calcext:value-type="string">
            <text:p>01 2209</text:p>
          </table:table-cell>
          <table:table-cell table:style-name="ce8" table:formula="of:=IF([.A213]=&quot;&quot;;&quot;&quot;;CONCATENATE(&quot; &quot;;[.E213];&quot; &quot;))" office:value-type="string" office:string-value=" 01 2209 " calcext:value-type="string">
            <text:p><text:s/>01 2209 </text:p>
          </table:table-cell>
          <table:table-cell table:style-name="ce10" table:formula="of:=IF([.A213]=&quot;&quot;;&quot;&quot;;IF([.D213]=[.F2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0</text:p>
          </table:table-cell>
          <table:table-cell/>
          <table:table-cell table:formula="of:=IF([.A214]=&quot;&quot;;&quot;&quot;;CONCATENATE(&quot; &quot;;[.A214];&quot; &quot;;[.B214];&quot; &quot;))" office:value-type="string" office:string-value=" 01 2210 " calcext:value-type="string">
            <text:p><text:s/>01 2210 </text:p>
          </table:table-cell>
          <table:table-cell office:value-type="string" calcext:value-type="string">
            <text:p>01 2210</text:p>
          </table:table-cell>
          <table:table-cell table:style-name="ce8" table:formula="of:=IF([.A214]=&quot;&quot;;&quot;&quot;;CONCATENATE(&quot; &quot;;[.E214];&quot; &quot;))" office:value-type="string" office:string-value=" 01 2210 " calcext:value-type="string">
            <text:p><text:s/>01 2210 </text:p>
          </table:table-cell>
          <table:table-cell table:style-name="ce10" table:formula="of:=IF([.A214]=&quot;&quot;;&quot;&quot;;IF([.D214]=[.F2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1</text:p>
          </table:table-cell>
          <table:table-cell/>
          <table:table-cell table:formula="of:=IF([.A215]=&quot;&quot;;&quot;&quot;;CONCATENATE(&quot; &quot;;[.A215];&quot; &quot;;[.B215];&quot; &quot;))" office:value-type="string" office:string-value=" 01 2211 " calcext:value-type="string">
            <text:p><text:s/>01 2211 </text:p>
          </table:table-cell>
          <table:table-cell office:value-type="string" calcext:value-type="string">
            <text:p>01 2211</text:p>
          </table:table-cell>
          <table:table-cell table:style-name="ce8" table:formula="of:=IF([.A215]=&quot;&quot;;&quot;&quot;;CONCATENATE(&quot; &quot;;[.E215];&quot; &quot;))" office:value-type="string" office:string-value=" 01 2211 " calcext:value-type="string">
            <text:p><text:s/>01 2211 </text:p>
          </table:table-cell>
          <table:table-cell table:style-name="ce10" table:formula="of:=IF([.A215]=&quot;&quot;;&quot;&quot;;IF([.D215]=[.F2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2</text:p>
          </table:table-cell>
          <table:table-cell/>
          <table:table-cell table:formula="of:=IF([.A216]=&quot;&quot;;&quot;&quot;;CONCATENATE(&quot; &quot;;[.A216];&quot; &quot;;[.B216];&quot; &quot;))" office:value-type="string" office:string-value=" 01 2212 " calcext:value-type="string">
            <text:p><text:s/>01 2212 </text:p>
          </table:table-cell>
          <table:table-cell office:value-type="string" calcext:value-type="string">
            <text:p>01 2212</text:p>
          </table:table-cell>
          <table:table-cell table:style-name="ce8" table:formula="of:=IF([.A216]=&quot;&quot;;&quot;&quot;;CONCATENATE(&quot; &quot;;[.E216];&quot; &quot;))" office:value-type="string" office:string-value=" 01 2212 " calcext:value-type="string">
            <text:p><text:s/>01 2212 </text:p>
          </table:table-cell>
          <table:table-cell table:style-name="ce10" table:formula="of:=IF([.A216]=&quot;&quot;;&quot;&quot;;IF([.D216]=[.F2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3</text:p>
          </table:table-cell>
          <table:table-cell/>
          <table:table-cell table:formula="of:=IF([.A217]=&quot;&quot;;&quot;&quot;;CONCATENATE(&quot; &quot;;[.A217];&quot; &quot;;[.B217];&quot; &quot;))" office:value-type="string" office:string-value=" 01 2213 " calcext:value-type="string">
            <text:p><text:s/>01 2213 </text:p>
          </table:table-cell>
          <table:table-cell office:value-type="string" calcext:value-type="string">
            <text:p>01 2213</text:p>
          </table:table-cell>
          <table:table-cell table:style-name="ce8" table:formula="of:=IF([.A217]=&quot;&quot;;&quot;&quot;;CONCATENATE(&quot; &quot;;[.E217];&quot; &quot;))" office:value-type="string" office:string-value=" 01 2213 " calcext:value-type="string">
            <text:p><text:s/>01 2213 </text:p>
          </table:table-cell>
          <table:table-cell table:style-name="ce10" table:formula="of:=IF([.A217]=&quot;&quot;;&quot;&quot;;IF([.D217]=[.F2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4</text:p>
          </table:table-cell>
          <table:table-cell/>
          <table:table-cell table:formula="of:=IF([.A218]=&quot;&quot;;&quot;&quot;;CONCATENATE(&quot; &quot;;[.A218];&quot; &quot;;[.B218];&quot; &quot;))" office:value-type="string" office:string-value=" 01 2214 " calcext:value-type="string">
            <text:p><text:s/>01 2214 </text:p>
          </table:table-cell>
          <table:table-cell office:value-type="string" calcext:value-type="string">
            <text:p>01 2214</text:p>
          </table:table-cell>
          <table:table-cell table:style-name="ce8" table:formula="of:=IF([.A218]=&quot;&quot;;&quot;&quot;;CONCATENATE(&quot; &quot;;[.E218];&quot; &quot;))" office:value-type="string" office:string-value=" 01 2214 " calcext:value-type="string">
            <text:p><text:s/>01 2214 </text:p>
          </table:table-cell>
          <table:table-cell table:style-name="ce10" table:formula="of:=IF([.A218]=&quot;&quot;;&quot;&quot;;IF([.D218]=[.F2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5</text:p>
          </table:table-cell>
          <table:table-cell/>
          <table:table-cell table:formula="of:=IF([.A219]=&quot;&quot;;&quot;&quot;;CONCATENATE(&quot; &quot;;[.A219];&quot; &quot;;[.B219];&quot; &quot;))" office:value-type="string" office:string-value=" 01 2215 " calcext:value-type="string">
            <text:p><text:s/>01 2215 </text:p>
          </table:table-cell>
          <table:table-cell office:value-type="string" calcext:value-type="string">
            <text:p>01 2215</text:p>
          </table:table-cell>
          <table:table-cell table:style-name="ce8" table:formula="of:=IF([.A219]=&quot;&quot;;&quot;&quot;;CONCATENATE(&quot; &quot;;[.E219];&quot; &quot;))" office:value-type="string" office:string-value=" 01 2215 " calcext:value-type="string">
            <text:p><text:s/>01 2215 </text:p>
          </table:table-cell>
          <table:table-cell table:style-name="ce10" table:formula="of:=IF([.A219]=&quot;&quot;;&quot;&quot;;IF([.D219]=[.F2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6</text:p>
          </table:table-cell>
          <table:table-cell/>
          <table:table-cell table:formula="of:=IF([.A220]=&quot;&quot;;&quot;&quot;;CONCATENATE(&quot; &quot;;[.A220];&quot; &quot;;[.B220];&quot; &quot;))" office:value-type="string" office:string-value=" 01 2216 " calcext:value-type="string">
            <text:p><text:s/>01 2216 </text:p>
          </table:table-cell>
          <table:table-cell office:value-type="string" calcext:value-type="string">
            <text:p>01 2216</text:p>
          </table:table-cell>
          <table:table-cell table:style-name="ce8" table:formula="of:=IF([.A220]=&quot;&quot;;&quot;&quot;;CONCATENATE(&quot; &quot;;[.E220];&quot; &quot;))" office:value-type="string" office:string-value=" 01 2216 " calcext:value-type="string">
            <text:p><text:s/>01 2216 </text:p>
          </table:table-cell>
          <table:table-cell table:style-name="ce10" table:formula="of:=IF([.A220]=&quot;&quot;;&quot;&quot;;IF([.D220]=[.F2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7</text:p>
          </table:table-cell>
          <table:table-cell/>
          <table:table-cell table:formula="of:=IF([.A221]=&quot;&quot;;&quot;&quot;;CONCATENATE(&quot; &quot;;[.A221];&quot; &quot;;[.B221];&quot; &quot;))" office:value-type="string" office:string-value=" 01 2217 " calcext:value-type="string">
            <text:p><text:s/>01 2217 </text:p>
          </table:table-cell>
          <table:table-cell office:value-type="string" calcext:value-type="string">
            <text:p>01 2217</text:p>
          </table:table-cell>
          <table:table-cell table:style-name="ce8" table:formula="of:=IF([.A221]=&quot;&quot;;&quot;&quot;;CONCATENATE(&quot; &quot;;[.E221];&quot; &quot;))" office:value-type="string" office:string-value=" 01 2217 " calcext:value-type="string">
            <text:p><text:s/>01 2217 </text:p>
          </table:table-cell>
          <table:table-cell table:style-name="ce10" table:formula="of:=IF([.A221]=&quot;&quot;;&quot;&quot;;IF([.D221]=[.F2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8</text:p>
          </table:table-cell>
          <table:table-cell/>
          <table:table-cell table:formula="of:=IF([.A222]=&quot;&quot;;&quot;&quot;;CONCATENATE(&quot; &quot;;[.A222];&quot; &quot;;[.B222];&quot; &quot;))" office:value-type="string" office:string-value=" 01 2218 " calcext:value-type="string">
            <text:p><text:s/>01 2218 </text:p>
          </table:table-cell>
          <table:table-cell office:value-type="string" calcext:value-type="string">
            <text:p>01 2218</text:p>
          </table:table-cell>
          <table:table-cell table:style-name="ce8" table:formula="of:=IF([.A222]=&quot;&quot;;&quot;&quot;;CONCATENATE(&quot; &quot;;[.E222];&quot; &quot;))" office:value-type="string" office:string-value=" 01 2218 " calcext:value-type="string">
            <text:p><text:s/>01 2218 </text:p>
          </table:table-cell>
          <table:table-cell table:style-name="ce10" table:formula="of:=IF([.A222]=&quot;&quot;;&quot;&quot;;IF([.D222]=[.F2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9</text:p>
          </table:table-cell>
          <table:table-cell/>
          <table:table-cell table:formula="of:=IF([.A223]=&quot;&quot;;&quot;&quot;;CONCATENATE(&quot; &quot;;[.A223];&quot; &quot;;[.B223];&quot; &quot;))" office:value-type="string" office:string-value=" 01 2219 " calcext:value-type="string">
            <text:p><text:s/>01 2219 </text:p>
          </table:table-cell>
          <table:table-cell office:value-type="string" calcext:value-type="string">
            <text:p>01 2219</text:p>
          </table:table-cell>
          <table:table-cell table:style-name="ce8" table:formula="of:=IF([.A223]=&quot;&quot;;&quot;&quot;;CONCATENATE(&quot; &quot;;[.E223];&quot; &quot;))" office:value-type="string" office:string-value=" 01 2219 " calcext:value-type="string">
            <text:p><text:s/>01 2219 </text:p>
          </table:table-cell>
          <table:table-cell table:style-name="ce10" table:formula="of:=IF([.A223]=&quot;&quot;;&quot;&quot;;IF([.D223]=[.F2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0</text:p>
          </table:table-cell>
          <table:table-cell/>
          <table:table-cell table:formula="of:=IF([.A224]=&quot;&quot;;&quot;&quot;;CONCATENATE(&quot; &quot;;[.A224];&quot; &quot;;[.B224];&quot; &quot;))" office:value-type="string" office:string-value=" 01 2220 " calcext:value-type="string">
            <text:p><text:s/>01 2220 </text:p>
          </table:table-cell>
          <table:table-cell office:value-type="string" calcext:value-type="string">
            <text:p>01 2220</text:p>
          </table:table-cell>
          <table:table-cell table:style-name="ce8" table:formula="of:=IF([.A224]=&quot;&quot;;&quot;&quot;;CONCATENATE(&quot; &quot;;[.E224];&quot; &quot;))" office:value-type="string" office:string-value=" 01 2220 " calcext:value-type="string">
            <text:p><text:s/>01 2220 </text:p>
          </table:table-cell>
          <table:table-cell table:style-name="ce10" table:formula="of:=IF([.A224]=&quot;&quot;;&quot;&quot;;IF([.D224]=[.F2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1</text:p>
          </table:table-cell>
          <table:table-cell/>
          <table:table-cell table:formula="of:=IF([.A225]=&quot;&quot;;&quot;&quot;;CONCATENATE(&quot; &quot;;[.A225];&quot; &quot;;[.B225];&quot; &quot;))" office:value-type="string" office:string-value=" 01 2221 " calcext:value-type="string">
            <text:p><text:s/>01 2221 </text:p>
          </table:table-cell>
          <table:table-cell office:value-type="string" calcext:value-type="string">
            <text:p>01 2221</text:p>
          </table:table-cell>
          <table:table-cell table:style-name="ce8" table:formula="of:=IF([.A225]=&quot;&quot;;&quot;&quot;;CONCATENATE(&quot; &quot;;[.E225];&quot; &quot;))" office:value-type="string" office:string-value=" 01 2221 " calcext:value-type="string">
            <text:p><text:s/>01 2221 </text:p>
          </table:table-cell>
          <table:table-cell table:style-name="ce10" table:formula="of:=IF([.A225]=&quot;&quot;;&quot;&quot;;IF([.D225]=[.F2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2</text:p>
          </table:table-cell>
          <table:table-cell/>
          <table:table-cell table:formula="of:=IF([.A226]=&quot;&quot;;&quot;&quot;;CONCATENATE(&quot; &quot;;[.A226];&quot; &quot;;[.B226];&quot; &quot;))" office:value-type="string" office:string-value=" 01 2222 " calcext:value-type="string">
            <text:p><text:s/>01 2222 </text:p>
          </table:table-cell>
          <table:table-cell office:value-type="string" calcext:value-type="string">
            <text:p>01 2222</text:p>
          </table:table-cell>
          <table:table-cell table:style-name="ce8" table:formula="of:=IF([.A226]=&quot;&quot;;&quot;&quot;;CONCATENATE(&quot; &quot;;[.E226];&quot; &quot;))" office:value-type="string" office:string-value=" 01 2222 " calcext:value-type="string">
            <text:p><text:s/>01 2222 </text:p>
          </table:table-cell>
          <table:table-cell table:style-name="ce10" table:formula="of:=IF([.A226]=&quot;&quot;;&quot;&quot;;IF([.D226]=[.F22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3</text:p>
          </table:table-cell>
          <table:table-cell/>
          <table:table-cell table:formula="of:=IF([.A227]=&quot;&quot;;&quot;&quot;;CONCATENATE(&quot; &quot;;[.A227];&quot; &quot;;[.B227];&quot; &quot;))" office:value-type="string" office:string-value=" 01 2223 " calcext:value-type="string">
            <text:p><text:s/>01 2223 </text:p>
          </table:table-cell>
          <table:table-cell office:value-type="string" calcext:value-type="string">
            <text:p>01 2223</text:p>
          </table:table-cell>
          <table:table-cell table:style-name="ce8" table:formula="of:=IF([.A227]=&quot;&quot;;&quot;&quot;;CONCATENATE(&quot; &quot;;[.E227];&quot; &quot;))" office:value-type="string" office:string-value=" 01 2223 " calcext:value-type="string">
            <text:p><text:s/>01 2223 </text:p>
          </table:table-cell>
          <table:table-cell table:style-name="ce10" table:formula="of:=IF([.A227]=&quot;&quot;;&quot;&quot;;IF([.D227]=[.F22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4</text:p>
          </table:table-cell>
          <table:table-cell/>
          <table:table-cell table:formula="of:=IF([.A228]=&quot;&quot;;&quot;&quot;;CONCATENATE(&quot; &quot;;[.A228];&quot; &quot;;[.B228];&quot; &quot;))" office:value-type="string" office:string-value=" 01 2224 " calcext:value-type="string">
            <text:p><text:s/>01 2224 </text:p>
          </table:table-cell>
          <table:table-cell office:value-type="string" calcext:value-type="string">
            <text:p>01 2224</text:p>
          </table:table-cell>
          <table:table-cell table:style-name="ce8" table:formula="of:=IF([.A228]=&quot;&quot;;&quot;&quot;;CONCATENATE(&quot; &quot;;[.E228];&quot; &quot;))" office:value-type="string" office:string-value=" 01 2224 " calcext:value-type="string">
            <text:p><text:s/>01 2224 </text:p>
          </table:table-cell>
          <table:table-cell table:style-name="ce10" table:formula="of:=IF([.A228]=&quot;&quot;;&quot;&quot;;IF([.D228]=[.F22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5</text:p>
          </table:table-cell>
          <table:table-cell/>
          <table:table-cell table:formula="of:=IF([.A229]=&quot;&quot;;&quot;&quot;;CONCATENATE(&quot; &quot;;[.A229];&quot; &quot;;[.B229];&quot; &quot;))" office:value-type="string" office:string-value=" 01 2225 " calcext:value-type="string">
            <text:p><text:s/>01 2225 </text:p>
          </table:table-cell>
          <table:table-cell office:value-type="string" calcext:value-type="string">
            <text:p>01 2225</text:p>
          </table:table-cell>
          <table:table-cell table:style-name="ce8" table:formula="of:=IF([.A229]=&quot;&quot;;&quot;&quot;;CONCATENATE(&quot; &quot;;[.E229];&quot; &quot;))" office:value-type="string" office:string-value=" 01 2225 " calcext:value-type="string">
            <text:p><text:s/>01 2225 </text:p>
          </table:table-cell>
          <table:table-cell table:style-name="ce10" table:formula="of:=IF([.A229]=&quot;&quot;;&quot;&quot;;IF([.D229]=[.F22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6</text:p>
          </table:table-cell>
          <table:table-cell/>
          <table:table-cell table:formula="of:=IF([.A230]=&quot;&quot;;&quot;&quot;;CONCATENATE(&quot; &quot;;[.A230];&quot; &quot;;[.B230];&quot; &quot;))" office:value-type="string" office:string-value=" 01 2226 " calcext:value-type="string">
            <text:p><text:s/>01 2226 </text:p>
          </table:table-cell>
          <table:table-cell office:value-type="string" calcext:value-type="string">
            <text:p>01 2226</text:p>
          </table:table-cell>
          <table:table-cell table:style-name="ce8" table:formula="of:=IF([.A230]=&quot;&quot;;&quot;&quot;;CONCATENATE(&quot; &quot;;[.E230];&quot; &quot;))" office:value-type="string" office:string-value=" 01 2226 " calcext:value-type="string">
            <text:p><text:s/>01 2226 </text:p>
          </table:table-cell>
          <table:table-cell table:style-name="ce10" table:formula="of:=IF([.A230]=&quot;&quot;;&quot;&quot;;IF([.D230]=[.F23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7</text:p>
          </table:table-cell>
          <table:table-cell/>
          <table:table-cell table:formula="of:=IF([.A231]=&quot;&quot;;&quot;&quot;;CONCATENATE(&quot; &quot;;[.A231];&quot; &quot;;[.B231];&quot; &quot;))" office:value-type="string" office:string-value=" 01 2227 " calcext:value-type="string">
            <text:p><text:s/>01 2227 </text:p>
          </table:table-cell>
          <table:table-cell office:value-type="string" calcext:value-type="string">
            <text:p>01 2227</text:p>
          </table:table-cell>
          <table:table-cell table:style-name="ce8" table:formula="of:=IF([.A231]=&quot;&quot;;&quot;&quot;;CONCATENATE(&quot; &quot;;[.E231];&quot; &quot;))" office:value-type="string" office:string-value=" 01 2227 " calcext:value-type="string">
            <text:p><text:s/>01 2227 </text:p>
          </table:table-cell>
          <table:table-cell table:style-name="ce10" table:formula="of:=IF([.A231]=&quot;&quot;;&quot;&quot;;IF([.D231]=[.F23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8</text:p>
          </table:table-cell>
          <table:table-cell/>
          <table:table-cell table:formula="of:=IF([.A232]=&quot;&quot;;&quot;&quot;;CONCATENATE(&quot; &quot;;[.A232];&quot; &quot;;[.B232];&quot; &quot;))" office:value-type="string" office:string-value=" 01 2228 " calcext:value-type="string">
            <text:p><text:s/>01 2228 </text:p>
          </table:table-cell>
          <table:table-cell office:value-type="string" calcext:value-type="string">
            <text:p>01 2228</text:p>
          </table:table-cell>
          <table:table-cell table:style-name="ce8" table:formula="of:=IF([.A232]=&quot;&quot;;&quot;&quot;;CONCATENATE(&quot; &quot;;[.E232];&quot; &quot;))" office:value-type="string" office:string-value=" 01 2228 " calcext:value-type="string">
            <text:p><text:s/>01 2228 </text:p>
          </table:table-cell>
          <table:table-cell table:style-name="ce10" table:formula="of:=IF([.A232]=&quot;&quot;;&quot;&quot;;IF([.D232]=[.F2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9</text:p>
          </table:table-cell>
          <table:table-cell/>
          <table:table-cell table:formula="of:=IF([.A233]=&quot;&quot;;&quot;&quot;;CONCATENATE(&quot; &quot;;[.A233];&quot; &quot;;[.B233];&quot; &quot;))" office:value-type="string" office:string-value=" 01 2229 " calcext:value-type="string">
            <text:p><text:s/>01 2229 </text:p>
          </table:table-cell>
          <table:table-cell office:value-type="string" calcext:value-type="string">
            <text:p>01 2229</text:p>
          </table:table-cell>
          <table:table-cell table:style-name="ce8" table:formula="of:=IF([.A233]=&quot;&quot;;&quot;&quot;;CONCATENATE(&quot; &quot;;[.E233];&quot; &quot;))" office:value-type="string" office:string-value=" 01 2229 " calcext:value-type="string">
            <text:p><text:s/>01 2229 </text:p>
          </table:table-cell>
          <table:table-cell table:style-name="ce10" table:formula="of:=IF([.A233]=&quot;&quot;;&quot;&quot;;IF([.D233]=[.F2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0</text:p>
          </table:table-cell>
          <table:table-cell/>
          <table:table-cell table:formula="of:=IF([.A234]=&quot;&quot;;&quot;&quot;;CONCATENATE(&quot; &quot;;[.A234];&quot; &quot;;[.B234];&quot; &quot;))" office:value-type="string" office:string-value=" 01 2230 " calcext:value-type="string">
            <text:p><text:s/>01 2230 </text:p>
          </table:table-cell>
          <table:table-cell office:value-type="string" calcext:value-type="string">
            <text:p>01 2230</text:p>
          </table:table-cell>
          <table:table-cell table:style-name="ce8" table:formula="of:=IF([.A234]=&quot;&quot;;&quot;&quot;;CONCATENATE(&quot; &quot;;[.E234];&quot; &quot;))" office:value-type="string" office:string-value=" 01 2230 " calcext:value-type="string">
            <text:p><text:s/>01 2230 </text:p>
          </table:table-cell>
          <table:table-cell table:style-name="ce10" table:formula="of:=IF([.A234]=&quot;&quot;;&quot;&quot;;IF([.D234]=[.F2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1</text:p>
          </table:table-cell>
          <table:table-cell/>
          <table:table-cell table:formula="of:=IF([.A235]=&quot;&quot;;&quot;&quot;;CONCATENATE(&quot; &quot;;[.A235];&quot; &quot;;[.B235];&quot; &quot;))" office:value-type="string" office:string-value=" 01 2231 " calcext:value-type="string">
            <text:p><text:s/>01 2231 </text:p>
          </table:table-cell>
          <table:table-cell office:value-type="string" calcext:value-type="string">
            <text:p>01 2231</text:p>
          </table:table-cell>
          <table:table-cell table:style-name="ce8" table:formula="of:=IF([.A235]=&quot;&quot;;&quot;&quot;;CONCATENATE(&quot; &quot;;[.E235];&quot; &quot;))" office:value-type="string" office:string-value=" 01 2231 " calcext:value-type="string">
            <text:p><text:s/>01 2231 </text:p>
          </table:table-cell>
          <table:table-cell table:style-name="ce10" table:formula="of:=IF([.A235]=&quot;&quot;;&quot;&quot;;IF([.D235]=[.F2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2</text:p>
          </table:table-cell>
          <table:table-cell/>
          <table:table-cell table:formula="of:=IF([.A236]=&quot;&quot;;&quot;&quot;;CONCATENATE(&quot; &quot;;[.A236];&quot; &quot;;[.B236];&quot; &quot;))" office:value-type="string" office:string-value=" 01 2232 " calcext:value-type="string">
            <text:p><text:s/>01 2232 </text:p>
          </table:table-cell>
          <table:table-cell office:value-type="string" calcext:value-type="string">
            <text:p>01 2232</text:p>
          </table:table-cell>
          <table:table-cell table:style-name="ce8" table:formula="of:=IF([.A236]=&quot;&quot;;&quot;&quot;;CONCATENATE(&quot; &quot;;[.E236];&quot; &quot;))" office:value-type="string" office:string-value=" 01 2232 " calcext:value-type="string">
            <text:p><text:s/>01 2232 </text:p>
          </table:table-cell>
          <table:table-cell table:style-name="ce10" table:formula="of:=IF([.A236]=&quot;&quot;;&quot;&quot;;IF([.D236]=[.F2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3</text:p>
          </table:table-cell>
          <table:table-cell/>
          <table:table-cell table:formula="of:=IF([.A237]=&quot;&quot;;&quot;&quot;;CONCATENATE(&quot; &quot;;[.A237];&quot; &quot;;[.B237];&quot; &quot;))" office:value-type="string" office:string-value=" 01 2233 " calcext:value-type="string">
            <text:p><text:s/>01 2233 </text:p>
          </table:table-cell>
          <table:table-cell office:value-type="string" calcext:value-type="string">
            <text:p>01 2233</text:p>
          </table:table-cell>
          <table:table-cell table:style-name="ce8" table:formula="of:=IF([.A237]=&quot;&quot;;&quot;&quot;;CONCATENATE(&quot; &quot;;[.E237];&quot; &quot;))" office:value-type="string" office:string-value=" 01 2233 " calcext:value-type="string">
            <text:p><text:s/>01 2233 </text:p>
          </table:table-cell>
          <table:table-cell table:style-name="ce10" table:formula="of:=IF([.A237]=&quot;&quot;;&quot;&quot;;IF([.D237]=[.F2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4</text:p>
          </table:table-cell>
          <table:table-cell/>
          <table:table-cell table:formula="of:=IF([.A238]=&quot;&quot;;&quot;&quot;;CONCATENATE(&quot; &quot;;[.A238];&quot; &quot;;[.B238];&quot; &quot;))" office:value-type="string" office:string-value=" 01 2234 " calcext:value-type="string">
            <text:p><text:s/>01 2234 </text:p>
          </table:table-cell>
          <table:table-cell office:value-type="string" calcext:value-type="string">
            <text:p>01 2234</text:p>
          </table:table-cell>
          <table:table-cell table:style-name="ce8" table:formula="of:=IF([.A238]=&quot;&quot;;&quot;&quot;;CONCATENATE(&quot; &quot;;[.E238];&quot; &quot;))" office:value-type="string" office:string-value=" 01 2234 " calcext:value-type="string">
            <text:p><text:s/>01 2234 </text:p>
          </table:table-cell>
          <table:table-cell table:style-name="ce10" table:formula="of:=IF([.A238]=&quot;&quot;;&quot;&quot;;IF([.D238]=[.F2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5</text:p>
          </table:table-cell>
          <table:table-cell/>
          <table:table-cell table:formula="of:=IF([.A239]=&quot;&quot;;&quot;&quot;;CONCATENATE(&quot; &quot;;[.A239];&quot; &quot;;[.B239];&quot; &quot;))" office:value-type="string" office:string-value=" 01 2235 " calcext:value-type="string">
            <text:p><text:s/>01 2235 </text:p>
          </table:table-cell>
          <table:table-cell office:value-type="string" calcext:value-type="string">
            <text:p>01 2235</text:p>
          </table:table-cell>
          <table:table-cell table:style-name="ce8" table:formula="of:=IF([.A239]=&quot;&quot;;&quot;&quot;;CONCATENATE(&quot; &quot;;[.E239];&quot; &quot;))" office:value-type="string" office:string-value=" 01 2235 " calcext:value-type="string">
            <text:p><text:s/>01 2235 </text:p>
          </table:table-cell>
          <table:table-cell table:style-name="ce10" table:formula="of:=IF([.A239]=&quot;&quot;;&quot;&quot;;IF([.D239]=[.F2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6</text:p>
          </table:table-cell>
          <table:table-cell/>
          <table:table-cell table:formula="of:=IF([.A240]=&quot;&quot;;&quot;&quot;;CONCATENATE(&quot; &quot;;[.A240];&quot; &quot;;[.B240];&quot; &quot;))" office:value-type="string" office:string-value=" 01 2236 " calcext:value-type="string">
            <text:p><text:s/>01 2236 </text:p>
          </table:table-cell>
          <table:table-cell office:value-type="string" calcext:value-type="string">
            <text:p>01 2236</text:p>
          </table:table-cell>
          <table:table-cell table:style-name="ce8" table:formula="of:=IF([.A240]=&quot;&quot;;&quot;&quot;;CONCATENATE(&quot; &quot;;[.E240];&quot; &quot;))" office:value-type="string" office:string-value=" 01 2236 " calcext:value-type="string">
            <text:p><text:s/>01 2236 </text:p>
          </table:table-cell>
          <table:table-cell table:style-name="ce10" table:formula="of:=IF([.A240]=&quot;&quot;;&quot;&quot;;IF([.D240]=[.F2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7</text:p>
          </table:table-cell>
          <table:table-cell/>
          <table:table-cell table:formula="of:=IF([.A241]=&quot;&quot;;&quot;&quot;;CONCATENATE(&quot; &quot;;[.A241];&quot; &quot;;[.B241];&quot; &quot;))" office:value-type="string" office:string-value=" 01 2237 " calcext:value-type="string">
            <text:p><text:s/>01 2237 </text:p>
          </table:table-cell>
          <table:table-cell office:value-type="string" calcext:value-type="string">
            <text:p>01 2237</text:p>
          </table:table-cell>
          <table:table-cell table:style-name="ce8" table:formula="of:=IF([.A241]=&quot;&quot;;&quot;&quot;;CONCATENATE(&quot; &quot;;[.E241];&quot; &quot;))" office:value-type="string" office:string-value=" 01 2237 " calcext:value-type="string">
            <text:p><text:s/>01 2237 </text:p>
          </table:table-cell>
          <table:table-cell table:style-name="ce10" table:formula="of:=IF([.A241]=&quot;&quot;;&quot;&quot;;IF([.D241]=[.F24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8</text:p>
          </table:table-cell>
          <table:table-cell/>
          <table:table-cell table:formula="of:=IF([.A242]=&quot;&quot;;&quot;&quot;;CONCATENATE(&quot; &quot;;[.A242];&quot; &quot;;[.B242];&quot; &quot;))" office:value-type="string" office:string-value=" 01 2238 " calcext:value-type="string">
            <text:p><text:s/>01 2238 </text:p>
          </table:table-cell>
          <table:table-cell office:value-type="string" calcext:value-type="string">
            <text:p>01 2238</text:p>
          </table:table-cell>
          <table:table-cell table:style-name="ce8" table:formula="of:=IF([.A242]=&quot;&quot;;&quot;&quot;;CONCATENATE(&quot; &quot;;[.E242];&quot; &quot;))" office:value-type="string" office:string-value=" 01 2238 " calcext:value-type="string">
            <text:p><text:s/>01 2238 </text:p>
          </table:table-cell>
          <table:table-cell table:style-name="ce10" table:formula="of:=IF([.A242]=&quot;&quot;;&quot;&quot;;IF([.D242]=[.F24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9</text:p>
          </table:table-cell>
          <table:table-cell/>
          <table:table-cell table:formula="of:=IF([.A243]=&quot;&quot;;&quot;&quot;;CONCATENATE(&quot; &quot;;[.A243];&quot; &quot;;[.B243];&quot; &quot;))" office:value-type="string" office:string-value=" 01 2239 " calcext:value-type="string">
            <text:p><text:s/>01 2239 </text:p>
          </table:table-cell>
          <table:table-cell office:value-type="string" calcext:value-type="string">
            <text:p>01 2239</text:p>
          </table:table-cell>
          <table:table-cell table:style-name="ce8" table:formula="of:=IF([.A243]=&quot;&quot;;&quot;&quot;;CONCATENATE(&quot; &quot;;[.E243];&quot; &quot;))" office:value-type="string" office:string-value=" 01 2239 " calcext:value-type="string">
            <text:p><text:s/>01 2239 </text:p>
          </table:table-cell>
          <table:table-cell table:style-name="ce10" table:formula="of:=IF([.A243]=&quot;&quot;;&quot;&quot;;IF([.D243]=[.F24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40</text:p>
          </table:table-cell>
          <table:table-cell/>
          <table:table-cell table:formula="of:=IF([.A244]=&quot;&quot;;&quot;&quot;;CONCATENATE(&quot; &quot;;[.A244];&quot; &quot;;[.B244];&quot; &quot;))" office:value-type="string" office:string-value=" 01 2240 " calcext:value-type="string">
            <text:p><text:s/>01 2240 </text:p>
          </table:table-cell>
          <table:table-cell office:value-type="string" calcext:value-type="string">
            <text:p>01 2240</text:p>
          </table:table-cell>
          <table:table-cell table:style-name="ce8" table:formula="of:=IF([.A244]=&quot;&quot;;&quot;&quot;;CONCATENATE(&quot; &quot;;[.E244];&quot; &quot;))" office:value-type="string" office:string-value=" 01 2240 " calcext:value-type="string">
            <text:p><text:s/>01 2240 </text:p>
          </table:table-cell>
          <table:table-cell table:style-name="ce10" table:formula="of:=IF([.A244]=&quot;&quot;;&quot;&quot;;IF([.D244]=[.F24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41</text:p>
          </table:table-cell>
          <table:table-cell/>
          <table:table-cell table:formula="of:=IF([.A245]=&quot;&quot;;&quot;&quot;;CONCATENATE(&quot; &quot;;[.A245];&quot; &quot;;[.B245];&quot; &quot;))" office:value-type="string" office:string-value=" 01 2241 " calcext:value-type="string">
            <text:p><text:s/>01 2241 </text:p>
          </table:table-cell>
          <table:table-cell office:value-type="string" calcext:value-type="string">
            <text:p>01 2241</text:p>
          </table:table-cell>
          <table:table-cell table:style-name="ce8" table:formula="of:=IF([.A245]=&quot;&quot;;&quot;&quot;;CONCATENATE(&quot; &quot;;[.E245];&quot; &quot;))" office:value-type="string" office:string-value=" 01 2241 " calcext:value-type="string">
            <text:p><text:s/>01 2241 </text:p>
          </table:table-cell>
          <table:table-cell table:style-name="ce10" table:formula="of:=IF([.A245]=&quot;&quot;;&quot;&quot;;IF([.D245]=[.F24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/>
          <table:table-cell table:formula="of:=IF([.A246]=&quot;&quot;;&quot;&quot;;CONCATENATE(&quot; &quot;;[.A246];&quot; &quot;;[.B246];&quot; &quot;))" office:value-type="string" office:string-value=" 01 001 " calcext:value-type="string">
            <text:p><text:s/>01 001 </text:p>
          </table:table-cell>
          <table:table-cell office:value-type="string" calcext:value-type="string">
            <text:p>01 001</text:p>
          </table:table-cell>
          <table:table-cell table:style-name="ce8" table:formula="of:=IF([.A246]=&quot;&quot;;&quot;&quot;;CONCATENATE(&quot; &quot;;[.E246];&quot; &quot;))" office:value-type="string" office:string-value=" 01 001 " calcext:value-type="string">
            <text:p><text:s/>01 001 </text:p>
          </table:table-cell>
          <table:table-cell table:style-name="ce10" table:formula="of:=IF([.A246]=&quot;&quot;;&quot;&quot;;IF([.D246]=[.F24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2</text:p>
          </table:table-cell>
          <table:table-cell/>
          <table:table-cell table:formula="of:=IF([.A247]=&quot;&quot;;&quot;&quot;;CONCATENATE(&quot; &quot;;[.A247];&quot; &quot;;[.B247];&quot; &quot;))" office:value-type="string" office:string-value=" 01 002 " calcext:value-type="string">
            <text:p><text:s/>01 002 </text:p>
          </table:table-cell>
          <table:table-cell office:value-type="string" calcext:value-type="string">
            <text:p>01 002</text:p>
          </table:table-cell>
          <table:table-cell table:style-name="ce8" table:formula="of:=IF([.A247]=&quot;&quot;;&quot;&quot;;CONCATENATE(&quot; &quot;;[.E247];&quot; &quot;))" office:value-type="string" office:string-value=" 01 002 " calcext:value-type="string">
            <text:p><text:s/>01 002 </text:p>
          </table:table-cell>
          <table:table-cell table:style-name="ce10" table:formula="of:=IF([.A247]=&quot;&quot;;&quot;&quot;;IF([.D247]=[.F24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3</text:p>
          </table:table-cell>
          <table:table-cell/>
          <table:table-cell table:formula="of:=IF([.A248]=&quot;&quot;;&quot;&quot;;CONCATENATE(&quot; &quot;;[.A248];&quot; &quot;;[.B248];&quot; &quot;))" office:value-type="string" office:string-value=" 01 003 " calcext:value-type="string">
            <text:p><text:s/>01 003 </text:p>
          </table:table-cell>
          <table:table-cell office:value-type="string" calcext:value-type="string">
            <text:p>01 003</text:p>
          </table:table-cell>
          <table:table-cell table:style-name="ce8" table:formula="of:=IF([.A248]=&quot;&quot;;&quot;&quot;;CONCATENATE(&quot; &quot;;[.E248];&quot; &quot;))" office:value-type="string" office:string-value=" 01 003 " calcext:value-type="string">
            <text:p><text:s/>01 003 </text:p>
          </table:table-cell>
          <table:table-cell table:style-name="ce10" table:formula="of:=IF([.A248]=&quot;&quot;;&quot;&quot;;IF([.D248]=[.F24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4</text:p>
          </table:table-cell>
          <table:table-cell/>
          <table:table-cell table:formula="of:=IF([.A249]=&quot;&quot;;&quot;&quot;;CONCATENATE(&quot; &quot;;[.A249];&quot; &quot;;[.B249];&quot; &quot;))" office:value-type="string" office:string-value=" 01 004 " calcext:value-type="string">
            <text:p><text:s/>01 004 </text:p>
          </table:table-cell>
          <table:table-cell office:value-type="string" calcext:value-type="string">
            <text:p>01 004</text:p>
          </table:table-cell>
          <table:table-cell table:style-name="ce8" table:formula="of:=IF([.A249]=&quot;&quot;;&quot;&quot;;CONCATENATE(&quot; &quot;;[.E249];&quot; &quot;))" office:value-type="string" office:string-value=" 01 004 " calcext:value-type="string">
            <text:p><text:s/>01 004 </text:p>
          </table:table-cell>
          <table:table-cell table:style-name="ce10" table:formula="of:=IF([.A249]=&quot;&quot;;&quot;&quot;;IF([.D249]=[.F24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5</text:p>
          </table:table-cell>
          <table:table-cell/>
          <table:table-cell table:formula="of:=IF([.A250]=&quot;&quot;;&quot;&quot;;CONCATENATE(&quot; &quot;;[.A250];&quot; &quot;;[.B250];&quot; &quot;))" office:value-type="string" office:string-value=" 01 005 " calcext:value-type="string">
            <text:p><text:s/>01 005 </text:p>
          </table:table-cell>
          <table:table-cell office:value-type="string" calcext:value-type="string">
            <text:p>01 005</text:p>
          </table:table-cell>
          <table:table-cell table:style-name="ce8" table:formula="of:=IF([.A250]=&quot;&quot;;&quot;&quot;;CONCATENATE(&quot; &quot;;[.E250];&quot; &quot;))" office:value-type="string" office:string-value=" 01 005 " calcext:value-type="string">
            <text:p><text:s/>01 005 </text:p>
          </table:table-cell>
          <table:table-cell table:style-name="ce10" table:formula="of:=IF([.A250]=&quot;&quot;;&quot;&quot;;IF([.D250]=[.F25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6</text:p>
          </table:table-cell>
          <table:table-cell/>
          <table:table-cell table:formula="of:=IF([.A251]=&quot;&quot;;&quot;&quot;;CONCATENATE(&quot; &quot;;[.A251];&quot; &quot;;[.B251];&quot; &quot;))" office:value-type="string" office:string-value=" 01 006 " calcext:value-type="string">
            <text:p><text:s/>01 006 </text:p>
          </table:table-cell>
          <table:table-cell office:value-type="string" calcext:value-type="string">
            <text:p>01 006</text:p>
          </table:table-cell>
          <table:table-cell table:style-name="ce8" table:formula="of:=IF([.A251]=&quot;&quot;;&quot;&quot;;CONCATENATE(&quot; &quot;;[.E251];&quot; &quot;))" office:value-type="string" office:string-value=" 01 006 " calcext:value-type="string">
            <text:p><text:s/>01 006 </text:p>
          </table:table-cell>
          <table:table-cell table:style-name="ce10" table:formula="of:=IF([.A251]=&quot;&quot;;&quot;&quot;;IF([.D251]=[.F25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7</text:p>
          </table:table-cell>
          <table:table-cell/>
          <table:table-cell table:formula="of:=IF([.A252]=&quot;&quot;;&quot;&quot;;CONCATENATE(&quot; &quot;;[.A252];&quot; &quot;;[.B252];&quot; &quot;))" office:value-type="string" office:string-value=" 01 007 " calcext:value-type="string">
            <text:p><text:s/>01 007 </text:p>
          </table:table-cell>
          <table:table-cell office:value-type="string" calcext:value-type="string">
            <text:p>01 007</text:p>
          </table:table-cell>
          <table:table-cell table:style-name="ce8" table:formula="of:=IF([.A252]=&quot;&quot;;&quot;&quot;;CONCATENATE(&quot; &quot;;[.E252];&quot; &quot;))" office:value-type="string" office:string-value=" 01 007 " calcext:value-type="string">
            <text:p><text:s/>01 007 </text:p>
          </table:table-cell>
          <table:table-cell table:style-name="ce10" table:formula="of:=IF([.A252]=&quot;&quot;;&quot;&quot;;IF([.D252]=[.F25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8</text:p>
          </table:table-cell>
          <table:table-cell/>
          <table:table-cell table:formula="of:=IF([.A253]=&quot;&quot;;&quot;&quot;;CONCATENATE(&quot; &quot;;[.A253];&quot; &quot;;[.B253];&quot; &quot;))" office:value-type="string" office:string-value=" 01 008 " calcext:value-type="string">
            <text:p><text:s/>01 008 </text:p>
          </table:table-cell>
          <table:table-cell office:value-type="string" calcext:value-type="string">
            <text:p>01 008</text:p>
          </table:table-cell>
          <table:table-cell table:style-name="ce8" table:formula="of:=IF([.A253]=&quot;&quot;;&quot;&quot;;CONCATENATE(&quot; &quot;;[.E253];&quot; &quot;))" office:value-type="string" office:string-value=" 01 008 " calcext:value-type="string">
            <text:p><text:s/>01 008 </text:p>
          </table:table-cell>
          <table:table-cell table:style-name="ce10" table:formula="of:=IF([.A253]=&quot;&quot;;&quot;&quot;;IF([.D253]=[.F25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9</text:p>
          </table:table-cell>
          <table:table-cell/>
          <table:table-cell table:formula="of:=IF([.A254]=&quot;&quot;;&quot;&quot;;CONCATENATE(&quot; &quot;;[.A254];&quot; &quot;;[.B254];&quot; &quot;))" office:value-type="string" office:string-value=" 01 009 " calcext:value-type="string">
            <text:p><text:s/>01 009 </text:p>
          </table:table-cell>
          <table:table-cell office:value-type="string" calcext:value-type="string">
            <text:p>01 009</text:p>
          </table:table-cell>
          <table:table-cell table:style-name="ce8" table:formula="of:=IF([.A254]=&quot;&quot;;&quot;&quot;;CONCATENATE(&quot; &quot;;[.E254];&quot; &quot;))" office:value-type="string" office:string-value=" 01 009 " calcext:value-type="string">
            <text:p><text:s/>01 009 </text:p>
          </table:table-cell>
          <table:table-cell table:style-name="ce10" table:formula="of:=IF([.A254]=&quot;&quot;;&quot;&quot;;IF([.D254]=[.F25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/>
          <table:table-cell table:formula="of:=IF([.A255]=&quot;&quot;;&quot;&quot;;CONCATENATE(&quot; &quot;;[.A255];&quot; &quot;;[.B255];&quot; &quot;))" office:value-type="string" office:string-value=" 01 010 " calcext:value-type="string">
            <text:p><text:s/>01 010 </text:p>
          </table:table-cell>
          <table:table-cell office:value-type="string" calcext:value-type="string">
            <text:p>01 010</text:p>
          </table:table-cell>
          <table:table-cell table:style-name="ce8" table:formula="of:=IF([.A255]=&quot;&quot;;&quot;&quot;;CONCATENATE(&quot; &quot;;[.E255];&quot; &quot;))" office:value-type="string" office:string-value=" 01 010 " calcext:value-type="string">
            <text:p><text:s/>01 010 </text:p>
          </table:table-cell>
          <table:table-cell table:style-name="ce10" table:formula="of:=IF([.A255]=&quot;&quot;;&quot;&quot;;IF([.D255]=[.F25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/>
          <table:table-cell table:formula="of:=IF([.A256]=&quot;&quot;;&quot;&quot;;CONCATENATE(&quot; &quot;;[.A256];&quot; &quot;;[.B256];&quot; &quot;))" office:value-type="string" office:string-value=" 01 011 " calcext:value-type="string">
            <text:p><text:s/>01 011 </text:p>
          </table:table-cell>
          <table:table-cell office:value-type="string" calcext:value-type="string">
            <text:p>01 011</text:p>
          </table:table-cell>
          <table:table-cell table:style-name="ce8" table:formula="of:=IF([.A256]=&quot;&quot;;&quot;&quot;;CONCATENATE(&quot; &quot;;[.E256];&quot; &quot;))" office:value-type="string" office:string-value=" 01 011 " calcext:value-type="string">
            <text:p><text:s/>01 011 </text:p>
          </table:table-cell>
          <table:table-cell table:style-name="ce10" table:formula="of:=IF([.A256]=&quot;&quot;;&quot;&quot;;IF([.D256]=[.F25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2</text:p>
          </table:table-cell>
          <table:table-cell/>
          <table:table-cell table:formula="of:=IF([.A257]=&quot;&quot;;&quot;&quot;;CONCATENATE(&quot; &quot;;[.A257];&quot; &quot;;[.B257];&quot; &quot;))" office:value-type="string" office:string-value=" 01 012 " calcext:value-type="string">
            <text:p><text:s/>01 012 </text:p>
          </table:table-cell>
          <table:table-cell office:value-type="string" calcext:value-type="string">
            <text:p>01 012</text:p>
          </table:table-cell>
          <table:table-cell table:style-name="ce8" table:formula="of:=IF([.A257]=&quot;&quot;;&quot;&quot;;CONCATENATE(&quot; &quot;;[.E257];&quot; &quot;))" office:value-type="string" office:string-value=" 01 012 " calcext:value-type="string">
            <text:p><text:s/>01 012 </text:p>
          </table:table-cell>
          <table:table-cell table:style-name="ce10" table:formula="of:=IF([.A257]=&quot;&quot;;&quot;&quot;;IF([.D257]=[.F25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3</text:p>
          </table:table-cell>
          <table:table-cell/>
          <table:table-cell table:formula="of:=IF([.A258]=&quot;&quot;;&quot;&quot;;CONCATENATE(&quot; &quot;;[.A258];&quot; &quot;;[.B258];&quot; &quot;))" office:value-type="string" office:string-value=" 01 013 " calcext:value-type="string">
            <text:p><text:s/>01 013 </text:p>
          </table:table-cell>
          <table:table-cell office:value-type="string" calcext:value-type="string">
            <text:p>01 013</text:p>
          </table:table-cell>
          <table:table-cell table:style-name="ce8" table:formula="of:=IF([.A258]=&quot;&quot;;&quot;&quot;;CONCATENATE(&quot; &quot;;[.E258];&quot; &quot;))" office:value-type="string" office:string-value=" 01 013 " calcext:value-type="string">
            <text:p><text:s/>01 013 </text:p>
          </table:table-cell>
          <table:table-cell table:style-name="ce10" table:formula="of:=IF([.A258]=&quot;&quot;;&quot;&quot;;IF([.D258]=[.F25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4</text:p>
          </table:table-cell>
          <table:table-cell/>
          <table:table-cell table:formula="of:=IF([.A259]=&quot;&quot;;&quot;&quot;;CONCATENATE(&quot; &quot;;[.A259];&quot; &quot;;[.B259];&quot; &quot;))" office:value-type="string" office:string-value=" 01 014 " calcext:value-type="string">
            <text:p><text:s/>01 014 </text:p>
          </table:table-cell>
          <table:table-cell office:value-type="string" calcext:value-type="string">
            <text:p>01 014</text:p>
          </table:table-cell>
          <table:table-cell table:style-name="ce8" table:formula="of:=IF([.A259]=&quot;&quot;;&quot;&quot;;CONCATENATE(&quot; &quot;;[.E259];&quot; &quot;))" office:value-type="string" office:string-value=" 01 014 " calcext:value-type="string">
            <text:p><text:s/>01 014 </text:p>
          </table:table-cell>
          <table:table-cell table:style-name="ce10" table:formula="of:=IF([.A259]=&quot;&quot;;&quot;&quot;;IF([.D259]=[.F25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5</text:p>
          </table:table-cell>
          <table:table-cell/>
          <table:table-cell table:formula="of:=IF([.A260]=&quot;&quot;;&quot;&quot;;CONCATENATE(&quot; &quot;;[.A260];&quot; &quot;;[.B260];&quot; &quot;))" office:value-type="string" office:string-value=" 01 015 " calcext:value-type="string">
            <text:p><text:s/>01 015 </text:p>
          </table:table-cell>
          <table:table-cell office:value-type="string" calcext:value-type="string">
            <text:p>01 015</text:p>
          </table:table-cell>
          <table:table-cell table:style-name="ce8" table:formula="of:=IF([.A260]=&quot;&quot;;&quot;&quot;;CONCATENATE(&quot; &quot;;[.E260];&quot; &quot;))" office:value-type="string" office:string-value=" 01 015 " calcext:value-type="string">
            <text:p><text:s/>01 015 </text:p>
          </table:table-cell>
          <table:table-cell table:style-name="ce10" table:formula="of:=IF([.A260]=&quot;&quot;;&quot;&quot;;IF([.D260]=[.F26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6</text:p>
          </table:table-cell>
          <table:table-cell/>
          <table:table-cell table:formula="of:=IF([.A261]=&quot;&quot;;&quot;&quot;;CONCATENATE(&quot; &quot;;[.A261];&quot; &quot;;[.B261];&quot; &quot;))" office:value-type="string" office:string-value=" 01 016 " calcext:value-type="string">
            <text:p><text:s/>01 016 </text:p>
          </table:table-cell>
          <table:table-cell office:value-type="string" calcext:value-type="string">
            <text:p>01 016</text:p>
          </table:table-cell>
          <table:table-cell table:style-name="ce8" table:formula="of:=IF([.A261]=&quot;&quot;;&quot;&quot;;CONCATENATE(&quot; &quot;;[.E261];&quot; &quot;))" office:value-type="string" office:string-value=" 01 016 " calcext:value-type="string">
            <text:p><text:s/>01 016 </text:p>
          </table:table-cell>
          <table:table-cell table:style-name="ce10" table:formula="of:=IF([.A261]=&quot;&quot;;&quot;&quot;;IF([.D261]=[.F26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7</text:p>
          </table:table-cell>
          <table:table-cell/>
          <table:table-cell table:formula="of:=IF([.A262]=&quot;&quot;;&quot;&quot;;CONCATENATE(&quot; &quot;;[.A262];&quot; &quot;;[.B262];&quot; &quot;))" office:value-type="string" office:string-value=" 01 017 " calcext:value-type="string">
            <text:p><text:s/>01 017 </text:p>
          </table:table-cell>
          <table:table-cell office:value-type="string" calcext:value-type="string">
            <text:p>01 017</text:p>
          </table:table-cell>
          <table:table-cell table:style-name="ce8" table:formula="of:=IF([.A262]=&quot;&quot;;&quot;&quot;;CONCATENATE(&quot; &quot;;[.E262];&quot; &quot;))" office:value-type="string" office:string-value=" 01 017 " calcext:value-type="string">
            <text:p><text:s/>01 017 </text:p>
          </table:table-cell>
          <table:table-cell table:style-name="ce10" table:formula="of:=IF([.A262]=&quot;&quot;;&quot;&quot;;IF([.D262]=[.F26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8</text:p>
          </table:table-cell>
          <table:table-cell/>
          <table:table-cell table:formula="of:=IF([.A263]=&quot;&quot;;&quot;&quot;;CONCATENATE(&quot; &quot;;[.A263];&quot; &quot;;[.B263];&quot; &quot;))" office:value-type="string" office:string-value=" 01 018 " calcext:value-type="string">
            <text:p><text:s/>01 018 </text:p>
          </table:table-cell>
          <table:table-cell office:value-type="string" calcext:value-type="string">
            <text:p>01 018</text:p>
          </table:table-cell>
          <table:table-cell table:style-name="ce8" table:formula="of:=IF([.A263]=&quot;&quot;;&quot;&quot;;CONCATENATE(&quot; &quot;;[.E263];&quot; &quot;))" office:value-type="string" office:string-value=" 01 018 " calcext:value-type="string">
            <text:p><text:s/>01 018 </text:p>
          </table:table-cell>
          <table:table-cell table:style-name="ce10" table:formula="of:=IF([.A263]=&quot;&quot;;&quot;&quot;;IF([.D263]=[.F26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9</text:p>
          </table:table-cell>
          <table:table-cell/>
          <table:table-cell table:formula="of:=IF([.A264]=&quot;&quot;;&quot;&quot;;CONCATENATE(&quot; &quot;;[.A264];&quot; &quot;;[.B264];&quot; &quot;))" office:value-type="string" office:string-value=" 01 019 " calcext:value-type="string">
            <text:p><text:s/>01 019 </text:p>
          </table:table-cell>
          <table:table-cell office:value-type="string" calcext:value-type="string">
            <text:p>01 019</text:p>
          </table:table-cell>
          <table:table-cell table:style-name="ce8" table:formula="of:=IF([.A264]=&quot;&quot;;&quot;&quot;;CONCATENATE(&quot; &quot;;[.E264];&quot; &quot;))" office:value-type="string" office:string-value=" 01 019 " calcext:value-type="string">
            <text:p><text:s/>01 019 </text:p>
          </table:table-cell>
          <table:table-cell table:style-name="ce10" table:formula="of:=IF([.A264]=&quot;&quot;;&quot;&quot;;IF([.D264]=[.F26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0</text:p>
          </table:table-cell>
          <table:table-cell/>
          <table:table-cell table:formula="of:=IF([.A265]=&quot;&quot;;&quot;&quot;;CONCATENATE(&quot; &quot;;[.A265];&quot; &quot;;[.B265];&quot; &quot;))" office:value-type="string" office:string-value=" 01 020 " calcext:value-type="string">
            <text:p><text:s/>01 020 </text:p>
          </table:table-cell>
          <table:table-cell office:value-type="string" calcext:value-type="string">
            <text:p>01 020</text:p>
          </table:table-cell>
          <table:table-cell table:style-name="ce8" table:formula="of:=IF([.A265]=&quot;&quot;;&quot;&quot;;CONCATENATE(&quot; &quot;;[.E265];&quot; &quot;))" office:value-type="string" office:string-value=" 01 020 " calcext:value-type="string">
            <text:p><text:s/>01 020 </text:p>
          </table:table-cell>
          <table:table-cell table:style-name="ce10" table:formula="of:=IF([.A265]=&quot;&quot;;&quot;&quot;;IF([.D265]=[.F26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1</text:p>
          </table:table-cell>
          <table:table-cell/>
          <table:table-cell table:formula="of:=IF([.A266]=&quot;&quot;;&quot;&quot;;CONCATENATE(&quot; &quot;;[.A266];&quot; &quot;;[.B266];&quot; &quot;))" office:value-type="string" office:string-value=" 01 021 " calcext:value-type="string">
            <text:p><text:s/>01 021 </text:p>
          </table:table-cell>
          <table:table-cell office:value-type="string" calcext:value-type="string">
            <text:p>01 021</text:p>
          </table:table-cell>
          <table:table-cell table:style-name="ce8" table:formula="of:=IF([.A266]=&quot;&quot;;&quot;&quot;;CONCATENATE(&quot; &quot;;[.E266];&quot; &quot;))" office:value-type="string" office:string-value=" 01 021 " calcext:value-type="string">
            <text:p><text:s/>01 021 </text:p>
          </table:table-cell>
          <table:table-cell table:style-name="ce10" table:formula="of:=IF([.A266]=&quot;&quot;;&quot;&quot;;IF([.D266]=[.F26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2</text:p>
          </table:table-cell>
          <table:table-cell/>
          <table:table-cell table:formula="of:=IF([.A267]=&quot;&quot;;&quot;&quot;;CONCATENATE(&quot; &quot;;[.A267];&quot; &quot;;[.B267];&quot; &quot;))" office:value-type="string" office:string-value=" 01 022 " calcext:value-type="string">
            <text:p><text:s/>01 022 </text:p>
          </table:table-cell>
          <table:table-cell office:value-type="string" calcext:value-type="string">
            <text:p>01 022</text:p>
          </table:table-cell>
          <table:table-cell table:style-name="ce8" table:formula="of:=IF([.A267]=&quot;&quot;;&quot;&quot;;CONCATENATE(&quot; &quot;;[.E267];&quot; &quot;))" office:value-type="string" office:string-value=" 01 022 " calcext:value-type="string">
            <text:p><text:s/>01 022 </text:p>
          </table:table-cell>
          <table:table-cell table:style-name="ce10" table:formula="of:=IF([.A267]=&quot;&quot;;&quot;&quot;;IF([.D267]=[.F26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3</text:p>
          </table:table-cell>
          <table:table-cell/>
          <table:table-cell table:formula="of:=IF([.A268]=&quot;&quot;;&quot;&quot;;CONCATENATE(&quot; &quot;;[.A268];&quot; &quot;;[.B268];&quot; &quot;))" office:value-type="string" office:string-value=" 01 023 " calcext:value-type="string">
            <text:p><text:s/>01 023 </text:p>
          </table:table-cell>
          <table:table-cell office:value-type="string" calcext:value-type="string">
            <text:p>01 023</text:p>
          </table:table-cell>
          <table:table-cell table:style-name="ce8" table:formula="of:=IF([.A268]=&quot;&quot;;&quot;&quot;;CONCATENATE(&quot; &quot;;[.E268];&quot; &quot;))" office:value-type="string" office:string-value=" 01 023 " calcext:value-type="string">
            <text:p><text:s/>01 023 </text:p>
          </table:table-cell>
          <table:table-cell table:style-name="ce10" table:formula="of:=IF([.A268]=&quot;&quot;;&quot;&quot;;IF([.D268]=[.F26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4</text:p>
          </table:table-cell>
          <table:table-cell/>
          <table:table-cell table:formula="of:=IF([.A269]=&quot;&quot;;&quot;&quot;;CONCATENATE(&quot; &quot;;[.A269];&quot; &quot;;[.B269];&quot; &quot;))" office:value-type="string" office:string-value=" 01 024 " calcext:value-type="string">
            <text:p><text:s/>01 024 </text:p>
          </table:table-cell>
          <table:table-cell office:value-type="string" calcext:value-type="string">
            <text:p>01 024</text:p>
          </table:table-cell>
          <table:table-cell table:style-name="ce8" table:formula="of:=IF([.A269]=&quot;&quot;;&quot;&quot;;CONCATENATE(&quot; &quot;;[.E269];&quot; &quot;))" office:value-type="string" office:string-value=" 01 024 " calcext:value-type="string">
            <text:p><text:s/>01 024 </text:p>
          </table:table-cell>
          <table:table-cell table:style-name="ce10" table:formula="of:=IF([.A269]=&quot;&quot;;&quot;&quot;;IF([.D269]=[.F26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5</text:p>
          </table:table-cell>
          <table:table-cell/>
          <table:table-cell table:formula="of:=IF([.A270]=&quot;&quot;;&quot;&quot;;CONCATENATE(&quot; &quot;;[.A270];&quot; &quot;;[.B270];&quot; &quot;))" office:value-type="string" office:string-value=" 01 025 " calcext:value-type="string">
            <text:p><text:s/>01 025 </text:p>
          </table:table-cell>
          <table:table-cell office:value-type="string" calcext:value-type="string">
            <text:p>01 025</text:p>
          </table:table-cell>
          <table:table-cell table:style-name="ce8" table:formula="of:=IF([.A270]=&quot;&quot;;&quot;&quot;;CONCATENATE(&quot; &quot;;[.E270];&quot; &quot;))" office:value-type="string" office:string-value=" 01 025 " calcext:value-type="string">
            <text:p><text:s/>01 025 </text:p>
          </table:table-cell>
          <table:table-cell table:style-name="ce10" table:formula="of:=IF([.A270]=&quot;&quot;;&quot;&quot;;IF([.D270]=[.F27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6</text:p>
          </table:table-cell>
          <table:table-cell/>
          <table:table-cell table:formula="of:=IF([.A271]=&quot;&quot;;&quot;&quot;;CONCATENATE(&quot; &quot;;[.A271];&quot; &quot;;[.B271];&quot; &quot;))" office:value-type="string" office:string-value=" 01 026 " calcext:value-type="string">
            <text:p><text:s/>01 026 </text:p>
          </table:table-cell>
          <table:table-cell office:value-type="string" calcext:value-type="string">
            <text:p>01 026</text:p>
          </table:table-cell>
          <table:table-cell table:style-name="ce8" table:formula="of:=IF([.A271]=&quot;&quot;;&quot;&quot;;CONCATENATE(&quot; &quot;;[.E271];&quot; &quot;))" office:value-type="string" office:string-value=" 01 026 " calcext:value-type="string">
            <text:p><text:s/>01 026 </text:p>
          </table:table-cell>
          <table:table-cell table:style-name="ce10" table:formula="of:=IF([.A271]=&quot;&quot;;&quot;&quot;;IF([.D271]=[.F27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7</text:p>
          </table:table-cell>
          <table:table-cell/>
          <table:table-cell table:formula="of:=IF([.A272]=&quot;&quot;;&quot;&quot;;CONCATENATE(&quot; &quot;;[.A272];&quot; &quot;;[.B272];&quot; &quot;))" office:value-type="string" office:string-value=" 01 027 " calcext:value-type="string">
            <text:p><text:s/>01 027 </text:p>
          </table:table-cell>
          <table:table-cell office:value-type="string" calcext:value-type="string">
            <text:p>01 027</text:p>
          </table:table-cell>
          <table:table-cell table:style-name="ce8" table:formula="of:=IF([.A272]=&quot;&quot;;&quot;&quot;;CONCATENATE(&quot; &quot;;[.E272];&quot; &quot;))" office:value-type="string" office:string-value=" 01 027 " calcext:value-type="string">
            <text:p><text:s/>01 027 </text:p>
          </table:table-cell>
          <table:table-cell table:style-name="ce10" table:formula="of:=IF([.A272]=&quot;&quot;;&quot;&quot;;IF([.D272]=[.F27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8</text:p>
          </table:table-cell>
          <table:table-cell/>
          <table:table-cell table:formula="of:=IF([.A273]=&quot;&quot;;&quot;&quot;;CONCATENATE(&quot; &quot;;[.A273];&quot; &quot;;[.B273];&quot; &quot;))" office:value-type="string" office:string-value=" 01 028 " calcext:value-type="string">
            <text:p><text:s/>01 028 </text:p>
          </table:table-cell>
          <table:table-cell office:value-type="string" calcext:value-type="string">
            <text:p>01 028</text:p>
          </table:table-cell>
          <table:table-cell table:style-name="ce8" table:formula="of:=IF([.A273]=&quot;&quot;;&quot;&quot;;CONCATENATE(&quot; &quot;;[.E273];&quot; &quot;))" office:value-type="string" office:string-value=" 01 028 " calcext:value-type="string">
            <text:p><text:s/>01 028 </text:p>
          </table:table-cell>
          <table:table-cell table:style-name="ce10" table:formula="of:=IF([.A273]=&quot;&quot;;&quot;&quot;;IF([.D273]=[.F27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9</text:p>
          </table:table-cell>
          <table:table-cell/>
          <table:table-cell table:formula="of:=IF([.A274]=&quot;&quot;;&quot;&quot;;CONCATENATE(&quot; &quot;;[.A274];&quot; &quot;;[.B274];&quot; &quot;))" office:value-type="string" office:string-value=" 01 029 " calcext:value-type="string">
            <text:p><text:s/>01 029 </text:p>
          </table:table-cell>
          <table:table-cell office:value-type="string" calcext:value-type="string">
            <text:p>01 029</text:p>
          </table:table-cell>
          <table:table-cell table:style-name="ce8" table:formula="of:=IF([.A274]=&quot;&quot;;&quot;&quot;;CONCATENATE(&quot; &quot;;[.E274];&quot; &quot;))" office:value-type="string" office:string-value=" 01 029 " calcext:value-type="string">
            <text:p><text:s/>01 029 </text:p>
          </table:table-cell>
          <table:table-cell table:style-name="ce10" table:formula="of:=IF([.A274]=&quot;&quot;;&quot;&quot;;IF([.D274]=[.F27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0</text:p>
          </table:table-cell>
          <table:table-cell/>
          <table:table-cell table:formula="of:=IF([.A275]=&quot;&quot;;&quot;&quot;;CONCATENATE(&quot; &quot;;[.A275];&quot; &quot;;[.B275];&quot; &quot;))" office:value-type="string" office:string-value=" 01 030 " calcext:value-type="string">
            <text:p><text:s/>01 030 </text:p>
          </table:table-cell>
          <table:table-cell office:value-type="string" calcext:value-type="string">
            <text:p>01 030</text:p>
          </table:table-cell>
          <table:table-cell table:style-name="ce8" table:formula="of:=IF([.A275]=&quot;&quot;;&quot;&quot;;CONCATENATE(&quot; &quot;;[.E275];&quot; &quot;))" office:value-type="string" office:string-value=" 01 030 " calcext:value-type="string">
            <text:p><text:s/>01 030 </text:p>
          </table:table-cell>
          <table:table-cell table:style-name="ce10" table:formula="of:=IF([.A275]=&quot;&quot;;&quot;&quot;;IF([.D275]=[.F27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1</text:p>
          </table:table-cell>
          <table:table-cell/>
          <table:table-cell table:formula="of:=IF([.A276]=&quot;&quot;;&quot;&quot;;CONCATENATE(&quot; &quot;;[.A276];&quot; &quot;;[.B276];&quot; &quot;))" office:value-type="string" office:string-value=" 01 031 " calcext:value-type="string">
            <text:p><text:s/>01 031 </text:p>
          </table:table-cell>
          <table:table-cell office:value-type="string" calcext:value-type="string">
            <text:p>01 031</text:p>
          </table:table-cell>
          <table:table-cell table:style-name="ce8" table:formula="of:=IF([.A276]=&quot;&quot;;&quot;&quot;;CONCATENATE(&quot; &quot;;[.E276];&quot; &quot;))" office:value-type="string" office:string-value=" 01 031 " calcext:value-type="string">
            <text:p><text:s/>01 031 </text:p>
          </table:table-cell>
          <table:table-cell table:style-name="ce10" table:formula="of:=IF([.A276]=&quot;&quot;;&quot;&quot;;IF([.D276]=[.F27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2</text:p>
          </table:table-cell>
          <table:table-cell/>
          <table:table-cell table:formula="of:=IF([.A277]=&quot;&quot;;&quot;&quot;;CONCATENATE(&quot; &quot;;[.A277];&quot; &quot;;[.B277];&quot; &quot;))" office:value-type="string" office:string-value=" 01 032 " calcext:value-type="string">
            <text:p><text:s/>01 032 </text:p>
          </table:table-cell>
          <table:table-cell office:value-type="string" calcext:value-type="string">
            <text:p>01 032</text:p>
          </table:table-cell>
          <table:table-cell table:style-name="ce8" table:formula="of:=IF([.A277]=&quot;&quot;;&quot;&quot;;CONCATENATE(&quot; &quot;;[.E277];&quot; &quot;))" office:value-type="string" office:string-value=" 01 032 " calcext:value-type="string">
            <text:p><text:s/>01 032 </text:p>
          </table:table-cell>
          <table:table-cell table:style-name="ce10" table:formula="of:=IF([.A277]=&quot;&quot;;&quot;&quot;;IF([.D277]=[.F27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3</text:p>
          </table:table-cell>
          <table:table-cell/>
          <table:table-cell table:formula="of:=IF([.A278]=&quot;&quot;;&quot;&quot;;CONCATENATE(&quot; &quot;;[.A278];&quot; &quot;;[.B278];&quot; &quot;))" office:value-type="string" office:string-value=" 01 033 " calcext:value-type="string">
            <text:p><text:s/>01 033 </text:p>
          </table:table-cell>
          <table:table-cell office:value-type="string" calcext:value-type="string">
            <text:p>01 033</text:p>
          </table:table-cell>
          <table:table-cell table:style-name="ce8" table:formula="of:=IF([.A278]=&quot;&quot;;&quot;&quot;;CONCATENATE(&quot; &quot;;[.E278];&quot; &quot;))" office:value-type="string" office:string-value=" 01 033 " calcext:value-type="string">
            <text:p><text:s/>01 033 </text:p>
          </table:table-cell>
          <table:table-cell table:style-name="ce10" table:formula="of:=IF([.A278]=&quot;&quot;;&quot;&quot;;IF([.D278]=[.F27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4</text:p>
          </table:table-cell>
          <table:table-cell/>
          <table:table-cell table:formula="of:=IF([.A279]=&quot;&quot;;&quot;&quot;;CONCATENATE(&quot; &quot;;[.A279];&quot; &quot;;[.B279];&quot; &quot;))" office:value-type="string" office:string-value=" 01 034 " calcext:value-type="string">
            <text:p><text:s/>01 034 </text:p>
          </table:table-cell>
          <table:table-cell office:value-type="string" calcext:value-type="string">
            <text:p>01 034</text:p>
          </table:table-cell>
          <table:table-cell table:style-name="ce8" table:formula="of:=IF([.A279]=&quot;&quot;;&quot;&quot;;CONCATENATE(&quot; &quot;;[.E279];&quot; &quot;))" office:value-type="string" office:string-value=" 01 034 " calcext:value-type="string">
            <text:p><text:s/>01 034 </text:p>
          </table:table-cell>
          <table:table-cell table:style-name="ce10" table:formula="of:=IF([.A279]=&quot;&quot;;&quot;&quot;;IF([.D279]=[.F27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5</text:p>
          </table:table-cell>
          <table:table-cell/>
          <table:table-cell table:formula="of:=IF([.A280]=&quot;&quot;;&quot;&quot;;CONCATENATE(&quot; &quot;;[.A280];&quot; &quot;;[.B280];&quot; &quot;))" office:value-type="string" office:string-value=" 01 035 " calcext:value-type="string">
            <text:p><text:s/>01 035 </text:p>
          </table:table-cell>
          <table:table-cell office:value-type="string" calcext:value-type="string">
            <text:p>01 035</text:p>
          </table:table-cell>
          <table:table-cell table:style-name="ce8" table:formula="of:=IF([.A280]=&quot;&quot;;&quot;&quot;;CONCATENATE(&quot; &quot;;[.E280];&quot; &quot;))" office:value-type="string" office:string-value=" 01 035 " calcext:value-type="string">
            <text:p><text:s/>01 035 </text:p>
          </table:table-cell>
          <table:table-cell table:style-name="ce10" table:formula="of:=IF([.A280]=&quot;&quot;;&quot;&quot;;IF([.D280]=[.F28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6</text:p>
          </table:table-cell>
          <table:table-cell/>
          <table:table-cell table:formula="of:=IF([.A281]=&quot;&quot;;&quot;&quot;;CONCATENATE(&quot; &quot;;[.A281];&quot; &quot;;[.B281];&quot; &quot;))" office:value-type="string" office:string-value=" 01 036 " calcext:value-type="string">
            <text:p><text:s/>01 036 </text:p>
          </table:table-cell>
          <table:table-cell office:value-type="string" calcext:value-type="string">
            <text:p>01 036</text:p>
          </table:table-cell>
          <table:table-cell table:style-name="ce8" table:formula="of:=IF([.A281]=&quot;&quot;;&quot;&quot;;CONCATENATE(&quot; &quot;;[.E281];&quot; &quot;))" office:value-type="string" office:string-value=" 01 036 " calcext:value-type="string">
            <text:p><text:s/>01 036 </text:p>
          </table:table-cell>
          <table:table-cell table:style-name="ce10" table:formula="of:=IF([.A281]=&quot;&quot;;&quot;&quot;;IF([.D281]=[.F28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7</text:p>
          </table:table-cell>
          <table:table-cell/>
          <table:table-cell table:formula="of:=IF([.A282]=&quot;&quot;;&quot;&quot;;CONCATENATE(&quot; &quot;;[.A282];&quot; &quot;;[.B282];&quot; &quot;))" office:value-type="string" office:string-value=" 01 037 " calcext:value-type="string">
            <text:p><text:s/>01 037 </text:p>
          </table:table-cell>
          <table:table-cell office:value-type="string" calcext:value-type="string">
            <text:p>01 037</text:p>
          </table:table-cell>
          <table:table-cell table:style-name="ce8" table:formula="of:=IF([.A282]=&quot;&quot;;&quot;&quot;;CONCATENATE(&quot; &quot;;[.E282];&quot; &quot;))" office:value-type="string" office:string-value=" 01 037 " calcext:value-type="string">
            <text:p><text:s/>01 037 </text:p>
          </table:table-cell>
          <table:table-cell table:style-name="ce10" table:formula="of:=IF([.A282]=&quot;&quot;;&quot;&quot;;IF([.D282]=[.F28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8</text:p>
          </table:table-cell>
          <table:table-cell/>
          <table:table-cell table:formula="of:=IF([.A283]=&quot;&quot;;&quot;&quot;;CONCATENATE(&quot; &quot;;[.A283];&quot; &quot;;[.B283];&quot; &quot;))" office:value-type="string" office:string-value=" 01 038 " calcext:value-type="string">
            <text:p><text:s/>01 038 </text:p>
          </table:table-cell>
          <table:table-cell office:value-type="string" calcext:value-type="string">
            <text:p>01 038</text:p>
          </table:table-cell>
          <table:table-cell table:style-name="ce8" table:formula="of:=IF([.A283]=&quot;&quot;;&quot;&quot;;CONCATENATE(&quot; &quot;;[.E283];&quot; &quot;))" office:value-type="string" office:string-value=" 01 038 " calcext:value-type="string">
            <text:p><text:s/>01 038 </text:p>
          </table:table-cell>
          <table:table-cell table:style-name="ce10" table:formula="of:=IF([.A283]=&quot;&quot;;&quot;&quot;;IF([.D283]=[.F28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9</text:p>
          </table:table-cell>
          <table:table-cell/>
          <table:table-cell table:formula="of:=IF([.A284]=&quot;&quot;;&quot;&quot;;CONCATENATE(&quot; &quot;;[.A284];&quot; &quot;;[.B284];&quot; &quot;))" office:value-type="string" office:string-value=" 01 039 " calcext:value-type="string">
            <text:p><text:s/>01 039 </text:p>
          </table:table-cell>
          <table:table-cell office:value-type="string" calcext:value-type="string">
            <text:p>01 039</text:p>
          </table:table-cell>
          <table:table-cell table:style-name="ce8" table:formula="of:=IF([.A284]=&quot;&quot;;&quot;&quot;;CONCATENATE(&quot; &quot;;[.E284];&quot; &quot;))" office:value-type="string" office:string-value=" 01 039 " calcext:value-type="string">
            <text:p><text:s/>01 039 </text:p>
          </table:table-cell>
          <table:table-cell table:style-name="ce10" table:formula="of:=IF([.A284]=&quot;&quot;;&quot;&quot;;IF([.D284]=[.F28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0</text:p>
          </table:table-cell>
          <table:table-cell/>
          <table:table-cell table:formula="of:=IF([.A285]=&quot;&quot;;&quot;&quot;;CONCATENATE(&quot; &quot;;[.A285];&quot; &quot;;[.B285];&quot; &quot;))" office:value-type="string" office:string-value=" 01 040 " calcext:value-type="string">
            <text:p><text:s/>01 040 </text:p>
          </table:table-cell>
          <table:table-cell office:value-type="string" calcext:value-type="string">
            <text:p>01 040</text:p>
          </table:table-cell>
          <table:table-cell table:style-name="ce8" table:formula="of:=IF([.A285]=&quot;&quot;;&quot;&quot;;CONCATENATE(&quot; &quot;;[.E285];&quot; &quot;))" office:value-type="string" office:string-value=" 01 040 " calcext:value-type="string">
            <text:p><text:s/>01 040 </text:p>
          </table:table-cell>
          <table:table-cell table:style-name="ce10" table:formula="of:=IF([.A285]=&quot;&quot;;&quot;&quot;;IF([.D285]=[.F28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1</text:p>
          </table:table-cell>
          <table:table-cell/>
          <table:table-cell table:formula="of:=IF([.A286]=&quot;&quot;;&quot;&quot;;CONCATENATE(&quot; &quot;;[.A286];&quot; &quot;;[.B286];&quot; &quot;))" office:value-type="string" office:string-value=" 01 041 " calcext:value-type="string">
            <text:p><text:s/>01 041 </text:p>
          </table:table-cell>
          <table:table-cell office:value-type="string" calcext:value-type="string">
            <text:p>01 041</text:p>
          </table:table-cell>
          <table:table-cell table:style-name="ce8" table:formula="of:=IF([.A286]=&quot;&quot;;&quot;&quot;;CONCATENATE(&quot; &quot;;[.E286];&quot; &quot;))" office:value-type="string" office:string-value=" 01 041 " calcext:value-type="string">
            <text:p><text:s/>01 041 </text:p>
          </table:table-cell>
          <table:table-cell table:style-name="ce10" table:formula="of:=IF([.A286]=&quot;&quot;;&quot;&quot;;IF([.D286]=[.F28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2</text:p>
          </table:table-cell>
          <table:table-cell/>
          <table:table-cell table:formula="of:=IF([.A287]=&quot;&quot;;&quot;&quot;;CONCATENATE(&quot; &quot;;[.A287];&quot; &quot;;[.B287];&quot; &quot;))" office:value-type="string" office:string-value=" 01 042 " calcext:value-type="string">
            <text:p><text:s/>01 042 </text:p>
          </table:table-cell>
          <table:table-cell office:value-type="string" calcext:value-type="string">
            <text:p>01 042</text:p>
          </table:table-cell>
          <table:table-cell table:style-name="ce8" table:formula="of:=IF([.A287]=&quot;&quot;;&quot;&quot;;CONCATENATE(&quot; &quot;;[.E287];&quot; &quot;))" office:value-type="string" office:string-value=" 01 042 " calcext:value-type="string">
            <text:p><text:s/>01 042 </text:p>
          </table:table-cell>
          <table:table-cell table:style-name="ce10" table:formula="of:=IF([.A287]=&quot;&quot;;&quot;&quot;;IF([.D287]=[.F28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3</text:p>
          </table:table-cell>
          <table:table-cell/>
          <table:table-cell table:formula="of:=IF([.A288]=&quot;&quot;;&quot;&quot;;CONCATENATE(&quot; &quot;;[.A288];&quot; &quot;;[.B288];&quot; &quot;))" office:value-type="string" office:string-value=" 01 043 " calcext:value-type="string">
            <text:p><text:s/>01 043 </text:p>
          </table:table-cell>
          <table:table-cell office:value-type="string" calcext:value-type="string">
            <text:p>01 043</text:p>
          </table:table-cell>
          <table:table-cell table:style-name="ce8" table:formula="of:=IF([.A288]=&quot;&quot;;&quot;&quot;;CONCATENATE(&quot; &quot;;[.E288];&quot; &quot;))" office:value-type="string" office:string-value=" 01 043 " calcext:value-type="string">
            <text:p><text:s/>01 043 </text:p>
          </table:table-cell>
          <table:table-cell table:style-name="ce10" table:formula="of:=IF([.A288]=&quot;&quot;;&quot;&quot;;IF([.D288]=[.F28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4</text:p>
          </table:table-cell>
          <table:table-cell/>
          <table:table-cell table:formula="of:=IF([.A289]=&quot;&quot;;&quot;&quot;;CONCATENATE(&quot; &quot;;[.A289];&quot; &quot;;[.B289];&quot; &quot;))" office:value-type="string" office:string-value=" 01 044 " calcext:value-type="string">
            <text:p><text:s/>01 044 </text:p>
          </table:table-cell>
          <table:table-cell office:value-type="string" calcext:value-type="string">
            <text:p>01 044</text:p>
          </table:table-cell>
          <table:table-cell table:style-name="ce8" table:formula="of:=IF([.A289]=&quot;&quot;;&quot;&quot;;CONCATENATE(&quot; &quot;;[.E289];&quot; &quot;))" office:value-type="string" office:string-value=" 01 044 " calcext:value-type="string">
            <text:p><text:s/>01 044 </text:p>
          </table:table-cell>
          <table:table-cell table:style-name="ce10" table:formula="of:=IF([.A289]=&quot;&quot;;&quot;&quot;;IF([.D289]=[.F28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5</text:p>
          </table:table-cell>
          <table:table-cell/>
          <table:table-cell table:formula="of:=IF([.A290]=&quot;&quot;;&quot;&quot;;CONCATENATE(&quot; &quot;;[.A290];&quot; &quot;;[.B290];&quot; &quot;))" office:value-type="string" office:string-value=" 01 045 " calcext:value-type="string">
            <text:p><text:s/>01 045 </text:p>
          </table:table-cell>
          <table:table-cell office:value-type="string" calcext:value-type="string">
            <text:p>01 045</text:p>
          </table:table-cell>
          <table:table-cell table:style-name="ce8" table:formula="of:=IF([.A290]=&quot;&quot;;&quot;&quot;;CONCATENATE(&quot; &quot;;[.E290];&quot; &quot;))" office:value-type="string" office:string-value=" 01 045 " calcext:value-type="string">
            <text:p><text:s/>01 045 </text:p>
          </table:table-cell>
          <table:table-cell table:style-name="ce10" table:formula="of:=IF([.A290]=&quot;&quot;;&quot;&quot;;IF([.D290]=[.F29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6</text:p>
          </table:table-cell>
          <table:table-cell/>
          <table:table-cell table:formula="of:=IF([.A291]=&quot;&quot;;&quot;&quot;;CONCATENATE(&quot; &quot;;[.A291];&quot; &quot;;[.B291];&quot; &quot;))" office:value-type="string" office:string-value=" 01 046 " calcext:value-type="string">
            <text:p><text:s/>01 046 </text:p>
          </table:table-cell>
          <table:table-cell office:value-type="string" calcext:value-type="string">
            <text:p>01 046</text:p>
          </table:table-cell>
          <table:table-cell table:style-name="ce8" table:formula="of:=IF([.A291]=&quot;&quot;;&quot;&quot;;CONCATENATE(&quot; &quot;;[.E291];&quot; &quot;))" office:value-type="string" office:string-value=" 01 046 " calcext:value-type="string">
            <text:p><text:s/>01 046 </text:p>
          </table:table-cell>
          <table:table-cell table:style-name="ce10" table:formula="of:=IF([.A291]=&quot;&quot;;&quot;&quot;;IF([.D291]=[.F29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7</text:p>
          </table:table-cell>
          <table:table-cell/>
          <table:table-cell table:formula="of:=IF([.A292]=&quot;&quot;;&quot;&quot;;CONCATENATE(&quot; &quot;;[.A292];&quot; &quot;;[.B292];&quot; &quot;))" office:value-type="string" office:string-value=" 01 047 " calcext:value-type="string">
            <text:p><text:s/>01 047 </text:p>
          </table:table-cell>
          <table:table-cell office:value-type="string" calcext:value-type="string">
            <text:p>01 047</text:p>
          </table:table-cell>
          <table:table-cell table:style-name="ce8" table:formula="of:=IF([.A292]=&quot;&quot;;&quot;&quot;;CONCATENATE(&quot; &quot;;[.E292];&quot; &quot;))" office:value-type="string" office:string-value=" 01 047 " calcext:value-type="string">
            <text:p><text:s/>01 047 </text:p>
          </table:table-cell>
          <table:table-cell table:style-name="ce10" table:formula="of:=IF([.A292]=&quot;&quot;;&quot;&quot;;IF([.D292]=[.F29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8</text:p>
          </table:table-cell>
          <table:table-cell/>
          <table:table-cell table:formula="of:=IF([.A293]=&quot;&quot;;&quot;&quot;;CONCATENATE(&quot; &quot;;[.A293];&quot; &quot;;[.B293];&quot; &quot;))" office:value-type="string" office:string-value=" 01 048 " calcext:value-type="string">
            <text:p><text:s/>01 048 </text:p>
          </table:table-cell>
          <table:table-cell office:value-type="string" calcext:value-type="string">
            <text:p>01 048</text:p>
          </table:table-cell>
          <table:table-cell table:style-name="ce8" table:formula="of:=IF([.A293]=&quot;&quot;;&quot;&quot;;CONCATENATE(&quot; &quot;;[.E293];&quot; &quot;))" office:value-type="string" office:string-value=" 01 048 " calcext:value-type="string">
            <text:p><text:s/>01 048 </text:p>
          </table:table-cell>
          <table:table-cell table:style-name="ce10" table:formula="of:=IF([.A293]=&quot;&quot;;&quot;&quot;;IF([.D293]=[.F29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9</text:p>
          </table:table-cell>
          <table:table-cell/>
          <table:table-cell table:formula="of:=IF([.A294]=&quot;&quot;;&quot;&quot;;CONCATENATE(&quot; &quot;;[.A294];&quot; &quot;;[.B294];&quot; &quot;))" office:value-type="string" office:string-value=" 01 049 " calcext:value-type="string">
            <text:p><text:s/>01 049 </text:p>
          </table:table-cell>
          <table:table-cell office:value-type="string" calcext:value-type="string">
            <text:p>01 049</text:p>
          </table:table-cell>
          <table:table-cell table:style-name="ce8" table:formula="of:=IF([.A294]=&quot;&quot;;&quot;&quot;;CONCATENATE(&quot; &quot;;[.E294];&quot; &quot;))" office:value-type="string" office:string-value=" 01 049 " calcext:value-type="string">
            <text:p><text:s/>01 049 </text:p>
          </table:table-cell>
          <table:table-cell table:style-name="ce10" table:formula="of:=IF([.A294]=&quot;&quot;;&quot;&quot;;IF([.D294]=[.F29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</text:p>
          </table:table-cell>
          <table:table-cell/>
          <table:table-cell table:formula="of:=IF([.A295]=&quot;&quot;;&quot;&quot;;CONCATENATE(&quot; &quot;;[.A295];&quot; &quot;;[.B295];&quot; &quot;))" office:value-type="string" office:string-value=" 01 050 " calcext:value-type="string">
            <text:p><text:s/>01 050 </text:p>
          </table:table-cell>
          <table:table-cell office:value-type="string" calcext:value-type="string">
            <text:p>01 050</text:p>
          </table:table-cell>
          <table:table-cell table:style-name="ce8" table:formula="of:=IF([.A295]=&quot;&quot;;&quot;&quot;;CONCATENATE(&quot; &quot;;[.E295];&quot; &quot;))" office:value-type="string" office:string-value=" 01 050 " calcext:value-type="string">
            <text:p><text:s/>01 050 </text:p>
          </table:table-cell>
          <table:table-cell table:style-name="ce10" table:formula="of:=IF([.A295]=&quot;&quot;;&quot;&quot;;IF([.D295]=[.F29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</text:p>
          </table:table-cell>
          <table:table-cell/>
          <table:table-cell table:formula="of:=IF([.A296]=&quot;&quot;;&quot;&quot;;CONCATENATE(&quot; &quot;;[.A296];&quot; &quot;;[.B296];&quot; &quot;))" office:value-type="string" office:string-value=" 01 051 " calcext:value-type="string">
            <text:p><text:s/>01 051 </text:p>
          </table:table-cell>
          <table:table-cell office:value-type="string" calcext:value-type="string">
            <text:p>01 051</text:p>
          </table:table-cell>
          <table:table-cell table:style-name="ce8" table:formula="of:=IF([.A296]=&quot;&quot;;&quot;&quot;;CONCATENATE(&quot; &quot;;[.E296];&quot; &quot;))" office:value-type="string" office:string-value=" 01 051 " calcext:value-type="string">
            <text:p><text:s/>01 051 </text:p>
          </table:table-cell>
          <table:table-cell table:style-name="ce10" table:formula="of:=IF([.A296]=&quot;&quot;;&quot;&quot;;IF([.D296]=[.F29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</text:p>
          </table:table-cell>
          <table:table-cell/>
          <table:table-cell table:formula="of:=IF([.A297]=&quot;&quot;;&quot;&quot;;CONCATENATE(&quot; &quot;;[.A297];&quot; &quot;;[.B297];&quot; &quot;))" office:value-type="string" office:string-value=" 01 052 " calcext:value-type="string">
            <text:p><text:s/>01 052 </text:p>
          </table:table-cell>
          <table:table-cell office:value-type="string" calcext:value-type="string">
            <text:p>01 052</text:p>
          </table:table-cell>
          <table:table-cell table:style-name="ce8" table:formula="of:=IF([.A297]=&quot;&quot;;&quot;&quot;;CONCATENATE(&quot; &quot;;[.E297];&quot; &quot;))" office:value-type="string" office:string-value=" 01 052 " calcext:value-type="string">
            <text:p><text:s/>01 052 </text:p>
          </table:table-cell>
          <table:table-cell table:style-name="ce10" table:formula="of:=IF([.A297]=&quot;&quot;;&quot;&quot;;IF([.D297]=[.F29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3</text:p>
          </table:table-cell>
          <table:table-cell/>
          <table:table-cell table:formula="of:=IF([.A298]=&quot;&quot;;&quot;&quot;;CONCATENATE(&quot; &quot;;[.A298];&quot; &quot;;[.B298];&quot; &quot;))" office:value-type="string" office:string-value=" 01 053 " calcext:value-type="string">
            <text:p><text:s/>01 053 </text:p>
          </table:table-cell>
          <table:table-cell office:value-type="string" calcext:value-type="string">
            <text:p>01 053</text:p>
          </table:table-cell>
          <table:table-cell table:style-name="ce8" table:formula="of:=IF([.A298]=&quot;&quot;;&quot;&quot;;CONCATENATE(&quot; &quot;;[.E298];&quot; &quot;))" office:value-type="string" office:string-value=" 01 053 " calcext:value-type="string">
            <text:p><text:s/>01 053 </text:p>
          </table:table-cell>
          <table:table-cell table:style-name="ce10" table:formula="of:=IF([.A298]=&quot;&quot;;&quot;&quot;;IF([.D298]=[.F29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4</text:p>
          </table:table-cell>
          <table:table-cell/>
          <table:table-cell table:formula="of:=IF([.A299]=&quot;&quot;;&quot;&quot;;CONCATENATE(&quot; &quot;;[.A299];&quot; &quot;;[.B299];&quot; &quot;))" office:value-type="string" office:string-value=" 01 054 " calcext:value-type="string">
            <text:p><text:s/>01 054 </text:p>
          </table:table-cell>
          <table:table-cell office:value-type="string" calcext:value-type="string">
            <text:p>01 054</text:p>
          </table:table-cell>
          <table:table-cell table:style-name="ce8" table:formula="of:=IF([.A299]=&quot;&quot;;&quot;&quot;;CONCATENATE(&quot; &quot;;[.E299];&quot; &quot;))" office:value-type="string" office:string-value=" 01 054 " calcext:value-type="string">
            <text:p><text:s/>01 054 </text:p>
          </table:table-cell>
          <table:table-cell table:style-name="ce10" table:formula="of:=IF([.A299]=&quot;&quot;;&quot;&quot;;IF([.D299]=[.F29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5</text:p>
          </table:table-cell>
          <table:table-cell/>
          <table:table-cell table:formula="of:=IF([.A300]=&quot;&quot;;&quot;&quot;;CONCATENATE(&quot; &quot;;[.A300];&quot; &quot;;[.B300];&quot; &quot;))" office:value-type="string" office:string-value=" 01 055 " calcext:value-type="string">
            <text:p><text:s/>01 055 </text:p>
          </table:table-cell>
          <table:table-cell office:value-type="string" calcext:value-type="string">
            <text:p>01 055</text:p>
          </table:table-cell>
          <table:table-cell table:style-name="ce8" table:formula="of:=IF([.A300]=&quot;&quot;;&quot;&quot;;CONCATENATE(&quot; &quot;;[.E300];&quot; &quot;))" office:value-type="string" office:string-value=" 01 055 " calcext:value-type="string">
            <text:p><text:s/>01 055 </text:p>
          </table:table-cell>
          <table:table-cell table:style-name="ce10" table:formula="of:=IF([.A300]=&quot;&quot;;&quot;&quot;;IF([.D300]=[.F30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6</text:p>
          </table:table-cell>
          <table:table-cell/>
          <table:table-cell table:formula="of:=IF([.A301]=&quot;&quot;;&quot;&quot;;CONCATENATE(&quot; &quot;;[.A301];&quot; &quot;;[.B301];&quot; &quot;))" office:value-type="string" office:string-value=" 01 056 " calcext:value-type="string">
            <text:p><text:s/>01 056 </text:p>
          </table:table-cell>
          <table:table-cell office:value-type="string" calcext:value-type="string">
            <text:p>01 056</text:p>
          </table:table-cell>
          <table:table-cell table:style-name="ce8" table:formula="of:=IF([.A301]=&quot;&quot;;&quot;&quot;;CONCATENATE(&quot; &quot;;[.E301];&quot; &quot;))" office:value-type="string" office:string-value=" 01 056 " calcext:value-type="string">
            <text:p><text:s/>01 056 </text:p>
          </table:table-cell>
          <table:table-cell table:style-name="ce10" table:formula="of:=IF([.A301]=&quot;&quot;;&quot;&quot;;IF([.D301]=[.F30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7</text:p>
          </table:table-cell>
          <table:table-cell/>
          <table:table-cell table:formula="of:=IF([.A302]=&quot;&quot;;&quot;&quot;;CONCATENATE(&quot; &quot;;[.A302];&quot; &quot;;[.B302];&quot; &quot;))" office:value-type="string" office:string-value=" 01 057 " calcext:value-type="string">
            <text:p><text:s/>01 057 </text:p>
          </table:table-cell>
          <table:table-cell office:value-type="string" calcext:value-type="string">
            <text:p>01 057</text:p>
          </table:table-cell>
          <table:table-cell table:style-name="ce8" table:formula="of:=IF([.A302]=&quot;&quot;;&quot;&quot;;CONCATENATE(&quot; &quot;;[.E302];&quot; &quot;))" office:value-type="string" office:string-value=" 01 057 " calcext:value-type="string">
            <text:p><text:s/>01 057 </text:p>
          </table:table-cell>
          <table:table-cell table:style-name="ce10" table:formula="of:=IF([.A302]=&quot;&quot;;&quot;&quot;;IF([.D302]=[.F30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8</text:p>
          </table:table-cell>
          <table:table-cell/>
          <table:table-cell table:formula="of:=IF([.A303]=&quot;&quot;;&quot;&quot;;CONCATENATE(&quot; &quot;;[.A303];&quot; &quot;;[.B303];&quot; &quot;))" office:value-type="string" office:string-value=" 01 058 " calcext:value-type="string">
            <text:p><text:s/>01 058 </text:p>
          </table:table-cell>
          <table:table-cell office:value-type="string" calcext:value-type="string">
            <text:p>01 058</text:p>
          </table:table-cell>
          <table:table-cell table:style-name="ce8" table:formula="of:=IF([.A303]=&quot;&quot;;&quot;&quot;;CONCATENATE(&quot; &quot;;[.E303];&quot; &quot;))" office:value-type="string" office:string-value=" 01 058 " calcext:value-type="string">
            <text:p><text:s/>01 058 </text:p>
          </table:table-cell>
          <table:table-cell table:style-name="ce10" table:formula="of:=IF([.A303]=&quot;&quot;;&quot;&quot;;IF([.D303]=[.F30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9</text:p>
          </table:table-cell>
          <table:table-cell/>
          <table:table-cell table:formula="of:=IF([.A304]=&quot;&quot;;&quot;&quot;;CONCATENATE(&quot; &quot;;[.A304];&quot; &quot;;[.B304];&quot; &quot;))" office:value-type="string" office:string-value=" 01 059 " calcext:value-type="string">
            <text:p><text:s/>01 059 </text:p>
          </table:table-cell>
          <table:table-cell office:value-type="string" calcext:value-type="string">
            <text:p>01 059</text:p>
          </table:table-cell>
          <table:table-cell table:style-name="ce8" table:formula="of:=IF([.A304]=&quot;&quot;;&quot;&quot;;CONCATENATE(&quot; &quot;;[.E304];&quot; &quot;))" office:value-type="string" office:string-value=" 01 059 " calcext:value-type="string">
            <text:p><text:s/>01 059 </text:p>
          </table:table-cell>
          <table:table-cell table:style-name="ce10" table:formula="of:=IF([.A304]=&quot;&quot;;&quot;&quot;;IF([.D304]=[.F30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0</text:p>
          </table:table-cell>
          <table:table-cell/>
          <table:table-cell table:formula="of:=IF([.A305]=&quot;&quot;;&quot;&quot;;CONCATENATE(&quot; &quot;;[.A305];&quot; &quot;;[.B305];&quot; &quot;))" office:value-type="string" office:string-value=" 01 060 " calcext:value-type="string">
            <text:p><text:s/>01 060 </text:p>
          </table:table-cell>
          <table:table-cell office:value-type="string" calcext:value-type="string">
            <text:p>01 060</text:p>
          </table:table-cell>
          <table:table-cell table:style-name="ce8" table:formula="of:=IF([.A305]=&quot;&quot;;&quot;&quot;;CONCATENATE(&quot; &quot;;[.E305];&quot; &quot;))" office:value-type="string" office:string-value=" 01 060 " calcext:value-type="string">
            <text:p><text:s/>01 060 </text:p>
          </table:table-cell>
          <table:table-cell table:style-name="ce10" table:formula="of:=IF([.A305]=&quot;&quot;;&quot;&quot;;IF([.D305]=[.F30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1</text:p>
          </table:table-cell>
          <table:table-cell/>
          <table:table-cell table:formula="of:=IF([.A306]=&quot;&quot;;&quot;&quot;;CONCATENATE(&quot; &quot;;[.A306];&quot; &quot;;[.B306];&quot; &quot;))" office:value-type="string" office:string-value=" 01 061 " calcext:value-type="string">
            <text:p><text:s/>01 061 </text:p>
          </table:table-cell>
          <table:table-cell office:value-type="string" calcext:value-type="string">
            <text:p>01 061</text:p>
          </table:table-cell>
          <table:table-cell table:style-name="ce8" table:formula="of:=IF([.A306]=&quot;&quot;;&quot;&quot;;CONCATENATE(&quot; &quot;;[.E306];&quot; &quot;))" office:value-type="string" office:string-value=" 01 061 " calcext:value-type="string">
            <text:p><text:s/>01 061 </text:p>
          </table:table-cell>
          <table:table-cell table:style-name="ce10" table:formula="of:=IF([.A306]=&quot;&quot;;&quot;&quot;;IF([.D306]=[.F30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2</text:p>
          </table:table-cell>
          <table:table-cell/>
          <table:table-cell table:formula="of:=IF([.A307]=&quot;&quot;;&quot;&quot;;CONCATENATE(&quot; &quot;;[.A307];&quot; &quot;;[.B307];&quot; &quot;))" office:value-type="string" office:string-value=" 01 062 " calcext:value-type="string">
            <text:p><text:s/>01 062 </text:p>
          </table:table-cell>
          <table:table-cell office:value-type="string" calcext:value-type="string">
            <text:p>01 062</text:p>
          </table:table-cell>
          <table:table-cell table:style-name="ce8" table:formula="of:=IF([.A307]=&quot;&quot;;&quot;&quot;;CONCATENATE(&quot; &quot;;[.E307];&quot; &quot;))" office:value-type="string" office:string-value=" 01 062 " calcext:value-type="string">
            <text:p><text:s/>01 062 </text:p>
          </table:table-cell>
          <table:table-cell table:style-name="ce10" table:formula="of:=IF([.A307]=&quot;&quot;;&quot;&quot;;IF([.D307]=[.F30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3</text:p>
          </table:table-cell>
          <table:table-cell/>
          <table:table-cell table:formula="of:=IF([.A308]=&quot;&quot;;&quot;&quot;;CONCATENATE(&quot; &quot;;[.A308];&quot; &quot;;[.B308];&quot; &quot;))" office:value-type="string" office:string-value=" 01 063 " calcext:value-type="string">
            <text:p><text:s/>01 063 </text:p>
          </table:table-cell>
          <table:table-cell office:value-type="string" calcext:value-type="string">
            <text:p>01 063</text:p>
          </table:table-cell>
          <table:table-cell table:style-name="ce8" table:formula="of:=IF([.A308]=&quot;&quot;;&quot;&quot;;CONCATENATE(&quot; &quot;;[.E308];&quot; &quot;))" office:value-type="string" office:string-value=" 01 063 " calcext:value-type="string">
            <text:p><text:s/>01 063 </text:p>
          </table:table-cell>
          <table:table-cell table:style-name="ce10" table:formula="of:=IF([.A308]=&quot;&quot;;&quot;&quot;;IF([.D308]=[.F30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4</text:p>
          </table:table-cell>
          <table:table-cell/>
          <table:table-cell table:formula="of:=IF([.A309]=&quot;&quot;;&quot;&quot;;CONCATENATE(&quot; &quot;;[.A309];&quot; &quot;;[.B309];&quot; &quot;))" office:value-type="string" office:string-value=" 01 064 " calcext:value-type="string">
            <text:p><text:s/>01 064 </text:p>
          </table:table-cell>
          <table:table-cell office:value-type="string" calcext:value-type="string">
            <text:p>01 064</text:p>
          </table:table-cell>
          <table:table-cell table:style-name="ce8" table:formula="of:=IF([.A309]=&quot;&quot;;&quot;&quot;;CONCATENATE(&quot; &quot;;[.E309];&quot; &quot;))" office:value-type="string" office:string-value=" 01 064 " calcext:value-type="string">
            <text:p><text:s/>01 064 </text:p>
          </table:table-cell>
          <table:table-cell table:style-name="ce10" table:formula="of:=IF([.A309]=&quot;&quot;;&quot;&quot;;IF([.D309]=[.F30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5</text:p>
          </table:table-cell>
          <table:table-cell/>
          <table:table-cell table:formula="of:=IF([.A310]=&quot;&quot;;&quot;&quot;;CONCATENATE(&quot; &quot;;[.A310];&quot; &quot;;[.B310];&quot; &quot;))" office:value-type="string" office:string-value=" 01 065 " calcext:value-type="string">
            <text:p><text:s/>01 065 </text:p>
          </table:table-cell>
          <table:table-cell office:value-type="string" calcext:value-type="string">
            <text:p>01 065</text:p>
          </table:table-cell>
          <table:table-cell table:style-name="ce8" table:formula="of:=IF([.A310]=&quot;&quot;;&quot;&quot;;CONCATENATE(&quot; &quot;;[.E310];&quot; &quot;))" office:value-type="string" office:string-value=" 01 065 " calcext:value-type="string">
            <text:p><text:s/>01 065 </text:p>
          </table:table-cell>
          <table:table-cell table:style-name="ce10" table:formula="of:=IF([.A310]=&quot;&quot;;&quot;&quot;;IF([.D310]=[.F3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6</text:p>
          </table:table-cell>
          <table:table-cell/>
          <table:table-cell table:formula="of:=IF([.A311]=&quot;&quot;;&quot;&quot;;CONCATENATE(&quot; &quot;;[.A311];&quot; &quot;;[.B311];&quot; &quot;))" office:value-type="string" office:string-value=" 01 066 " calcext:value-type="string">
            <text:p><text:s/>01 066 </text:p>
          </table:table-cell>
          <table:table-cell office:value-type="string" calcext:value-type="string">
            <text:p>01 066</text:p>
          </table:table-cell>
          <table:table-cell table:style-name="ce8" table:formula="of:=IF([.A311]=&quot;&quot;;&quot;&quot;;CONCATENATE(&quot; &quot;;[.E311];&quot; &quot;))" office:value-type="string" office:string-value=" 01 066 " calcext:value-type="string">
            <text:p><text:s/>01 066 </text:p>
          </table:table-cell>
          <table:table-cell table:style-name="ce10" table:formula="of:=IF([.A311]=&quot;&quot;;&quot;&quot;;IF([.D311]=[.F3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7</text:p>
          </table:table-cell>
          <table:table-cell/>
          <table:table-cell table:formula="of:=IF([.A312]=&quot;&quot;;&quot;&quot;;CONCATENATE(&quot; &quot;;[.A312];&quot; &quot;;[.B312];&quot; &quot;))" office:value-type="string" office:string-value=" 01 067 " calcext:value-type="string">
            <text:p><text:s/>01 067 </text:p>
          </table:table-cell>
          <table:table-cell office:value-type="string" calcext:value-type="string">
            <text:p>01 067</text:p>
          </table:table-cell>
          <table:table-cell table:style-name="ce8" table:formula="of:=IF([.A312]=&quot;&quot;;&quot;&quot;;CONCATENATE(&quot; &quot;;[.E312];&quot; &quot;))" office:value-type="string" office:string-value=" 01 067 " calcext:value-type="string">
            <text:p><text:s/>01 067 </text:p>
          </table:table-cell>
          <table:table-cell table:style-name="ce10" table:formula="of:=IF([.A312]=&quot;&quot;;&quot;&quot;;IF([.D312]=[.F3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8</text:p>
          </table:table-cell>
          <table:table-cell/>
          <table:table-cell table:formula="of:=IF([.A313]=&quot;&quot;;&quot;&quot;;CONCATENATE(&quot; &quot;;[.A313];&quot; &quot;;[.B313];&quot; &quot;))" office:value-type="string" office:string-value=" 01 068 " calcext:value-type="string">
            <text:p><text:s/>01 068 </text:p>
          </table:table-cell>
          <table:table-cell office:value-type="string" calcext:value-type="string">
            <text:p>01 068</text:p>
          </table:table-cell>
          <table:table-cell table:style-name="ce8" table:formula="of:=IF([.A313]=&quot;&quot;;&quot;&quot;;CONCATENATE(&quot; &quot;;[.E313];&quot; &quot;))" office:value-type="string" office:string-value=" 01 068 " calcext:value-type="string">
            <text:p><text:s/>01 068 </text:p>
          </table:table-cell>
          <table:table-cell table:style-name="ce10" table:formula="of:=IF([.A313]=&quot;&quot;;&quot;&quot;;IF([.D313]=[.F3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9</text:p>
          </table:table-cell>
          <table:table-cell/>
          <table:table-cell table:formula="of:=IF([.A314]=&quot;&quot;;&quot;&quot;;CONCATENATE(&quot; &quot;;[.A314];&quot; &quot;;[.B314];&quot; &quot;))" office:value-type="string" office:string-value=" 01 069 " calcext:value-type="string">
            <text:p><text:s/>01 069 </text:p>
          </table:table-cell>
          <table:table-cell office:value-type="string" calcext:value-type="string">
            <text:p>01 069</text:p>
          </table:table-cell>
          <table:table-cell table:style-name="ce8" table:formula="of:=IF([.A314]=&quot;&quot;;&quot;&quot;;CONCATENATE(&quot; &quot;;[.E314];&quot; &quot;))" office:value-type="string" office:string-value=" 01 069 " calcext:value-type="string">
            <text:p><text:s/>01 069 </text:p>
          </table:table-cell>
          <table:table-cell table:style-name="ce10" table:formula="of:=IF([.A314]=&quot;&quot;;&quot;&quot;;IF([.D314]=[.F3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0</text:p>
          </table:table-cell>
          <table:table-cell/>
          <table:table-cell table:formula="of:=IF([.A315]=&quot;&quot;;&quot;&quot;;CONCATENATE(&quot; &quot;;[.A315];&quot; &quot;;[.B315];&quot; &quot;))" office:value-type="string" office:string-value=" 01 070 " calcext:value-type="string">
            <text:p><text:s/>01 070 </text:p>
          </table:table-cell>
          <table:table-cell office:value-type="string" calcext:value-type="string">
            <text:p>01 070</text:p>
          </table:table-cell>
          <table:table-cell table:style-name="ce8" table:formula="of:=IF([.A315]=&quot;&quot;;&quot;&quot;;CONCATENATE(&quot; &quot;;[.E315];&quot; &quot;))" office:value-type="string" office:string-value=" 01 070 " calcext:value-type="string">
            <text:p><text:s/>01 070 </text:p>
          </table:table-cell>
          <table:table-cell table:style-name="ce10" table:formula="of:=IF([.A315]=&quot;&quot;;&quot;&quot;;IF([.D315]=[.F3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1</text:p>
          </table:table-cell>
          <table:table-cell/>
          <table:table-cell table:formula="of:=IF([.A316]=&quot;&quot;;&quot;&quot;;CONCATENATE(&quot; &quot;;[.A316];&quot; &quot;;[.B316];&quot; &quot;))" office:value-type="string" office:string-value=" 01 071 " calcext:value-type="string">
            <text:p><text:s/>01 071 </text:p>
          </table:table-cell>
          <table:table-cell office:value-type="string" calcext:value-type="string">
            <text:p>01 071</text:p>
          </table:table-cell>
          <table:table-cell table:style-name="ce8" table:formula="of:=IF([.A316]=&quot;&quot;;&quot;&quot;;CONCATENATE(&quot; &quot;;[.E316];&quot; &quot;))" office:value-type="string" office:string-value=" 01 071 " calcext:value-type="string">
            <text:p><text:s/>01 071 </text:p>
          </table:table-cell>
          <table:table-cell table:style-name="ce10" table:formula="of:=IF([.A316]=&quot;&quot;;&quot;&quot;;IF([.D316]=[.F3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2</text:p>
          </table:table-cell>
          <table:table-cell/>
          <table:table-cell table:formula="of:=IF([.A317]=&quot;&quot;;&quot;&quot;;CONCATENATE(&quot; &quot;;[.A317];&quot; &quot;;[.B317];&quot; &quot;))" office:value-type="string" office:string-value=" 01 072 " calcext:value-type="string">
            <text:p><text:s/>01 072 </text:p>
          </table:table-cell>
          <table:table-cell office:value-type="string" calcext:value-type="string">
            <text:p>01 072</text:p>
          </table:table-cell>
          <table:table-cell table:style-name="ce8" table:formula="of:=IF([.A317]=&quot;&quot;;&quot;&quot;;CONCATENATE(&quot; &quot;;[.E317];&quot; &quot;))" office:value-type="string" office:string-value=" 01 072 " calcext:value-type="string">
            <text:p><text:s/>01 072 </text:p>
          </table:table-cell>
          <table:table-cell table:style-name="ce10" table:formula="of:=IF([.A317]=&quot;&quot;;&quot;&quot;;IF([.D317]=[.F3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3</text:p>
          </table:table-cell>
          <table:table-cell/>
          <table:table-cell table:formula="of:=IF([.A318]=&quot;&quot;;&quot;&quot;;CONCATENATE(&quot; &quot;;[.A318];&quot; &quot;;[.B318];&quot; &quot;))" office:value-type="string" office:string-value=" 01 073 " calcext:value-type="string">
            <text:p><text:s/>01 073 </text:p>
          </table:table-cell>
          <table:table-cell office:value-type="string" calcext:value-type="string">
            <text:p>01 073</text:p>
          </table:table-cell>
          <table:table-cell table:style-name="ce8" table:formula="of:=IF([.A318]=&quot;&quot;;&quot;&quot;;CONCATENATE(&quot; &quot;;[.E318];&quot; &quot;))" office:value-type="string" office:string-value=" 01 073 " calcext:value-type="string">
            <text:p><text:s/>01 073 </text:p>
          </table:table-cell>
          <table:table-cell table:style-name="ce10" table:formula="of:=IF([.A318]=&quot;&quot;;&quot;&quot;;IF([.D318]=[.F3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4</text:p>
          </table:table-cell>
          <table:table-cell/>
          <table:table-cell table:formula="of:=IF([.A319]=&quot;&quot;;&quot;&quot;;CONCATENATE(&quot; &quot;;[.A319];&quot; &quot;;[.B319];&quot; &quot;))" office:value-type="string" office:string-value=" 01 074 " calcext:value-type="string">
            <text:p><text:s/>01 074 </text:p>
          </table:table-cell>
          <table:table-cell office:value-type="string" calcext:value-type="string">
            <text:p>01 074</text:p>
          </table:table-cell>
          <table:table-cell table:style-name="ce8" table:formula="of:=IF([.A319]=&quot;&quot;;&quot;&quot;;CONCATENATE(&quot; &quot;;[.E319];&quot; &quot;))" office:value-type="string" office:string-value=" 01 074 " calcext:value-type="string">
            <text:p><text:s/>01 074 </text:p>
          </table:table-cell>
          <table:table-cell table:style-name="ce10" table:formula="of:=IF([.A319]=&quot;&quot;;&quot;&quot;;IF([.D319]=[.F3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5</text:p>
          </table:table-cell>
          <table:table-cell/>
          <table:table-cell table:formula="of:=IF([.A320]=&quot;&quot;;&quot;&quot;;CONCATENATE(&quot; &quot;;[.A320];&quot; &quot;;[.B320];&quot; &quot;))" office:value-type="string" office:string-value=" 01 075 " calcext:value-type="string">
            <text:p><text:s/>01 075 </text:p>
          </table:table-cell>
          <table:table-cell office:value-type="string" calcext:value-type="string">
            <text:p>01 075</text:p>
          </table:table-cell>
          <table:table-cell table:style-name="ce8" table:formula="of:=IF([.A320]=&quot;&quot;;&quot;&quot;;CONCATENATE(&quot; &quot;;[.E320];&quot; &quot;))" office:value-type="string" office:string-value=" 01 075 " calcext:value-type="string">
            <text:p><text:s/>01 075 </text:p>
          </table:table-cell>
          <table:table-cell table:style-name="ce10" table:formula="of:=IF([.A320]=&quot;&quot;;&quot;&quot;;IF([.D320]=[.F3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6</text:p>
          </table:table-cell>
          <table:table-cell/>
          <table:table-cell table:formula="of:=IF([.A321]=&quot;&quot;;&quot;&quot;;CONCATENATE(&quot; &quot;;[.A321];&quot; &quot;;[.B321];&quot; &quot;))" office:value-type="string" office:string-value=" 01 076 " calcext:value-type="string">
            <text:p><text:s/>01 076 </text:p>
          </table:table-cell>
          <table:table-cell office:value-type="string" calcext:value-type="string">
            <text:p>01 076</text:p>
          </table:table-cell>
          <table:table-cell table:style-name="ce8" table:formula="of:=IF([.A321]=&quot;&quot;;&quot;&quot;;CONCATENATE(&quot; &quot;;[.E321];&quot; &quot;))" office:value-type="string" office:string-value=" 01 076 " calcext:value-type="string">
            <text:p><text:s/>01 076 </text:p>
          </table:table-cell>
          <table:table-cell table:style-name="ce10" table:formula="of:=IF([.A321]=&quot;&quot;;&quot;&quot;;IF([.D321]=[.F3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7</text:p>
          </table:table-cell>
          <table:table-cell/>
          <table:table-cell table:formula="of:=IF([.A322]=&quot;&quot;;&quot;&quot;;CONCATENATE(&quot; &quot;;[.A322];&quot; &quot;;[.B322];&quot; &quot;))" office:value-type="string" office:string-value=" 01 077 " calcext:value-type="string">
            <text:p><text:s/>01 077 </text:p>
          </table:table-cell>
          <table:table-cell office:value-type="string" calcext:value-type="string">
            <text:p>01 077</text:p>
          </table:table-cell>
          <table:table-cell table:style-name="ce8" table:formula="of:=IF([.A322]=&quot;&quot;;&quot;&quot;;CONCATENATE(&quot; &quot;;[.E322];&quot; &quot;))" office:value-type="string" office:string-value=" 01 077 " calcext:value-type="string">
            <text:p><text:s/>01 077 </text:p>
          </table:table-cell>
          <table:table-cell table:style-name="ce10" table:formula="of:=IF([.A322]=&quot;&quot;;&quot;&quot;;IF([.D322]=[.F3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8</text:p>
          </table:table-cell>
          <table:table-cell/>
          <table:table-cell table:formula="of:=IF([.A323]=&quot;&quot;;&quot;&quot;;CONCATENATE(&quot; &quot;;[.A323];&quot; &quot;;[.B323];&quot; &quot;))" office:value-type="string" office:string-value=" 01 078 " calcext:value-type="string">
            <text:p><text:s/>01 078 </text:p>
          </table:table-cell>
          <table:table-cell office:value-type="string" calcext:value-type="string">
            <text:p>01 078</text:p>
          </table:table-cell>
          <table:table-cell table:style-name="ce8" table:formula="of:=IF([.A323]=&quot;&quot;;&quot;&quot;;CONCATENATE(&quot; &quot;;[.E323];&quot; &quot;))" office:value-type="string" office:string-value=" 01 078 " calcext:value-type="string">
            <text:p><text:s/>01 078 </text:p>
          </table:table-cell>
          <table:table-cell table:style-name="ce10" table:formula="of:=IF([.A323]=&quot;&quot;;&quot;&quot;;IF([.D323]=[.F3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9</text:p>
          </table:table-cell>
          <table:table-cell/>
          <table:table-cell table:formula="of:=IF([.A324]=&quot;&quot;;&quot;&quot;;CONCATENATE(&quot; &quot;;[.A324];&quot; &quot;;[.B324];&quot; &quot;))" office:value-type="string" office:string-value=" 01 079 " calcext:value-type="string">
            <text:p><text:s/>01 079 </text:p>
          </table:table-cell>
          <table:table-cell office:value-type="string" calcext:value-type="string">
            <text:p>01 079</text:p>
          </table:table-cell>
          <table:table-cell table:style-name="ce8" table:formula="of:=IF([.A324]=&quot;&quot;;&quot;&quot;;CONCATENATE(&quot; &quot;;[.E324];&quot; &quot;))" office:value-type="string" office:string-value=" 01 079 " calcext:value-type="string">
            <text:p><text:s/>01 079 </text:p>
          </table:table-cell>
          <table:table-cell table:style-name="ce10" table:formula="of:=IF([.A324]=&quot;&quot;;&quot;&quot;;IF([.D324]=[.F3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0</text:p>
          </table:table-cell>
          <table:table-cell/>
          <table:table-cell table:formula="of:=IF([.A325]=&quot;&quot;;&quot;&quot;;CONCATENATE(&quot; &quot;;[.A325];&quot; &quot;;[.B325];&quot; &quot;))" office:value-type="string" office:string-value=" 01 080 " calcext:value-type="string">
            <text:p><text:s/>01 080 </text:p>
          </table:table-cell>
          <table:table-cell office:value-type="string" calcext:value-type="string">
            <text:p>01 080</text:p>
          </table:table-cell>
          <table:table-cell table:style-name="ce8" table:formula="of:=IF([.A325]=&quot;&quot;;&quot;&quot;;CONCATENATE(&quot; &quot;;[.E325];&quot; &quot;))" office:value-type="string" office:string-value=" 01 080 " calcext:value-type="string">
            <text:p><text:s/>01 080 </text:p>
          </table:table-cell>
          <table:table-cell table:style-name="ce10" table:formula="of:=IF([.A325]=&quot;&quot;;&quot;&quot;;IF([.D325]=[.F3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1</text:p>
          </table:table-cell>
          <table:table-cell/>
          <table:table-cell table:formula="of:=IF([.A326]=&quot;&quot;;&quot;&quot;;CONCATENATE(&quot; &quot;;[.A326];&quot; &quot;;[.B326];&quot; &quot;))" office:value-type="string" office:string-value=" 01 081 " calcext:value-type="string">
            <text:p><text:s/>01 081 </text:p>
          </table:table-cell>
          <table:table-cell office:value-type="string" calcext:value-type="string">
            <text:p>01 081</text:p>
          </table:table-cell>
          <table:table-cell table:style-name="ce8" table:formula="of:=IF([.A326]=&quot;&quot;;&quot;&quot;;CONCATENATE(&quot; &quot;;[.E326];&quot; &quot;))" office:value-type="string" office:string-value=" 01 081 " calcext:value-type="string">
            <text:p><text:s/>01 081 </text:p>
          </table:table-cell>
          <table:table-cell table:style-name="ce10" table:formula="of:=IF([.A326]=&quot;&quot;;&quot;&quot;;IF([.D326]=[.F32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2</text:p>
          </table:table-cell>
          <table:table-cell/>
          <table:table-cell table:formula="of:=IF([.A327]=&quot;&quot;;&quot;&quot;;CONCATENATE(&quot; &quot;;[.A327];&quot; &quot;;[.B327];&quot; &quot;))" office:value-type="string" office:string-value=" 01 082 " calcext:value-type="string">
            <text:p><text:s/>01 082 </text:p>
          </table:table-cell>
          <table:table-cell office:value-type="string" calcext:value-type="string">
            <text:p>01 082</text:p>
          </table:table-cell>
          <table:table-cell table:style-name="ce8" table:formula="of:=IF([.A327]=&quot;&quot;;&quot;&quot;;CONCATENATE(&quot; &quot;;[.E327];&quot; &quot;))" office:value-type="string" office:string-value=" 01 082 " calcext:value-type="string">
            <text:p><text:s/>01 082 </text:p>
          </table:table-cell>
          <table:table-cell table:style-name="ce10" table:formula="of:=IF([.A327]=&quot;&quot;;&quot;&quot;;IF([.D327]=[.F32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3</text:p>
          </table:table-cell>
          <table:table-cell/>
          <table:table-cell table:formula="of:=IF([.A328]=&quot;&quot;;&quot;&quot;;CONCATENATE(&quot; &quot;;[.A328];&quot; &quot;;[.B328];&quot; &quot;))" office:value-type="string" office:string-value=" 01 083 " calcext:value-type="string">
            <text:p><text:s/>01 083 </text:p>
          </table:table-cell>
          <table:table-cell office:value-type="string" calcext:value-type="string">
            <text:p>01 083</text:p>
          </table:table-cell>
          <table:table-cell table:style-name="ce8" table:formula="of:=IF([.A328]=&quot;&quot;;&quot;&quot;;CONCATENATE(&quot; &quot;;[.E328];&quot; &quot;))" office:value-type="string" office:string-value=" 01 083 " calcext:value-type="string">
            <text:p><text:s/>01 083 </text:p>
          </table:table-cell>
          <table:table-cell table:style-name="ce10" table:formula="of:=IF([.A328]=&quot;&quot;;&quot;&quot;;IF([.D328]=[.F32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4</text:p>
          </table:table-cell>
          <table:table-cell/>
          <table:table-cell table:formula="of:=IF([.A329]=&quot;&quot;;&quot;&quot;;CONCATENATE(&quot; &quot;;[.A329];&quot; &quot;;[.B329];&quot; &quot;))" office:value-type="string" office:string-value=" 01 084 " calcext:value-type="string">
            <text:p><text:s/>01 084 </text:p>
          </table:table-cell>
          <table:table-cell office:value-type="string" calcext:value-type="string">
            <text:p>01 084</text:p>
          </table:table-cell>
          <table:table-cell table:style-name="ce8" table:formula="of:=IF([.A329]=&quot;&quot;;&quot;&quot;;CONCATENATE(&quot; &quot;;[.E329];&quot; &quot;))" office:value-type="string" office:string-value=" 01 084 " calcext:value-type="string">
            <text:p><text:s/>01 084 </text:p>
          </table:table-cell>
          <table:table-cell table:style-name="ce10" table:formula="of:=IF([.A329]=&quot;&quot;;&quot;&quot;;IF([.D329]=[.F32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5</text:p>
          </table:table-cell>
          <table:table-cell/>
          <table:table-cell table:formula="of:=IF([.A330]=&quot;&quot;;&quot;&quot;;CONCATENATE(&quot; &quot;;[.A330];&quot; &quot;;[.B330];&quot; &quot;))" office:value-type="string" office:string-value=" 01 085 " calcext:value-type="string">
            <text:p><text:s/>01 085 </text:p>
          </table:table-cell>
          <table:table-cell office:value-type="string" calcext:value-type="string">
            <text:p>01 085</text:p>
          </table:table-cell>
          <table:table-cell table:style-name="ce8" table:formula="of:=IF([.A330]=&quot;&quot;;&quot;&quot;;CONCATENATE(&quot; &quot;;[.E330];&quot; &quot;))" office:value-type="string" office:string-value=" 01 085 " calcext:value-type="string">
            <text:p><text:s/>01 085 </text:p>
          </table:table-cell>
          <table:table-cell table:style-name="ce10" table:formula="of:=IF([.A330]=&quot;&quot;;&quot;&quot;;IF([.D330]=[.F33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6</text:p>
          </table:table-cell>
          <table:table-cell/>
          <table:table-cell table:formula="of:=IF([.A331]=&quot;&quot;;&quot;&quot;;CONCATENATE(&quot; &quot;;[.A331];&quot; &quot;;[.B331];&quot; &quot;))" office:value-type="string" office:string-value=" 01 086 " calcext:value-type="string">
            <text:p><text:s/>01 086 </text:p>
          </table:table-cell>
          <table:table-cell office:value-type="string" calcext:value-type="string">
            <text:p>01 086</text:p>
          </table:table-cell>
          <table:table-cell table:style-name="ce8" table:formula="of:=IF([.A331]=&quot;&quot;;&quot;&quot;;CONCATENATE(&quot; &quot;;[.E331];&quot; &quot;))" office:value-type="string" office:string-value=" 01 086 " calcext:value-type="string">
            <text:p><text:s/>01 086 </text:p>
          </table:table-cell>
          <table:table-cell table:style-name="ce10" table:formula="of:=IF([.A331]=&quot;&quot;;&quot;&quot;;IF([.D331]=[.F33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7</text:p>
          </table:table-cell>
          <table:table-cell/>
          <table:table-cell table:formula="of:=IF([.A332]=&quot;&quot;;&quot;&quot;;CONCATENATE(&quot; &quot;;[.A332];&quot; &quot;;[.B332];&quot; &quot;))" office:value-type="string" office:string-value=" 01 087 " calcext:value-type="string">
            <text:p><text:s/>01 087 </text:p>
          </table:table-cell>
          <table:table-cell office:value-type="string" calcext:value-type="string">
            <text:p>01 087</text:p>
          </table:table-cell>
          <table:table-cell table:style-name="ce8" table:formula="of:=IF([.A332]=&quot;&quot;;&quot;&quot;;CONCATENATE(&quot; &quot;;[.E332];&quot; &quot;))" office:value-type="string" office:string-value=" 01 087 " calcext:value-type="string">
            <text:p><text:s/>01 087 </text:p>
          </table:table-cell>
          <table:table-cell table:style-name="ce10" table:formula="of:=IF([.A332]=&quot;&quot;;&quot;&quot;;IF([.D332]=[.F3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8</text:p>
          </table:table-cell>
          <table:table-cell/>
          <table:table-cell table:formula="of:=IF([.A333]=&quot;&quot;;&quot;&quot;;CONCATENATE(&quot; &quot;;[.A333];&quot; &quot;;[.B333];&quot; &quot;))" office:value-type="string" office:string-value=" 01 088 " calcext:value-type="string">
            <text:p><text:s/>01 088 </text:p>
          </table:table-cell>
          <table:table-cell office:value-type="string" calcext:value-type="string">
            <text:p>01 088</text:p>
          </table:table-cell>
          <table:table-cell table:style-name="ce8" table:formula="of:=IF([.A333]=&quot;&quot;;&quot;&quot;;CONCATENATE(&quot; &quot;;[.E333];&quot; &quot;))" office:value-type="string" office:string-value=" 01 088 " calcext:value-type="string">
            <text:p><text:s/>01 088 </text:p>
          </table:table-cell>
          <table:table-cell table:style-name="ce10" table:formula="of:=IF([.A333]=&quot;&quot;;&quot;&quot;;IF([.D333]=[.F3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9</text:p>
          </table:table-cell>
          <table:table-cell/>
          <table:table-cell table:formula="of:=IF([.A334]=&quot;&quot;;&quot;&quot;;CONCATENATE(&quot; &quot;;[.A334];&quot; &quot;;[.B334];&quot; &quot;))" office:value-type="string" office:string-value=" 01 089 " calcext:value-type="string">
            <text:p><text:s/>01 089 </text:p>
          </table:table-cell>
          <table:table-cell office:value-type="string" calcext:value-type="string">
            <text:p>01 089</text:p>
          </table:table-cell>
          <table:table-cell table:style-name="ce8" table:formula="of:=IF([.A334]=&quot;&quot;;&quot;&quot;;CONCATENATE(&quot; &quot;;[.E334];&quot; &quot;))" office:value-type="string" office:string-value=" 01 089 " calcext:value-type="string">
            <text:p><text:s/>01 089 </text:p>
          </table:table-cell>
          <table:table-cell table:style-name="ce10" table:formula="of:=IF([.A334]=&quot;&quot;;&quot;&quot;;IF([.D334]=[.F3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0</text:p>
          </table:table-cell>
          <table:table-cell/>
          <table:table-cell table:formula="of:=IF([.A335]=&quot;&quot;;&quot;&quot;;CONCATENATE(&quot; &quot;;[.A335];&quot; &quot;;[.B335];&quot; &quot;))" office:value-type="string" office:string-value=" 01 090 " calcext:value-type="string">
            <text:p><text:s/>01 090 </text:p>
          </table:table-cell>
          <table:table-cell office:value-type="string" calcext:value-type="string">
            <text:p>01 090</text:p>
          </table:table-cell>
          <table:table-cell table:style-name="ce8" table:formula="of:=IF([.A335]=&quot;&quot;;&quot;&quot;;CONCATENATE(&quot; &quot;;[.E335];&quot; &quot;))" office:value-type="string" office:string-value=" 01 090 " calcext:value-type="string">
            <text:p><text:s/>01 090 </text:p>
          </table:table-cell>
          <table:table-cell table:style-name="ce10" table:formula="of:=IF([.A335]=&quot;&quot;;&quot;&quot;;IF([.D335]=[.F3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1</text:p>
          </table:table-cell>
          <table:table-cell/>
          <table:table-cell table:formula="of:=IF([.A336]=&quot;&quot;;&quot;&quot;;CONCATENATE(&quot; &quot;;[.A336];&quot; &quot;;[.B336];&quot; &quot;))" office:value-type="string" office:string-value=" 01 091 " calcext:value-type="string">
            <text:p><text:s/>01 091 </text:p>
          </table:table-cell>
          <table:table-cell office:value-type="string" calcext:value-type="string">
            <text:p>01 091</text:p>
          </table:table-cell>
          <table:table-cell table:style-name="ce8" table:formula="of:=IF([.A336]=&quot;&quot;;&quot;&quot;;CONCATENATE(&quot; &quot;;[.E336];&quot; &quot;))" office:value-type="string" office:string-value=" 01 091 " calcext:value-type="string">
            <text:p><text:s/>01 091 </text:p>
          </table:table-cell>
          <table:table-cell table:style-name="ce10" table:formula="of:=IF([.A336]=&quot;&quot;;&quot;&quot;;IF([.D336]=[.F3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2</text:p>
          </table:table-cell>
          <table:table-cell/>
          <table:table-cell table:formula="of:=IF([.A337]=&quot;&quot;;&quot;&quot;;CONCATENATE(&quot; &quot;;[.A337];&quot; &quot;;[.B337];&quot; &quot;))" office:value-type="string" office:string-value=" 01 092 " calcext:value-type="string">
            <text:p><text:s/>01 092 </text:p>
          </table:table-cell>
          <table:table-cell office:value-type="string" calcext:value-type="string">
            <text:p>01 092</text:p>
          </table:table-cell>
          <table:table-cell table:style-name="ce8" table:formula="of:=IF([.A337]=&quot;&quot;;&quot;&quot;;CONCATENATE(&quot; &quot;;[.E337];&quot; &quot;))" office:value-type="string" office:string-value=" 01 092 " calcext:value-type="string">
            <text:p><text:s/>01 092 </text:p>
          </table:table-cell>
          <table:table-cell table:style-name="ce10" table:formula="of:=IF([.A337]=&quot;&quot;;&quot;&quot;;IF([.D337]=[.F3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3</text:p>
          </table:table-cell>
          <table:table-cell/>
          <table:table-cell table:formula="of:=IF([.A338]=&quot;&quot;;&quot;&quot;;CONCATENATE(&quot; &quot;;[.A338];&quot; &quot;;[.B338];&quot; &quot;))" office:value-type="string" office:string-value=" 01 093 " calcext:value-type="string">
            <text:p><text:s/>01 093 </text:p>
          </table:table-cell>
          <table:table-cell office:value-type="string" calcext:value-type="string">
            <text:p>01 093</text:p>
          </table:table-cell>
          <table:table-cell table:style-name="ce8" table:formula="of:=IF([.A338]=&quot;&quot;;&quot;&quot;;CONCATENATE(&quot; &quot;;[.E338];&quot; &quot;))" office:value-type="string" office:string-value=" 01 093 " calcext:value-type="string">
            <text:p><text:s/>01 093 </text:p>
          </table:table-cell>
          <table:table-cell table:style-name="ce10" table:formula="of:=IF([.A338]=&quot;&quot;;&quot;&quot;;IF([.D338]=[.F3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4</text:p>
          </table:table-cell>
          <table:table-cell/>
          <table:table-cell table:formula="of:=IF([.A339]=&quot;&quot;;&quot;&quot;;CONCATENATE(&quot; &quot;;[.A339];&quot; &quot;;[.B339];&quot; &quot;))" office:value-type="string" office:string-value=" 01 094 " calcext:value-type="string">
            <text:p><text:s/>01 094 </text:p>
          </table:table-cell>
          <table:table-cell office:value-type="string" calcext:value-type="string">
            <text:p>01 094</text:p>
          </table:table-cell>
          <table:table-cell table:style-name="ce8" table:formula="of:=IF([.A339]=&quot;&quot;;&quot;&quot;;CONCATENATE(&quot; &quot;;[.E339];&quot; &quot;))" office:value-type="string" office:string-value=" 01 094 " calcext:value-type="string">
            <text:p><text:s/>01 094 </text:p>
          </table:table-cell>
          <table:table-cell table:style-name="ce10" table:formula="of:=IF([.A339]=&quot;&quot;;&quot;&quot;;IF([.D339]=[.F3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5</text:p>
          </table:table-cell>
          <table:table-cell/>
          <table:table-cell table:formula="of:=IF([.A340]=&quot;&quot;;&quot;&quot;;CONCATENATE(&quot; &quot;;[.A340];&quot; &quot;;[.B340];&quot; &quot;))" office:value-type="string" office:string-value=" 01 095 " calcext:value-type="string">
            <text:p><text:s/>01 095 </text:p>
          </table:table-cell>
          <table:table-cell office:value-type="string" calcext:value-type="string">
            <text:p>01 095</text:p>
          </table:table-cell>
          <table:table-cell table:style-name="ce8" table:formula="of:=IF([.A340]=&quot;&quot;;&quot;&quot;;CONCATENATE(&quot; &quot;;[.E340];&quot; &quot;))" office:value-type="string" office:string-value=" 01 095 " calcext:value-type="string">
            <text:p><text:s/>01 095 </text:p>
          </table:table-cell>
          <table:table-cell table:style-name="ce10" table:formula="of:=IF([.A340]=&quot;&quot;;&quot;&quot;;IF([.D340]=[.F3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6</text:p>
          </table:table-cell>
          <table:table-cell/>
          <table:table-cell table:formula="of:=IF([.A341]=&quot;&quot;;&quot;&quot;;CONCATENATE(&quot; &quot;;[.A341];&quot; &quot;;[.B341];&quot; &quot;))" office:value-type="string" office:string-value=" 01 096 " calcext:value-type="string">
            <text:p><text:s/>01 096 </text:p>
          </table:table-cell>
          <table:table-cell office:value-type="string" calcext:value-type="string">
            <text:p>01 096</text:p>
          </table:table-cell>
          <table:table-cell table:style-name="ce8" table:formula="of:=IF([.A341]=&quot;&quot;;&quot;&quot;;CONCATENATE(&quot; &quot;;[.E341];&quot; &quot;))" office:value-type="string" office:string-value=" 01 096 " calcext:value-type="string">
            <text:p><text:s/>01 096 </text:p>
          </table:table-cell>
          <table:table-cell table:style-name="ce10" table:formula="of:=IF([.A341]=&quot;&quot;;&quot;&quot;;IF([.D341]=[.F34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7</text:p>
          </table:table-cell>
          <table:table-cell/>
          <table:table-cell table:formula="of:=IF([.A342]=&quot;&quot;;&quot;&quot;;CONCATENATE(&quot; &quot;;[.A342];&quot; &quot;;[.B342];&quot; &quot;))" office:value-type="string" office:string-value=" 01 097 " calcext:value-type="string">
            <text:p><text:s/>01 097 </text:p>
          </table:table-cell>
          <table:table-cell office:value-type="string" calcext:value-type="string">
            <text:p>01 097</text:p>
          </table:table-cell>
          <table:table-cell table:style-name="ce8" table:formula="of:=IF([.A342]=&quot;&quot;;&quot;&quot;;CONCATENATE(&quot; &quot;;[.E342];&quot; &quot;))" office:value-type="string" office:string-value=" 01 097 " calcext:value-type="string">
            <text:p><text:s/>01 097 </text:p>
          </table:table-cell>
          <table:table-cell table:style-name="ce10" table:formula="of:=IF([.A342]=&quot;&quot;;&quot;&quot;;IF([.D342]=[.F34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8</text:p>
          </table:table-cell>
          <table:table-cell/>
          <table:table-cell table:formula="of:=IF([.A343]=&quot;&quot;;&quot;&quot;;CONCATENATE(&quot; &quot;;[.A343];&quot; &quot;;[.B343];&quot; &quot;))" office:value-type="string" office:string-value=" 01 098 " calcext:value-type="string">
            <text:p><text:s/>01 098 </text:p>
          </table:table-cell>
          <table:table-cell office:value-type="string" calcext:value-type="string">
            <text:p>01 098</text:p>
          </table:table-cell>
          <table:table-cell table:style-name="ce8" table:formula="of:=IF([.A343]=&quot;&quot;;&quot;&quot;;CONCATENATE(&quot; &quot;;[.E343];&quot; &quot;))" office:value-type="string" office:string-value=" 01 098 " calcext:value-type="string">
            <text:p><text:s/>01 098 </text:p>
          </table:table-cell>
          <table:table-cell table:style-name="ce10" table:formula="of:=IF([.A343]=&quot;&quot;;&quot;&quot;;IF([.D343]=[.F34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9</text:p>
          </table:table-cell>
          <table:table-cell/>
          <table:table-cell table:formula="of:=IF([.A344]=&quot;&quot;;&quot;&quot;;CONCATENATE(&quot; &quot;;[.A344];&quot; &quot;;[.B344];&quot; &quot;))" office:value-type="string" office:string-value=" 01 099 " calcext:value-type="string">
            <text:p><text:s/>01 099 </text:p>
          </table:table-cell>
          <table:table-cell office:value-type="string" calcext:value-type="string">
            <text:p>01 099</text:p>
          </table:table-cell>
          <table:table-cell table:style-name="ce8" table:formula="of:=IF([.A344]=&quot;&quot;;&quot;&quot;;CONCATENATE(&quot; &quot;;[.E344];&quot; &quot;))" office:value-type="string" office:string-value=" 01 099 " calcext:value-type="string">
            <text:p><text:s/>01 099 </text:p>
          </table:table-cell>
          <table:table-cell table:style-name="ce10" table:formula="of:=IF([.A344]=&quot;&quot;;&quot;&quot;;IF([.D344]=[.F34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/>
          <table:table-cell table:formula="of:=IF([.A345]=&quot;&quot;;&quot;&quot;;CONCATENATE(&quot; &quot;;[.A345];&quot; &quot;;[.B345];&quot; &quot;))" office:value-type="string" office:string-value=" 01 100 " calcext:value-type="string">
            <text:p><text:s/>01 100 </text:p>
          </table:table-cell>
          <table:table-cell office:value-type="string" calcext:value-type="string">
            <text:p>01 100</text:p>
          </table:table-cell>
          <table:table-cell table:style-name="ce8" table:formula="of:=IF([.A345]=&quot;&quot;;&quot;&quot;;CONCATENATE(&quot; &quot;;[.E345];&quot; &quot;))" office:value-type="string" office:string-value=" 01 100 " calcext:value-type="string">
            <text:p><text:s/>01 100 </text:p>
          </table:table-cell>
          <table:table-cell table:style-name="ce10" table:formula="of:=IF([.A345]=&quot;&quot;;&quot;&quot;;IF([.D345]=[.F34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/>
          <table:table-cell table:formula="of:=IF([.A346]=&quot;&quot;;&quot;&quot;;CONCATENATE(&quot; &quot;;[.A346];&quot; &quot;;[.B346];&quot; &quot;))" office:value-type="string" office:string-value=" 01 101 " calcext:value-type="string">
            <text:p><text:s/>01 101 </text:p>
          </table:table-cell>
          <table:table-cell office:value-type="string" calcext:value-type="string">
            <text:p>01 101</text:p>
          </table:table-cell>
          <table:table-cell table:style-name="ce8" table:formula="of:=IF([.A346]=&quot;&quot;;&quot;&quot;;CONCATENATE(&quot; &quot;;[.E346];&quot; &quot;))" office:value-type="string" office:string-value=" 01 101 " calcext:value-type="string">
            <text:p><text:s/>01 101 </text:p>
          </table:table-cell>
          <table:table-cell table:style-name="ce10" table:formula="of:=IF([.A346]=&quot;&quot;;&quot;&quot;;IF([.D346]=[.F34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2</text:p>
          </table:table-cell>
          <table:table-cell/>
          <table:table-cell table:formula="of:=IF([.A347]=&quot;&quot;;&quot;&quot;;CONCATENATE(&quot; &quot;;[.A347];&quot; &quot;;[.B347];&quot; &quot;))" office:value-type="string" office:string-value=" 01 102 " calcext:value-type="string">
            <text:p><text:s/>01 102 </text:p>
          </table:table-cell>
          <table:table-cell office:value-type="string" calcext:value-type="string">
            <text:p>01 102</text:p>
          </table:table-cell>
          <table:table-cell table:style-name="ce8" table:formula="of:=IF([.A347]=&quot;&quot;;&quot;&quot;;CONCATENATE(&quot; &quot;;[.E347];&quot; &quot;))" office:value-type="string" office:string-value=" 01 102 " calcext:value-type="string">
            <text:p><text:s/>01 102 </text:p>
          </table:table-cell>
          <table:table-cell table:style-name="ce10" table:formula="of:=IF([.A347]=&quot;&quot;;&quot;&quot;;IF([.D347]=[.F34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3</text:p>
          </table:table-cell>
          <table:table-cell/>
          <table:table-cell table:formula="of:=IF([.A348]=&quot;&quot;;&quot;&quot;;CONCATENATE(&quot; &quot;;[.A348];&quot; &quot;;[.B348];&quot; &quot;))" office:value-type="string" office:string-value=" 01 103 " calcext:value-type="string">
            <text:p><text:s/>01 103 </text:p>
          </table:table-cell>
          <table:table-cell office:value-type="string" calcext:value-type="string">
            <text:p>01 103</text:p>
          </table:table-cell>
          <table:table-cell table:style-name="ce8" table:formula="of:=IF([.A348]=&quot;&quot;;&quot;&quot;;CONCATENATE(&quot; &quot;;[.E348];&quot; &quot;))" office:value-type="string" office:string-value=" 01 103 " calcext:value-type="string">
            <text:p><text:s/>01 103 </text:p>
          </table:table-cell>
          <table:table-cell table:style-name="ce10" table:formula="of:=IF([.A348]=&quot;&quot;;&quot;&quot;;IF([.D348]=[.F34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4</text:p>
          </table:table-cell>
          <table:table-cell/>
          <table:table-cell table:formula="of:=IF([.A349]=&quot;&quot;;&quot;&quot;;CONCATENATE(&quot; &quot;;[.A349];&quot; &quot;;[.B349];&quot; &quot;))" office:value-type="string" office:string-value=" 01 104 " calcext:value-type="string">
            <text:p><text:s/>01 104 </text:p>
          </table:table-cell>
          <table:table-cell office:value-type="string" calcext:value-type="string">
            <text:p>01 104</text:p>
          </table:table-cell>
          <table:table-cell table:style-name="ce8" table:formula="of:=IF([.A349]=&quot;&quot;;&quot;&quot;;CONCATENATE(&quot; &quot;;[.E349];&quot; &quot;))" office:value-type="string" office:string-value=" 01 104 " calcext:value-type="string">
            <text:p><text:s/>01 104 </text:p>
          </table:table-cell>
          <table:table-cell table:style-name="ce10" table:formula="of:=IF([.A349]=&quot;&quot;;&quot;&quot;;IF([.D349]=[.F34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</text:p>
          </table:table-cell>
          <table:table-cell/>
          <table:table-cell table:formula="of:=IF([.A350]=&quot;&quot;;&quot;&quot;;CONCATENATE(&quot; &quot;;[.A350];&quot; &quot;;[.B350];&quot; &quot;))" office:value-type="string" office:string-value=" 01 105 " calcext:value-type="string">
            <text:p><text:s/>01 105 </text:p>
          </table:table-cell>
          <table:table-cell office:value-type="string" calcext:value-type="string">
            <text:p>01 105</text:p>
          </table:table-cell>
          <table:table-cell table:style-name="ce8" table:formula="of:=IF([.A350]=&quot;&quot;;&quot;&quot;;CONCATENATE(&quot; &quot;;[.E350];&quot; &quot;))" office:value-type="string" office:string-value=" 01 105 " calcext:value-type="string">
            <text:p><text:s/>01 105 </text:p>
          </table:table-cell>
          <table:table-cell table:style-name="ce10" table:formula="of:=IF([.A350]=&quot;&quot;;&quot;&quot;;IF([.D350]=[.F35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</text:p>
          </table:table-cell>
          <table:table-cell/>
          <table:table-cell table:formula="of:=IF([.A351]=&quot;&quot;;&quot;&quot;;CONCATENATE(&quot; &quot;;[.A351];&quot; &quot;;[.B351];&quot; &quot;))" office:value-type="string" office:string-value=" 01 106 " calcext:value-type="string">
            <text:p><text:s/>01 106 </text:p>
          </table:table-cell>
          <table:table-cell office:value-type="string" calcext:value-type="string">
            <text:p>01 106</text:p>
          </table:table-cell>
          <table:table-cell table:style-name="ce8" table:formula="of:=IF([.A351]=&quot;&quot;;&quot;&quot;;CONCATENATE(&quot; &quot;;[.E351];&quot; &quot;))" office:value-type="string" office:string-value=" 01 106 " calcext:value-type="string">
            <text:p><text:s/>01 106 </text:p>
          </table:table-cell>
          <table:table-cell table:style-name="ce10" table:formula="of:=IF([.A351]=&quot;&quot;;&quot;&quot;;IF([.D351]=[.F35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</text:p>
          </table:table-cell>
          <table:table-cell/>
          <table:table-cell table:formula="of:=IF([.A352]=&quot;&quot;;&quot;&quot;;CONCATENATE(&quot; &quot;;[.A352];&quot; &quot;;[.B352];&quot; &quot;))" office:value-type="string" office:string-value=" 01 107 " calcext:value-type="string">
            <text:p><text:s/>01 107 </text:p>
          </table:table-cell>
          <table:table-cell office:value-type="string" calcext:value-type="string">
            <text:p>01 107</text:p>
          </table:table-cell>
          <table:table-cell table:style-name="ce8" table:formula="of:=IF([.A352]=&quot;&quot;;&quot;&quot;;CONCATENATE(&quot; &quot;;[.E352];&quot; &quot;))" office:value-type="string" office:string-value=" 01 107 " calcext:value-type="string">
            <text:p><text:s/>01 107 </text:p>
          </table:table-cell>
          <table:table-cell table:style-name="ce10" table:formula="of:=IF([.A352]=&quot;&quot;;&quot;&quot;;IF([.D352]=[.F35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</text:p>
          </table:table-cell>
          <table:table-cell/>
          <table:table-cell table:formula="of:=IF([.A353]=&quot;&quot;;&quot;&quot;;CONCATENATE(&quot; &quot;;[.A353];&quot; &quot;;[.B353];&quot; &quot;))" office:value-type="string" office:string-value=" 01 108 " calcext:value-type="string">
            <text:p><text:s/>01 108 </text:p>
          </table:table-cell>
          <table:table-cell office:value-type="string" calcext:value-type="string">
            <text:p>01 108</text:p>
          </table:table-cell>
          <table:table-cell table:style-name="ce8" table:formula="of:=IF([.A353]=&quot;&quot;;&quot;&quot;;CONCATENATE(&quot; &quot;;[.E353];&quot; &quot;))" office:value-type="string" office:string-value=" 01 108 " calcext:value-type="string">
            <text:p><text:s/>01 108 </text:p>
          </table:table-cell>
          <table:table-cell table:style-name="ce10" table:formula="of:=IF([.A353]=&quot;&quot;;&quot;&quot;;IF([.D353]=[.F35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</text:p>
          </table:table-cell>
          <table:table-cell/>
          <table:table-cell table:formula="of:=IF([.A354]=&quot;&quot;;&quot;&quot;;CONCATENATE(&quot; &quot;;[.A354];&quot; &quot;;[.B354];&quot; &quot;))" office:value-type="string" office:string-value=" 01 109 " calcext:value-type="string">
            <text:p><text:s/>01 109 </text:p>
          </table:table-cell>
          <table:table-cell office:value-type="string" calcext:value-type="string">
            <text:p>01 109</text:p>
          </table:table-cell>
          <table:table-cell table:style-name="ce8" table:formula="of:=IF([.A354]=&quot;&quot;;&quot;&quot;;CONCATENATE(&quot; &quot;;[.E354];&quot; &quot;))" office:value-type="string" office:string-value=" 01 109 " calcext:value-type="string">
            <text:p><text:s/>01 109 </text:p>
          </table:table-cell>
          <table:table-cell table:style-name="ce10" table:formula="of:=IF([.A354]=&quot;&quot;;&quot;&quot;;IF([.D354]=[.F35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/>
          <table:table-cell table:formula="of:=IF([.A355]=&quot;&quot;;&quot;&quot;;CONCATENATE(&quot; &quot;;[.A355];&quot; &quot;;[.B355];&quot; &quot;))" office:value-type="string" office:string-value=" 01 110 " calcext:value-type="string">
            <text:p><text:s/>01 110 </text:p>
          </table:table-cell>
          <table:table-cell office:value-type="string" calcext:value-type="string">
            <text:p>01 110</text:p>
          </table:table-cell>
          <table:table-cell table:style-name="ce8" table:formula="of:=IF([.A355]=&quot;&quot;;&quot;&quot;;CONCATENATE(&quot; &quot;;[.E355];&quot; &quot;))" office:value-type="string" office:string-value=" 01 110 " calcext:value-type="string">
            <text:p><text:s/>01 110 </text:p>
          </table:table-cell>
          <table:table-cell table:style-name="ce10" table:formula="of:=IF([.A355]=&quot;&quot;;&quot;&quot;;IF([.D355]=[.F35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/>
          <table:table-cell table:formula="of:=IF([.A356]=&quot;&quot;;&quot;&quot;;CONCATENATE(&quot; &quot;;[.A356];&quot; &quot;;[.B356];&quot; &quot;))" office:value-type="string" office:string-value=" 01 111 " calcext:value-type="string">
            <text:p><text:s/>01 111 </text:p>
          </table:table-cell>
          <table:table-cell office:value-type="string" calcext:value-type="string">
            <text:p>01 111</text:p>
          </table:table-cell>
          <table:table-cell table:style-name="ce8" table:formula="of:=IF([.A356]=&quot;&quot;;&quot;&quot;;CONCATENATE(&quot; &quot;;[.E356];&quot; &quot;))" office:value-type="string" office:string-value=" 01 111 " calcext:value-type="string">
            <text:p><text:s/>01 111 </text:p>
          </table:table-cell>
          <table:table-cell table:style-name="ce10" table:formula="of:=IF([.A356]=&quot;&quot;;&quot;&quot;;IF([.D356]=[.F35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2</text:p>
          </table:table-cell>
          <table:table-cell/>
          <table:table-cell table:formula="of:=IF([.A357]=&quot;&quot;;&quot;&quot;;CONCATENATE(&quot; &quot;;[.A357];&quot; &quot;;[.B357];&quot; &quot;))" office:value-type="string" office:string-value=" 01 112 " calcext:value-type="string">
            <text:p><text:s/>01 112 </text:p>
          </table:table-cell>
          <table:table-cell office:value-type="string" calcext:value-type="string">
            <text:p>01 112</text:p>
          </table:table-cell>
          <table:table-cell table:style-name="ce8" table:formula="of:=IF([.A357]=&quot;&quot;;&quot;&quot;;CONCATENATE(&quot; &quot;;[.E357];&quot; &quot;))" office:value-type="string" office:string-value=" 01 112 " calcext:value-type="string">
            <text:p><text:s/>01 112 </text:p>
          </table:table-cell>
          <table:table-cell table:style-name="ce10" table:formula="of:=IF([.A357]=&quot;&quot;;&quot;&quot;;IF([.D357]=[.F35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3</text:p>
          </table:table-cell>
          <table:table-cell/>
          <table:table-cell table:formula="of:=IF([.A358]=&quot;&quot;;&quot;&quot;;CONCATENATE(&quot; &quot;;[.A358];&quot; &quot;;[.B358];&quot; &quot;))" office:value-type="string" office:string-value=" 01 113 " calcext:value-type="string">
            <text:p><text:s/>01 113 </text:p>
          </table:table-cell>
          <table:table-cell office:value-type="string" calcext:value-type="string">
            <text:p>01 113</text:p>
          </table:table-cell>
          <table:table-cell table:style-name="ce8" table:formula="of:=IF([.A358]=&quot;&quot;;&quot;&quot;;CONCATENATE(&quot; &quot;;[.E358];&quot; &quot;))" office:value-type="string" office:string-value=" 01 113 " calcext:value-type="string">
            <text:p><text:s/>01 113 </text:p>
          </table:table-cell>
          <table:table-cell table:style-name="ce10" table:formula="of:=IF([.A358]=&quot;&quot;;&quot;&quot;;IF([.D358]=[.F35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4</text:p>
          </table:table-cell>
          <table:table-cell/>
          <table:table-cell table:formula="of:=IF([.A359]=&quot;&quot;;&quot;&quot;;CONCATENATE(&quot; &quot;;[.A359];&quot; &quot;;[.B359];&quot; &quot;))" office:value-type="string" office:string-value=" 01 114 " calcext:value-type="string">
            <text:p><text:s/>01 114 </text:p>
          </table:table-cell>
          <table:table-cell office:value-type="string" calcext:value-type="string">
            <text:p>01 114</text:p>
          </table:table-cell>
          <table:table-cell table:style-name="ce8" table:formula="of:=IF([.A359]=&quot;&quot;;&quot;&quot;;CONCATENATE(&quot; &quot;;[.E359];&quot; &quot;))" office:value-type="string" office:string-value=" 01 114 " calcext:value-type="string">
            <text:p><text:s/>01 114 </text:p>
          </table:table-cell>
          <table:table-cell table:style-name="ce10" table:formula="of:=IF([.A359]=&quot;&quot;;&quot;&quot;;IF([.D359]=[.F35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5</text:p>
          </table:table-cell>
          <table:table-cell/>
          <table:table-cell table:formula="of:=IF([.A360]=&quot;&quot;;&quot;&quot;;CONCATENATE(&quot; &quot;;[.A360];&quot; &quot;;[.B360];&quot; &quot;))" office:value-type="string" office:string-value=" 01 115 " calcext:value-type="string">
            <text:p><text:s/>01 115 </text:p>
          </table:table-cell>
          <table:table-cell office:value-type="string" calcext:value-type="string">
            <text:p>01 115</text:p>
          </table:table-cell>
          <table:table-cell table:style-name="ce8" table:formula="of:=IF([.A360]=&quot;&quot;;&quot;&quot;;CONCATENATE(&quot; &quot;;[.E360];&quot; &quot;))" office:value-type="string" office:string-value=" 01 115 " calcext:value-type="string">
            <text:p><text:s/>01 115 </text:p>
          </table:table-cell>
          <table:table-cell table:style-name="ce10" table:formula="of:=IF([.A360]=&quot;&quot;;&quot;&quot;;IF([.D360]=[.F36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6</text:p>
          </table:table-cell>
          <table:table-cell/>
          <table:table-cell table:formula="of:=IF([.A361]=&quot;&quot;;&quot;&quot;;CONCATENATE(&quot; &quot;;[.A361];&quot; &quot;;[.B361];&quot; &quot;))" office:value-type="string" office:string-value=" 01 116 " calcext:value-type="string">
            <text:p><text:s/>01 116 </text:p>
          </table:table-cell>
          <table:table-cell office:value-type="string" calcext:value-type="string">
            <text:p>01 116</text:p>
          </table:table-cell>
          <table:table-cell table:style-name="ce8" table:formula="of:=IF([.A361]=&quot;&quot;;&quot;&quot;;CONCATENATE(&quot; &quot;;[.E361];&quot; &quot;))" office:value-type="string" office:string-value=" 01 116 " calcext:value-type="string">
            <text:p><text:s/>01 116 </text:p>
          </table:table-cell>
          <table:table-cell table:style-name="ce10" table:formula="of:=IF([.A361]=&quot;&quot;;&quot;&quot;;IF([.D361]=[.F36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7</text:p>
          </table:table-cell>
          <table:table-cell/>
          <table:table-cell table:formula="of:=IF([.A362]=&quot;&quot;;&quot;&quot;;CONCATENATE(&quot; &quot;;[.A362];&quot; &quot;;[.B362];&quot; &quot;))" office:value-type="string" office:string-value=" 01 117 " calcext:value-type="string">
            <text:p><text:s/>01 117 </text:p>
          </table:table-cell>
          <table:table-cell office:value-type="string" calcext:value-type="string">
            <text:p>01 117</text:p>
          </table:table-cell>
          <table:table-cell table:style-name="ce8" table:formula="of:=IF([.A362]=&quot;&quot;;&quot;&quot;;CONCATENATE(&quot; &quot;;[.E362];&quot; &quot;))" office:value-type="string" office:string-value=" 01 117 " calcext:value-type="string">
            <text:p><text:s/>01 117 </text:p>
          </table:table-cell>
          <table:table-cell table:style-name="ce10" table:formula="of:=IF([.A362]=&quot;&quot;;&quot;&quot;;IF([.D362]=[.F36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8</text:p>
          </table:table-cell>
          <table:table-cell/>
          <table:table-cell table:formula="of:=IF([.A363]=&quot;&quot;;&quot;&quot;;CONCATENATE(&quot; &quot;;[.A363];&quot; &quot;;[.B363];&quot; &quot;))" office:value-type="string" office:string-value=" 01 118 " calcext:value-type="string">
            <text:p><text:s/>01 118 </text:p>
          </table:table-cell>
          <table:table-cell office:value-type="string" calcext:value-type="string">
            <text:p>01 118</text:p>
          </table:table-cell>
          <table:table-cell table:style-name="ce8" table:formula="of:=IF([.A363]=&quot;&quot;;&quot;&quot;;CONCATENATE(&quot; &quot;;[.E363];&quot; &quot;))" office:value-type="string" office:string-value=" 01 118 " calcext:value-type="string">
            <text:p><text:s/>01 118 </text:p>
          </table:table-cell>
          <table:table-cell table:style-name="ce10" table:formula="of:=IF([.A363]=&quot;&quot;;&quot;&quot;;IF([.D363]=[.F36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9</text:p>
          </table:table-cell>
          <table:table-cell/>
          <table:table-cell table:formula="of:=IF([.A364]=&quot;&quot;;&quot;&quot;;CONCATENATE(&quot; &quot;;[.A364];&quot; &quot;;[.B364];&quot; &quot;))" office:value-type="string" office:string-value=" 01 119 " calcext:value-type="string">
            <text:p><text:s/>01 119 </text:p>
          </table:table-cell>
          <table:table-cell office:value-type="string" calcext:value-type="string">
            <text:p>01 119</text:p>
          </table:table-cell>
          <table:table-cell table:style-name="ce8" table:formula="of:=IF([.A364]=&quot;&quot;;&quot;&quot;;CONCATENATE(&quot; &quot;;[.E364];&quot; &quot;))" office:value-type="string" office:string-value=" 01 119 " calcext:value-type="string">
            <text:p><text:s/>01 119 </text:p>
          </table:table-cell>
          <table:table-cell table:style-name="ce10" table:formula="of:=IF([.A364]=&quot;&quot;;&quot;&quot;;IF([.D364]=[.F36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0</text:p>
          </table:table-cell>
          <table:table-cell/>
          <table:table-cell table:formula="of:=IF([.A365]=&quot;&quot;;&quot;&quot;;CONCATENATE(&quot; &quot;;[.A365];&quot; &quot;;[.B365];&quot; &quot;))" office:value-type="string" office:string-value=" 01 120 " calcext:value-type="string">
            <text:p><text:s/>01 120 </text:p>
          </table:table-cell>
          <table:table-cell office:value-type="string" calcext:value-type="string">
            <text:p>01 120</text:p>
          </table:table-cell>
          <table:table-cell table:style-name="ce8" table:formula="of:=IF([.A365]=&quot;&quot;;&quot;&quot;;CONCATENATE(&quot; &quot;;[.E365];&quot; &quot;))" office:value-type="string" office:string-value=" 01 120 " calcext:value-type="string">
            <text:p><text:s/>01 120 </text:p>
          </table:table-cell>
          <table:table-cell table:style-name="ce10" table:formula="of:=IF([.A365]=&quot;&quot;;&quot;&quot;;IF([.D365]=[.F36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1</text:p>
          </table:table-cell>
          <table:table-cell/>
          <table:table-cell table:formula="of:=IF([.A366]=&quot;&quot;;&quot;&quot;;CONCATENATE(&quot; &quot;;[.A366];&quot; &quot;;[.B366];&quot; &quot;))" office:value-type="string" office:string-value=" 01 121 " calcext:value-type="string">
            <text:p><text:s/>01 121 </text:p>
          </table:table-cell>
          <table:table-cell office:value-type="string" calcext:value-type="string">
            <text:p>01 121</text:p>
          </table:table-cell>
          <table:table-cell table:style-name="ce8" table:formula="of:=IF([.A366]=&quot;&quot;;&quot;&quot;;CONCATENATE(&quot; &quot;;[.E366];&quot; &quot;))" office:value-type="string" office:string-value=" 01 121 " calcext:value-type="string">
            <text:p><text:s/>01 121 </text:p>
          </table:table-cell>
          <table:table-cell table:style-name="ce10" table:formula="of:=IF([.A366]=&quot;&quot;;&quot;&quot;;IF([.D366]=[.F36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2</text:p>
          </table:table-cell>
          <table:table-cell/>
          <table:table-cell table:formula="of:=IF([.A367]=&quot;&quot;;&quot;&quot;;CONCATENATE(&quot; &quot;;[.A367];&quot; &quot;;[.B367];&quot; &quot;))" office:value-type="string" office:string-value=" 01 122 " calcext:value-type="string">
            <text:p><text:s/>01 122 </text:p>
          </table:table-cell>
          <table:table-cell office:value-type="string" calcext:value-type="string">
            <text:p>01 122</text:p>
          </table:table-cell>
          <table:table-cell table:style-name="ce8" table:formula="of:=IF([.A367]=&quot;&quot;;&quot;&quot;;CONCATENATE(&quot; &quot;;[.E367];&quot; &quot;))" office:value-type="string" office:string-value=" 01 122 " calcext:value-type="string">
            <text:p><text:s/>01 122 </text:p>
          </table:table-cell>
          <table:table-cell table:style-name="ce10" table:formula="of:=IF([.A367]=&quot;&quot;;&quot;&quot;;IF([.D367]=[.F36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3</text:p>
          </table:table-cell>
          <table:table-cell/>
          <table:table-cell table:formula="of:=IF([.A368]=&quot;&quot;;&quot;&quot;;CONCATENATE(&quot; &quot;;[.A368];&quot; &quot;;[.B368];&quot; &quot;))" office:value-type="string" office:string-value=" 01 123 " calcext:value-type="string">
            <text:p><text:s/>01 123 </text:p>
          </table:table-cell>
          <table:table-cell office:value-type="string" calcext:value-type="string">
            <text:p>01 123</text:p>
          </table:table-cell>
          <table:table-cell table:style-name="ce8" table:formula="of:=IF([.A368]=&quot;&quot;;&quot;&quot;;CONCATENATE(&quot; &quot;;[.E368];&quot; &quot;))" office:value-type="string" office:string-value=" 01 123 " calcext:value-type="string">
            <text:p><text:s/>01 123 </text:p>
          </table:table-cell>
          <table:table-cell table:style-name="ce10" table:formula="of:=IF([.A368]=&quot;&quot;;&quot;&quot;;IF([.D368]=[.F36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4</text:p>
          </table:table-cell>
          <table:table-cell/>
          <table:table-cell table:formula="of:=IF([.A369]=&quot;&quot;;&quot;&quot;;CONCATENATE(&quot; &quot;;[.A369];&quot; &quot;;[.B369];&quot; &quot;))" office:value-type="string" office:string-value=" 01 124 " calcext:value-type="string">
            <text:p><text:s/>01 124 </text:p>
          </table:table-cell>
          <table:table-cell office:value-type="string" calcext:value-type="string">
            <text:p>01 124</text:p>
          </table:table-cell>
          <table:table-cell table:style-name="ce8" table:formula="of:=IF([.A369]=&quot;&quot;;&quot;&quot;;CONCATENATE(&quot; &quot;;[.E369];&quot; &quot;))" office:value-type="string" office:string-value=" 01 124 " calcext:value-type="string">
            <text:p><text:s/>01 124 </text:p>
          </table:table-cell>
          <table:table-cell table:style-name="ce10" table:formula="of:=IF([.A369]=&quot;&quot;;&quot;&quot;;IF([.D369]=[.F36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5</text:p>
          </table:table-cell>
          <table:table-cell/>
          <table:table-cell table:formula="of:=IF([.A370]=&quot;&quot;;&quot;&quot;;CONCATENATE(&quot; &quot;;[.A370];&quot; &quot;;[.B370];&quot; &quot;))" office:value-type="string" office:string-value=" 01 125 " calcext:value-type="string">
            <text:p><text:s/>01 125 </text:p>
          </table:table-cell>
          <table:table-cell office:value-type="string" calcext:value-type="string">
            <text:p>01 125</text:p>
          </table:table-cell>
          <table:table-cell table:style-name="ce8" table:formula="of:=IF([.A370]=&quot;&quot;;&quot;&quot;;CONCATENATE(&quot; &quot;;[.E370];&quot; &quot;))" office:value-type="string" office:string-value=" 01 125 " calcext:value-type="string">
            <text:p><text:s/>01 125 </text:p>
          </table:table-cell>
          <table:table-cell table:style-name="ce10" table:formula="of:=IF([.A370]=&quot;&quot;;&quot;&quot;;IF([.D370]=[.F37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6</text:p>
          </table:table-cell>
          <table:table-cell/>
          <table:table-cell table:formula="of:=IF([.A371]=&quot;&quot;;&quot;&quot;;CONCATENATE(&quot; &quot;;[.A371];&quot; &quot;;[.B371];&quot; &quot;))" office:value-type="string" office:string-value=" 01 126 " calcext:value-type="string">
            <text:p><text:s/>01 126 </text:p>
          </table:table-cell>
          <table:table-cell office:value-type="string" calcext:value-type="string">
            <text:p>01 126</text:p>
          </table:table-cell>
          <table:table-cell table:style-name="ce8" table:formula="of:=IF([.A371]=&quot;&quot;;&quot;&quot;;CONCATENATE(&quot; &quot;;[.E371];&quot; &quot;))" office:value-type="string" office:string-value=" 01 126 " calcext:value-type="string">
            <text:p><text:s/>01 126 </text:p>
          </table:table-cell>
          <table:table-cell table:style-name="ce10" table:formula="of:=IF([.A371]=&quot;&quot;;&quot;&quot;;IF([.D371]=[.F37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7</text:p>
          </table:table-cell>
          <table:table-cell/>
          <table:table-cell table:formula="of:=IF([.A372]=&quot;&quot;;&quot;&quot;;CONCATENATE(&quot; &quot;;[.A372];&quot; &quot;;[.B372];&quot; &quot;))" office:value-type="string" office:string-value=" 01 127 " calcext:value-type="string">
            <text:p><text:s/>01 127 </text:p>
          </table:table-cell>
          <table:table-cell office:value-type="string" calcext:value-type="string">
            <text:p>01 127</text:p>
          </table:table-cell>
          <table:table-cell table:style-name="ce8" table:formula="of:=IF([.A372]=&quot;&quot;;&quot;&quot;;CONCATENATE(&quot; &quot;;[.E372];&quot; &quot;))" office:value-type="string" office:string-value=" 01 127 " calcext:value-type="string">
            <text:p><text:s/>01 127 </text:p>
          </table:table-cell>
          <table:table-cell table:style-name="ce10" table:formula="of:=IF([.A372]=&quot;&quot;;&quot;&quot;;IF([.D372]=[.F37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8</text:p>
          </table:table-cell>
          <table:table-cell/>
          <table:table-cell table:formula="of:=IF([.A373]=&quot;&quot;;&quot;&quot;;CONCATENATE(&quot; &quot;;[.A373];&quot; &quot;;[.B373];&quot; &quot;))" office:value-type="string" office:string-value=" 01 128 " calcext:value-type="string">
            <text:p><text:s/>01 128 </text:p>
          </table:table-cell>
          <table:table-cell office:value-type="string" calcext:value-type="string">
            <text:p>01 128</text:p>
          </table:table-cell>
          <table:table-cell table:style-name="ce8" table:formula="of:=IF([.A373]=&quot;&quot;;&quot;&quot;;CONCATENATE(&quot; &quot;;[.E373];&quot; &quot;))" office:value-type="string" office:string-value=" 01 128 " calcext:value-type="string">
            <text:p><text:s/>01 128 </text:p>
          </table:table-cell>
          <table:table-cell table:style-name="ce10" table:formula="of:=IF([.A373]=&quot;&quot;;&quot;&quot;;IF([.D373]=[.F37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9</text:p>
          </table:table-cell>
          <table:table-cell/>
          <table:table-cell table:formula="of:=IF([.A374]=&quot;&quot;;&quot;&quot;;CONCATENATE(&quot; &quot;;[.A374];&quot; &quot;;[.B374];&quot; &quot;))" office:value-type="string" office:string-value=" 01 129 " calcext:value-type="string">
            <text:p><text:s/>01 129 </text:p>
          </table:table-cell>
          <table:table-cell office:value-type="string" calcext:value-type="string">
            <text:p>01 129</text:p>
          </table:table-cell>
          <table:table-cell table:style-name="ce8" table:formula="of:=IF([.A374]=&quot;&quot;;&quot;&quot;;CONCATENATE(&quot; &quot;;[.E374];&quot; &quot;))" office:value-type="string" office:string-value=" 01 129 " calcext:value-type="string">
            <text:p><text:s/>01 129 </text:p>
          </table:table-cell>
          <table:table-cell table:style-name="ce10" table:formula="of:=IF([.A374]=&quot;&quot;;&quot;&quot;;IF([.D374]=[.F37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0</text:p>
          </table:table-cell>
          <table:table-cell/>
          <table:table-cell table:formula="of:=IF([.A375]=&quot;&quot;;&quot;&quot;;CONCATENATE(&quot; &quot;;[.A375];&quot; &quot;;[.B375];&quot; &quot;))" office:value-type="string" office:string-value=" 01 130 " calcext:value-type="string">
            <text:p><text:s/>01 130 </text:p>
          </table:table-cell>
          <table:table-cell office:value-type="string" calcext:value-type="string">
            <text:p>01 130</text:p>
          </table:table-cell>
          <table:table-cell table:style-name="ce8" table:formula="of:=IF([.A375]=&quot;&quot;;&quot;&quot;;CONCATENATE(&quot; &quot;;[.E375];&quot; &quot;))" office:value-type="string" office:string-value=" 01 130 " calcext:value-type="string">
            <text:p><text:s/>01 130 </text:p>
          </table:table-cell>
          <table:table-cell table:style-name="ce10" table:formula="of:=IF([.A375]=&quot;&quot;;&quot;&quot;;IF([.D375]=[.F37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1</text:p>
          </table:table-cell>
          <table:table-cell/>
          <table:table-cell table:formula="of:=IF([.A376]=&quot;&quot;;&quot;&quot;;CONCATENATE(&quot; &quot;;[.A376];&quot; &quot;;[.B376];&quot; &quot;))" office:value-type="string" office:string-value=" 01 131 " calcext:value-type="string">
            <text:p><text:s/>01 131 </text:p>
          </table:table-cell>
          <table:table-cell office:value-type="string" calcext:value-type="string">
            <text:p>01 131</text:p>
          </table:table-cell>
          <table:table-cell table:style-name="ce8" table:formula="of:=IF([.A376]=&quot;&quot;;&quot;&quot;;CONCATENATE(&quot; &quot;;[.E376];&quot; &quot;))" office:value-type="string" office:string-value=" 01 131 " calcext:value-type="string">
            <text:p><text:s/>01 131 </text:p>
          </table:table-cell>
          <table:table-cell table:style-name="ce10" table:formula="of:=IF([.A376]=&quot;&quot;;&quot;&quot;;IF([.D376]=[.F37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2</text:p>
          </table:table-cell>
          <table:table-cell/>
          <table:table-cell table:formula="of:=IF([.A377]=&quot;&quot;;&quot;&quot;;CONCATENATE(&quot; &quot;;[.A377];&quot; &quot;;[.B377];&quot; &quot;))" office:value-type="string" office:string-value=" 01 132 " calcext:value-type="string">
            <text:p><text:s/>01 132 </text:p>
          </table:table-cell>
          <table:table-cell office:value-type="string" calcext:value-type="string">
            <text:p>01 132</text:p>
          </table:table-cell>
          <table:table-cell table:style-name="ce8" table:formula="of:=IF([.A377]=&quot;&quot;;&quot;&quot;;CONCATENATE(&quot; &quot;;[.E377];&quot; &quot;))" office:value-type="string" office:string-value=" 01 132 " calcext:value-type="string">
            <text:p><text:s/>01 132 </text:p>
          </table:table-cell>
          <table:table-cell table:style-name="ce10" table:formula="of:=IF([.A377]=&quot;&quot;;&quot;&quot;;IF([.D377]=[.F37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3</text:p>
          </table:table-cell>
          <table:table-cell/>
          <table:table-cell table:formula="of:=IF([.A378]=&quot;&quot;;&quot;&quot;;CONCATENATE(&quot; &quot;;[.A378];&quot; &quot;;[.B378];&quot; &quot;))" office:value-type="string" office:string-value=" 01 133 " calcext:value-type="string">
            <text:p><text:s/>01 133 </text:p>
          </table:table-cell>
          <table:table-cell office:value-type="string" calcext:value-type="string">
            <text:p>01 133</text:p>
          </table:table-cell>
          <table:table-cell table:style-name="ce8" table:formula="of:=IF([.A378]=&quot;&quot;;&quot;&quot;;CONCATENATE(&quot; &quot;;[.E378];&quot; &quot;))" office:value-type="string" office:string-value=" 01 133 " calcext:value-type="string">
            <text:p><text:s/>01 133 </text:p>
          </table:table-cell>
          <table:table-cell table:style-name="ce10" table:formula="of:=IF([.A378]=&quot;&quot;;&quot;&quot;;IF([.D378]=[.F37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4</text:p>
          </table:table-cell>
          <table:table-cell/>
          <table:table-cell table:formula="of:=IF([.A379]=&quot;&quot;;&quot;&quot;;CONCATENATE(&quot; &quot;;[.A379];&quot; &quot;;[.B379];&quot; &quot;))" office:value-type="string" office:string-value=" 01 134 " calcext:value-type="string">
            <text:p><text:s/>01 134 </text:p>
          </table:table-cell>
          <table:table-cell office:value-type="string" calcext:value-type="string">
            <text:p>01 134</text:p>
          </table:table-cell>
          <table:table-cell table:style-name="ce8" table:formula="of:=IF([.A379]=&quot;&quot;;&quot;&quot;;CONCATENATE(&quot; &quot;;[.E379];&quot; &quot;))" office:value-type="string" office:string-value=" 01 134 " calcext:value-type="string">
            <text:p><text:s/>01 134 </text:p>
          </table:table-cell>
          <table:table-cell table:style-name="ce10" table:formula="of:=IF([.A379]=&quot;&quot;;&quot;&quot;;IF([.D379]=[.F37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5</text:p>
          </table:table-cell>
          <table:table-cell/>
          <table:table-cell table:formula="of:=IF([.A380]=&quot;&quot;;&quot;&quot;;CONCATENATE(&quot; &quot;;[.A380];&quot; &quot;;[.B380];&quot; &quot;))" office:value-type="string" office:string-value=" 01 135 " calcext:value-type="string">
            <text:p><text:s/>01 135 </text:p>
          </table:table-cell>
          <table:table-cell office:value-type="string" calcext:value-type="string">
            <text:p>01 135</text:p>
          </table:table-cell>
          <table:table-cell table:style-name="ce8" table:formula="of:=IF([.A380]=&quot;&quot;;&quot;&quot;;CONCATENATE(&quot; &quot;;[.E380];&quot; &quot;))" office:value-type="string" office:string-value=" 01 135 " calcext:value-type="string">
            <text:p><text:s/>01 135 </text:p>
          </table:table-cell>
          <table:table-cell table:style-name="ce10" table:formula="of:=IF([.A380]=&quot;&quot;;&quot;&quot;;IF([.D380]=[.F38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6</text:p>
          </table:table-cell>
          <table:table-cell/>
          <table:table-cell table:formula="of:=IF([.A381]=&quot;&quot;;&quot;&quot;;CONCATENATE(&quot; &quot;;[.A381];&quot; &quot;;[.B381];&quot; &quot;))" office:value-type="string" office:string-value=" 01 136 " calcext:value-type="string">
            <text:p><text:s/>01 136 </text:p>
          </table:table-cell>
          <table:table-cell office:value-type="string" calcext:value-type="string">
            <text:p>01 136</text:p>
          </table:table-cell>
          <table:table-cell table:style-name="ce8" table:formula="of:=IF([.A381]=&quot;&quot;;&quot;&quot;;CONCATENATE(&quot; &quot;;[.E381];&quot; &quot;))" office:value-type="string" office:string-value=" 01 136 " calcext:value-type="string">
            <text:p><text:s/>01 136 </text:p>
          </table:table-cell>
          <table:table-cell table:style-name="ce10" table:formula="of:=IF([.A381]=&quot;&quot;;&quot;&quot;;IF([.D381]=[.F38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7</text:p>
          </table:table-cell>
          <table:table-cell/>
          <table:table-cell table:formula="of:=IF([.A382]=&quot;&quot;;&quot;&quot;;CONCATENATE(&quot; &quot;;[.A382];&quot; &quot;;[.B382];&quot; &quot;))" office:value-type="string" office:string-value=" 01 137 " calcext:value-type="string">
            <text:p><text:s/>01 137 </text:p>
          </table:table-cell>
          <table:table-cell office:value-type="string" calcext:value-type="string">
            <text:p>01 137</text:p>
          </table:table-cell>
          <table:table-cell table:style-name="ce8" table:formula="of:=IF([.A382]=&quot;&quot;;&quot;&quot;;CONCATENATE(&quot; &quot;;[.E382];&quot; &quot;))" office:value-type="string" office:string-value=" 01 137 " calcext:value-type="string">
            <text:p><text:s/>01 137 </text:p>
          </table:table-cell>
          <table:table-cell table:style-name="ce10" table:formula="of:=IF([.A382]=&quot;&quot;;&quot;&quot;;IF([.D382]=[.F38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8</text:p>
          </table:table-cell>
          <table:table-cell/>
          <table:table-cell table:formula="of:=IF([.A383]=&quot;&quot;;&quot;&quot;;CONCATENATE(&quot; &quot;;[.A383];&quot; &quot;;[.B383];&quot; &quot;))" office:value-type="string" office:string-value=" 01 138 " calcext:value-type="string">
            <text:p><text:s/>01 138 </text:p>
          </table:table-cell>
          <table:table-cell office:value-type="string" calcext:value-type="string">
            <text:p>01 138</text:p>
          </table:table-cell>
          <table:table-cell table:style-name="ce8" table:formula="of:=IF([.A383]=&quot;&quot;;&quot;&quot;;CONCATENATE(&quot; &quot;;[.E383];&quot; &quot;))" office:value-type="string" office:string-value=" 01 138 " calcext:value-type="string">
            <text:p><text:s/>01 138 </text:p>
          </table:table-cell>
          <table:table-cell table:style-name="ce10" table:formula="of:=IF([.A383]=&quot;&quot;;&quot;&quot;;IF([.D383]=[.F38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9</text:p>
          </table:table-cell>
          <table:table-cell/>
          <table:table-cell table:formula="of:=IF([.A384]=&quot;&quot;;&quot;&quot;;CONCATENATE(&quot; &quot;;[.A384];&quot; &quot;;[.B384];&quot; &quot;))" office:value-type="string" office:string-value=" 01 139 " calcext:value-type="string">
            <text:p><text:s/>01 139 </text:p>
          </table:table-cell>
          <table:table-cell office:value-type="string" calcext:value-type="string">
            <text:p>01 139</text:p>
          </table:table-cell>
          <table:table-cell table:style-name="ce8" table:formula="of:=IF([.A384]=&quot;&quot;;&quot;&quot;;CONCATENATE(&quot; &quot;;[.E384];&quot; &quot;))" office:value-type="string" office:string-value=" 01 139 " calcext:value-type="string">
            <text:p><text:s/>01 139 </text:p>
          </table:table-cell>
          <table:table-cell table:style-name="ce10" table:formula="of:=IF([.A384]=&quot;&quot;;&quot;&quot;;IF([.D384]=[.F38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0</text:p>
          </table:table-cell>
          <table:table-cell/>
          <table:table-cell table:formula="of:=IF([.A385]=&quot;&quot;;&quot;&quot;;CONCATENATE(&quot; &quot;;[.A385];&quot; &quot;;[.B385];&quot; &quot;))" office:value-type="string" office:string-value=" 01 140 " calcext:value-type="string">
            <text:p><text:s/>01 140 </text:p>
          </table:table-cell>
          <table:table-cell office:value-type="string" calcext:value-type="string">
            <text:p>01 140</text:p>
          </table:table-cell>
          <table:table-cell table:style-name="ce8" table:formula="of:=IF([.A385]=&quot;&quot;;&quot;&quot;;CONCATENATE(&quot; &quot;;[.E385];&quot; &quot;))" office:value-type="string" office:string-value=" 01 140 " calcext:value-type="string">
            <text:p><text:s/>01 140 </text:p>
          </table:table-cell>
          <table:table-cell table:style-name="ce10" table:formula="of:=IF([.A385]=&quot;&quot;;&quot;&quot;;IF([.D385]=[.F38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1</text:p>
          </table:table-cell>
          <table:table-cell/>
          <table:table-cell table:formula="of:=IF([.A386]=&quot;&quot;;&quot;&quot;;CONCATENATE(&quot; &quot;;[.A386];&quot; &quot;;[.B386];&quot; &quot;))" office:value-type="string" office:string-value=" 01 141 " calcext:value-type="string">
            <text:p><text:s/>01 141 </text:p>
          </table:table-cell>
          <table:table-cell office:value-type="string" calcext:value-type="string">
            <text:p>01 141</text:p>
          </table:table-cell>
          <table:table-cell table:style-name="ce8" table:formula="of:=IF([.A386]=&quot;&quot;;&quot;&quot;;CONCATENATE(&quot; &quot;;[.E386];&quot; &quot;))" office:value-type="string" office:string-value=" 01 141 " calcext:value-type="string">
            <text:p><text:s/>01 141 </text:p>
          </table:table-cell>
          <table:table-cell table:style-name="ce10" table:formula="of:=IF([.A386]=&quot;&quot;;&quot;&quot;;IF([.D386]=[.F38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2</text:p>
          </table:table-cell>
          <table:table-cell/>
          <table:table-cell table:formula="of:=IF([.A387]=&quot;&quot;;&quot;&quot;;CONCATENATE(&quot; &quot;;[.A387];&quot; &quot;;[.B387];&quot; &quot;))" office:value-type="string" office:string-value=" 01 142 " calcext:value-type="string">
            <text:p><text:s/>01 142 </text:p>
          </table:table-cell>
          <table:table-cell office:value-type="string" calcext:value-type="string">
            <text:p>01 142</text:p>
          </table:table-cell>
          <table:table-cell table:style-name="ce8" table:formula="of:=IF([.A387]=&quot;&quot;;&quot;&quot;;CONCATENATE(&quot; &quot;;[.E387];&quot; &quot;))" office:value-type="string" office:string-value=" 01 142 " calcext:value-type="string">
            <text:p><text:s/>01 142 </text:p>
          </table:table-cell>
          <table:table-cell table:style-name="ce10" table:formula="of:=IF([.A387]=&quot;&quot;;&quot;&quot;;IF([.D387]=[.F38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3</text:p>
          </table:table-cell>
          <table:table-cell/>
          <table:table-cell table:formula="of:=IF([.A388]=&quot;&quot;;&quot;&quot;;CONCATENATE(&quot; &quot;;[.A388];&quot; &quot;;[.B388];&quot; &quot;))" office:value-type="string" office:string-value=" 01 143 " calcext:value-type="string">
            <text:p><text:s/>01 143 </text:p>
          </table:table-cell>
          <table:table-cell office:value-type="string" calcext:value-type="string">
            <text:p>01 143</text:p>
          </table:table-cell>
          <table:table-cell table:style-name="ce8" table:formula="of:=IF([.A388]=&quot;&quot;;&quot;&quot;;CONCATENATE(&quot; &quot;;[.E388];&quot; &quot;))" office:value-type="string" office:string-value=" 01 143 " calcext:value-type="string">
            <text:p><text:s/>01 143 </text:p>
          </table:table-cell>
          <table:table-cell table:style-name="ce10" table:formula="of:=IF([.A388]=&quot;&quot;;&quot;&quot;;IF([.D388]=[.F38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4</text:p>
          </table:table-cell>
          <table:table-cell/>
          <table:table-cell table:formula="of:=IF([.A389]=&quot;&quot;;&quot;&quot;;CONCATENATE(&quot; &quot;;[.A389];&quot; &quot;;[.B389];&quot; &quot;))" office:value-type="string" office:string-value=" 01 144 " calcext:value-type="string">
            <text:p><text:s/>01 144 </text:p>
          </table:table-cell>
          <table:table-cell office:value-type="string" calcext:value-type="string">
            <text:p>01 144</text:p>
          </table:table-cell>
          <table:table-cell table:style-name="ce8" table:formula="of:=IF([.A389]=&quot;&quot;;&quot;&quot;;CONCATENATE(&quot; &quot;;[.E389];&quot; &quot;))" office:value-type="string" office:string-value=" 01 144 " calcext:value-type="string">
            <text:p><text:s/>01 144 </text:p>
          </table:table-cell>
          <table:table-cell table:style-name="ce10" table:formula="of:=IF([.A389]=&quot;&quot;;&quot;&quot;;IF([.D389]=[.F38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5</text:p>
          </table:table-cell>
          <table:table-cell/>
          <table:table-cell table:formula="of:=IF([.A390]=&quot;&quot;;&quot;&quot;;CONCATENATE(&quot; &quot;;[.A390];&quot; &quot;;[.B390];&quot; &quot;))" office:value-type="string" office:string-value=" 01 145 " calcext:value-type="string">
            <text:p><text:s/>01 145 </text:p>
          </table:table-cell>
          <table:table-cell office:value-type="string" calcext:value-type="string">
            <text:p>01 145</text:p>
          </table:table-cell>
          <table:table-cell table:style-name="ce8" table:formula="of:=IF([.A390]=&quot;&quot;;&quot;&quot;;CONCATENATE(&quot; &quot;;[.E390];&quot; &quot;))" office:value-type="string" office:string-value=" 01 145 " calcext:value-type="string">
            <text:p><text:s/>01 145 </text:p>
          </table:table-cell>
          <table:table-cell table:style-name="ce10" table:formula="of:=IF([.A390]=&quot;&quot;;&quot;&quot;;IF([.D390]=[.F39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6</text:p>
          </table:table-cell>
          <table:table-cell/>
          <table:table-cell table:formula="of:=IF([.A391]=&quot;&quot;;&quot;&quot;;CONCATENATE(&quot; &quot;;[.A391];&quot; &quot;;[.B391];&quot; &quot;))" office:value-type="string" office:string-value=" 01 146 " calcext:value-type="string">
            <text:p><text:s/>01 146 </text:p>
          </table:table-cell>
          <table:table-cell office:value-type="string" calcext:value-type="string">
            <text:p>01 146</text:p>
          </table:table-cell>
          <table:table-cell table:style-name="ce8" table:formula="of:=IF([.A391]=&quot;&quot;;&quot;&quot;;CONCATENATE(&quot; &quot;;[.E391];&quot; &quot;))" office:value-type="string" office:string-value=" 01 146 " calcext:value-type="string">
            <text:p><text:s/>01 146 </text:p>
          </table:table-cell>
          <table:table-cell table:style-name="ce10" table:formula="of:=IF([.A391]=&quot;&quot;;&quot;&quot;;IF([.D391]=[.F39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7</text:p>
          </table:table-cell>
          <table:table-cell/>
          <table:table-cell table:formula="of:=IF([.A392]=&quot;&quot;;&quot;&quot;;CONCATENATE(&quot; &quot;;[.A392];&quot; &quot;;[.B392];&quot; &quot;))" office:value-type="string" office:string-value=" 01 147 " calcext:value-type="string">
            <text:p><text:s/>01 147 </text:p>
          </table:table-cell>
          <table:table-cell office:value-type="string" calcext:value-type="string">
            <text:p>01 147</text:p>
          </table:table-cell>
          <table:table-cell table:style-name="ce8" table:formula="of:=IF([.A392]=&quot;&quot;;&quot;&quot;;CONCATENATE(&quot; &quot;;[.E392];&quot; &quot;))" office:value-type="string" office:string-value=" 01 147 " calcext:value-type="string">
            <text:p><text:s/>01 147 </text:p>
          </table:table-cell>
          <table:table-cell table:style-name="ce10" table:formula="of:=IF([.A392]=&quot;&quot;;&quot;&quot;;IF([.D392]=[.F39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8</text:p>
          </table:table-cell>
          <table:table-cell/>
          <table:table-cell table:formula="of:=IF([.A393]=&quot;&quot;;&quot;&quot;;CONCATENATE(&quot; &quot;;[.A393];&quot; &quot;;[.B393];&quot; &quot;))" office:value-type="string" office:string-value=" 01 148 " calcext:value-type="string">
            <text:p><text:s/>01 148 </text:p>
          </table:table-cell>
          <table:table-cell office:value-type="string" calcext:value-type="string">
            <text:p>01 148</text:p>
          </table:table-cell>
          <table:table-cell table:style-name="ce8" table:formula="of:=IF([.A393]=&quot;&quot;;&quot;&quot;;CONCATENATE(&quot; &quot;;[.E393];&quot; &quot;))" office:value-type="string" office:string-value=" 01 148 " calcext:value-type="string">
            <text:p><text:s/>01 148 </text:p>
          </table:table-cell>
          <table:table-cell table:style-name="ce10" table:formula="of:=IF([.A393]=&quot;&quot;;&quot;&quot;;IF([.D393]=[.F39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9</text:p>
          </table:table-cell>
          <table:table-cell/>
          <table:table-cell table:formula="of:=IF([.A394]=&quot;&quot;;&quot;&quot;;CONCATENATE(&quot; &quot;;[.A394];&quot; &quot;;[.B394];&quot; &quot;))" office:value-type="string" office:string-value=" 01 149 " calcext:value-type="string">
            <text:p><text:s/>01 149 </text:p>
          </table:table-cell>
          <table:table-cell office:value-type="string" calcext:value-type="string">
            <text:p>01 149</text:p>
          </table:table-cell>
          <table:table-cell table:style-name="ce8" table:formula="of:=IF([.A394]=&quot;&quot;;&quot;&quot;;CONCATENATE(&quot; &quot;;[.E394];&quot; &quot;))" office:value-type="string" office:string-value=" 01 149 " calcext:value-type="string">
            <text:p><text:s/>01 149 </text:p>
          </table:table-cell>
          <table:table-cell table:style-name="ce10" table:formula="of:=IF([.A394]=&quot;&quot;;&quot;&quot;;IF([.D394]=[.F39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0</text:p>
          </table:table-cell>
          <table:table-cell/>
          <table:table-cell table:formula="of:=IF([.A395]=&quot;&quot;;&quot;&quot;;CONCATENATE(&quot; &quot;;[.A395];&quot; &quot;;[.B395];&quot; &quot;))" office:value-type="string" office:string-value=" 01 150 " calcext:value-type="string">
            <text:p><text:s/>01 150 </text:p>
          </table:table-cell>
          <table:table-cell office:value-type="string" calcext:value-type="string">
            <text:p>01 150</text:p>
          </table:table-cell>
          <table:table-cell table:style-name="ce8" table:formula="of:=IF([.A395]=&quot;&quot;;&quot;&quot;;CONCATENATE(&quot; &quot;;[.E395];&quot; &quot;))" office:value-type="string" office:string-value=" 01 150 " calcext:value-type="string">
            <text:p><text:s/>01 150 </text:p>
          </table:table-cell>
          <table:table-cell table:style-name="ce10" table:formula="of:=IF([.A395]=&quot;&quot;;&quot;&quot;;IF([.D395]=[.F39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1</text:p>
          </table:table-cell>
          <table:table-cell/>
          <table:table-cell table:formula="of:=IF([.A396]=&quot;&quot;;&quot;&quot;;CONCATENATE(&quot; &quot;;[.A396];&quot; &quot;;[.B396];&quot; &quot;))" office:value-type="string" office:string-value=" 01 151 " calcext:value-type="string">
            <text:p><text:s/>01 151 </text:p>
          </table:table-cell>
          <table:table-cell office:value-type="string" calcext:value-type="string">
            <text:p>01 151</text:p>
          </table:table-cell>
          <table:table-cell table:style-name="ce8" table:formula="of:=IF([.A396]=&quot;&quot;;&quot;&quot;;CONCATENATE(&quot; &quot;;[.E396];&quot; &quot;))" office:value-type="string" office:string-value=" 01 151 " calcext:value-type="string">
            <text:p><text:s/>01 151 </text:p>
          </table:table-cell>
          <table:table-cell table:style-name="ce10" table:formula="of:=IF([.A396]=&quot;&quot;;&quot;&quot;;IF([.D396]=[.F39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2</text:p>
          </table:table-cell>
          <table:table-cell/>
          <table:table-cell table:formula="of:=IF([.A397]=&quot;&quot;;&quot;&quot;;CONCATENATE(&quot; &quot;;[.A397];&quot; &quot;;[.B397];&quot; &quot;))" office:value-type="string" office:string-value=" 01 152 " calcext:value-type="string">
            <text:p><text:s/>01 152 </text:p>
          </table:table-cell>
          <table:table-cell office:value-type="string" calcext:value-type="string">
            <text:p>01 152</text:p>
          </table:table-cell>
          <table:table-cell table:style-name="ce8" table:formula="of:=IF([.A397]=&quot;&quot;;&quot;&quot;;CONCATENATE(&quot; &quot;;[.E397];&quot; &quot;))" office:value-type="string" office:string-value=" 01 152 " calcext:value-type="string">
            <text:p><text:s/>01 152 </text:p>
          </table:table-cell>
          <table:table-cell table:style-name="ce10" table:formula="of:=IF([.A397]=&quot;&quot;;&quot;&quot;;IF([.D397]=[.F39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3</text:p>
          </table:table-cell>
          <table:table-cell/>
          <table:table-cell table:formula="of:=IF([.A398]=&quot;&quot;;&quot;&quot;;CONCATENATE(&quot; &quot;;[.A398];&quot; &quot;;[.B398];&quot; &quot;))" office:value-type="string" office:string-value=" 01 153 " calcext:value-type="string">
            <text:p><text:s/>01 153 </text:p>
          </table:table-cell>
          <table:table-cell office:value-type="string" calcext:value-type="string">
            <text:p>01 153</text:p>
          </table:table-cell>
          <table:table-cell table:style-name="ce8" table:formula="of:=IF([.A398]=&quot;&quot;;&quot;&quot;;CONCATENATE(&quot; &quot;;[.E398];&quot; &quot;))" office:value-type="string" office:string-value=" 01 153 " calcext:value-type="string">
            <text:p><text:s/>01 153 </text:p>
          </table:table-cell>
          <table:table-cell table:style-name="ce10" table:formula="of:=IF([.A398]=&quot;&quot;;&quot;&quot;;IF([.D398]=[.F39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4</text:p>
          </table:table-cell>
          <table:table-cell/>
          <table:table-cell table:formula="of:=IF([.A399]=&quot;&quot;;&quot;&quot;;CONCATENATE(&quot; &quot;;[.A399];&quot; &quot;;[.B399];&quot; &quot;))" office:value-type="string" office:string-value=" 01 154 " calcext:value-type="string">
            <text:p><text:s/>01 154 </text:p>
          </table:table-cell>
          <table:table-cell office:value-type="string" calcext:value-type="string">
            <text:p>01 154</text:p>
          </table:table-cell>
          <table:table-cell table:style-name="ce8" table:formula="of:=IF([.A399]=&quot;&quot;;&quot;&quot;;CONCATENATE(&quot; &quot;;[.E399];&quot; &quot;))" office:value-type="string" office:string-value=" 01 154 " calcext:value-type="string">
            <text:p><text:s/>01 154 </text:p>
          </table:table-cell>
          <table:table-cell table:style-name="ce10" table:formula="of:=IF([.A399]=&quot;&quot;;&quot;&quot;;IF([.D399]=[.F39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5</text:p>
          </table:table-cell>
          <table:table-cell/>
          <table:table-cell table:formula="of:=IF([.A400]=&quot;&quot;;&quot;&quot;;CONCATENATE(&quot; &quot;;[.A400];&quot; &quot;;[.B400];&quot; &quot;))" office:value-type="string" office:string-value=" 01 155 " calcext:value-type="string">
            <text:p><text:s/>01 155 </text:p>
          </table:table-cell>
          <table:table-cell office:value-type="string" calcext:value-type="string">
            <text:p>01 155</text:p>
          </table:table-cell>
          <table:table-cell table:style-name="ce8" table:formula="of:=IF([.A400]=&quot;&quot;;&quot;&quot;;CONCATENATE(&quot; &quot;;[.E400];&quot; &quot;))" office:value-type="string" office:string-value=" 01 155 " calcext:value-type="string">
            <text:p><text:s/>01 155 </text:p>
          </table:table-cell>
          <table:table-cell table:style-name="ce10" table:formula="of:=IF([.A400]=&quot;&quot;;&quot;&quot;;IF([.D400]=[.F40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6</text:p>
          </table:table-cell>
          <table:table-cell/>
          <table:table-cell table:formula="of:=IF([.A401]=&quot;&quot;;&quot;&quot;;CONCATENATE(&quot; &quot;;[.A401];&quot; &quot;;[.B401];&quot; &quot;))" office:value-type="string" office:string-value=" 01 156 " calcext:value-type="string">
            <text:p><text:s/>01 156 </text:p>
          </table:table-cell>
          <table:table-cell office:value-type="string" calcext:value-type="string">
            <text:p>01 156</text:p>
          </table:table-cell>
          <table:table-cell table:style-name="ce8" table:formula="of:=IF([.A401]=&quot;&quot;;&quot;&quot;;CONCATENATE(&quot; &quot;;[.E401];&quot; &quot;))" office:value-type="string" office:string-value=" 01 156 " calcext:value-type="string">
            <text:p><text:s/>01 156 </text:p>
          </table:table-cell>
          <table:table-cell table:style-name="ce10" table:formula="of:=IF([.A401]=&quot;&quot;;&quot;&quot;;IF([.D401]=[.F40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7</text:p>
          </table:table-cell>
          <table:table-cell/>
          <table:table-cell table:formula="of:=IF([.A402]=&quot;&quot;;&quot;&quot;;CONCATENATE(&quot; &quot;;[.A402];&quot; &quot;;[.B402];&quot; &quot;))" office:value-type="string" office:string-value=" 01 157 " calcext:value-type="string">
            <text:p><text:s/>01 157 </text:p>
          </table:table-cell>
          <table:table-cell office:value-type="string" calcext:value-type="string">
            <text:p>01 157</text:p>
          </table:table-cell>
          <table:table-cell table:style-name="ce8" table:formula="of:=IF([.A402]=&quot;&quot;;&quot;&quot;;CONCATENATE(&quot; &quot;;[.E402];&quot; &quot;))" office:value-type="string" office:string-value=" 01 157 " calcext:value-type="string">
            <text:p><text:s/>01 157 </text:p>
          </table:table-cell>
          <table:table-cell table:style-name="ce10" table:formula="of:=IF([.A402]=&quot;&quot;;&quot;&quot;;IF([.D402]=[.F40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8</text:p>
          </table:table-cell>
          <table:table-cell/>
          <table:table-cell table:formula="of:=IF([.A403]=&quot;&quot;;&quot;&quot;;CONCATENATE(&quot; &quot;;[.A403];&quot; &quot;;[.B403];&quot; &quot;))" office:value-type="string" office:string-value=" 01 158 " calcext:value-type="string">
            <text:p><text:s/>01 158 </text:p>
          </table:table-cell>
          <table:table-cell office:value-type="string" calcext:value-type="string">
            <text:p>01 158</text:p>
          </table:table-cell>
          <table:table-cell table:style-name="ce8" table:formula="of:=IF([.A403]=&quot;&quot;;&quot;&quot;;CONCATENATE(&quot; &quot;;[.E403];&quot; &quot;))" office:value-type="string" office:string-value=" 01 158 " calcext:value-type="string">
            <text:p><text:s/>01 158 </text:p>
          </table:table-cell>
          <table:table-cell table:style-name="ce10" table:formula="of:=IF([.A403]=&quot;&quot;;&quot;&quot;;IF([.D403]=[.F40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9</text:p>
          </table:table-cell>
          <table:table-cell/>
          <table:table-cell table:formula="of:=IF([.A404]=&quot;&quot;;&quot;&quot;;CONCATENATE(&quot; &quot;;[.A404];&quot; &quot;;[.B404];&quot; &quot;))" office:value-type="string" office:string-value=" 01 159 " calcext:value-type="string">
            <text:p><text:s/>01 159 </text:p>
          </table:table-cell>
          <table:table-cell office:value-type="string" calcext:value-type="string">
            <text:p>01 159</text:p>
          </table:table-cell>
          <table:table-cell table:style-name="ce8" table:formula="of:=IF([.A404]=&quot;&quot;;&quot;&quot;;CONCATENATE(&quot; &quot;;[.E404];&quot; &quot;))" office:value-type="string" office:string-value=" 01 159 " calcext:value-type="string">
            <text:p><text:s/>01 159 </text:p>
          </table:table-cell>
          <table:table-cell table:style-name="ce10" table:formula="of:=IF([.A404]=&quot;&quot;;&quot;&quot;;IF([.D404]=[.F40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0</text:p>
          </table:table-cell>
          <table:table-cell/>
          <table:table-cell table:formula="of:=IF([.A405]=&quot;&quot;;&quot;&quot;;CONCATENATE(&quot; &quot;;[.A405];&quot; &quot;;[.B405];&quot; &quot;))" office:value-type="string" office:string-value=" 01 160 " calcext:value-type="string">
            <text:p><text:s/>01 160 </text:p>
          </table:table-cell>
          <table:table-cell office:value-type="string" calcext:value-type="string">
            <text:p>01 160</text:p>
          </table:table-cell>
          <table:table-cell table:style-name="ce8" table:formula="of:=IF([.A405]=&quot;&quot;;&quot;&quot;;CONCATENATE(&quot; &quot;;[.E405];&quot; &quot;))" office:value-type="string" office:string-value=" 01 160 " calcext:value-type="string">
            <text:p><text:s/>01 160 </text:p>
          </table:table-cell>
          <table:table-cell table:style-name="ce10" table:formula="of:=IF([.A405]=&quot;&quot;;&quot;&quot;;IF([.D405]=[.F40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1</text:p>
          </table:table-cell>
          <table:table-cell/>
          <table:table-cell table:formula="of:=IF([.A406]=&quot;&quot;;&quot;&quot;;CONCATENATE(&quot; &quot;;[.A406];&quot; &quot;;[.B406];&quot; &quot;))" office:value-type="string" office:string-value=" 01 161 " calcext:value-type="string">
            <text:p><text:s/>01 161 </text:p>
          </table:table-cell>
          <table:table-cell office:value-type="string" calcext:value-type="string">
            <text:p>01 161</text:p>
          </table:table-cell>
          <table:table-cell table:style-name="ce8" table:formula="of:=IF([.A406]=&quot;&quot;;&quot;&quot;;CONCATENATE(&quot; &quot;;[.E406];&quot; &quot;))" office:value-type="string" office:string-value=" 01 161 " calcext:value-type="string">
            <text:p><text:s/>01 161 </text:p>
          </table:table-cell>
          <table:table-cell table:style-name="ce10" table:formula="of:=IF([.A406]=&quot;&quot;;&quot;&quot;;IF([.D406]=[.F40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2</text:p>
          </table:table-cell>
          <table:table-cell/>
          <table:table-cell table:formula="of:=IF([.A407]=&quot;&quot;;&quot;&quot;;CONCATENATE(&quot; &quot;;[.A407];&quot; &quot;;[.B407];&quot; &quot;))" office:value-type="string" office:string-value=" 01 162 " calcext:value-type="string">
            <text:p><text:s/>01 162 </text:p>
          </table:table-cell>
          <table:table-cell office:value-type="string" calcext:value-type="string">
            <text:p>01 162</text:p>
          </table:table-cell>
          <table:table-cell table:style-name="ce8" table:formula="of:=IF([.A407]=&quot;&quot;;&quot;&quot;;CONCATENATE(&quot; &quot;;[.E407];&quot; &quot;))" office:value-type="string" office:string-value=" 01 162 " calcext:value-type="string">
            <text:p><text:s/>01 162 </text:p>
          </table:table-cell>
          <table:table-cell table:style-name="ce10" table:formula="of:=IF([.A407]=&quot;&quot;;&quot;&quot;;IF([.D407]=[.F40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3</text:p>
          </table:table-cell>
          <table:table-cell/>
          <table:table-cell table:formula="of:=IF([.A408]=&quot;&quot;;&quot;&quot;;CONCATENATE(&quot; &quot;;[.A408];&quot; &quot;;[.B408];&quot; &quot;))" office:value-type="string" office:string-value=" 01 163 " calcext:value-type="string">
            <text:p><text:s/>01 163 </text:p>
          </table:table-cell>
          <table:table-cell office:value-type="string" calcext:value-type="string">
            <text:p>01 163</text:p>
          </table:table-cell>
          <table:table-cell table:style-name="ce8" table:formula="of:=IF([.A408]=&quot;&quot;;&quot;&quot;;CONCATENATE(&quot; &quot;;[.E408];&quot; &quot;))" office:value-type="string" office:string-value=" 01 163 " calcext:value-type="string">
            <text:p><text:s/>01 163 </text:p>
          </table:table-cell>
          <table:table-cell table:style-name="ce10" table:formula="of:=IF([.A408]=&quot;&quot;;&quot;&quot;;IF([.D408]=[.F40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4</text:p>
          </table:table-cell>
          <table:table-cell/>
          <table:table-cell table:formula="of:=IF([.A409]=&quot;&quot;;&quot;&quot;;CONCATENATE(&quot; &quot;;[.A409];&quot; &quot;;[.B409];&quot; &quot;))" office:value-type="string" office:string-value=" 01 164 " calcext:value-type="string">
            <text:p><text:s/>01 164 </text:p>
          </table:table-cell>
          <table:table-cell office:value-type="string" calcext:value-type="string">
            <text:p>01 164</text:p>
          </table:table-cell>
          <table:table-cell table:style-name="ce8" table:formula="of:=IF([.A409]=&quot;&quot;;&quot;&quot;;CONCATENATE(&quot; &quot;;[.E409];&quot; &quot;))" office:value-type="string" office:string-value=" 01 164 " calcext:value-type="string">
            <text:p><text:s/>01 164 </text:p>
          </table:table-cell>
          <table:table-cell table:style-name="ce10" table:formula="of:=IF([.A409]=&quot;&quot;;&quot;&quot;;IF([.D409]=[.F40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5</text:p>
          </table:table-cell>
          <table:table-cell/>
          <table:table-cell table:formula="of:=IF([.A410]=&quot;&quot;;&quot;&quot;;CONCATENATE(&quot; &quot;;[.A410];&quot; &quot;;[.B410];&quot; &quot;))" office:value-type="string" office:string-value=" 01 165 " calcext:value-type="string">
            <text:p><text:s/>01 165 </text:p>
          </table:table-cell>
          <table:table-cell office:value-type="string" calcext:value-type="string">
            <text:p>01 165</text:p>
          </table:table-cell>
          <table:table-cell table:style-name="ce8" table:formula="of:=IF([.A410]=&quot;&quot;;&quot;&quot;;CONCATENATE(&quot; &quot;;[.E410];&quot; &quot;))" office:value-type="string" office:string-value=" 01 165 " calcext:value-type="string">
            <text:p><text:s/>01 165 </text:p>
          </table:table-cell>
          <table:table-cell table:style-name="ce10" table:formula="of:=IF([.A410]=&quot;&quot;;&quot;&quot;;IF([.D410]=[.F4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6</text:p>
          </table:table-cell>
          <table:table-cell/>
          <table:table-cell table:formula="of:=IF([.A411]=&quot;&quot;;&quot;&quot;;CONCATENATE(&quot; &quot;;[.A411];&quot; &quot;;[.B411];&quot; &quot;))" office:value-type="string" office:string-value=" 01 166 " calcext:value-type="string">
            <text:p><text:s/>01 166 </text:p>
          </table:table-cell>
          <table:table-cell office:value-type="string" calcext:value-type="string">
            <text:p>01 166</text:p>
          </table:table-cell>
          <table:table-cell table:style-name="ce8" table:formula="of:=IF([.A411]=&quot;&quot;;&quot;&quot;;CONCATENATE(&quot; &quot;;[.E411];&quot; &quot;))" office:value-type="string" office:string-value=" 01 166 " calcext:value-type="string">
            <text:p><text:s/>01 166 </text:p>
          </table:table-cell>
          <table:table-cell table:style-name="ce10" table:formula="of:=IF([.A411]=&quot;&quot;;&quot;&quot;;IF([.D411]=[.F4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7</text:p>
          </table:table-cell>
          <table:table-cell/>
          <table:table-cell table:formula="of:=IF([.A412]=&quot;&quot;;&quot;&quot;;CONCATENATE(&quot; &quot;;[.A412];&quot; &quot;;[.B412];&quot; &quot;))" office:value-type="string" office:string-value=" 01 167 " calcext:value-type="string">
            <text:p><text:s/>01 167 </text:p>
          </table:table-cell>
          <table:table-cell office:value-type="string" calcext:value-type="string">
            <text:p>01 167</text:p>
          </table:table-cell>
          <table:table-cell table:style-name="ce8" table:formula="of:=IF([.A412]=&quot;&quot;;&quot;&quot;;CONCATENATE(&quot; &quot;;[.E412];&quot; &quot;))" office:value-type="string" office:string-value=" 01 167 " calcext:value-type="string">
            <text:p><text:s/>01 167 </text:p>
          </table:table-cell>
          <table:table-cell table:style-name="ce10" table:formula="of:=IF([.A412]=&quot;&quot;;&quot;&quot;;IF([.D412]=[.F4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8</text:p>
          </table:table-cell>
          <table:table-cell/>
          <table:table-cell table:formula="of:=IF([.A413]=&quot;&quot;;&quot;&quot;;CONCATENATE(&quot; &quot;;[.A413];&quot; &quot;;[.B413];&quot; &quot;))" office:value-type="string" office:string-value=" 01 168 " calcext:value-type="string">
            <text:p><text:s/>01 168 </text:p>
          </table:table-cell>
          <table:table-cell office:value-type="string" calcext:value-type="string">
            <text:p>01 168</text:p>
          </table:table-cell>
          <table:table-cell table:style-name="ce8" table:formula="of:=IF([.A413]=&quot;&quot;;&quot;&quot;;CONCATENATE(&quot; &quot;;[.E413];&quot; &quot;))" office:value-type="string" office:string-value=" 01 168 " calcext:value-type="string">
            <text:p><text:s/>01 168 </text:p>
          </table:table-cell>
          <table:table-cell table:style-name="ce10" table:formula="of:=IF([.A413]=&quot;&quot;;&quot;&quot;;IF([.D413]=[.F4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9</text:p>
          </table:table-cell>
          <table:table-cell/>
          <table:table-cell table:formula="of:=IF([.A414]=&quot;&quot;;&quot;&quot;;CONCATENATE(&quot; &quot;;[.A414];&quot; &quot;;[.B414];&quot; &quot;))" office:value-type="string" office:string-value=" 01 169 " calcext:value-type="string">
            <text:p><text:s/>01 169 </text:p>
          </table:table-cell>
          <table:table-cell office:value-type="string" calcext:value-type="string">
            <text:p>01 169</text:p>
          </table:table-cell>
          <table:table-cell table:style-name="ce8" table:formula="of:=IF([.A414]=&quot;&quot;;&quot;&quot;;CONCATENATE(&quot; &quot;;[.E414];&quot; &quot;))" office:value-type="string" office:string-value=" 01 169 " calcext:value-type="string">
            <text:p><text:s/>01 169 </text:p>
          </table:table-cell>
          <table:table-cell table:style-name="ce10" table:formula="of:=IF([.A414]=&quot;&quot;;&quot;&quot;;IF([.D414]=[.F4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0</text:p>
          </table:table-cell>
          <table:table-cell/>
          <table:table-cell table:formula="of:=IF([.A415]=&quot;&quot;;&quot;&quot;;CONCATENATE(&quot; &quot;;[.A415];&quot; &quot;;[.B415];&quot; &quot;))" office:value-type="string" office:string-value=" 01 170 " calcext:value-type="string">
            <text:p><text:s/>01 170 </text:p>
          </table:table-cell>
          <table:table-cell office:value-type="string" calcext:value-type="string">
            <text:p>01 170</text:p>
          </table:table-cell>
          <table:table-cell table:style-name="ce8" table:formula="of:=IF([.A415]=&quot;&quot;;&quot;&quot;;CONCATENATE(&quot; &quot;;[.E415];&quot; &quot;))" office:value-type="string" office:string-value=" 01 170 " calcext:value-type="string">
            <text:p><text:s/>01 170 </text:p>
          </table:table-cell>
          <table:table-cell table:style-name="ce10" table:formula="of:=IF([.A415]=&quot;&quot;;&quot;&quot;;IF([.D415]=[.F4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1</text:p>
          </table:table-cell>
          <table:table-cell/>
          <table:table-cell table:formula="of:=IF([.A416]=&quot;&quot;;&quot;&quot;;CONCATENATE(&quot; &quot;;[.A416];&quot; &quot;;[.B416];&quot; &quot;))" office:value-type="string" office:string-value=" 01 171 " calcext:value-type="string">
            <text:p><text:s/>01 171 </text:p>
          </table:table-cell>
          <table:table-cell office:value-type="string" calcext:value-type="string">
            <text:p>01 171</text:p>
          </table:table-cell>
          <table:table-cell table:style-name="ce8" table:formula="of:=IF([.A416]=&quot;&quot;;&quot;&quot;;CONCATENATE(&quot; &quot;;[.E416];&quot; &quot;))" office:value-type="string" office:string-value=" 01 171 " calcext:value-type="string">
            <text:p><text:s/>01 171 </text:p>
          </table:table-cell>
          <table:table-cell table:style-name="ce10" table:formula="of:=IF([.A416]=&quot;&quot;;&quot;&quot;;IF([.D416]=[.F4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2</text:p>
          </table:table-cell>
          <table:table-cell/>
          <table:table-cell table:formula="of:=IF([.A417]=&quot;&quot;;&quot;&quot;;CONCATENATE(&quot; &quot;;[.A417];&quot; &quot;;[.B417];&quot; &quot;))" office:value-type="string" office:string-value=" 01 172 " calcext:value-type="string">
            <text:p><text:s/>01 172 </text:p>
          </table:table-cell>
          <table:table-cell office:value-type="string" calcext:value-type="string">
            <text:p>01 172</text:p>
          </table:table-cell>
          <table:table-cell table:style-name="ce8" table:formula="of:=IF([.A417]=&quot;&quot;;&quot;&quot;;CONCATENATE(&quot; &quot;;[.E417];&quot; &quot;))" office:value-type="string" office:string-value=" 01 172 " calcext:value-type="string">
            <text:p><text:s/>01 172 </text:p>
          </table:table-cell>
          <table:table-cell table:style-name="ce10" table:formula="of:=IF([.A417]=&quot;&quot;;&quot;&quot;;IF([.D417]=[.F4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3</text:p>
          </table:table-cell>
          <table:table-cell/>
          <table:table-cell table:formula="of:=IF([.A418]=&quot;&quot;;&quot;&quot;;CONCATENATE(&quot; &quot;;[.A418];&quot; &quot;;[.B418];&quot; &quot;))" office:value-type="string" office:string-value=" 01 173 " calcext:value-type="string">
            <text:p><text:s/>01 173 </text:p>
          </table:table-cell>
          <table:table-cell office:value-type="string" calcext:value-type="string">
            <text:p>01 173</text:p>
          </table:table-cell>
          <table:table-cell table:style-name="ce8" table:formula="of:=IF([.A418]=&quot;&quot;;&quot;&quot;;CONCATENATE(&quot; &quot;;[.E418];&quot; &quot;))" office:value-type="string" office:string-value=" 01 173 " calcext:value-type="string">
            <text:p><text:s/>01 173 </text:p>
          </table:table-cell>
          <table:table-cell table:style-name="ce10" table:formula="of:=IF([.A418]=&quot;&quot;;&quot;&quot;;IF([.D418]=[.F4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4</text:p>
          </table:table-cell>
          <table:table-cell/>
          <table:table-cell table:formula="of:=IF([.A419]=&quot;&quot;;&quot;&quot;;CONCATENATE(&quot; &quot;;[.A419];&quot; &quot;;[.B419];&quot; &quot;))" office:value-type="string" office:string-value=" 01 174 " calcext:value-type="string">
            <text:p><text:s/>01 174 </text:p>
          </table:table-cell>
          <table:table-cell office:value-type="string" calcext:value-type="string">
            <text:p>01 174</text:p>
          </table:table-cell>
          <table:table-cell table:style-name="ce8" table:formula="of:=IF([.A419]=&quot;&quot;;&quot;&quot;;CONCATENATE(&quot; &quot;;[.E419];&quot; &quot;))" office:value-type="string" office:string-value=" 01 174 " calcext:value-type="string">
            <text:p><text:s/>01 174 </text:p>
          </table:table-cell>
          <table:table-cell table:style-name="ce10" table:formula="of:=IF([.A419]=&quot;&quot;;&quot;&quot;;IF([.D419]=[.F4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5</text:p>
          </table:table-cell>
          <table:table-cell/>
          <table:table-cell table:formula="of:=IF([.A420]=&quot;&quot;;&quot;&quot;;CONCATENATE(&quot; &quot;;[.A420];&quot; &quot;;[.B420];&quot; &quot;))" office:value-type="string" office:string-value=" 01 175 " calcext:value-type="string">
            <text:p><text:s/>01 175 </text:p>
          </table:table-cell>
          <table:table-cell office:value-type="string" calcext:value-type="string">
            <text:p>01 175</text:p>
          </table:table-cell>
          <table:table-cell table:style-name="ce8" table:formula="of:=IF([.A420]=&quot;&quot;;&quot;&quot;;CONCATENATE(&quot; &quot;;[.E420];&quot; &quot;))" office:value-type="string" office:string-value=" 01 175 " calcext:value-type="string">
            <text:p><text:s/>01 175 </text:p>
          </table:table-cell>
          <table:table-cell table:style-name="ce10" table:formula="of:=IF([.A420]=&quot;&quot;;&quot;&quot;;IF([.D420]=[.F4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6</text:p>
          </table:table-cell>
          <table:table-cell/>
          <table:table-cell table:formula="of:=IF([.A421]=&quot;&quot;;&quot;&quot;;CONCATENATE(&quot; &quot;;[.A421];&quot; &quot;;[.B421];&quot; &quot;))" office:value-type="string" office:string-value=" 01 176 " calcext:value-type="string">
            <text:p><text:s/>01 176 </text:p>
          </table:table-cell>
          <table:table-cell office:value-type="string" calcext:value-type="string">
            <text:p>01 176</text:p>
          </table:table-cell>
          <table:table-cell table:style-name="ce8" table:formula="of:=IF([.A421]=&quot;&quot;;&quot;&quot;;CONCATENATE(&quot; &quot;;[.E421];&quot; &quot;))" office:value-type="string" office:string-value=" 01 176 " calcext:value-type="string">
            <text:p><text:s/>01 176 </text:p>
          </table:table-cell>
          <table:table-cell table:style-name="ce10" table:formula="of:=IF([.A421]=&quot;&quot;;&quot;&quot;;IF([.D421]=[.F4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7</text:p>
          </table:table-cell>
          <table:table-cell/>
          <table:table-cell table:formula="of:=IF([.A422]=&quot;&quot;;&quot;&quot;;CONCATENATE(&quot; &quot;;[.A422];&quot; &quot;;[.B422];&quot; &quot;))" office:value-type="string" office:string-value=" 01 177 " calcext:value-type="string">
            <text:p><text:s/>01 177 </text:p>
          </table:table-cell>
          <table:table-cell office:value-type="string" calcext:value-type="string">
            <text:p>01 177</text:p>
          </table:table-cell>
          <table:table-cell table:style-name="ce8" table:formula="of:=IF([.A422]=&quot;&quot;;&quot;&quot;;CONCATENATE(&quot; &quot;;[.E422];&quot; &quot;))" office:value-type="string" office:string-value=" 01 177 " calcext:value-type="string">
            <text:p><text:s/>01 177 </text:p>
          </table:table-cell>
          <table:table-cell table:style-name="ce10" table:formula="of:=IF([.A422]=&quot;&quot;;&quot;&quot;;IF([.D422]=[.F4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8</text:p>
          </table:table-cell>
          <table:table-cell/>
          <table:table-cell table:formula="of:=IF([.A423]=&quot;&quot;;&quot;&quot;;CONCATENATE(&quot; &quot;;[.A423];&quot; &quot;;[.B423];&quot; &quot;))" office:value-type="string" office:string-value=" 01 178 " calcext:value-type="string">
            <text:p><text:s/>01 178 </text:p>
          </table:table-cell>
          <table:table-cell office:value-type="string" calcext:value-type="string">
            <text:p>01 178</text:p>
          </table:table-cell>
          <table:table-cell table:style-name="ce8" table:formula="of:=IF([.A423]=&quot;&quot;;&quot;&quot;;CONCATENATE(&quot; &quot;;[.E423];&quot; &quot;))" office:value-type="string" office:string-value=" 01 178 " calcext:value-type="string">
            <text:p><text:s/>01 178 </text:p>
          </table:table-cell>
          <table:table-cell table:style-name="ce10" table:formula="of:=IF([.A423]=&quot;&quot;;&quot;&quot;;IF([.D423]=[.F4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9</text:p>
          </table:table-cell>
          <table:table-cell/>
          <table:table-cell table:formula="of:=IF([.A424]=&quot;&quot;;&quot;&quot;;CONCATENATE(&quot; &quot;;[.A424];&quot; &quot;;[.B424];&quot; &quot;))" office:value-type="string" office:string-value=" 01 179 " calcext:value-type="string">
            <text:p><text:s/>01 179 </text:p>
          </table:table-cell>
          <table:table-cell office:value-type="string" calcext:value-type="string">
            <text:p>01 179</text:p>
          </table:table-cell>
          <table:table-cell table:style-name="ce8" table:formula="of:=IF([.A424]=&quot;&quot;;&quot;&quot;;CONCATENATE(&quot; &quot;;[.E424];&quot; &quot;))" office:value-type="string" office:string-value=" 01 179 " calcext:value-type="string">
            <text:p><text:s/>01 179 </text:p>
          </table:table-cell>
          <table:table-cell table:style-name="ce10" table:formula="of:=IF([.A424]=&quot;&quot;;&quot;&quot;;IF([.D424]=[.F4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0</text:p>
          </table:table-cell>
          <table:table-cell/>
          <table:table-cell table:formula="of:=IF([.A425]=&quot;&quot;;&quot;&quot;;CONCATENATE(&quot; &quot;;[.A425];&quot; &quot;;[.B425];&quot; &quot;))" office:value-type="string" office:string-value=" 01 180 " calcext:value-type="string">
            <text:p><text:s/>01 180 </text:p>
          </table:table-cell>
          <table:table-cell office:value-type="string" calcext:value-type="string">
            <text:p>01 180</text:p>
          </table:table-cell>
          <table:table-cell table:style-name="ce8" table:formula="of:=IF([.A425]=&quot;&quot;;&quot;&quot;;CONCATENATE(&quot; &quot;;[.E425];&quot; &quot;))" office:value-type="string" office:string-value=" 01 180 " calcext:value-type="string">
            <text:p><text:s/>01 180 </text:p>
          </table:table-cell>
          <table:table-cell table:style-name="ce10" table:formula="of:=IF([.A425]=&quot;&quot;;&quot;&quot;;IF([.D425]=[.F4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1</text:p>
          </table:table-cell>
          <table:table-cell/>
          <table:table-cell table:formula="of:=IF([.A426]=&quot;&quot;;&quot;&quot;;CONCATENATE(&quot; &quot;;[.A426];&quot; &quot;;[.B426];&quot; &quot;))" office:value-type="string" office:string-value=" 01 181 " calcext:value-type="string">
            <text:p><text:s/>01 181 </text:p>
          </table:table-cell>
          <table:table-cell office:value-type="string" calcext:value-type="string">
            <text:p>01 181</text:p>
          </table:table-cell>
          <table:table-cell table:style-name="ce8" table:formula="of:=IF([.A426]=&quot;&quot;;&quot;&quot;;CONCATENATE(&quot; &quot;;[.E426];&quot; &quot;))" office:value-type="string" office:string-value=" 01 181 " calcext:value-type="string">
            <text:p><text:s/>01 181 </text:p>
          </table:table-cell>
          <table:table-cell table:style-name="ce10" table:formula="of:=IF([.A426]=&quot;&quot;;&quot;&quot;;IF([.D426]=[.F42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2</text:p>
          </table:table-cell>
          <table:table-cell/>
          <table:table-cell table:formula="of:=IF([.A427]=&quot;&quot;;&quot;&quot;;CONCATENATE(&quot; &quot;;[.A427];&quot; &quot;;[.B427];&quot; &quot;))" office:value-type="string" office:string-value=" 01 182 " calcext:value-type="string">
            <text:p><text:s/>01 182 </text:p>
          </table:table-cell>
          <table:table-cell office:value-type="string" calcext:value-type="string">
            <text:p>01 182</text:p>
          </table:table-cell>
          <table:table-cell table:style-name="ce8" table:formula="of:=IF([.A427]=&quot;&quot;;&quot;&quot;;CONCATENATE(&quot; &quot;;[.E427];&quot; &quot;))" office:value-type="string" office:string-value=" 01 182 " calcext:value-type="string">
            <text:p><text:s/>01 182 </text:p>
          </table:table-cell>
          <table:table-cell table:style-name="ce10" table:formula="of:=IF([.A427]=&quot;&quot;;&quot;&quot;;IF([.D427]=[.F42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3</text:p>
          </table:table-cell>
          <table:table-cell/>
          <table:table-cell table:formula="of:=IF([.A428]=&quot;&quot;;&quot;&quot;;CONCATENATE(&quot; &quot;;[.A428];&quot; &quot;;[.B428];&quot; &quot;))" office:value-type="string" office:string-value=" 01 183 " calcext:value-type="string">
            <text:p><text:s/>01 183 </text:p>
          </table:table-cell>
          <table:table-cell office:value-type="string" calcext:value-type="string">
            <text:p>01 183</text:p>
          </table:table-cell>
          <table:table-cell table:style-name="ce8" table:formula="of:=IF([.A428]=&quot;&quot;;&quot;&quot;;CONCATENATE(&quot; &quot;;[.E428];&quot; &quot;))" office:value-type="string" office:string-value=" 01 183 " calcext:value-type="string">
            <text:p><text:s/>01 183 </text:p>
          </table:table-cell>
          <table:table-cell table:style-name="ce10" table:formula="of:=IF([.A428]=&quot;&quot;;&quot;&quot;;IF([.D428]=[.F42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4</text:p>
          </table:table-cell>
          <table:table-cell/>
          <table:table-cell table:formula="of:=IF([.A429]=&quot;&quot;;&quot;&quot;;CONCATENATE(&quot; &quot;;[.A429];&quot; &quot;;[.B429];&quot; &quot;))" office:value-type="string" office:string-value=" 01 184 " calcext:value-type="string">
            <text:p><text:s/>01 184 </text:p>
          </table:table-cell>
          <table:table-cell office:value-type="string" calcext:value-type="string">
            <text:p>01 184</text:p>
          </table:table-cell>
          <table:table-cell table:style-name="ce8" table:formula="of:=IF([.A429]=&quot;&quot;;&quot;&quot;;CONCATENATE(&quot; &quot;;[.E429];&quot; &quot;))" office:value-type="string" office:string-value=" 01 184 " calcext:value-type="string">
            <text:p><text:s/>01 184 </text:p>
          </table:table-cell>
          <table:table-cell table:style-name="ce10" table:formula="of:=IF([.A429]=&quot;&quot;;&quot;&quot;;IF([.D429]=[.F42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5</text:p>
          </table:table-cell>
          <table:table-cell/>
          <table:table-cell table:formula="of:=IF([.A430]=&quot;&quot;;&quot;&quot;;CONCATENATE(&quot; &quot;;[.A430];&quot; &quot;;[.B430];&quot; &quot;))" office:value-type="string" office:string-value=" 01 185 " calcext:value-type="string">
            <text:p><text:s/>01 185 </text:p>
          </table:table-cell>
          <table:table-cell office:value-type="string" calcext:value-type="string">
            <text:p>01 185</text:p>
          </table:table-cell>
          <table:table-cell table:style-name="ce8" table:formula="of:=IF([.A430]=&quot;&quot;;&quot;&quot;;CONCATENATE(&quot; &quot;;[.E430];&quot; &quot;))" office:value-type="string" office:string-value=" 01 185 " calcext:value-type="string">
            <text:p><text:s/>01 185 </text:p>
          </table:table-cell>
          <table:table-cell table:style-name="ce10" table:formula="of:=IF([.A430]=&quot;&quot;;&quot;&quot;;IF([.D430]=[.F43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6</text:p>
          </table:table-cell>
          <table:table-cell/>
          <table:table-cell table:formula="of:=IF([.A431]=&quot;&quot;;&quot;&quot;;CONCATENATE(&quot; &quot;;[.A431];&quot; &quot;;[.B431];&quot; &quot;))" office:value-type="string" office:string-value=" 01 186 " calcext:value-type="string">
            <text:p><text:s/>01 186 </text:p>
          </table:table-cell>
          <table:table-cell office:value-type="string" calcext:value-type="string">
            <text:p>01 186</text:p>
          </table:table-cell>
          <table:table-cell table:style-name="ce8" table:formula="of:=IF([.A431]=&quot;&quot;;&quot;&quot;;CONCATENATE(&quot; &quot;;[.E431];&quot; &quot;))" office:value-type="string" office:string-value=" 01 186 " calcext:value-type="string">
            <text:p><text:s/>01 186 </text:p>
          </table:table-cell>
          <table:table-cell table:style-name="ce10" table:formula="of:=IF([.A431]=&quot;&quot;;&quot;&quot;;IF([.D431]=[.F43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7</text:p>
          </table:table-cell>
          <table:table-cell/>
          <table:table-cell table:formula="of:=IF([.A432]=&quot;&quot;;&quot;&quot;;CONCATENATE(&quot; &quot;;[.A432];&quot; &quot;;[.B432];&quot; &quot;))" office:value-type="string" office:string-value=" 01 187 " calcext:value-type="string">
            <text:p><text:s/>01 187 </text:p>
          </table:table-cell>
          <table:table-cell office:value-type="string" calcext:value-type="string">
            <text:p>01 187</text:p>
          </table:table-cell>
          <table:table-cell table:style-name="ce8" table:formula="of:=IF([.A432]=&quot;&quot;;&quot;&quot;;CONCATENATE(&quot; &quot;;[.E432];&quot; &quot;))" office:value-type="string" office:string-value=" 01 187 " calcext:value-type="string">
            <text:p><text:s/>01 187 </text:p>
          </table:table-cell>
          <table:table-cell table:style-name="ce10" table:formula="of:=IF([.A432]=&quot;&quot;;&quot;&quot;;IF([.D432]=[.F4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8</text:p>
          </table:table-cell>
          <table:table-cell/>
          <table:table-cell table:formula="of:=IF([.A433]=&quot;&quot;;&quot;&quot;;CONCATENATE(&quot; &quot;;[.A433];&quot; &quot;;[.B433];&quot; &quot;))" office:value-type="string" office:string-value=" 01 188 " calcext:value-type="string">
            <text:p><text:s/>01 188 </text:p>
          </table:table-cell>
          <table:table-cell office:value-type="string" calcext:value-type="string">
            <text:p>01 188</text:p>
          </table:table-cell>
          <table:table-cell table:style-name="ce8" table:formula="of:=IF([.A433]=&quot;&quot;;&quot;&quot;;CONCATENATE(&quot; &quot;;[.E433];&quot; &quot;))" office:value-type="string" office:string-value=" 01 188 " calcext:value-type="string">
            <text:p><text:s/>01 188 </text:p>
          </table:table-cell>
          <table:table-cell table:style-name="ce10" table:formula="of:=IF([.A433]=&quot;&quot;;&quot;&quot;;IF([.D433]=[.F4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9</text:p>
          </table:table-cell>
          <table:table-cell/>
          <table:table-cell table:formula="of:=IF([.A434]=&quot;&quot;;&quot;&quot;;CONCATENATE(&quot; &quot;;[.A434];&quot; &quot;;[.B434];&quot; &quot;))" office:value-type="string" office:string-value=" 01 189 " calcext:value-type="string">
            <text:p><text:s/>01 189 </text:p>
          </table:table-cell>
          <table:table-cell office:value-type="string" calcext:value-type="string">
            <text:p>01 189</text:p>
          </table:table-cell>
          <table:table-cell table:style-name="ce8" table:formula="of:=IF([.A434]=&quot;&quot;;&quot;&quot;;CONCATENATE(&quot; &quot;;[.E434];&quot; &quot;))" office:value-type="string" office:string-value=" 01 189 " calcext:value-type="string">
            <text:p><text:s/>01 189 </text:p>
          </table:table-cell>
          <table:table-cell table:style-name="ce10" table:formula="of:=IF([.A434]=&quot;&quot;;&quot;&quot;;IF([.D434]=[.F4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0</text:p>
          </table:table-cell>
          <table:table-cell/>
          <table:table-cell table:formula="of:=IF([.A435]=&quot;&quot;;&quot;&quot;;CONCATENATE(&quot; &quot;;[.A435];&quot; &quot;;[.B435];&quot; &quot;))" office:value-type="string" office:string-value=" 01 190 " calcext:value-type="string">
            <text:p><text:s/>01 190 </text:p>
          </table:table-cell>
          <table:table-cell office:value-type="string" calcext:value-type="string">
            <text:p>01 190</text:p>
          </table:table-cell>
          <table:table-cell table:style-name="ce8" table:formula="of:=IF([.A435]=&quot;&quot;;&quot;&quot;;CONCATENATE(&quot; &quot;;[.E435];&quot; &quot;))" office:value-type="string" office:string-value=" 01 190 " calcext:value-type="string">
            <text:p><text:s/>01 190 </text:p>
          </table:table-cell>
          <table:table-cell table:style-name="ce10" table:formula="of:=IF([.A435]=&quot;&quot;;&quot;&quot;;IF([.D435]=[.F4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1</text:p>
          </table:table-cell>
          <table:table-cell/>
          <table:table-cell table:formula="of:=IF([.A436]=&quot;&quot;;&quot;&quot;;CONCATENATE(&quot; &quot;;[.A436];&quot; &quot;;[.B436];&quot; &quot;))" office:value-type="string" office:string-value=" 01 191 " calcext:value-type="string">
            <text:p><text:s/>01 191 </text:p>
          </table:table-cell>
          <table:table-cell office:value-type="string" calcext:value-type="string">
            <text:p>01 191</text:p>
          </table:table-cell>
          <table:table-cell table:style-name="ce8" table:formula="of:=IF([.A436]=&quot;&quot;;&quot;&quot;;CONCATENATE(&quot; &quot;;[.E436];&quot; &quot;))" office:value-type="string" office:string-value=" 01 191 " calcext:value-type="string">
            <text:p><text:s/>01 191 </text:p>
          </table:table-cell>
          <table:table-cell table:style-name="ce10" table:formula="of:=IF([.A436]=&quot;&quot;;&quot;&quot;;IF([.D436]=[.F4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2</text:p>
          </table:table-cell>
          <table:table-cell/>
          <table:table-cell table:formula="of:=IF([.A437]=&quot;&quot;;&quot;&quot;;CONCATENATE(&quot; &quot;;[.A437];&quot; &quot;;[.B437];&quot; &quot;))" office:value-type="string" office:string-value=" 01 192 " calcext:value-type="string">
            <text:p><text:s/>01 192 </text:p>
          </table:table-cell>
          <table:table-cell office:value-type="string" calcext:value-type="string">
            <text:p>01 192</text:p>
          </table:table-cell>
          <table:table-cell table:style-name="ce8" table:formula="of:=IF([.A437]=&quot;&quot;;&quot;&quot;;CONCATENATE(&quot; &quot;;[.E437];&quot; &quot;))" office:value-type="string" office:string-value=" 01 192 " calcext:value-type="string">
            <text:p><text:s/>01 192 </text:p>
          </table:table-cell>
          <table:table-cell table:style-name="ce10" table:formula="of:=IF([.A437]=&quot;&quot;;&quot;&quot;;IF([.D437]=[.F4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3</text:p>
          </table:table-cell>
          <table:table-cell/>
          <table:table-cell table:formula="of:=IF([.A438]=&quot;&quot;;&quot;&quot;;CONCATENATE(&quot; &quot;;[.A438];&quot; &quot;;[.B438];&quot; &quot;))" office:value-type="string" office:string-value=" 01 193 " calcext:value-type="string">
            <text:p><text:s/>01 193 </text:p>
          </table:table-cell>
          <table:table-cell office:value-type="string" calcext:value-type="string">
            <text:p>01 193</text:p>
          </table:table-cell>
          <table:table-cell table:style-name="ce8" table:formula="of:=IF([.A438]=&quot;&quot;;&quot;&quot;;CONCATENATE(&quot; &quot;;[.E438];&quot; &quot;))" office:value-type="string" office:string-value=" 01 193 " calcext:value-type="string">
            <text:p><text:s/>01 193 </text:p>
          </table:table-cell>
          <table:table-cell table:style-name="ce10" table:formula="of:=IF([.A438]=&quot;&quot;;&quot;&quot;;IF([.D438]=[.F4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4</text:p>
          </table:table-cell>
          <table:table-cell/>
          <table:table-cell table:formula="of:=IF([.A439]=&quot;&quot;;&quot;&quot;;CONCATENATE(&quot; &quot;;[.A439];&quot; &quot;;[.B439];&quot; &quot;))" office:value-type="string" office:string-value=" 01 194 " calcext:value-type="string">
            <text:p><text:s/>01 194 </text:p>
          </table:table-cell>
          <table:table-cell office:value-type="string" calcext:value-type="string">
            <text:p>01 194</text:p>
          </table:table-cell>
          <table:table-cell table:style-name="ce8" table:formula="of:=IF([.A439]=&quot;&quot;;&quot;&quot;;CONCATENATE(&quot; &quot;;[.E439];&quot; &quot;))" office:value-type="string" office:string-value=" 01 194 " calcext:value-type="string">
            <text:p><text:s/>01 194 </text:p>
          </table:table-cell>
          <table:table-cell table:style-name="ce10" table:formula="of:=IF([.A439]=&quot;&quot;;&quot;&quot;;IF([.D439]=[.F4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5</text:p>
          </table:table-cell>
          <table:table-cell/>
          <table:table-cell table:formula="of:=IF([.A440]=&quot;&quot;;&quot;&quot;;CONCATENATE(&quot; &quot;;[.A440];&quot; &quot;;[.B440];&quot; &quot;))" office:value-type="string" office:string-value=" 01 195 " calcext:value-type="string">
            <text:p><text:s/>01 195 </text:p>
          </table:table-cell>
          <table:table-cell office:value-type="string" calcext:value-type="string">
            <text:p>01 195</text:p>
          </table:table-cell>
          <table:table-cell table:style-name="ce8" table:formula="of:=IF([.A440]=&quot;&quot;;&quot;&quot;;CONCATENATE(&quot; &quot;;[.E440];&quot; &quot;))" office:value-type="string" office:string-value=" 01 195 " calcext:value-type="string">
            <text:p><text:s/>01 195 </text:p>
          </table:table-cell>
          <table:table-cell table:style-name="ce10" table:formula="of:=IF([.A440]=&quot;&quot;;&quot;&quot;;IF([.D440]=[.F4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6</text:p>
          </table:table-cell>
          <table:table-cell/>
          <table:table-cell table:formula="of:=IF([.A441]=&quot;&quot;;&quot;&quot;;CONCATENATE(&quot; &quot;;[.A441];&quot; &quot;;[.B441];&quot; &quot;))" office:value-type="string" office:string-value=" 01 196 " calcext:value-type="string">
            <text:p><text:s/>01 196 </text:p>
          </table:table-cell>
          <table:table-cell office:value-type="string" calcext:value-type="string">
            <text:p>01 196</text:p>
          </table:table-cell>
          <table:table-cell table:style-name="ce8" table:formula="of:=IF([.A441]=&quot;&quot;;&quot;&quot;;CONCATENATE(&quot; &quot;;[.E441];&quot; &quot;))" office:value-type="string" office:string-value=" 01 196 " calcext:value-type="string">
            <text:p><text:s/>01 196 </text:p>
          </table:table-cell>
          <table:table-cell table:style-name="ce10" table:formula="of:=IF([.A441]=&quot;&quot;;&quot;&quot;;IF([.D441]=[.F44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7</text:p>
          </table:table-cell>
          <table:table-cell/>
          <table:table-cell table:formula="of:=IF([.A442]=&quot;&quot;;&quot;&quot;;CONCATENATE(&quot; &quot;;[.A442];&quot; &quot;;[.B442];&quot; &quot;))" office:value-type="string" office:string-value=" 01 197 " calcext:value-type="string">
            <text:p><text:s/>01 197 </text:p>
          </table:table-cell>
          <table:table-cell office:value-type="string" calcext:value-type="string">
            <text:p>01 197</text:p>
          </table:table-cell>
          <table:table-cell table:style-name="ce8" table:formula="of:=IF([.A442]=&quot;&quot;;&quot;&quot;;CONCATENATE(&quot; &quot;;[.E442];&quot; &quot;))" office:value-type="string" office:string-value=" 01 197 " calcext:value-type="string">
            <text:p><text:s/>01 197 </text:p>
          </table:table-cell>
          <table:table-cell table:style-name="ce10" table:formula="of:=IF([.A442]=&quot;&quot;;&quot;&quot;;IF([.D442]=[.F44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8</text:p>
          </table:table-cell>
          <table:table-cell/>
          <table:table-cell table:formula="of:=IF([.A443]=&quot;&quot;;&quot;&quot;;CONCATENATE(&quot; &quot;;[.A443];&quot; &quot;;[.B443];&quot; &quot;))" office:value-type="string" office:string-value=" 01 198 " calcext:value-type="string">
            <text:p><text:s/>01 198 </text:p>
          </table:table-cell>
          <table:table-cell office:value-type="string" calcext:value-type="string">
            <text:p>01 198</text:p>
          </table:table-cell>
          <table:table-cell table:style-name="ce8" table:formula="of:=IF([.A443]=&quot;&quot;;&quot;&quot;;CONCATENATE(&quot; &quot;;[.E443];&quot; &quot;))" office:value-type="string" office:string-value=" 01 198 " calcext:value-type="string">
            <text:p><text:s/>01 198 </text:p>
          </table:table-cell>
          <table:table-cell table:style-name="ce10" table:formula="of:=IF([.A443]=&quot;&quot;;&quot;&quot;;IF([.D443]=[.F44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9</text:p>
          </table:table-cell>
          <table:table-cell/>
          <table:table-cell table:formula="of:=IF([.A444]=&quot;&quot;;&quot;&quot;;CONCATENATE(&quot; &quot;;[.A444];&quot; &quot;;[.B444];&quot; &quot;))" office:value-type="string" office:string-value=" 01 199 " calcext:value-type="string">
            <text:p><text:s/>01 199 </text:p>
          </table:table-cell>
          <table:table-cell office:value-type="string" calcext:value-type="string">
            <text:p>01 199</text:p>
          </table:table-cell>
          <table:table-cell table:style-name="ce8" table:formula="of:=IF([.A444]=&quot;&quot;;&quot;&quot;;CONCATENATE(&quot; &quot;;[.E444];&quot; &quot;))" office:value-type="string" office:string-value=" 01 199 " calcext:value-type="string">
            <text:p><text:s/>01 199 </text:p>
          </table:table-cell>
          <table:table-cell table:style-name="ce10" table:formula="of:=IF([.A444]=&quot;&quot;;&quot;&quot;;IF([.D444]=[.F44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</text:p>
          </table:table-cell>
          <table:table-cell/>
          <table:table-cell table:formula="of:=IF([.A445]=&quot;&quot;;&quot;&quot;;CONCATENATE(&quot; &quot;;[.A445];&quot; &quot;;[.B445];&quot; &quot;))" office:value-type="string" office:string-value=" 01 200 " calcext:value-type="string">
            <text:p><text:s/>01 200 </text:p>
          </table:table-cell>
          <table:table-cell office:value-type="string" calcext:value-type="string">
            <text:p>01 200</text:p>
          </table:table-cell>
          <table:table-cell table:style-name="ce8" table:formula="of:=IF([.A445]=&quot;&quot;;&quot;&quot;;CONCATENATE(&quot; &quot;;[.E445];&quot; &quot;))" office:value-type="string" office:string-value=" 01 200 " calcext:value-type="string">
            <text:p><text:s/>01 200 </text:p>
          </table:table-cell>
          <table:table-cell table:style-name="ce10" table:formula="of:=IF([.A445]=&quot;&quot;;&quot;&quot;;IF([.D445]=[.F44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</text:p>
          </table:table-cell>
          <table:table-cell/>
          <table:table-cell table:formula="of:=IF([.A446]=&quot;&quot;;&quot;&quot;;CONCATENATE(&quot; &quot;;[.A446];&quot; &quot;;[.B446];&quot; &quot;))" office:value-type="string" office:string-value=" 01 201 " calcext:value-type="string">
            <text:p><text:s/>01 201 </text:p>
          </table:table-cell>
          <table:table-cell office:value-type="string" calcext:value-type="string">
            <text:p>01 201</text:p>
          </table:table-cell>
          <table:table-cell table:style-name="ce8" table:formula="of:=IF([.A446]=&quot;&quot;;&quot;&quot;;CONCATENATE(&quot; &quot;;[.E446];&quot; &quot;))" office:value-type="string" office:string-value=" 01 201 " calcext:value-type="string">
            <text:p><text:s/>01 201 </text:p>
          </table:table-cell>
          <table:table-cell table:style-name="ce10" table:formula="of:=IF([.A446]=&quot;&quot;;&quot;&quot;;IF([.D446]=[.F44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</text:p>
          </table:table-cell>
          <table:table-cell/>
          <table:table-cell table:formula="of:=IF([.A447]=&quot;&quot;;&quot;&quot;;CONCATENATE(&quot; &quot;;[.A447];&quot; &quot;;[.B447];&quot; &quot;))" office:value-type="string" office:string-value=" 01 202 " calcext:value-type="string">
            <text:p><text:s/>01 202 </text:p>
          </table:table-cell>
          <table:table-cell office:value-type="string" calcext:value-type="string">
            <text:p>01 202</text:p>
          </table:table-cell>
          <table:table-cell table:style-name="ce8" table:formula="of:=IF([.A447]=&quot;&quot;;&quot;&quot;;CONCATENATE(&quot; &quot;;[.E447];&quot; &quot;))" office:value-type="string" office:string-value=" 01 202 " calcext:value-type="string">
            <text:p><text:s/>01 202 </text:p>
          </table:table-cell>
          <table:table-cell table:style-name="ce10" table:formula="of:=IF([.A447]=&quot;&quot;;&quot;&quot;;IF([.D447]=[.F44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</text:p>
          </table:table-cell>
          <table:table-cell/>
          <table:table-cell table:formula="of:=IF([.A448]=&quot;&quot;;&quot;&quot;;CONCATENATE(&quot; &quot;;[.A448];&quot; &quot;;[.B448];&quot; &quot;))" office:value-type="string" office:string-value=" 01 203 " calcext:value-type="string">
            <text:p><text:s/>01 203 </text:p>
          </table:table-cell>
          <table:table-cell office:value-type="string" calcext:value-type="string">
            <text:p>01 203</text:p>
          </table:table-cell>
          <table:table-cell table:style-name="ce8" table:formula="of:=IF([.A448]=&quot;&quot;;&quot;&quot;;CONCATENATE(&quot; &quot;;[.E448];&quot; &quot;))" office:value-type="string" office:string-value=" 01 203 " calcext:value-type="string">
            <text:p><text:s/>01 203 </text:p>
          </table:table-cell>
          <table:table-cell table:style-name="ce10" table:formula="of:=IF([.A448]=&quot;&quot;;&quot;&quot;;IF([.D448]=[.F44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</text:p>
          </table:table-cell>
          <table:table-cell/>
          <table:table-cell table:formula="of:=IF([.A449]=&quot;&quot;;&quot;&quot;;CONCATENATE(&quot; &quot;;[.A449];&quot; &quot;;[.B449];&quot; &quot;))" office:value-type="string" office:string-value=" 01 204 " calcext:value-type="string">
            <text:p><text:s/>01 204 </text:p>
          </table:table-cell>
          <table:table-cell office:value-type="string" calcext:value-type="string">
            <text:p>01 204</text:p>
          </table:table-cell>
          <table:table-cell table:style-name="ce8" table:formula="of:=IF([.A449]=&quot;&quot;;&quot;&quot;;CONCATENATE(&quot; &quot;;[.E449];&quot; &quot;))" office:value-type="string" office:string-value=" 01 204 " calcext:value-type="string">
            <text:p><text:s/>01 204 </text:p>
          </table:table-cell>
          <table:table-cell table:style-name="ce10" table:formula="of:=IF([.A449]=&quot;&quot;;&quot;&quot;;IF([.D449]=[.F44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</text:p>
          </table:table-cell>
          <table:table-cell/>
          <table:table-cell table:formula="of:=IF([.A450]=&quot;&quot;;&quot;&quot;;CONCATENATE(&quot; &quot;;[.A450];&quot; &quot;;[.B450];&quot; &quot;))" office:value-type="string" office:string-value=" 01 205 " calcext:value-type="string">
            <text:p><text:s/>01 205 </text:p>
          </table:table-cell>
          <table:table-cell office:value-type="string" calcext:value-type="string">
            <text:p>01 205</text:p>
          </table:table-cell>
          <table:table-cell table:style-name="ce8" table:formula="of:=IF([.A450]=&quot;&quot;;&quot;&quot;;CONCATENATE(&quot; &quot;;[.E450];&quot; &quot;))" office:value-type="string" office:string-value=" 01 205 " calcext:value-type="string">
            <text:p><text:s/>01 205 </text:p>
          </table:table-cell>
          <table:table-cell table:style-name="ce10" table:formula="of:=IF([.A450]=&quot;&quot;;&quot;&quot;;IF([.D450]=[.F45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</text:p>
          </table:table-cell>
          <table:table-cell/>
          <table:table-cell table:formula="of:=IF([.A451]=&quot;&quot;;&quot;&quot;;CONCATENATE(&quot; &quot;;[.A451];&quot; &quot;;[.B451];&quot; &quot;))" office:value-type="string" office:string-value=" 01 206 " calcext:value-type="string">
            <text:p><text:s/>01 206 </text:p>
          </table:table-cell>
          <table:table-cell office:value-type="string" calcext:value-type="string">
            <text:p>01 206</text:p>
          </table:table-cell>
          <table:table-cell table:style-name="ce8" table:formula="of:=IF([.A451]=&quot;&quot;;&quot;&quot;;CONCATENATE(&quot; &quot;;[.E451];&quot; &quot;))" office:value-type="string" office:string-value=" 01 206 " calcext:value-type="string">
            <text:p><text:s/>01 206 </text:p>
          </table:table-cell>
          <table:table-cell table:style-name="ce10" table:formula="of:=IF([.A451]=&quot;&quot;;&quot;&quot;;IF([.D451]=[.F45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</text:p>
          </table:table-cell>
          <table:table-cell/>
          <table:table-cell table:formula="of:=IF([.A452]=&quot;&quot;;&quot;&quot;;CONCATENATE(&quot; &quot;;[.A452];&quot; &quot;;[.B452];&quot; &quot;))" office:value-type="string" office:string-value=" 01 207 " calcext:value-type="string">
            <text:p><text:s/>01 207 </text:p>
          </table:table-cell>
          <table:table-cell office:value-type="string" calcext:value-type="string">
            <text:p>01 207</text:p>
          </table:table-cell>
          <table:table-cell table:style-name="ce8" table:formula="of:=IF([.A452]=&quot;&quot;;&quot;&quot;;CONCATENATE(&quot; &quot;;[.E452];&quot; &quot;))" office:value-type="string" office:string-value=" 01 207 " calcext:value-type="string">
            <text:p><text:s/>01 207 </text:p>
          </table:table-cell>
          <table:table-cell table:style-name="ce10" table:formula="of:=IF([.A452]=&quot;&quot;;&quot;&quot;;IF([.D452]=[.F45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</text:p>
          </table:table-cell>
          <table:table-cell/>
          <table:table-cell table:formula="of:=IF([.A453]=&quot;&quot;;&quot;&quot;;CONCATENATE(&quot; &quot;;[.A453];&quot; &quot;;[.B453];&quot; &quot;))" office:value-type="string" office:string-value=" 01 208 " calcext:value-type="string">
            <text:p><text:s/>01 208 </text:p>
          </table:table-cell>
          <table:table-cell office:value-type="string" calcext:value-type="string">
            <text:p>01 208</text:p>
          </table:table-cell>
          <table:table-cell table:style-name="ce8" table:formula="of:=IF([.A453]=&quot;&quot;;&quot;&quot;;CONCATENATE(&quot; &quot;;[.E453];&quot; &quot;))" office:value-type="string" office:string-value=" 01 208 " calcext:value-type="string">
            <text:p><text:s/>01 208 </text:p>
          </table:table-cell>
          <table:table-cell table:style-name="ce10" table:formula="of:=IF([.A453]=&quot;&quot;;&quot;&quot;;IF([.D453]=[.F45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</text:p>
          </table:table-cell>
          <table:table-cell/>
          <table:table-cell table:formula="of:=IF([.A454]=&quot;&quot;;&quot;&quot;;CONCATENATE(&quot; &quot;;[.A454];&quot; &quot;;[.B454];&quot; &quot;))" office:value-type="string" office:string-value=" 01 209 " calcext:value-type="string">
            <text:p><text:s/>01 209 </text:p>
          </table:table-cell>
          <table:table-cell office:value-type="string" calcext:value-type="string">
            <text:p>01 209</text:p>
          </table:table-cell>
          <table:table-cell table:style-name="ce8" table:formula="of:=IF([.A454]=&quot;&quot;;&quot;&quot;;CONCATENATE(&quot; &quot;;[.E454];&quot; &quot;))" office:value-type="string" office:string-value=" 01 209 " calcext:value-type="string">
            <text:p><text:s/>01 209 </text:p>
          </table:table-cell>
          <table:table-cell table:style-name="ce10" table:formula="of:=IF([.A454]=&quot;&quot;;&quot;&quot;;IF([.D454]=[.F45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</text:p>
          </table:table-cell>
          <table:table-cell/>
          <table:table-cell table:formula="of:=IF([.A455]=&quot;&quot;;&quot;&quot;;CONCATENATE(&quot; &quot;;[.A455];&quot; &quot;;[.B455];&quot; &quot;))" office:value-type="string" office:string-value=" 01 210 " calcext:value-type="string">
            <text:p><text:s/>01 210 </text:p>
          </table:table-cell>
          <table:table-cell office:value-type="string" calcext:value-type="string">
            <text:p>01 210</text:p>
          </table:table-cell>
          <table:table-cell table:style-name="ce8" table:formula="of:=IF([.A455]=&quot;&quot;;&quot;&quot;;CONCATENATE(&quot; &quot;;[.E455];&quot; &quot;))" office:value-type="string" office:string-value=" 01 210 " calcext:value-type="string">
            <text:p><text:s/>01 210 </text:p>
          </table:table-cell>
          <table:table-cell table:style-name="ce10" table:formula="of:=IF([.A455]=&quot;&quot;;&quot;&quot;;IF([.D455]=[.F45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</text:p>
          </table:table-cell>
          <table:table-cell/>
          <table:table-cell table:formula="of:=IF([.A456]=&quot;&quot;;&quot;&quot;;CONCATENATE(&quot; &quot;;[.A456];&quot; &quot;;[.B456];&quot; &quot;))" office:value-type="string" office:string-value=" 01 211 " calcext:value-type="string">
            <text:p><text:s/>01 211 </text:p>
          </table:table-cell>
          <table:table-cell office:value-type="string" calcext:value-type="string">
            <text:p>01 211</text:p>
          </table:table-cell>
          <table:table-cell table:style-name="ce8" table:formula="of:=IF([.A456]=&quot;&quot;;&quot;&quot;;CONCATENATE(&quot; &quot;;[.E456];&quot; &quot;))" office:value-type="string" office:string-value=" 01 211 " calcext:value-type="string">
            <text:p><text:s/>01 211 </text:p>
          </table:table-cell>
          <table:table-cell table:style-name="ce10" table:formula="of:=IF([.A456]=&quot;&quot;;&quot;&quot;;IF([.D456]=[.F45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</text:p>
          </table:table-cell>
          <table:table-cell/>
          <table:table-cell table:formula="of:=IF([.A457]=&quot;&quot;;&quot;&quot;;CONCATENATE(&quot; &quot;;[.A457];&quot; &quot;;[.B457];&quot; &quot;))" office:value-type="string" office:string-value=" 01 212 " calcext:value-type="string">
            <text:p><text:s/>01 212 </text:p>
          </table:table-cell>
          <table:table-cell office:value-type="string" calcext:value-type="string">
            <text:p>01 212</text:p>
          </table:table-cell>
          <table:table-cell table:style-name="ce8" table:formula="of:=IF([.A457]=&quot;&quot;;&quot;&quot;;CONCATENATE(&quot; &quot;;[.E457];&quot; &quot;))" office:value-type="string" office:string-value=" 01 212 " calcext:value-type="string">
            <text:p><text:s/>01 212 </text:p>
          </table:table-cell>
          <table:table-cell table:style-name="ce10" table:formula="of:=IF([.A457]=&quot;&quot;;&quot;&quot;;IF([.D457]=[.F45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</text:p>
          </table:table-cell>
          <table:table-cell/>
          <table:table-cell table:formula="of:=IF([.A458]=&quot;&quot;;&quot;&quot;;CONCATENATE(&quot; &quot;;[.A458];&quot; &quot;;[.B458];&quot; &quot;))" office:value-type="string" office:string-value=" 01 213 " calcext:value-type="string">
            <text:p><text:s/>01 213 </text:p>
          </table:table-cell>
          <table:table-cell office:value-type="string" calcext:value-type="string">
            <text:p>01 213</text:p>
          </table:table-cell>
          <table:table-cell table:style-name="ce8" table:formula="of:=IF([.A458]=&quot;&quot;;&quot;&quot;;CONCATENATE(&quot; &quot;;[.E458];&quot; &quot;))" office:value-type="string" office:string-value=" 01 213 " calcext:value-type="string">
            <text:p><text:s/>01 213 </text:p>
          </table:table-cell>
          <table:table-cell table:style-name="ce10" table:formula="of:=IF([.A458]=&quot;&quot;;&quot;&quot;;IF([.D458]=[.F45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</text:p>
          </table:table-cell>
          <table:table-cell/>
          <table:table-cell table:formula="of:=IF([.A459]=&quot;&quot;;&quot;&quot;;CONCATENATE(&quot; &quot;;[.A459];&quot; &quot;;[.B459];&quot; &quot;))" office:value-type="string" office:string-value=" 01 214 " calcext:value-type="string">
            <text:p><text:s/>01 214 </text:p>
          </table:table-cell>
          <table:table-cell office:value-type="string" calcext:value-type="string">
            <text:p>01 214</text:p>
          </table:table-cell>
          <table:table-cell table:style-name="ce8" table:formula="of:=IF([.A459]=&quot;&quot;;&quot;&quot;;CONCATENATE(&quot; &quot;;[.E459];&quot; &quot;))" office:value-type="string" office:string-value=" 01 214 " calcext:value-type="string">
            <text:p><text:s/>01 214 </text:p>
          </table:table-cell>
          <table:table-cell table:style-name="ce10" table:formula="of:=IF([.A459]=&quot;&quot;;&quot;&quot;;IF([.D459]=[.F45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</text:p>
          </table:table-cell>
          <table:table-cell/>
          <table:table-cell table:formula="of:=IF([.A460]=&quot;&quot;;&quot;&quot;;CONCATENATE(&quot; &quot;;[.A460];&quot; &quot;;[.B460];&quot; &quot;))" office:value-type="string" office:string-value=" 01 215 " calcext:value-type="string">
            <text:p><text:s/>01 215 </text:p>
          </table:table-cell>
          <table:table-cell office:value-type="string" calcext:value-type="string">
            <text:p>01 215</text:p>
          </table:table-cell>
          <table:table-cell table:style-name="ce8" table:formula="of:=IF([.A460]=&quot;&quot;;&quot;&quot;;CONCATENATE(&quot; &quot;;[.E460];&quot; &quot;))" office:value-type="string" office:string-value=" 01 215 " calcext:value-type="string">
            <text:p><text:s/>01 215 </text:p>
          </table:table-cell>
          <table:table-cell table:style-name="ce10" table:formula="of:=IF([.A460]=&quot;&quot;;&quot;&quot;;IF([.D460]=[.F46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</text:p>
          </table:table-cell>
          <table:table-cell/>
          <table:table-cell table:formula="of:=IF([.A461]=&quot;&quot;;&quot;&quot;;CONCATENATE(&quot; &quot;;[.A461];&quot; &quot;;[.B461];&quot; &quot;))" office:value-type="string" office:string-value=" 01 216 " calcext:value-type="string">
            <text:p><text:s/>01 216 </text:p>
          </table:table-cell>
          <table:table-cell office:value-type="string" calcext:value-type="string">
            <text:p>01 216</text:p>
          </table:table-cell>
          <table:table-cell table:style-name="ce8" table:formula="of:=IF([.A461]=&quot;&quot;;&quot;&quot;;CONCATENATE(&quot; &quot;;[.E461];&quot; &quot;))" office:value-type="string" office:string-value=" 01 216 " calcext:value-type="string">
            <text:p><text:s/>01 216 </text:p>
          </table:table-cell>
          <table:table-cell table:style-name="ce10" table:formula="of:=IF([.A461]=&quot;&quot;;&quot;&quot;;IF([.D461]=[.F46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</text:p>
          </table:table-cell>
          <table:table-cell/>
          <table:table-cell table:formula="of:=IF([.A462]=&quot;&quot;;&quot;&quot;;CONCATENATE(&quot; &quot;;[.A462];&quot; &quot;;[.B462];&quot; &quot;))" office:value-type="string" office:string-value=" 01 217 " calcext:value-type="string">
            <text:p><text:s/>01 217 </text:p>
          </table:table-cell>
          <table:table-cell office:value-type="string" calcext:value-type="string">
            <text:p>01 217</text:p>
          </table:table-cell>
          <table:table-cell table:style-name="ce8" table:formula="of:=IF([.A462]=&quot;&quot;;&quot;&quot;;CONCATENATE(&quot; &quot;;[.E462];&quot; &quot;))" office:value-type="string" office:string-value=" 01 217 " calcext:value-type="string">
            <text:p><text:s/>01 217 </text:p>
          </table:table-cell>
          <table:table-cell table:style-name="ce10" table:formula="of:=IF([.A462]=&quot;&quot;;&quot;&quot;;IF([.D462]=[.F46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</text:p>
          </table:table-cell>
          <table:table-cell/>
          <table:table-cell table:formula="of:=IF([.A463]=&quot;&quot;;&quot;&quot;;CONCATENATE(&quot; &quot;;[.A463];&quot; &quot;;[.B463];&quot; &quot;))" office:value-type="string" office:string-value=" 01 218 " calcext:value-type="string">
            <text:p><text:s/>01 218 </text:p>
          </table:table-cell>
          <table:table-cell office:value-type="string" calcext:value-type="string">
            <text:p>01 218</text:p>
          </table:table-cell>
          <table:table-cell table:style-name="ce8" table:formula="of:=IF([.A463]=&quot;&quot;;&quot;&quot;;CONCATENATE(&quot; &quot;;[.E463];&quot; &quot;))" office:value-type="string" office:string-value=" 01 218 " calcext:value-type="string">
            <text:p><text:s/>01 218 </text:p>
          </table:table-cell>
          <table:table-cell table:style-name="ce10" table:formula="of:=IF([.A463]=&quot;&quot;;&quot;&quot;;IF([.D463]=[.F46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</text:p>
          </table:table-cell>
          <table:table-cell/>
          <table:table-cell table:formula="of:=IF([.A464]=&quot;&quot;;&quot;&quot;;CONCATENATE(&quot; &quot;;[.A464];&quot; &quot;;[.B464];&quot; &quot;))" office:value-type="string" office:string-value=" 01 219 " calcext:value-type="string">
            <text:p><text:s/>01 219 </text:p>
          </table:table-cell>
          <table:table-cell office:value-type="string" calcext:value-type="string">
            <text:p>01 219</text:p>
          </table:table-cell>
          <table:table-cell table:style-name="ce8" table:formula="of:=IF([.A464]=&quot;&quot;;&quot;&quot;;CONCATENATE(&quot; &quot;;[.E464];&quot; &quot;))" office:value-type="string" office:string-value=" 01 219 " calcext:value-type="string">
            <text:p><text:s/>01 219 </text:p>
          </table:table-cell>
          <table:table-cell table:style-name="ce10" table:formula="of:=IF([.A464]=&quot;&quot;;&quot;&quot;;IF([.D464]=[.F46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</text:p>
          </table:table-cell>
          <table:table-cell/>
          <table:table-cell table:formula="of:=IF([.A465]=&quot;&quot;;&quot;&quot;;CONCATENATE(&quot; &quot;;[.A465];&quot; &quot;;[.B465];&quot; &quot;))" office:value-type="string" office:string-value=" 01 220 " calcext:value-type="string">
            <text:p><text:s/>01 220 </text:p>
          </table:table-cell>
          <table:table-cell office:value-type="string" calcext:value-type="string">
            <text:p>01 220</text:p>
          </table:table-cell>
          <table:table-cell table:style-name="ce8" table:formula="of:=IF([.A465]=&quot;&quot;;&quot;&quot;;CONCATENATE(&quot; &quot;;[.E465];&quot; &quot;))" office:value-type="string" office:string-value=" 01 220 " calcext:value-type="string">
            <text:p><text:s/>01 220 </text:p>
          </table:table-cell>
          <table:table-cell table:style-name="ce10" table:formula="of:=IF([.A465]=&quot;&quot;;&quot;&quot;;IF([.D465]=[.F46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</text:p>
          </table:table-cell>
          <table:table-cell/>
          <table:table-cell table:formula="of:=IF([.A466]=&quot;&quot;;&quot;&quot;;CONCATENATE(&quot; &quot;;[.A466];&quot; &quot;;[.B466];&quot; &quot;))" office:value-type="string" office:string-value=" 01 221 " calcext:value-type="string">
            <text:p><text:s/>01 221 </text:p>
          </table:table-cell>
          <table:table-cell office:value-type="string" calcext:value-type="string">
            <text:p>01 221</text:p>
          </table:table-cell>
          <table:table-cell table:style-name="ce8" table:formula="of:=IF([.A466]=&quot;&quot;;&quot;&quot;;CONCATENATE(&quot; &quot;;[.E466];&quot; &quot;))" office:value-type="string" office:string-value=" 01 221 " calcext:value-type="string">
            <text:p><text:s/>01 221 </text:p>
          </table:table-cell>
          <table:table-cell table:style-name="ce10" table:formula="of:=IF([.A466]=&quot;&quot;;&quot;&quot;;IF([.D466]=[.F46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</text:p>
          </table:table-cell>
          <table:table-cell/>
          <table:table-cell table:formula="of:=IF([.A467]=&quot;&quot;;&quot;&quot;;CONCATENATE(&quot; &quot;;[.A467];&quot; &quot;;[.B467];&quot; &quot;))" office:value-type="string" office:string-value=" 01 222 " calcext:value-type="string">
            <text:p><text:s/>01 222 </text:p>
          </table:table-cell>
          <table:table-cell office:value-type="string" calcext:value-type="string">
            <text:p>01 222</text:p>
          </table:table-cell>
          <table:table-cell table:style-name="ce8" table:formula="of:=IF([.A467]=&quot;&quot;;&quot;&quot;;CONCATENATE(&quot; &quot;;[.E467];&quot; &quot;))" office:value-type="string" office:string-value=" 01 222 " calcext:value-type="string">
            <text:p><text:s/>01 222 </text:p>
          </table:table-cell>
          <table:table-cell table:style-name="ce10" table:formula="of:=IF([.A467]=&quot;&quot;;&quot;&quot;;IF([.D467]=[.F46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</text:p>
          </table:table-cell>
          <table:table-cell/>
          <table:table-cell table:formula="of:=IF([.A468]=&quot;&quot;;&quot;&quot;;CONCATENATE(&quot; &quot;;[.A468];&quot; &quot;;[.B468];&quot; &quot;))" office:value-type="string" office:string-value=" 01 223 " calcext:value-type="string">
            <text:p><text:s/>01 223 </text:p>
          </table:table-cell>
          <table:table-cell office:value-type="string" calcext:value-type="string">
            <text:p>01 223</text:p>
          </table:table-cell>
          <table:table-cell table:style-name="ce8" table:formula="of:=IF([.A468]=&quot;&quot;;&quot;&quot;;CONCATENATE(&quot; &quot;;[.E468];&quot; &quot;))" office:value-type="string" office:string-value=" 01 223 " calcext:value-type="string">
            <text:p><text:s/>01 223 </text:p>
          </table:table-cell>
          <table:table-cell table:style-name="ce10" table:formula="of:=IF([.A468]=&quot;&quot;;&quot;&quot;;IF([.D468]=[.F46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4</text:p>
          </table:table-cell>
          <table:table-cell/>
          <table:table-cell table:formula="of:=IF([.A469]=&quot;&quot;;&quot;&quot;;CONCATENATE(&quot; &quot;;[.A469];&quot; &quot;;[.B469];&quot; &quot;))" office:value-type="string" office:string-value=" 01 224 " calcext:value-type="string">
            <text:p><text:s/>01 224 </text:p>
          </table:table-cell>
          <table:table-cell office:value-type="string" calcext:value-type="string">
            <text:p>01 224</text:p>
          </table:table-cell>
          <table:table-cell table:style-name="ce8" table:formula="of:=IF([.A469]=&quot;&quot;;&quot;&quot;;CONCATENATE(&quot; &quot;;[.E469];&quot; &quot;))" office:value-type="string" office:string-value=" 01 224 " calcext:value-type="string">
            <text:p><text:s/>01 224 </text:p>
          </table:table-cell>
          <table:table-cell table:style-name="ce10" table:formula="of:=IF([.A469]=&quot;&quot;;&quot;&quot;;IF([.D469]=[.F46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5</text:p>
          </table:table-cell>
          <table:table-cell/>
          <table:table-cell table:formula="of:=IF([.A470]=&quot;&quot;;&quot;&quot;;CONCATENATE(&quot; &quot;;[.A470];&quot; &quot;;[.B470];&quot; &quot;))" office:value-type="string" office:string-value=" 01 225 " calcext:value-type="string">
            <text:p><text:s/>01 225 </text:p>
          </table:table-cell>
          <table:table-cell office:value-type="string" calcext:value-type="string">
            <text:p>01 225</text:p>
          </table:table-cell>
          <table:table-cell table:style-name="ce8" table:formula="of:=IF([.A470]=&quot;&quot;;&quot;&quot;;CONCATENATE(&quot; &quot;;[.E470];&quot; &quot;))" office:value-type="string" office:string-value=" 01 225 " calcext:value-type="string">
            <text:p><text:s/>01 225 </text:p>
          </table:table-cell>
          <table:table-cell table:style-name="ce10" table:formula="of:=IF([.A470]=&quot;&quot;;&quot;&quot;;IF([.D470]=[.F47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6</text:p>
          </table:table-cell>
          <table:table-cell/>
          <table:table-cell table:formula="of:=IF([.A471]=&quot;&quot;;&quot;&quot;;CONCATENATE(&quot; &quot;;[.A471];&quot; &quot;;[.B471];&quot; &quot;))" office:value-type="string" office:string-value=" 01 226 " calcext:value-type="string">
            <text:p><text:s/>01 226 </text:p>
          </table:table-cell>
          <table:table-cell office:value-type="string" calcext:value-type="string">
            <text:p>01 226</text:p>
          </table:table-cell>
          <table:table-cell table:style-name="ce8" table:formula="of:=IF([.A471]=&quot;&quot;;&quot;&quot;;CONCATENATE(&quot; &quot;;[.E471];&quot; &quot;))" office:value-type="string" office:string-value=" 01 226 " calcext:value-type="string">
            <text:p><text:s/>01 226 </text:p>
          </table:table-cell>
          <table:table-cell table:style-name="ce10" table:formula="of:=IF([.A471]=&quot;&quot;;&quot;&quot;;IF([.D471]=[.F47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7</text:p>
          </table:table-cell>
          <table:table-cell/>
          <table:table-cell table:formula="of:=IF([.A472]=&quot;&quot;;&quot;&quot;;CONCATENATE(&quot; &quot;;[.A472];&quot; &quot;;[.B472];&quot; &quot;))" office:value-type="string" office:string-value=" 01 227 " calcext:value-type="string">
            <text:p><text:s/>01 227 </text:p>
          </table:table-cell>
          <table:table-cell office:value-type="string" calcext:value-type="string">
            <text:p>01 227</text:p>
          </table:table-cell>
          <table:table-cell table:style-name="ce8" table:formula="of:=IF([.A472]=&quot;&quot;;&quot;&quot;;CONCATENATE(&quot; &quot;;[.E472];&quot; &quot;))" office:value-type="string" office:string-value=" 01 227 " calcext:value-type="string">
            <text:p><text:s/>01 227 </text:p>
          </table:table-cell>
          <table:table-cell table:style-name="ce10" table:formula="of:=IF([.A472]=&quot;&quot;;&quot;&quot;;IF([.D472]=[.F47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8</text:p>
          </table:table-cell>
          <table:table-cell/>
          <table:table-cell table:formula="of:=IF([.A473]=&quot;&quot;;&quot;&quot;;CONCATENATE(&quot; &quot;;[.A473];&quot; &quot;;[.B473];&quot; &quot;))" office:value-type="string" office:string-value=" 01 228 " calcext:value-type="string">
            <text:p><text:s/>01 228 </text:p>
          </table:table-cell>
          <table:table-cell office:value-type="string" calcext:value-type="string">
            <text:p>01 228</text:p>
          </table:table-cell>
          <table:table-cell table:style-name="ce8" table:formula="of:=IF([.A473]=&quot;&quot;;&quot;&quot;;CONCATENATE(&quot; &quot;;[.E473];&quot; &quot;))" office:value-type="string" office:string-value=" 01 228 " calcext:value-type="string">
            <text:p><text:s/>01 228 </text:p>
          </table:table-cell>
          <table:table-cell table:style-name="ce10" table:formula="of:=IF([.A473]=&quot;&quot;;&quot;&quot;;IF([.D473]=[.F47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9</text:p>
          </table:table-cell>
          <table:table-cell/>
          <table:table-cell table:formula="of:=IF([.A474]=&quot;&quot;;&quot;&quot;;CONCATENATE(&quot; &quot;;[.A474];&quot; &quot;;[.B474];&quot; &quot;))" office:value-type="string" office:string-value=" 01 229 " calcext:value-type="string">
            <text:p><text:s/>01 229 </text:p>
          </table:table-cell>
          <table:table-cell office:value-type="string" calcext:value-type="string">
            <text:p>01 229</text:p>
          </table:table-cell>
          <table:table-cell table:style-name="ce8" table:formula="of:=IF([.A474]=&quot;&quot;;&quot;&quot;;CONCATENATE(&quot; &quot;;[.E474];&quot; &quot;))" office:value-type="string" office:string-value=" 01 229 " calcext:value-type="string">
            <text:p><text:s/>01 229 </text:p>
          </table:table-cell>
          <table:table-cell table:style-name="ce10" table:formula="of:=IF([.A474]=&quot;&quot;;&quot;&quot;;IF([.D474]=[.F47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0</text:p>
          </table:table-cell>
          <table:table-cell/>
          <table:table-cell table:formula="of:=IF([.A475]=&quot;&quot;;&quot;&quot;;CONCATENATE(&quot; &quot;;[.A475];&quot; &quot;;[.B475];&quot; &quot;))" office:value-type="string" office:string-value=" 01 230 " calcext:value-type="string">
            <text:p><text:s/>01 230 </text:p>
          </table:table-cell>
          <table:table-cell office:value-type="string" calcext:value-type="string">
            <text:p>01 230</text:p>
          </table:table-cell>
          <table:table-cell table:style-name="ce8" table:formula="of:=IF([.A475]=&quot;&quot;;&quot;&quot;;CONCATENATE(&quot; &quot;;[.E475];&quot; &quot;))" office:value-type="string" office:string-value=" 01 230 " calcext:value-type="string">
            <text:p><text:s/>01 230 </text:p>
          </table:table-cell>
          <table:table-cell table:style-name="ce10" table:formula="of:=IF([.A475]=&quot;&quot;;&quot;&quot;;IF([.D475]=[.F47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1</text:p>
          </table:table-cell>
          <table:table-cell/>
          <table:table-cell table:formula="of:=IF([.A476]=&quot;&quot;;&quot;&quot;;CONCATENATE(&quot; &quot;;[.A476];&quot; &quot;;[.B476];&quot; &quot;))" office:value-type="string" office:string-value=" 01 231 " calcext:value-type="string">
            <text:p><text:s/>01 231 </text:p>
          </table:table-cell>
          <table:table-cell office:value-type="string" calcext:value-type="string">
            <text:p>01 231</text:p>
          </table:table-cell>
          <table:table-cell table:style-name="ce8" table:formula="of:=IF([.A476]=&quot;&quot;;&quot;&quot;;CONCATENATE(&quot; &quot;;[.E476];&quot; &quot;))" office:value-type="string" office:string-value=" 01 231 " calcext:value-type="string">
            <text:p><text:s/>01 231 </text:p>
          </table:table-cell>
          <table:table-cell table:style-name="ce10" table:formula="of:=IF([.A476]=&quot;&quot;;&quot;&quot;;IF([.D476]=[.F47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2</text:p>
          </table:table-cell>
          <table:table-cell/>
          <table:table-cell table:formula="of:=IF([.A477]=&quot;&quot;;&quot;&quot;;CONCATENATE(&quot; &quot;;[.A477];&quot; &quot;;[.B477];&quot; &quot;))" office:value-type="string" office:string-value=" 01 232 " calcext:value-type="string">
            <text:p><text:s/>01 232 </text:p>
          </table:table-cell>
          <table:table-cell office:value-type="string" calcext:value-type="string">
            <text:p>01 232</text:p>
          </table:table-cell>
          <table:table-cell table:style-name="ce8" table:formula="of:=IF([.A477]=&quot;&quot;;&quot;&quot;;CONCATENATE(&quot; &quot;;[.E477];&quot; &quot;))" office:value-type="string" office:string-value=" 01 232 " calcext:value-type="string">
            <text:p><text:s/>01 232 </text:p>
          </table:table-cell>
          <table:table-cell table:style-name="ce10" table:formula="of:=IF([.A477]=&quot;&quot;;&quot;&quot;;IF([.D477]=[.F47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3</text:p>
          </table:table-cell>
          <table:table-cell/>
          <table:table-cell table:formula="of:=IF([.A478]=&quot;&quot;;&quot;&quot;;CONCATENATE(&quot; &quot;;[.A478];&quot; &quot;;[.B478];&quot; &quot;))" office:value-type="string" office:string-value=" 01 233 " calcext:value-type="string">
            <text:p><text:s/>01 233 </text:p>
          </table:table-cell>
          <table:table-cell office:value-type="string" calcext:value-type="string">
            <text:p>01 233</text:p>
          </table:table-cell>
          <table:table-cell table:style-name="ce8" table:formula="of:=IF([.A478]=&quot;&quot;;&quot;&quot;;CONCATENATE(&quot; &quot;;[.E478];&quot; &quot;))" office:value-type="string" office:string-value=" 01 233 " calcext:value-type="string">
            <text:p><text:s/>01 233 </text:p>
          </table:table-cell>
          <table:table-cell table:style-name="ce10" table:formula="of:=IF([.A478]=&quot;&quot;;&quot;&quot;;IF([.D478]=[.F47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4</text:p>
          </table:table-cell>
          <table:table-cell/>
          <table:table-cell table:formula="of:=IF([.A479]=&quot;&quot;;&quot;&quot;;CONCATENATE(&quot; &quot;;[.A479];&quot; &quot;;[.B479];&quot; &quot;))" office:value-type="string" office:string-value=" 01 234 " calcext:value-type="string">
            <text:p><text:s/>01 234 </text:p>
          </table:table-cell>
          <table:table-cell office:value-type="string" calcext:value-type="string">
            <text:p>01 234</text:p>
          </table:table-cell>
          <table:table-cell table:style-name="ce8" table:formula="of:=IF([.A479]=&quot;&quot;;&quot;&quot;;CONCATENATE(&quot; &quot;;[.E479];&quot; &quot;))" office:value-type="string" office:string-value=" 01 234 " calcext:value-type="string">
            <text:p><text:s/>01 234 </text:p>
          </table:table-cell>
          <table:table-cell table:style-name="ce10" table:formula="of:=IF([.A479]=&quot;&quot;;&quot;&quot;;IF([.D479]=[.F47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5</text:p>
          </table:table-cell>
          <table:table-cell/>
          <table:table-cell table:formula="of:=IF([.A480]=&quot;&quot;;&quot;&quot;;CONCATENATE(&quot; &quot;;[.A480];&quot; &quot;;[.B480];&quot; &quot;))" office:value-type="string" office:string-value=" 01 235 " calcext:value-type="string">
            <text:p><text:s/>01 235 </text:p>
          </table:table-cell>
          <table:table-cell office:value-type="string" calcext:value-type="string">
            <text:p>01 235</text:p>
          </table:table-cell>
          <table:table-cell table:style-name="ce8" table:formula="of:=IF([.A480]=&quot;&quot;;&quot;&quot;;CONCATENATE(&quot; &quot;;[.E480];&quot; &quot;))" office:value-type="string" office:string-value=" 01 235 " calcext:value-type="string">
            <text:p><text:s/>01 235 </text:p>
          </table:table-cell>
          <table:table-cell table:style-name="ce10" table:formula="of:=IF([.A480]=&quot;&quot;;&quot;&quot;;IF([.D480]=[.F48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6</text:p>
          </table:table-cell>
          <table:table-cell/>
          <table:table-cell table:formula="of:=IF([.A481]=&quot;&quot;;&quot;&quot;;CONCATENATE(&quot; &quot;;[.A481];&quot; &quot;;[.B481];&quot; &quot;))" office:value-type="string" office:string-value=" 01 236 " calcext:value-type="string">
            <text:p><text:s/>01 236 </text:p>
          </table:table-cell>
          <table:table-cell office:value-type="string" calcext:value-type="string">
            <text:p>01 236</text:p>
          </table:table-cell>
          <table:table-cell table:style-name="ce8" table:formula="of:=IF([.A481]=&quot;&quot;;&quot;&quot;;CONCATENATE(&quot; &quot;;[.E481];&quot; &quot;))" office:value-type="string" office:string-value=" 01 236 " calcext:value-type="string">
            <text:p><text:s/>01 236 </text:p>
          </table:table-cell>
          <table:table-cell table:style-name="ce10" table:formula="of:=IF([.A481]=&quot;&quot;;&quot;&quot;;IF([.D481]=[.F48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7</text:p>
          </table:table-cell>
          <table:table-cell/>
          <table:table-cell table:formula="of:=IF([.A482]=&quot;&quot;;&quot;&quot;;CONCATENATE(&quot; &quot;;[.A482];&quot; &quot;;[.B482];&quot; &quot;))" office:value-type="string" office:string-value=" 01 237 " calcext:value-type="string">
            <text:p><text:s/>01 237 </text:p>
          </table:table-cell>
          <table:table-cell office:value-type="string" calcext:value-type="string">
            <text:p>01 237</text:p>
          </table:table-cell>
          <table:table-cell table:style-name="ce8" table:formula="of:=IF([.A482]=&quot;&quot;;&quot;&quot;;CONCATENATE(&quot; &quot;;[.E482];&quot; &quot;))" office:value-type="string" office:string-value=" 01 237 " calcext:value-type="string">
            <text:p><text:s/>01 237 </text:p>
          </table:table-cell>
          <table:table-cell table:style-name="ce10" table:formula="of:=IF([.A482]=&quot;&quot;;&quot;&quot;;IF([.D482]=[.F48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8</text:p>
          </table:table-cell>
          <table:table-cell/>
          <table:table-cell table:formula="of:=IF([.A483]=&quot;&quot;;&quot;&quot;;CONCATENATE(&quot; &quot;;[.A483];&quot; &quot;;[.B483];&quot; &quot;))" office:value-type="string" office:string-value=" 01 238 " calcext:value-type="string">
            <text:p><text:s/>01 238 </text:p>
          </table:table-cell>
          <table:table-cell office:value-type="string" calcext:value-type="string">
            <text:p>01 238</text:p>
          </table:table-cell>
          <table:table-cell table:style-name="ce8" table:formula="of:=IF([.A483]=&quot;&quot;;&quot;&quot;;CONCATENATE(&quot; &quot;;[.E483];&quot; &quot;))" office:value-type="string" office:string-value=" 01 238 " calcext:value-type="string">
            <text:p><text:s/>01 238 </text:p>
          </table:table-cell>
          <table:table-cell table:style-name="ce10" table:formula="of:=IF([.A483]=&quot;&quot;;&quot;&quot;;IF([.D483]=[.F48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9</text:p>
          </table:table-cell>
          <table:table-cell/>
          <table:table-cell table:formula="of:=IF([.A484]=&quot;&quot;;&quot;&quot;;CONCATENATE(&quot; &quot;;[.A484];&quot; &quot;;[.B484];&quot; &quot;))" office:value-type="string" office:string-value=" 01 239 " calcext:value-type="string">
            <text:p><text:s/>01 239 </text:p>
          </table:table-cell>
          <table:table-cell office:value-type="string" calcext:value-type="string">
            <text:p>01 239</text:p>
          </table:table-cell>
          <table:table-cell table:style-name="ce8" table:formula="of:=IF([.A484]=&quot;&quot;;&quot;&quot;;CONCATENATE(&quot; &quot;;[.E484];&quot; &quot;))" office:value-type="string" office:string-value=" 01 239 " calcext:value-type="string">
            <text:p><text:s/>01 239 </text:p>
          </table:table-cell>
          <table:table-cell table:style-name="ce10" table:formula="of:=IF([.A484]=&quot;&quot;;&quot;&quot;;IF([.D484]=[.F48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40</text:p>
          </table:table-cell>
          <table:table-cell/>
          <table:table-cell table:formula="of:=IF([.A485]=&quot;&quot;;&quot;&quot;;CONCATENATE(&quot; &quot;;[.A485];&quot; &quot;;[.B485];&quot; &quot;))" office:value-type="string" office:string-value=" 01 240 " calcext:value-type="string">
            <text:p><text:s/>01 240 </text:p>
          </table:table-cell>
          <table:table-cell office:value-type="string" calcext:value-type="string">
            <text:p>01 240</text:p>
          </table:table-cell>
          <table:table-cell table:style-name="ce8" table:formula="of:=IF([.A485]=&quot;&quot;;&quot;&quot;;CONCATENATE(&quot; &quot;;[.E485];&quot; &quot;))" office:value-type="string" office:string-value=" 01 240 " calcext:value-type="string">
            <text:p><text:s/>01 240 </text:p>
          </table:table-cell>
          <table:table-cell table:style-name="ce10" table:formula="of:=IF([.A485]=&quot;&quot;;&quot;&quot;;IF([.D485]=[.F48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41</text:p>
          </table:table-cell>
          <table:table-cell/>
          <table:table-cell table:formula="of:=IF([.A486]=&quot;&quot;;&quot;&quot;;CONCATENATE(&quot; &quot;;[.A486];&quot; &quot;;[.B486];&quot; &quot;))" office:value-type="string" office:string-value=" 01 241 " calcext:value-type="string">
            <text:p><text:s/>01 241 </text:p>
          </table:table-cell>
          <table:table-cell office:value-type="string" calcext:value-type="string">
            <text:p>01 241</text:p>
          </table:table-cell>
          <table:table-cell table:style-name="ce8" table:formula="of:=IF([.A486]=&quot;&quot;;&quot;&quot;;CONCATENATE(&quot; &quot;;[.E486];&quot; &quot;))" office:value-type="string" office:string-value=" 01 241 " calcext:value-type="string">
            <text:p><text:s/>01 241 </text:p>
          </table:table-cell>
          <table:table-cell table:style-name="ce10" table:formula="of:=IF([.A486]=&quot;&quot;;&quot;&quot;;IF([.D486]=[.F48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 table:number-rows-repeated="104808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G7:Tabelle1.G1048575 Tabelle1.G1:Tabelle1.G4">
            <calcext:condition calcext:apply-style-name="NOK" calcext:value="=nok" calcext:base-cell-address="Tabelle1.G1"/>
          </calcext:conditional-format>
          <calcext:conditional-format calcext:target-range-address="Tabelle1.G5:Tabelle1.G486">
            <calcext:condition calcext:apply-style-name="NOK" calcext:value="=nok" calcext:base-cell-address="Tabelle1.G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ext-properties fo:font-weight="normal"/>
    </style:style>
    <style:style style:name="NOK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.00.0000</text:date>, <text:time style:data-style-name="N2" text:time-value="11:56:56.3270932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7T20:21:57.441452893</dc:date>
    <dc:creator>Andreas Böttger</dc:creator>
    <meta:editing-duration>PT8H5M4S</meta:editing-duration>
    <meta:editing-cycles>16</meta:editing-cycles>
    <meta:generator>LibreOffice/4.2.4.2$Linux_X86_64 LibreOffice_project/420m0$Build-2</meta:generator>
    <meta:document-statistic meta:table-count="1" meta:cell-count="2897" meta:object-count="0"/>
  </office:meta>
</office:document-meta>
</file>